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542cm"/>
    </style:style>
    <style:style style:name="co2" style:family="table-column">
      <style:table-column-properties fo:break-before="auto" style:column-width="3.096cm"/>
    </style:style>
    <style:style style:name="co3" style:family="table-column">
      <style:table-column-properties fo:break-before="auto" style:column-width="2.522cm"/>
    </style:style>
    <style:style style:name="co4" style:family="table-column">
      <style:table-column-properties fo:break-before="auto" style:column-width="1.565cm"/>
    </style:style>
    <style:style style:name="co5" style:family="table-column">
      <style:table-column-properties fo:break-before="auto" style:column-width="2.738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06cm"/>
    </style:style>
    <style:style style:name="co8" style:family="table-column">
      <style:table-column-properties fo:break-before="auto" style:column-width="2.268cm"/>
    </style:style>
    <style:style style:name="co9" style:family="table-column">
      <style:table-column-properties fo:break-before="auto" style:column-width="2.295cm"/>
    </style:style>
    <style:style style:name="ro1" style:family="table-row">
      <style:table-row-properties style:row-height="1.63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map style:condition="cell-content()=0" style:apply-style-name="Sin_20_nombre2" style:base-cell-address="sinproc.I1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map style:condition="cell-content()=0" style:apply-style-name="Sin_20_nombre2" style:base-cell-address="sinproc.I1"/>
    </style:style>
    <style:style style:name="ce8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map style:condition="cell-content()=0" style:apply-style-name="Sin_20_nombre2" style:base-cell-address="sinproc.I1"/>
    </style:style>
    <style:style style:name="ce9" style:family="table-cell" style:parent-style-name="Default">
      <style:text-properties style:text-underline-style="solid" style:text-underline-width="auto" style:text-underline-color="font-color"/>
    </style:style>
    <style:style style:name="ce10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map style:condition="cell-content()=0" style:apply-style-name="Sin_20_nombre2" style:base-cell-address="sinproc.I1"/>
    </style:style>
    <style:style style:name="ce11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map style:condition="cell-content()=0" style:apply-style-name="Sin_20_nombre2" style:base-cell-address="sinproc.I1"/>
    </style:style>
    <style:style style:name="ce12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map style:condition="cell-content()=0" style:apply-style-name="Sin_20_nombre2" style:base-cell-address="sinproc.I1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14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inproc" table:style-name="ta1" table:print="false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Hace todo</text:p>
            <text:p>El proceso?</text:p>
          </table:table-cell>
          <table:table-cell table:style-name="ce4" office:value-type="string">
            <text:p>Total puntos</text:p>
            <text:p>Detectados</text:p>
            <text:p>Imagen objeto</text:p>
          </table:table-cell>
          <table:table-cell table:style-name="ce4" office:value-type="string">
            <text:p>Coincidencias</text:p>
            <text:p>Válidas por</text:p>
            <text:p>Validación vecino</text:p>
            <text:p>Más cercano</text:p>
          </table:table-cell>
          <table:table-cell table:style-name="ce4" office:value-type="string">
            <text:p>Coincidencias</text:p>
            <text:p>Válidas</text:p>
            <text:p>Estimadas</text:p>
            <text:p>Homografía</text:p>
          </table:table-cell>
          <table:table-cell table:style-name="ce4" office:value-type="string">
            <text:p>FPS</text:p>
          </table:table-cell>
          <table:table-cell table:style-name="ce4" office:value-type="string">
            <text:p>FPS </text:p>
            <text:p>Acum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70">
            <text:p>70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4.43597">
            <text:p>4,43597</text:p>
          </table:table-cell>
          <table:table-cell table:style-name="ce5" table:formula="of:=[.E2]" office:value-type="float" office:value="4.43597">
            <text:p>4,43597</text:p>
          </table:table-cell>
          <table:table-cell/>
          <table:table-cell office:value-type="string">
            <text:p>Target keypoints:</text:p>
          </table:table-cell>
          <table:table-cell table:style-name="ce2" office:value-type="float" office:value="128">
            <text:p>128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70">
            <text:p>70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25.6944">
            <text:p>25,6944</text:p>
          </table:table-cell>
          <table:table-cell table:style-name="ce5" table:formula="of:=AVERAGE([.$E$2:.E3])" office:value-type="float" office:value="15.065185">
            <text:p>15,065185</text:p>
          </table:table-cell>
          <table:table-cell/>
          <table:table-cell office:value-type="string">
            <text:p>Umbral Hessiano:</text:p>
          </table:table-cell>
          <table:table-cell table:style-name="ce2" office:value-type="float" office:value="4000">
            <text:p>4000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70">
            <text:p>70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43.1593">
            <text:p>43,1593</text:p>
          </table:table-cell>
          <table:table-cell table:style-name="ce5" table:formula="of:=AVERAGE([.$E$2:.E4])" office:value-type="float" office:value="24.42989">
            <text:p>24,42989</text:p>
          </table:table-cell>
          <table:table-cell/>
          <table:table-cell office:value-type="string">
            <text:p>Valoración</text:p>
          </table:table-cell>
          <table:table-cell table:style-name="ce6" office:value-type="string">
            <text:p>1 – 2</text:p>
          </table:table-cell>
        </table:table-row>
        <table:table-row table:style-name="ro3">
          <table:table-cell table:style-name="Default" office:value-type="float" office:value="0">
            <text:p>0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82">
            <text:p>82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24.3819">
            <text:p>24,3819</text:p>
          </table:table-cell>
          <table:table-cell table:style-name="ce5" table:formula="of:=AVERAGE([.$E$2:.E5])" office:value-type="float" office:value="24.4178925">
            <text:p>24,4178925</text:p>
          </table:table-cell>
          <table:table-cell/>
          <table:table-cell office:value-type="string">
            <text:p>fps promedio</text:p>
          </table:table-cell>
          <table:table-cell table:formula="of:=[.F180]" office:value-type="float" office:value="21.2413201675978">
            <text:p>21,2413201676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82">
            <text:p>82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32.913">
            <text:p>32,913</text:p>
          </table:table-cell>
          <table:table-cell table:style-name="ce5" table:formula="of:=AVERAGE([.$E$2:.E6])" office:value-type="float" office:value="26.116914">
            <text:p>26,11691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82">
            <text:p>82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19.5458">
            <text:p>19,5458</text:p>
          </table:table-cell>
          <table:table-cell table:style-name="ce5" table:formula="of:=AVERAGE([.$E$2:.E7])" office:value-type="float" office:value="25.0217283333333">
            <text:p>25,021728333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82">
            <text:p>82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21.2147">
            <text:p>21,2147</text:p>
          </table:table-cell>
          <table:table-cell table:style-name="ce5" table:formula="of:=AVERAGE([.$E$2:.E8])" office:value-type="float" office:value="24.4778671428571">
            <text:p>24,477867142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82">
            <text:p>82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19.4909">
            <text:p>19,4909</text:p>
          </table:table-cell>
          <table:table-cell table:style-name="ce5" table:formula="of:=AVERAGE([.$E$2:.E9])" office:value-type="float" office:value="23.85449625">
            <text:p>23,8544962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82">
            <text:p>82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16.6229">
            <text:p>16,6229</text:p>
          </table:table-cell>
          <table:table-cell table:style-name="ce5" table:formula="of:=AVERAGE([.$E$2:.E10])" office:value-type="float" office:value="23.0509855555556">
            <text:p>23,050985555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82">
            <text:p>82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15.7562">
            <text:p>15,7562</text:p>
          </table:table-cell>
          <table:table-cell table:style-name="ce5" table:formula="of:=AVERAGE([.$E$2:.E11])" office:value-type="float" office:value="22.321507">
            <text:p>22,32150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83">
            <text:p>83</text:p>
          </table:table-cell>
          <table:table-cell table:style-name="Default" office:value-type="float" office:value="65">
            <text:p>65</text:p>
          </table:table-cell>
          <table:table-cell table:style-name="Default" office:value-type="float" office:value="13.8845">
            <text:p>13,8845</text:p>
          </table:table-cell>
          <table:table-cell table:style-name="ce5" table:formula="of:=AVERAGE([.$E$2:.E12])" office:value-type="float" office:value="21.5545063636364">
            <text:p>21,554506363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6.95207">
            <text:p>6,95207</text:p>
          </table:table-cell>
          <table:table-cell table:style-name="ce5" table:formula="of:=AVERAGE([.$E$2:.E13])" office:value-type="float" office:value="20.3376366666667">
            <text:p>20,337636666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9.76858">
            <text:p>9,76858</text:p>
          </table:table-cell>
          <table:table-cell table:style-name="ce5" table:formula="of:=AVERAGE([.$E$2:.E14])" office:value-type="float" office:value="19.5246323076923">
            <text:p>19,524632307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7.22157">
            <text:p>7,22157</text:p>
          </table:table-cell>
          <table:table-cell table:style-name="ce5" table:formula="of:=AVERAGE([.$E$2:.E15])" office:value-type="float" office:value="18.6458421428571">
            <text:p>18,645842142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68">
            <text:p>68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7.46475">
            <text:p>7,46475</text:p>
          </table:table-cell>
          <table:table-cell table:style-name="ce5" table:formula="of:=AVERAGE([.$E$2:.E16])" office:value-type="float" office:value="17.900436">
            <text:p>17,90043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6.6794">
            <text:p>6,6794</text:p>
          </table:table-cell>
          <table:table-cell table:style-name="ce5" table:formula="of:=AVERAGE([.$E$2:.E17])" office:value-type="float" office:value="17.19912125">
            <text:p>17,1991212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4.4836">
            <text:p>4,4836</text:p>
          </table:table-cell>
          <table:table-cell table:style-name="ce5" table:formula="of:=AVERAGE([.$E$2:.E18])" office:value-type="float" office:value="16.4511494117647">
            <text:p>16,451149411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68">
            <text:p>68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4.4606">
            <text:p>4,4606</text:p>
          </table:table-cell>
          <table:table-cell table:style-name="ce5" table:formula="of:=AVERAGE([.$E$2:.E19])" office:value-type="float" office:value="15.7850077777778">
            <text:p>15,785007777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5.21769">
            <text:p>5,21769</text:p>
          </table:table-cell>
          <table:table-cell table:style-name="ce5" table:formula="of:=AVERAGE([.$E$2:.E20])" office:value-type="float" office:value="15.2288331578947">
            <text:p>15,228833157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9.66127">
            <text:p>9,66127</text:p>
          </table:table-cell>
          <table:table-cell table:style-name="ce5" table:formula="of:=AVERAGE([.$E$2:.E21])" office:value-type="float" office:value="14.950455">
            <text:p>14,95045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6.06981">
            <text:p>6,06981</text:p>
          </table:table-cell>
          <table:table-cell table:style-name="ce5" table:formula="of:=AVERAGE([.$E$2:.E22])" office:value-type="float" office:value="14.5275671428571">
            <text:p>14,527567142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5.34779">
            <text:p>5,34779</text:p>
          </table:table-cell>
          <table:table-cell table:style-name="ce5" table:formula="of:=AVERAGE([.$E$2:.E23])" office:value-type="float" office:value="14.1103045454545">
            <text:p>14,110304545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5.61073">
            <text:p>5,61073</text:p>
          </table:table-cell>
          <table:table-cell table:style-name="ce5" table:formula="of:=AVERAGE([.$E$2:.E24])" office:value-type="float" office:value="13.740757826087">
            <text:p>13,740757826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9">
            <text:p>69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4.25311">
            <text:p>4,25311</text:p>
          </table:table-cell>
          <table:table-cell table:style-name="ce5" table:formula="of:=AVERAGE([.$E$2:.E25])" office:value-type="float" office:value="13.3454391666667">
            <text:p>13,345439166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5">
            <text:p>55</text:p>
          </table:table-cell>
          <table:table-cell table:style-name="Default" office:value-type="float" office:value="64">
            <text:p>64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4.26294">
            <text:p>4,26294</text:p>
          </table:table-cell>
          <table:table-cell table:style-name="ce5" table:formula="of:=AVERAGE([.$E$2:.E26])" office:value-type="float" office:value="12.9821392">
            <text:p>12,982139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66">
            <text:p>66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4.95766">
            <text:p>4,95766</text:p>
          </table:table-cell>
          <table:table-cell table:style-name="ce5" table:formula="of:=AVERAGE([.$E$2:.E27])" office:value-type="float" office:value="12.6735053846154">
            <text:p>12,673505384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4.35578">
            <text:p>4,35578</text:p>
          </table:table-cell>
          <table:table-cell table:style-name="ce5" table:formula="of:=AVERAGE([.$E$2:.E28])" office:value-type="float" office:value="12.3654414814815">
            <text:p>12,365441481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7">
            <text:p>67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4.09341">
            <text:p>4,09341</text:p>
          </table:table-cell>
          <table:table-cell table:style-name="ce5" table:formula="of:=AVERAGE([.$E$2:.E29])" office:value-type="float" office:value="12.0700117857143">
            <text:p>12,070011785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3">
            <text:p>73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4.72059">
            <text:p>4,72059</text:p>
          </table:table-cell>
          <table:table-cell table:style-name="ce5" table:formula="of:=AVERAGE([.$E$2:.E30])" office:value-type="float" office:value="11.8165834482759">
            <text:p>11,816583448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5">
            <text:p>85</text:p>
          </table:table-cell>
          <table:table-cell table:style-name="Default" office:value-type="float" office:value="55">
            <text:p>55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4.06512">
            <text:p>4,06512</text:p>
          </table:table-cell>
          <table:table-cell table:style-name="ce5" table:formula="of:=AVERAGE([.$E$2:.E31])" office:value-type="float" office:value="11.5582013333333">
            <text:p>11,558201333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4">
            <text:p>84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4.10917">
            <text:p>4,10917</text:p>
          </table:table-cell>
          <table:table-cell table:style-name="ce5" table:formula="of:=AVERAGE([.$E$2:.E32])" office:value-type="float" office:value="11.31791">
            <text:p>11,3179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6">
            <text:p>76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4.15289">
            <text:p>4,15289</text:p>
          </table:table-cell>
          <table:table-cell table:style-name="ce5" table:formula="of:=AVERAGE([.$E$2:.E33])" office:value-type="float" office:value="11.094003125">
            <text:p>11,09400312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4.07662">
            <text:p>4,07662</text:p>
          </table:table-cell>
          <table:table-cell table:style-name="ce5" table:formula="of:=AVERAGE([.$E$2:.E34])" office:value-type="float" office:value="10.8813551515152">
            <text:p>10,881355151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6">
            <text:p>66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3.76926">
            <text:p>3,76926</text:p>
          </table:table-cell>
          <table:table-cell table:style-name="ce5" table:formula="of:=AVERAGE([.$E$2:.E35])" office:value-type="float" office:value="10.6721758823529">
            <text:p>10,672175882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56">
            <text:p>56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3.98951">
            <text:p>3,98951</text:p>
          </table:table-cell>
          <table:table-cell table:style-name="ce5" table:formula="of:=AVERAGE([.$E$2:.E36])" office:value-type="float" office:value="10.4812425714286">
            <text:p>10,481242571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4.14652">
            <text:p>4,14652</text:p>
          </table:table-cell>
          <table:table-cell table:style-name="ce5" table:formula="of:=AVERAGE([.$E$2:.E37])" office:value-type="float" office:value="10.3052780555556">
            <text:p>10,305278055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5">
            <text:p>55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5.05257">
            <text:p>5,05257</text:p>
          </table:table-cell>
          <table:table-cell table:style-name="ce5" table:formula="of:=AVERAGE([.$E$2:.E38])" office:value-type="float" office:value="10.163312972973">
            <text:p>10,16331297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64">
            <text:p>64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4.52917">
            <text:p>4,52917</text:p>
          </table:table-cell>
          <table:table-cell table:style-name="ce5" table:formula="of:=AVERAGE([.$E$2:.E39])" office:value-type="float" office:value="10.0150460526316">
            <text:p>10,015046052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4.96019">
            <text:p>4,96019</text:p>
          </table:table-cell>
          <table:table-cell table:style-name="ce5" table:formula="of:=AVERAGE([.$E$2:.E40])" office:value-type="float" office:value="9.88543435897436">
            <text:p>9,88543435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5.02886">
            <text:p>5,02886</text:p>
          </table:table-cell>
          <table:table-cell table:style-name="ce5" table:formula="of:=AVERAGE([.$E$2:.E41])" office:value-type="float" office:value="9.76402">
            <text:p>9,7640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74">
            <text:p>74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15.6299">
            <text:p>15,6299</text:p>
          </table:table-cell>
          <table:table-cell table:style-name="ce5" table:formula="of:=AVERAGE([.$E$2:.E42])" office:value-type="float" office:value="9.90709024390244">
            <text:p>9,907090243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10.6975">
            <text:p>10,6975</text:p>
          </table:table-cell>
          <table:table-cell table:style-name="ce5" table:formula="of:=AVERAGE([.$E$2:.E43])" office:value-type="float" office:value="9.92590952380952">
            <text:p>9,925909523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6.64055">
            <text:p>6,64055</text:p>
          </table:table-cell>
          <table:table-cell table:style-name="ce5" table:formula="of:=AVERAGE([.$E$2:.E44])" office:value-type="float" office:value="9.84950581395349">
            <text:p>9,84950581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55">
            <text:p>5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8.11497">
            <text:p>8,11497</text:p>
          </table:table-cell>
          <table:table-cell table:style-name="ce5" table:formula="of:=AVERAGE([.$E$2:.E45])" office:value-type="float" office:value="9.81008454545455">
            <text:p>9,810084545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67">
            <text:p>67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9.22884">
            <text:p>9,22884</text:p>
          </table:table-cell>
          <table:table-cell table:style-name="ce5" table:formula="of:=AVERAGE([.$E$2:.E46])" office:value-type="float" office:value="9.797168">
            <text:p>9,79716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65">
            <text:p>65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9.9368">
            <text:p>9,9368</text:p>
          </table:table-cell>
          <table:table-cell table:style-name="ce5" table:formula="of:=AVERAGE([.$E$2:.E47])" office:value-type="float" office:value="9.80020347826087">
            <text:p>9,800203478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67">
            <text:p>67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9.34466">
            <text:p>9,34466</text:p>
          </table:table-cell>
          <table:table-cell table:style-name="ce5" table:formula="of:=AVERAGE([.$E$2:.E48])" office:value-type="float" office:value="9.79051106382979">
            <text:p>9,790511063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68">
            <text:p>68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8.35584">
            <text:p>8,35584</text:p>
          </table:table-cell>
          <table:table-cell table:style-name="ce5" table:formula="of:=AVERAGE([.$E$2:.E49])" office:value-type="float" office:value="9.76062208333333">
            <text:p>9,760622083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7.57116">
            <text:p>7,57116</text:p>
          </table:table-cell>
          <table:table-cell table:style-name="ce5" table:formula="of:=AVERAGE([.$E$2:.E50])" office:value-type="float" office:value="9.71593918367347">
            <text:p>9,715939183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8">
            <text:p>8</text:p>
          </table:table-cell>
          <table:table-cell table:style-name="ce5" table:formula="of:=AVERAGE([.$E$2:.E51])" office:value-type="float" office:value="9.6816204">
            <text:p>9,681620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73">
            <text:p>73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7.94295">
            <text:p>7,94295</text:p>
          </table:table-cell>
          <table:table-cell table:style-name="ce5" table:formula="of:=AVERAGE([.$E$2:.E52])" office:value-type="float" office:value="9.64752882352941">
            <text:p>9,647528823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70">
            <text:p>70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8.17895">
            <text:p>8,17895</text:p>
          </table:table-cell>
          <table:table-cell table:style-name="ce5" table:formula="of:=AVERAGE([.$E$2:.E53])" office:value-type="float" office:value="9.61928692307692">
            <text:p>9,619286923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65">
            <text:p>65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4.79014">
            <text:p>4,79014</text:p>
          </table:table-cell>
          <table:table-cell table:style-name="ce5" table:formula="of:=AVERAGE([.$E$2:.E54])" office:value-type="float" office:value="9.52817094339623">
            <text:p>9,528170943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66">
            <text:p>66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4.67297">
            <text:p>4,67297</text:p>
          </table:table-cell>
          <table:table-cell table:style-name="ce5" table:formula="of:=AVERAGE([.$E$2:.E55])" office:value-type="float" office:value="9.43825981481482">
            <text:p>9,438259814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65">
            <text:p>65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4.91137">
            <text:p>4,91137</text:p>
          </table:table-cell>
          <table:table-cell table:style-name="ce5" table:formula="of:=AVERAGE([.$E$2:.E56])" office:value-type="float" office:value="9.35595272727273">
            <text:p>9,355952727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8.51853">
            <text:p>8,51853</text:p>
          </table:table-cell>
          <table:table-cell table:style-name="ce5" table:formula="of:=AVERAGE([.$E$2:.E57])" office:value-type="float" office:value="9.34099875">
            <text:p>9,3409987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61.0542">
            <text:p>61,0542</text:p>
          </table:table-cell>
          <table:table-cell table:style-name="ce5" table:formula="of:=AVERAGE([.$E$2:.E58])" office:value-type="float" office:value="10.2482478947368">
            <text:p>10,248247894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49">
            <text:p>49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7.19088">
            <text:p>7,19088</text:p>
          </table:table-cell>
          <table:table-cell table:style-name="ce5" table:formula="of:=AVERAGE([.$E$2:.E59])" office:value-type="float" office:value="10.1955346551724">
            <text:p>10,195534655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67">
            <text:p>67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5.44345">
            <text:p>5,44345</text:p>
          </table:table-cell>
          <table:table-cell table:style-name="ce5" table:formula="of:=AVERAGE([.$E$2:.E60])" office:value-type="float" office:value="10.1149908474576">
            <text:p>10,114990847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67">
            <text:p>67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67.4673">
            <text:p>67,4673</text:p>
          </table:table-cell>
          <table:table-cell table:style-name="ce5" table:formula="of:=AVERAGE([.$E$2:.E61])" office:value-type="float" office:value="11.0708626666667">
            <text:p>11,070862666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6.77557">
            <text:p>6,77557</text:p>
          </table:table-cell>
          <table:table-cell table:style-name="ce5" table:formula="of:=AVERAGE([.$E$2:.E62])" office:value-type="float" office:value="11.0004480327869">
            <text:p>11,000448032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7.78888">
            <text:p>7,78888</text:p>
          </table:table-cell>
          <table:table-cell table:style-name="ce5" table:formula="of:=AVERAGE([.$E$2:.E63])" office:value-type="float" office:value="10.9486485483871">
            <text:p>10,948648548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64">
            <text:p>64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5.99995">
            <text:p>5,99995</text:p>
          </table:table-cell>
          <table:table-cell table:style-name="ce5" table:formula="of:=AVERAGE([.$E$2:.E64])" office:value-type="float" office:value="10.8700977777778">
            <text:p>10,870097777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4.13933">
            <text:p>4,13933</text:p>
          </table:table-cell>
          <table:table-cell table:style-name="ce5" table:formula="of:=AVERAGE([.$E$2:.E65])" office:value-type="float" office:value="10.76492953125">
            <text:p>10,764929531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54.0628">
            <text:p>54,0628</text:p>
          </table:table-cell>
          <table:table-cell table:style-name="ce5" table:formula="of:=AVERAGE([.$E$2:.E66])" office:value-type="float" office:value="11.4310506153846">
            <text:p>11,431050615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58.5756">
            <text:p>58,5756</text:p>
          </table:table-cell>
          <table:table-cell table:style-name="ce5" table:formula="of:=AVERAGE([.$E$2:.E67])" office:value-type="float" office:value="12.145361969697">
            <text:p>12,145361969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57.5279">
            <text:p>57,5279</text:p>
          </table:table-cell>
          <table:table-cell table:style-name="ce5" table:formula="of:=AVERAGE([.$E$2:.E68])" office:value-type="float" office:value="12.8227132835821">
            <text:p>12,822713283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49.1764">
            <text:p>49,1764</text:p>
          </table:table-cell>
          <table:table-cell table:style-name="ce5" table:formula="of:=AVERAGE([.$E$2:.E69])" office:value-type="float" office:value="13.3573263235294">
            <text:p>13,357326323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59.3892">
            <text:p>59,3892</text:p>
          </table:table-cell>
          <table:table-cell table:style-name="ce5" table:formula="of:=AVERAGE([.$E$2:.E70])" office:value-type="float" office:value="14.0244549275362">
            <text:p>14,024454927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60.4306">
            <text:p>60,4306</text:p>
          </table:table-cell>
          <table:table-cell table:style-name="ce5" table:formula="of:=AVERAGE([.$E$2:.E71])" office:value-type="float" office:value="14.6873998571429">
            <text:p>14,687399857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4.73265">
            <text:p>4,73265</text:p>
          </table:table-cell>
          <table:table-cell table:style-name="ce5" table:formula="of:=AVERAGE([.$E$2:.E72])" office:value-type="float" office:value="14.5471921126761">
            <text:p>14,547192112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60.6718">
            <text:p>60,6718</text:p>
          </table:table-cell>
          <table:table-cell table:style-name="ce5" table:formula="of:=AVERAGE([.$E$2:.E73])" office:value-type="float" office:value="15.1878116666667">
            <text:p>15,187811666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60.1032">
            <text:p>60,1032</text:p>
          </table:table-cell>
          <table:table-cell table:style-name="ce5" table:formula="of:=AVERAGE([.$E$2:.E74])" office:value-type="float" office:value="15.8030909589041">
            <text:p>15,803090958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59.6375">
            <text:p>59,6375</text:p>
          </table:table-cell>
          <table:table-cell table:style-name="ce5" table:formula="of:=AVERAGE([.$E$2:.E75])" office:value-type="float" office:value="16.3954478378378">
            <text:p>16,395447837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56.9221">
            <text:p>56,9221</text:p>
          </table:table-cell>
          <table:table-cell table:style-name="ce5" table:formula="of:=AVERAGE([.$E$2:.E76])" office:value-type="float" office:value="16.9358032">
            <text:p>16,935803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56.341">
            <text:p>56,341</text:p>
          </table:table-cell>
          <table:table-cell table:style-name="ce5" table:formula="of:=AVERAGE([.$E$2:.E77])" office:value-type="float" office:value="17.4542926315789">
            <text:p>17,454292631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52.4793">
            <text:p>52,4793</text:p>
          </table:table-cell>
          <table:table-cell table:style-name="ce5" table:formula="of:=AVERAGE([.$E$2:.E78])" office:value-type="float" office:value="17.9091628571429">
            <text:p>17,909162857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52.0695">
            <text:p>52,0695</text:p>
          </table:table-cell>
          <table:table-cell table:style-name="ce5" table:formula="of:=AVERAGE([.$E$2:.E79])" office:value-type="float" office:value="18.3471158974359">
            <text:p>18,347115897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41.4146">
            <text:p>41,4146</text:p>
          </table:table-cell>
          <table:table-cell table:style-name="ce5" table:formula="of:=AVERAGE([.$E$2:.E80])" office:value-type="float" office:value="18.6391093670886">
            <text:p>18,639109367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33.5515">
            <text:p>33,5515</text:p>
          </table:table-cell>
          <table:table-cell table:style-name="ce5" table:formula="of:=AVERAGE([.$E$2:.E81])" office:value-type="float" office:value="18.82551425">
            <text:p>18,8255142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24.4943">
            <text:p>24,4943</text:p>
          </table:table-cell>
          <table:table-cell table:style-name="ce5" table:formula="of:=AVERAGE([.$E$2:.E82])" office:value-type="float" office:value="18.8954992592593">
            <text:p>18,895499259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4.6482">
            <text:p>4,6482</text:p>
          </table:table-cell>
          <table:table-cell table:style-name="ce5" table:formula="of:=AVERAGE([.$E$2:.E83])" office:value-type="float" office:value="18.7217517073171">
            <text:p>18,721751707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69.1616">
            <text:p>69,1616</text:p>
          </table:table-cell>
          <table:table-cell table:style-name="ce5" table:formula="of:=AVERAGE([.$E$2:.E84])" office:value-type="float" office:value="19.3294607228916">
            <text:p>19,329460722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60.0275">
            <text:p>60,0275</text:p>
          </table:table-cell>
          <table:table-cell table:style-name="ce5" table:formula="of:=AVERAGE([.$E$2:.E85])" office:value-type="float" office:value="19.8139611904762">
            <text:p>19,813961190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62.512">
            <text:p>62,512</text:p>
          </table:table-cell>
          <table:table-cell table:style-name="ce5" table:formula="of:=AVERAGE([.$E$2:.E86])" office:value-type="float" office:value="20.3162910588235">
            <text:p>20,316291058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58.8443">
            <text:p>58,8443</text:p>
          </table:table-cell>
          <table:table-cell table:style-name="ce5" table:formula="of:=AVERAGE([.$E$2:.E87])" office:value-type="float" office:value="20.7642911627907">
            <text:p>20,764291162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48.96">
            <text:p>48,96</text:p>
          </table:table-cell>
          <table:table-cell table:style-name="ce5" table:formula="of:=AVERAGE([.$E$2:.E88])" office:value-type="float" office:value="21.0883797701149">
            <text:p>21,088379770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57.3753">
            <text:p>57,3753</text:p>
          </table:table-cell>
          <table:table-cell table:style-name="ce5" table:formula="of:=AVERAGE([.$E$2:.E89])" office:value-type="float" office:value="21.5007311363636">
            <text:p>21,500731136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61.1994">
            <text:p>61,1994</text:p>
          </table:table-cell>
          <table:table-cell table:style-name="ce5" table:formula="of:=AVERAGE([.$E$2:.E90])" office:value-type="float" office:value="21.9467835955056">
            <text:p>21,946783595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40.4434">
            <text:p>40,4434</text:p>
          </table:table-cell>
          <table:table-cell table:style-name="ce5" table:formula="of:=AVERAGE([.$E$2:.E91])" office:value-type="float" office:value="22.1523015555556">
            <text:p>22,152301555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27.9096">
            <text:p>27,9096</text:p>
          </table:table-cell>
          <table:table-cell table:style-name="ce5" table:formula="of:=AVERAGE([.$E$2:.E92])" office:value-type="float" office:value="22.2155685714286">
            <text:p>22,215568571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25.8424">
            <text:p>25,8424</text:p>
          </table:table-cell>
          <table:table-cell table:style-name="ce5" table:formula="of:=AVERAGE([.$E$2:.E93])" office:value-type="float" office:value="22.2549906521739">
            <text:p>22,254990652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36.8798">
            <text:p>36,8798</text:p>
          </table:table-cell>
          <table:table-cell table:style-name="ce5" table:formula="of:=AVERAGE([.$E$2:.E94])" office:value-type="float" office:value="22.4122466666667">
            <text:p>22,412246666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24.4827">
            <text:p>24,4827</text:p>
          </table:table-cell>
          <table:table-cell table:style-name="ce5" table:formula="of:=AVERAGE([.$E$2:.E95])" office:value-type="float" office:value="22.4342727659574">
            <text:p>22,43427276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37.1565">
            <text:p>37,1565</text:p>
          </table:table-cell>
          <table:table-cell table:style-name="ce5" table:formula="of:=AVERAGE([.$E$2:.E96])" office:value-type="float" office:value="22.5892435789474">
            <text:p>22,589243578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24.8899">
            <text:p>24,8899</text:p>
          </table:table-cell>
          <table:table-cell table:style-name="ce5" table:formula="of:=AVERAGE([.$E$2:.E97])" office:value-type="float" office:value="22.61320875">
            <text:p>22,6132087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36.7673">
            <text:p>36,7673</text:p>
          </table:table-cell>
          <table:table-cell table:style-name="ce5" table:formula="of:=AVERAGE([.$E$2:.E98])" office:value-type="float" office:value="22.7591272164948">
            <text:p>22,759127216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23.1954">
            <text:p>23,1954</text:p>
          </table:table-cell>
          <table:table-cell table:style-name="ce5" table:formula="of:=AVERAGE([.$E$2:.E99])" office:value-type="float" office:value="22.7635789795918">
            <text:p>22,763578979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38.8516">
            <text:p>38,8516</text:p>
          </table:table-cell>
          <table:table-cell table:style-name="ce5" table:formula="of:=AVERAGE([.$E$2:.E100])" office:value-type="float" office:value="22.9260842424242">
            <text:p>22,926084242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25.5434">
            <text:p>25,5434</text:p>
          </table:table-cell>
          <table:table-cell table:style-name="ce5" table:formula="of:=AVERAGE([.$E$2:.E101])" office:value-type="float" office:value="22.9522574">
            <text:p>22,952257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53.2002">
            <text:p>53,2002</text:p>
          </table:table-cell>
          <table:table-cell table:style-name="ce5" table:formula="of:=AVERAGE([.$E$2:.E102])" office:value-type="float" office:value="23.251741980198">
            <text:p>23,251741980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25.02">
            <text:p>25,02</text:p>
          </table:table-cell>
          <table:table-cell table:style-name="ce5" table:formula="of:=AVERAGE([.$E$2:.E103])" office:value-type="float" office:value="23.2690778431373">
            <text:p>23,269077843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67">
            <text:p>67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4.20378">
            <text:p>4,20378</text:p>
          </table:table-cell>
          <table:table-cell table:style-name="ce5" table:formula="of:=AVERAGE([.$E$2:.E104])" office:value-type="float" office:value="23.0839778640777">
            <text:p>23,083977864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67">
            <text:p>67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49.2249">
            <text:p>49,2249</text:p>
          </table:table-cell>
          <table:table-cell table:style-name="ce5" table:formula="of:=AVERAGE([.$E$2:.E105])" office:value-type="float" office:value="23.3353328846154">
            <text:p>23,335332884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67">
            <text:p>67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52.1407">
            <text:p>52,1407</text:p>
          </table:table-cell>
          <table:table-cell table:style-name="ce5" table:formula="of:=AVERAGE([.$E$2:.E106])" office:value-type="float" office:value="23.6096697142857">
            <text:p>23,609669714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4.82943">
            <text:p>4,82943</text:p>
          </table:table-cell>
          <table:table-cell table:style-name="ce5" table:formula="of:=AVERAGE([.$E$2:.E107])" office:value-type="float" office:value="23.4324976415094">
            <text:p>23,432497641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57.8166">
            <text:p>57,8166</text:p>
          </table:table-cell>
          <table:table-cell table:style-name="ce5" table:formula="of:=AVERAGE([.$E$2:.E108])" office:value-type="float" office:value="23.7538443925234">
            <text:p>23,753844392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49.4827">
            <text:p>49,4827</text:p>
          </table:table-cell>
          <table:table-cell table:style-name="ce5" table:formula="of:=AVERAGE([.$E$2:.E109])" office:value-type="float" office:value="23.992074537037">
            <text:p>23,99207453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64.696">
            <text:p>64,696</text:p>
          </table:table-cell>
          <table:table-cell table:style-name="ce5" table:formula="of:=AVERAGE([.$E$2:.E110])" office:value-type="float" office:value="24.3655050458716">
            <text:p>24,365505045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62.4645">
            <text:p>62,4645</text:p>
          </table:table-cell>
          <table:table-cell table:style-name="ce5" table:formula="of:=AVERAGE([.$E$2:.E111])" office:value-type="float" office:value="24.7118595454545">
            <text:p>24,711859545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66">
            <text:p>66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4.59395">
            <text:p>4,59395</text:p>
          </table:table-cell>
          <table:table-cell table:style-name="ce5" table:formula="of:=AVERAGE([.$E$2:.E112])" office:value-type="float" office:value="24.5306171171171">
            <text:p>24,530617117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73">
            <text:p>73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4.65106">
            <text:p>4,65106</text:p>
          </table:table-cell>
          <table:table-cell table:style-name="ce5" table:formula="of:=AVERAGE([.$E$2:.E113])" office:value-type="float" office:value="24.3531210714286">
            <text:p>24,353121071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73">
            <text:p>73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66.9749">
            <text:p>66,9749</text:p>
          </table:table-cell>
          <table:table-cell table:style-name="ce5" table:formula="of:=AVERAGE([.$E$2:.E114])" office:value-type="float" office:value="24.7303049557522">
            <text:p>24,730304955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56">
            <text:p>56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4.59527">
            <text:p>4,59527</text:p>
          </table:table-cell>
          <table:table-cell table:style-name="ce5" table:formula="of:=AVERAGE([.$E$2:.E115])" office:value-type="float" office:value="24.5536818421053">
            <text:p>24,553681842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65">
            <text:p>65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4.74271">
            <text:p>4,74271</text:p>
          </table:table-cell>
          <table:table-cell table:style-name="ce5" table:formula="of:=AVERAGE([.$E$2:.E116])" office:value-type="float" office:value="24.3814125217391">
            <text:p>24,381412521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67">
            <text:p>6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6.3371">
            <text:p>6,3371</text:p>
          </table:table-cell>
          <table:table-cell table:style-name="ce5" table:formula="of:=AVERAGE([.$E$2:.E117])" office:value-type="float" office:value="24.2258581034483">
            <text:p>24,225858103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65">
            <text:p>65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4.57932">
            <text:p>4,57932</text:p>
          </table:table-cell>
          <table:table-cell table:style-name="ce5" table:formula="of:=AVERAGE([.$E$2:.E118])" office:value-type="float" office:value="24.057938974359">
            <text:p>24,057938974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66">
            <text:p>66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10.6368">
            <text:p>10,6368</text:p>
          </table:table-cell>
          <table:table-cell table:style-name="ce5" table:formula="of:=AVERAGE([.$E$2:.E119])" office:value-type="float" office:value="23.9442005084746">
            <text:p>23,944200508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80">
            <text:p>8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4.89771">
            <text:p>4,89771</text:p>
          </table:table-cell>
          <table:table-cell table:style-name="ce5" table:formula="of:=AVERAGE([.$E$2:.E120])" office:value-type="float" office:value="23.7841459663866">
            <text:p>23,784145966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6.48634">
            <text:p>6,48634</text:p>
          </table:table-cell>
          <table:table-cell table:style-name="ce5" table:formula="of:=AVERAGE([.$E$2:.E121])" office:value-type="float" office:value="23.6399975833333">
            <text:p>23,639997583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4.23026">
            <text:p>4,23026</text:p>
          </table:table-cell>
          <table:table-cell table:style-name="ce5" table:formula="of:=AVERAGE([.$E$2:.E122])" office:value-type="float" office:value="23.4795865289256">
            <text:p>23,479586528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6.23049">
            <text:p>6,23049</text:p>
          </table:table-cell>
          <table:table-cell table:style-name="ce5" table:formula="of:=AVERAGE([.$E$2:.E123])" office:value-type="float" office:value="23.3382004918033">
            <text:p>23,338200491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55">
            <text:p>55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4.84184">
            <text:p>4,84184</text:p>
          </table:table-cell>
          <table:table-cell table:style-name="ce5" table:formula="of:=AVERAGE([.$E$2:.E124])" office:value-type="float" office:value="23.1878235772358">
            <text:p>23,187823577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56">
            <text:p>56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4.20488">
            <text:p>4,20488</text:p>
          </table:table-cell>
          <table:table-cell table:style-name="ce5" table:formula="of:=AVERAGE([.$E$2:.E125])" office:value-type="float" office:value="23.0347353225806">
            <text:p>23,034735322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55">
            <text:p>55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4.45843">
            <text:p>4,45843</text:p>
          </table:table-cell>
          <table:table-cell table:style-name="ce5" table:formula="of:=AVERAGE([.$E$2:.E126])" office:value-type="float" office:value="22.88612488">
            <text:p>22,8861248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3.84397">
            <text:p>3,84397</text:p>
          </table:table-cell>
          <table:table-cell table:style-name="ce5" table:formula="of:=AVERAGE([.$E$2:.E127])" office:value-type="float" office:value="22.7349966666667">
            <text:p>22,734996666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4.12904">
            <text:p>4,12904</text:p>
          </table:table-cell>
          <table:table-cell table:style-name="ce5" table:formula="of:=AVERAGE([.$E$2:.E128])" office:value-type="float" office:value="22.5884930708661">
            <text:p>22,588493070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4.85361">
            <text:p>4,85361</text:p>
          </table:table-cell>
          <table:table-cell table:style-name="ce5" table:formula="of:=AVERAGE([.$E$2:.E129])" office:value-type="float" office:value="22.449939296875">
            <text:p>22,449939296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5.53287">
            <text:p>5,53287</text:p>
          </table:table-cell>
          <table:table-cell table:style-name="ce5" table:formula="of:=AVERAGE([.$E$2:.E130])" office:value-type="float" office:value="22.3187992248062">
            <text:p>22,318799224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5.24145">
            <text:p>5,24145</text:p>
          </table:table-cell>
          <table:table-cell table:style-name="ce5" table:formula="of:=AVERAGE([.$E$2:.E131])" office:value-type="float" office:value="22.187435">
            <text:p>22,18743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6">
            <text:p>56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4.00198">
            <text:p>4,00198</text:p>
          </table:table-cell>
          <table:table-cell table:style-name="ce5" table:formula="of:=AVERAGE([.$E$2:.E132])" office:value-type="float" office:value="22.0486147328244">
            <text:p>22,048614732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49">
            <text:p>49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4.00956">
            <text:p>4,00956</text:p>
          </table:table-cell>
          <table:table-cell table:style-name="ce5" table:formula="of:=AVERAGE([.$E$2:.E133])" office:value-type="float" office:value="21.9119552272727">
            <text:p>21,911955227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6.66569">
            <text:p>6,66569</text:p>
          </table:table-cell>
          <table:table-cell table:style-name="ce5" table:formula="of:=AVERAGE([.$E$2:.E134])" office:value-type="float" office:value="21.7973216541353">
            <text:p>21,797321654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4.72043">
            <text:p>4,72043</text:p>
          </table:table-cell>
          <table:table-cell table:style-name="ce5" table:formula="of:=AVERAGE([.$E$2:.E135])" office:value-type="float" office:value="21.6698821641791">
            <text:p>21,669882164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68">
            <text:p>68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6.91936">
            <text:p>6,91936</text:p>
          </table:table-cell>
          <table:table-cell table:style-name="ce5" table:formula="of:=AVERAGE([.$E$2:.E136])" office:value-type="float" office:value="21.560619037037">
            <text:p>21,56061903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65">
            <text:p>65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4.39645">
            <text:p>4,39645</text:p>
          </table:table-cell>
          <table:table-cell table:style-name="ce5" table:formula="of:=AVERAGE([.$E$2:.E137])" office:value-type="float" office:value="21.4344119117647">
            <text:p>21,434411911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49">
            <text:p>4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4.42011">
            <text:p>4,42011</text:p>
          </table:table-cell>
          <table:table-cell table:style-name="ce5" table:formula="of:=AVERAGE([.$E$2:.E138])" office:value-type="float" office:value="21.3102199270073">
            <text:p>21,31021992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6.55518">
            <text:p>6,55518</text:p>
          </table:table-cell>
          <table:table-cell table:style-name="ce5" table:formula="of:=AVERAGE([.$E$2:.E139])" office:value-type="float" office:value="21.2032993478261">
            <text:p>21,203299347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4.38656">
            <text:p>4,38656</text:p>
          </table:table-cell>
          <table:table-cell table:style-name="ce5" table:formula="of:=AVERAGE([.$E$2:.E140])" office:value-type="float" office:value="21.0823156115108">
            <text:p>21,082315611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4.12426">
            <text:p>4,12426</text:p>
          </table:table-cell>
          <table:table-cell table:style-name="ce5" table:formula="of:=AVERAGE([.$E$2:.E141])" office:value-type="float" office:value="20.9611866428571">
            <text:p>20,961186642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4.39883">
            <text:p>4,39883</text:p>
          </table:table-cell>
          <table:table-cell table:style-name="ce5" table:formula="of:=AVERAGE([.$E$2:.E142])" office:value-type="float" office:value="20.8437231205674">
            <text:p>20,843723120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4.30065">
            <text:p>4,30065</text:p>
          </table:table-cell>
          <table:table-cell table:style-name="ce5" table:formula="of:=AVERAGE([.$E$2:.E143])" office:value-type="float" office:value="20.7272226056338">
            <text:p>20,727222605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8">
            <text:p>68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5.83536">
            <text:p>5,83536</text:p>
          </table:table-cell>
          <table:table-cell table:style-name="ce5" table:formula="of:=AVERAGE([.$E$2:.E144])" office:value-type="float" office:value="20.6230837062937">
            <text:p>20,623083706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4.34843">
            <text:p>4,34843</text:p>
          </table:table-cell>
          <table:table-cell table:style-name="ce5" table:formula="of:=AVERAGE([.$E$2:.E145])" office:value-type="float" office:value="20.5100652777778">
            <text:p>20,510065277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4.26103">
            <text:p>4,26103</text:p>
          </table:table-cell>
          <table:table-cell table:style-name="ce5" table:formula="of:=AVERAGE([.$E$2:.E146])" office:value-type="float" office:value="20.3980029655172">
            <text:p>20,398002965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5">
            <text:p>55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4.60579">
            <text:p>4,60579</text:p>
          </table:table-cell>
          <table:table-cell table:style-name="ce5" table:formula="of:=AVERAGE([.$E$2:.E147])" office:value-type="float" office:value="20.2898371232877">
            <text:p>20,289837123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6">
            <text:p>56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4.75919">
            <text:p>4,75919</text:p>
          </table:table-cell>
          <table:table-cell table:style-name="ce5" table:formula="of:=AVERAGE([.$E$2:.E148])" office:value-type="float" office:value="20.184186462585">
            <text:p>20,184186462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56">
            <text:p>56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5.84372">
            <text:p>5,84372</text:p>
          </table:table-cell>
          <table:table-cell table:style-name="ce5" table:formula="of:=AVERAGE([.$E$2:.E149])" office:value-type="float" office:value="20.0872914189189">
            <text:p>20,087291418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4.71518">
            <text:p>4,71518</text:p>
          </table:table-cell>
          <table:table-cell table:style-name="ce5" table:formula="of:=AVERAGE([.$E$2:.E150])" office:value-type="float" office:value="19.984122885906">
            <text:p>19,984122885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72">
            <text:p>7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4.66635">
            <text:p>4,66635</text:p>
          </table:table-cell>
          <table:table-cell table:style-name="ce5" table:formula="of:=AVERAGE([.$E$2:.E151])" office:value-type="float" office:value="19.8820044">
            <text:p>19,882004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56">
            <text:p>56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6.81208">
            <text:p>6,81208</text:p>
          </table:table-cell>
          <table:table-cell table:style-name="ce5" table:formula="of:=AVERAGE([.$E$2:.E152])" office:value-type="float" office:value="19.7954486092715">
            <text:p>19,795448609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55">
            <text:p>55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4.20948">
            <text:p>4,20948</text:p>
          </table:table-cell>
          <table:table-cell table:style-name="ce5" table:formula="of:=AVERAGE([.$E$2:.E153])" office:value-type="float" office:value="19.6929093421053">
            <text:p>19,692909342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4">
            <text:p>64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3.82264">
            <text:p>3,82264</text:p>
          </table:table-cell>
          <table:table-cell table:style-name="ce5" table:formula="of:=AVERAGE([.$E$2:.E154])" office:value-type="float" office:value="19.5891820915033">
            <text:p>19,589182091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8">
            <text:p>78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4.30635">
            <text:p>4,30635</text:p>
          </table:table-cell>
          <table:table-cell table:style-name="ce5" table:formula="of:=AVERAGE([.$E$2:.E155])" office:value-type="float" office:value="19.4899429220779">
            <text:p>19,489942922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7">
            <text:p>67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3.82189">
            <text:p>3,82189</text:p>
          </table:table-cell>
          <table:table-cell table:style-name="ce5" table:formula="of:=AVERAGE([.$E$2:.E156])" office:value-type="float" office:value="19.3888587096774">
            <text:p>19,388858709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5">
            <text:p>55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4.06832">
            <text:p>4,06832</text:p>
          </table:table-cell>
          <table:table-cell table:style-name="ce5" table:formula="of:=AVERAGE([.$E$2:.E157])" office:value-type="float" office:value="19.2906501282051">
            <text:p>19,290650128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6">
            <text:p>66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3.9838">
            <text:p>3,9838</text:p>
          </table:table-cell>
          <table:table-cell table:style-name="ce5" table:formula="of:=AVERAGE([.$E$2:.E158])" office:value-type="float" office:value="19.1931542675159">
            <text:p>19,193154267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55">
            <text:p>55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6.91649">
            <text:p>6,91649</text:p>
          </table:table-cell>
          <table:table-cell table:style-name="ce5" table:formula="of:=AVERAGE([.$E$2:.E159])" office:value-type="float" office:value="19.1154538607595">
            <text:p>19,115453860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64">
            <text:p>64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6.47027">
            <text:p>6,47027</text:p>
          </table:table-cell>
          <table:table-cell table:style-name="ce5" table:formula="of:=AVERAGE([.$E$2:.E160])" office:value-type="float" office:value="19.0359244025157">
            <text:p>19,035924402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70">
            <text:p>7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4.72244">
            <text:p>4,72244</text:p>
          </table:table-cell>
          <table:table-cell table:style-name="ce5" table:formula="of:=AVERAGE([.$E$2:.E161])" office:value-type="float" office:value="18.946465125">
            <text:p>18,94646512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number-columns-repeated="2" table:style-name="Default" office:value-type="float" office:value="51">
            <text:p>5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4.47784">
            <text:p>4,47784</text:p>
          </table:table-cell>
          <table:table-cell table:style-name="ce5" table:formula="of:=AVERAGE([.$E$2:.E162])" office:value-type="float" office:value="18.8565978881988">
            <text:p>18,856597888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55">
            <text:p>55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4.10568">
            <text:p>4,10568</text:p>
          </table:table-cell>
          <table:table-cell table:style-name="ce5" table:formula="of:=AVERAGE([.$E$2:.E163])" office:value-type="float" office:value="18.7655428395062">
            <text:p>18,765542839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5.28614">
            <text:p>5,28614</text:p>
          </table:table-cell>
          <table:table-cell table:style-name="ce5" table:formula="of:=AVERAGE([.$E$2:.E164])" office:value-type="float" office:value="18.6828471165644">
            <text:p>18,682847116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7.18577">
            <text:p>7,18577</text:p>
          </table:table-cell>
          <table:table-cell table:style-name="ce5" table:formula="of:=AVERAGE([.$E$2:.E165])" office:value-type="float" office:value="18.6127429878049">
            <text:p>18,612742987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6">
            <text:p>96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4.46876">
            <text:p>4,46876</text:p>
          </table:table-cell>
          <table:table-cell table:style-name="ce5" table:formula="of:=AVERAGE([.$E$2:.E166])" office:value-type="float" office:value="18.5270218787879">
            <text:p>18,527021878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78">
            <text:p>78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16.5846">
            <text:p>16,5846</text:p>
          </table:table-cell>
          <table:table-cell table:style-name="ce5" table:formula="of:=AVERAGE([.$E$2:.E167])" office:value-type="float" office:value="18.5153205421687">
            <text:p>18,515320542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78">
            <text:p>78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35.952">
            <text:p>35,952</text:p>
          </table:table-cell>
          <table:table-cell table:style-name="ce5" table:formula="of:=AVERAGE([.$E$2:.E168])" office:value-type="float" office:value="18.6197317964072">
            <text:p>18,619731796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78">
            <text:p>78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42.2868">
            <text:p>42,2868</text:p>
          </table:table-cell>
          <table:table-cell table:style-name="ce5" table:formula="of:=AVERAGE([.$E$2:.E169])" office:value-type="float" office:value="18.760607202381">
            <text:p>18,760607202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78">
            <text:p>78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47.2907">
            <text:p>47,2907</text:p>
          </table:table-cell>
          <table:table-cell table:style-name="ce5" table:formula="of:=AVERAGE([.$E$2:.E170])" office:value-type="float" office:value="18.9294243195266">
            <text:p>18,929424319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78">
            <text:p>78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52.3974">
            <text:p>52,3974</text:p>
          </table:table-cell>
          <table:table-cell table:style-name="ce5" table:formula="of:=AVERAGE([.$E$2:.E171])" office:value-type="float" office:value="19.1262947647059">
            <text:p>19,126294764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78">
            <text:p>78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69.9249">
            <text:p>69,9249</text:p>
          </table:table-cell>
          <table:table-cell table:style-name="ce5" table:formula="of:=AVERAGE([.$E$2:.E172])" office:value-type="float" office:value="19.423362631579">
            <text:p>19,423362631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78">
            <text:p>78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68.9331">
            <text:p>68,9331</text:p>
          </table:table-cell>
          <table:table-cell table:style-name="ce5" table:formula="of:=AVERAGE([.$E$2:.E173])" office:value-type="float" office:value="19.7112099418605">
            <text:p>19,711209941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78">
            <text:p>78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47.2635">
            <text:p>47,2635</text:p>
          </table:table-cell>
          <table:table-cell table:style-name="ce5" table:formula="of:=AVERAGE([.$E$2:.E174])" office:value-type="float" office:value="19.870471734104">
            <text:p>19,870471734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78">
            <text:p>78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60.9832">
            <text:p>60,9832</text:p>
          </table:table-cell>
          <table:table-cell table:style-name="ce5" table:formula="of:=AVERAGE([.$E$2:.E175])" office:value-type="float" office:value="20.1067517816092">
            <text:p>20,106751781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78">
            <text:p>78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67.7462">
            <text:p>67,7462</text:p>
          </table:table-cell>
          <table:table-cell table:style-name="ce5" table:formula="of:=AVERAGE([.$E$2:.E176])" office:value-type="float" office:value="20.3789772">
            <text:p>20,378977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78">
            <text:p>78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67.5216">
            <text:p>67,5216</text:p>
          </table:table-cell>
          <table:table-cell table:style-name="ce5" table:formula="of:=AVERAGE([.$E$2:.E177])" office:value-type="float" office:value="20.6468330113636">
            <text:p>20,646833011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78">
            <text:p>78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60.3358">
            <text:p>60,3358</text:p>
          </table:table-cell>
          <table:table-cell table:style-name="ce5" table:formula="of:=AVERAGE([.$E$2:.E178])" office:value-type="float" office:value="20.8710644632768">
            <text:p>20,871064463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78">
            <text:p>78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57.8174">
            <text:p>57,8174</text:p>
          </table:table-cell>
          <table:table-cell table:style-name="ce5" table:formula="of:=AVERAGE([.$E$2:.E179])" office:value-type="float" office:value="21.0786281460674">
            <text:p>21,078628146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78">
            <text:p>78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50.2005">
            <text:p>50,2005</text:p>
          </table:table-cell>
          <table:table-cell table:style-name="ce5" table:formula="of:=AVERAGE([.$E$2:.E180])" office:value-type="float" office:value="21.2413201675978">
            <text:p>21,2413201676</text:p>
          </table:table-cell>
          <table:table-cell table:number-columns-repeated="3"/>
        </table:table-row>
        <table:table-row table:style-name="ro2" table:number-rows-repeated="53">
          <table:table-cell table:style-name="Default" table:number-columns-repeated="5"/>
          <table:table-cell table:style-name="ce3"/>
          <table:table-cell table:number-columns-repeated="3"/>
        </table:table-row>
        <table:table-row table:style-name="ro2" table:number-rows-repeated="150">
          <table:table-cell table:number-columns-repeated="5"/>
          <table:table-cell table:style-name="ce3"/>
          <table:table-cell table:number-columns-repeated="3"/>
        </table:table-row>
        <table:table-row table:style-name="ro2" table:number-rows-repeated="283">
          <table:table-cell table:style-name="ce3" table:number-columns-repeated="6"/>
          <table:table-cell table:number-columns-repeated="3"/>
        </table:table-row>
        <table:table-row table:style-name="ro2" table:number-rows-repeated="116">
          <table:table-cell table:number-columns-repeated="4"/>
          <table:table-cell table:style-name="ce3" table:number-columns-repeated="2"/>
          <table:table-cell table:number-columns-repeated="3"/>
        </table:table-row>
        <table:table-row table:style-name="ro2" table:number-rows-repeated="1047793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log" table:style-name="ta1" table:print="false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9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7" office:value-type="string">
            <text:p>Hace todo</text:p>
            <text:p>El proceso?</text:p>
          </table:table-cell>
          <table:table-cell table:style-name="ce4" office:value-type="string">
            <text:p>Total puntos</text:p>
            <text:p>Detectados</text:p>
            <text:p>Imagen objeto</text:p>
          </table:table-cell>
          <table:table-cell table:style-name="ce4" office:value-type="string">
            <text:p>Coincidencias</text:p>
            <text:p>Válidas por</text:p>
            <text:p>Validación vecino</text:p>
            <text:p>Más cercano</text:p>
          </table:table-cell>
          <table:table-cell table:style-name="ce4" office:value-type="string">
            <text:p>Coincidencias</text:p>
            <text:p>Válidas</text:p>
            <text:p>Estimadas</text:p>
            <text:p>Homografía</text:p>
          </table:table-cell>
          <table:table-cell table:style-name="ce4" office:value-type="string">
            <text:p>FPS</text:p>
          </table:table-cell>
          <table:table-cell table:style-name="ce4" office:value-type="string">
            <text:p>FPS </text:p>
            <text:p>Acum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6.56663">
            <text:p>6,56663</text:p>
          </table:table-cell>
          <table:table-cell table:style-name="ce5" table:formula="of:=[.E2]" office:value-type="float" office:value="6.56663">
            <text:p>6,56663</text:p>
          </table:table-cell>
          <table:table-cell/>
          <table:table-cell office:value-type="string">
            <text:p>Target keypoints:</text:p>
          </table:table-cell>
          <table:table-cell table:style-name="ce2" office:value-type="float" office:value="33">
            <text:p>33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32.4697">
            <text:p>32,4697</text:p>
          </table:table-cell>
          <table:table-cell table:style-name="ce5" table:formula="of:=AVERAGE([.$E$2:.E3])" office:value-type="float" office:value="19.518165">
            <text:p>19,518165</text:p>
          </table:table-cell>
          <table:table-cell/>
          <table:table-cell office:value-type="string">
            <text:p>Umbral Hessiano:</text:p>
          </table:table-cell>
          <table:table-cell table:style-name="ce2" office:value-type="float" office:value="4000">
            <text:p>4000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6.2806">
            <text:p>26,2806</text:p>
          </table:table-cell>
          <table:table-cell table:style-name="ce5" table:formula="of:=AVERAGE([.$E$2:.E4])" office:value-type="float" office:value="21.77231">
            <text:p>21,77231</text:p>
          </table:table-cell>
          <table:table-cell/>
          <table:table-cell office:value-type="string">
            <text:p>Valoración</text:p>
          </table:table-cell>
          <table:table-cell table:style-name="ce6" office:value-type="float" office:value="1">
            <text:p>1</text:p>
          </table:table-cell>
        </table:table-row>
        <table:table-row table:style-name="ro3">
          <table:table-cell table:style-name="Default" office:value-type="float" office:value="0">
            <text:p>0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5.947">
            <text:p>25,947</text:p>
          </table:table-cell>
          <table:table-cell table:style-name="ce5" table:formula="of:=AVERAGE([.$E$2:.E5])" office:value-type="float" office:value="22.8159825">
            <text:p>22,8159825</text:p>
          </table:table-cell>
          <table:table-cell/>
          <table:table-cell office:value-type="string">
            <text:p>fps promedio</text:p>
          </table:table-cell>
          <table:table-cell table:formula="of:=[.F193]" office:value-type="float" office:value="19.8608913541667">
            <text:p>19,8608913542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19.7785">
            <text:p>19,7785</text:p>
          </table:table-cell>
          <table:table-cell table:style-name="ce5" table:formula="of:=AVERAGE([.$E$2:.E6])" office:value-type="float" office:value="22.208486">
            <text:p>22,20848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19.7671">
            <text:p>19,7671</text:p>
          </table:table-cell>
          <table:table-cell table:style-name="ce5" table:formula="of:=AVERAGE([.$E$2:.E7])" office:value-type="float" office:value="21.8015883333333">
            <text:p>21,801588333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3.9252">
            <text:p>23,9252</text:p>
          </table:table-cell>
          <table:table-cell table:style-name="ce5" table:formula="of:=AVERAGE([.$E$2:.E8])" office:value-type="float" office:value="22.1049614285714">
            <text:p>22,104961428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18.8501">
            <text:p>18,8501</text:p>
          </table:table-cell>
          <table:table-cell table:style-name="ce5" table:formula="of:=AVERAGE([.$E$2:.E9])" office:value-type="float" office:value="21.69810375">
            <text:p>21,6981037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16.3854">
            <text:p>16,3854</text:p>
          </table:table-cell>
          <table:table-cell table:style-name="ce5" table:formula="of:=AVERAGE([.$E$2:.E10])" office:value-type="float" office:value="21.1078033333333">
            <text:p>21,107803333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16.555">
            <text:p>16,555</text:p>
          </table:table-cell>
          <table:table-cell table:style-name="ce5" table:formula="of:=AVERAGE([.$E$2:.E11])" office:value-type="float" office:value="20.652523">
            <text:p>20,65252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14.8353">
            <text:p>14,8353</text:p>
          </table:table-cell>
          <table:table-cell table:style-name="ce5" table:formula="of:=AVERAGE([.$E$2:.E12])" office:value-type="float" office:value="20.1236845454545">
            <text:p>20,123684545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12.891">
            <text:p>12,891</text:p>
          </table:table-cell>
          <table:table-cell table:style-name="ce5" table:formula="of:=AVERAGE([.$E$2:.E13])" office:value-type="float" office:value="19.5209608333333">
            <text:p>19,520960833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12.793">
            <text:p>12,793</text:p>
          </table:table-cell>
          <table:table-cell table:style-name="ce5" table:formula="of:=AVERAGE([.$E$2:.E14])" office:value-type="float" office:value="19.0034253846154">
            <text:p>19,003425384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11.2998">
            <text:p>11,2998</text:p>
          </table:table-cell>
          <table:table-cell table:style-name="ce5" table:formula="of:=AVERAGE([.$E$2:.E15])" office:value-type="float" office:value="18.4531664285714">
            <text:p>18,453166428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10.9896">
            <text:p>10,9896</text:p>
          </table:table-cell>
          <table:table-cell table:style-name="ce5" table:formula="of:=AVERAGE([.$E$2:.E16])" office:value-type="float" office:value="17.9555953333333">
            <text:p>17,955595333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11.2937">
            <text:p>11,2937</text:p>
          </table:table-cell>
          <table:table-cell table:style-name="ce5" table:formula="of:=AVERAGE([.$E$2:.E17])" office:value-type="float" office:value="17.539226875">
            <text:p>17,53922687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10.7173">
            <text:p>10,7173</text:p>
          </table:table-cell>
          <table:table-cell table:style-name="ce5" table:formula="of:=AVERAGE([.$E$2:.E18])" office:value-type="float" office:value="17.1379370588235">
            <text:p>17,137937058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9.81287">
            <text:p>9,81287</text:p>
          </table:table-cell>
          <table:table-cell table:style-name="ce5" table:formula="of:=AVERAGE([.$E$2:.E19])" office:value-type="float" office:value="16.7309888888889">
            <text:p>16,730988888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9.72063">
            <text:p>9,72063</text:p>
          </table:table-cell>
          <table:table-cell table:style-name="ce5" table:formula="of:=AVERAGE([.$E$2:.E20])" office:value-type="float" office:value="16.3620226315789">
            <text:p>16,362022631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9.28625">
            <text:p>9,28625</text:p>
          </table:table-cell>
          <table:table-cell table:style-name="ce5" table:formula="of:=AVERAGE([.$E$2:.E21])" office:value-type="float" office:value="16.008234">
            <text:p>16,00823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0.0427">
            <text:p>10,0427</text:p>
          </table:table-cell>
          <table:table-cell table:style-name="ce5" table:formula="of:=AVERAGE([.$E$2:.E22])" office:value-type="float" office:value="15.724160952381">
            <text:p>15,724160952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9.16976">
            <text:p>9,16976</text:p>
          </table:table-cell>
          <table:table-cell table:style-name="ce5" table:formula="of:=AVERAGE([.$E$2:.E23])" office:value-type="float" office:value="15.4262336363636">
            <text:p>15,426233636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8.08512">
            <text:p>8,08512</text:p>
          </table:table-cell>
          <table:table-cell table:style-name="ce5" table:formula="of:=AVERAGE([.$E$2:.E24])" office:value-type="float" office:value="15.1070547826087">
            <text:p>15,107054782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5.1527">
            <text:p>15,1527</text:p>
          </table:table-cell>
          <table:table-cell table:style-name="ce5" table:formula="of:=AVERAGE([.$E$2:.E25])" office:value-type="float" office:value="15.1089566666667">
            <text:p>15,108956666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2.9755">
            <text:p>12,9755</text:p>
          </table:table-cell>
          <table:table-cell table:style-name="ce5" table:formula="of:=AVERAGE([.$E$2:.E26])" office:value-type="float" office:value="15.0236184">
            <text:p>15,023618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12.8525">
            <text:p>12,8525</text:p>
          </table:table-cell>
          <table:table-cell table:style-name="ce5" table:formula="of:=AVERAGE([.$E$2:.E27])" office:value-type="float" office:value="14.9401138461538">
            <text:p>14,940113846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11.8807">
            <text:p>11,8807</text:p>
          </table:table-cell>
          <table:table-cell table:style-name="ce5" table:formula="of:=AVERAGE([.$E$2:.E28])" office:value-type="float" office:value="14.8268022222222">
            <text:p>14,826802222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7.62584">
            <text:p>7,62584</text:p>
          </table:table-cell>
          <table:table-cell table:style-name="ce5" table:formula="of:=AVERAGE([.$E$2:.E29])" office:value-type="float" office:value="14.569625">
            <text:p>14,56962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9.895">
            <text:p>9,895</text:p>
          </table:table-cell>
          <table:table-cell table:style-name="ce5" table:formula="of:=AVERAGE([.$E$2:.E30])" office:value-type="float" office:value="14.4084310344828">
            <text:p>14,408431034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9.62361">
            <text:p>9,62361</text:p>
          </table:table-cell>
          <table:table-cell table:style-name="ce5" table:formula="of:=AVERAGE([.$E$2:.E31])" office:value-type="float" office:value="14.248937">
            <text:p>14,24893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9.6596">
            <text:p>9,6596</text:p>
          </table:table-cell>
          <table:table-cell table:style-name="ce5" table:formula="of:=AVERAGE([.$E$2:.E32])" office:value-type="float" office:value="14.1008938709677">
            <text:p>14,10089387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.89364">
            <text:p>8,89364</text:p>
          </table:table-cell>
          <table:table-cell table:style-name="ce5" table:formula="of:=AVERAGE([.$E$2:.E33])" office:value-type="float" office:value="13.9381671875">
            <text:p>13,938167187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8.81727">
            <text:p>8,81727</text:p>
          </table:table-cell>
          <table:table-cell table:style-name="ce5" table:formula="of:=AVERAGE([.$E$2:.E34])" office:value-type="float" office:value="13.7829884848485">
            <text:p>13,782988484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8.46869">
            <text:p>8,46869</text:p>
          </table:table-cell>
          <table:table-cell table:style-name="ce5" table:formula="of:=AVERAGE([.$E$2:.E35])" office:value-type="float" office:value="13.6266855882353">
            <text:p>13,626685588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9.50482">
            <text:p>9,50482</text:p>
          </table:table-cell>
          <table:table-cell table:style-name="ce5" table:formula="of:=AVERAGE([.$E$2:.E36])" office:value-type="float" office:value="13.508918">
            <text:p>13,50891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8.51449">
            <text:p>8,51449</text:p>
          </table:table-cell>
          <table:table-cell table:style-name="ce5" table:formula="of:=AVERAGE([.$E$2:.E37])" office:value-type="float" office:value="13.3701838888889">
            <text:p>13,370183888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9.06626">
            <text:p>9,06626</text:p>
          </table:table-cell>
          <table:table-cell table:style-name="ce5" table:formula="of:=AVERAGE([.$E$2:.E38])" office:value-type="float" office:value="13.2538616216216">
            <text:p>13,253861621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9.79712">
            <text:p>9,79712</text:p>
          </table:table-cell>
          <table:table-cell table:style-name="ce5" table:formula="of:=AVERAGE([.$E$2:.E39])" office:value-type="float" office:value="13.1628947368421">
            <text:p>13,162894736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18.5024">
            <text:p>18,5024</text:p>
          </table:table-cell>
          <table:table-cell table:style-name="ce5" table:formula="of:=AVERAGE([.$E$2:.E40])" office:value-type="float" office:value="13.2998051282051">
            <text:p>13,299805128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35.7169">
            <text:p>35,7169</text:p>
          </table:table-cell>
          <table:table-cell table:style-name="ce5" table:formula="of:=AVERAGE([.$E$2:.E41])" office:value-type="float" office:value="13.8602325">
            <text:p>13,860232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45.7165">
            <text:p>45,7165</text:p>
          </table:table-cell>
          <table:table-cell table:style-name="ce5" table:formula="of:=AVERAGE([.$E$2:.E42])" office:value-type="float" office:value="14.6372146341463">
            <text:p>14,637214634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15.2929">
            <text:p>15,2929</text:p>
          </table:table-cell>
          <table:table-cell table:style-name="ce5" table:formula="of:=AVERAGE([.$E$2:.E43])" office:value-type="float" office:value="14.6528261904762">
            <text:p>14,652826190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8.70959">
            <text:p>8,70959</text:p>
          </table:table-cell>
          <table:table-cell table:style-name="ce5" table:formula="of:=AVERAGE([.$E$2:.E44])" office:value-type="float" office:value="14.5146113953488">
            <text:p>14,514611395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13.5661">
            <text:p>13,5661</text:p>
          </table:table-cell>
          <table:table-cell table:style-name="ce5" table:formula="of:=AVERAGE([.$E$2:.E45])" office:value-type="float" office:value="14.4930543181818">
            <text:p>14,493054318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8.33147">
            <text:p>8,33147</text:p>
          </table:table-cell>
          <table:table-cell table:style-name="ce5" table:formula="of:=AVERAGE([.$E$2:.E46])" office:value-type="float" office:value="14.3561302222222">
            <text:p>14,356130222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9.0134">
            <text:p>9,0134</text:p>
          </table:table-cell>
          <table:table-cell table:style-name="ce5" table:formula="of:=AVERAGE([.$E$2:.E47])" office:value-type="float" office:value="14.2399839130435">
            <text:p>14,23998391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8.42908">
            <text:p>8,42908</text:p>
          </table:table-cell>
          <table:table-cell table:style-name="ce5" table:formula="of:=AVERAGE([.$E$2:.E48])" office:value-type="float" office:value="14.1163476595745">
            <text:p>14,116347659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8.19378">
            <text:p>8,19378</text:p>
          </table:table-cell>
          <table:table-cell table:style-name="ce5" table:formula="of:=AVERAGE([.$E$2:.E49])" office:value-type="float" office:value="13.9929608333333">
            <text:p>13,992960833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8.3628">
            <text:p>8,3628</text:p>
          </table:table-cell>
          <table:table-cell table:style-name="ce5" table:formula="of:=AVERAGE([.$E$2:.E50])" office:value-type="float" office:value="13.8780595918367">
            <text:p>13,878059591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.538">
            <text:p>10,538</text:p>
          </table:table-cell>
          <table:table-cell table:style-name="ce5" table:formula="of:=AVERAGE([.$E$2:.E51])" office:value-type="float" office:value="13.8112584">
            <text:p>13,811258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1.5019">
            <text:p>11,5019</text:p>
          </table:table-cell>
          <table:table-cell table:style-name="ce5" table:formula="of:=AVERAGE([.$E$2:.E52])" office:value-type="float" office:value="13.7659768627451">
            <text:p>13,765976862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.5072">
            <text:p>10,5072</text:p>
          </table:table-cell>
          <table:table-cell table:style-name="ce5" table:formula="of:=AVERAGE([.$E$2:.E53])" office:value-type="float" office:value="13.7033080769231">
            <text:p>13,703308076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8.39906">
            <text:p>8,39906</text:p>
          </table:table-cell>
          <table:table-cell table:style-name="ce5" table:formula="of:=AVERAGE([.$E$2:.E54])" office:value-type="float" office:value="13.6032279245283">
            <text:p>13,603227924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.6518">
            <text:p>12,6518</text:p>
          </table:table-cell>
          <table:table-cell table:style-name="ce5" table:formula="of:=AVERAGE([.$E$2:.E55])" office:value-type="float" office:value="13.5856088888889">
            <text:p>13,585608888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8.19719">
            <text:p>8,19719</text:p>
          </table:table-cell>
          <table:table-cell table:style-name="ce5" table:formula="of:=AVERAGE([.$E$2:.E56])" office:value-type="float" office:value="13.4876376363636">
            <text:p>13,487637636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7.83576">
            <text:p>7,83576</text:p>
          </table:table-cell>
          <table:table-cell table:style-name="ce5" table:formula="of:=AVERAGE([.$E$2:.E57])" office:value-type="float" office:value="13.38671125">
            <text:p>13,3867112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7.91278">
            <text:p>7,91278</text:p>
          </table:table-cell>
          <table:table-cell table:style-name="ce5" table:formula="of:=AVERAGE([.$E$2:.E58])" office:value-type="float" office:value="13.2906773684211">
            <text:p>13,290677368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7.71552">
            <text:p>7,71552</text:p>
          </table:table-cell>
          <table:table-cell table:style-name="ce5" table:formula="of:=AVERAGE([.$E$2:.E59])" office:value-type="float" office:value="13.1945539655172">
            <text:p>13,194553965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7.62597">
            <text:p>7,62597</text:p>
          </table:table-cell>
          <table:table-cell table:style-name="ce5" table:formula="of:=AVERAGE([.$E$2:.E60])" office:value-type="float" office:value="13.1001711864407">
            <text:p>13,100171186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8.35401">
            <text:p>8,35401</text:p>
          </table:table-cell>
          <table:table-cell table:style-name="ce5" table:formula="of:=AVERAGE([.$E$2:.E61])" office:value-type="float" office:value="13.0210685">
            <text:p>13,021068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8.36729">
            <text:p>8,36729</text:p>
          </table:table-cell>
          <table:table-cell table:style-name="ce5" table:formula="of:=AVERAGE([.$E$2:.E62])" office:value-type="float" office:value="12.9447770491803">
            <text:p>12,944777049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8.35149">
            <text:p>8,35149</text:p>
          </table:table-cell>
          <table:table-cell table:style-name="ce5" table:formula="of:=AVERAGE([.$E$2:.E63])" office:value-type="float" office:value="12.8706917741936">
            <text:p>12,870691774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8.09389">
            <text:p>8,09389</text:p>
          </table:table-cell>
          <table:table-cell table:style-name="ce5" table:formula="of:=AVERAGE([.$E$2:.E64])" office:value-type="float" office:value="12.7948695238095">
            <text:p>12,794869523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8.19296">
            <text:p>8,19296</text:p>
          </table:table-cell>
          <table:table-cell table:style-name="ce5" table:formula="of:=AVERAGE([.$E$2:.E65])" office:value-type="float" office:value="12.7229646875">
            <text:p>12,722964687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8.68922">
            <text:p>8,68922</text:p>
          </table:table-cell>
          <table:table-cell table:style-name="ce5" table:formula="of:=AVERAGE([.$E$2:.E66])" office:value-type="float" office:value="12.6609070769231">
            <text:p>12,660907076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8.68735">
            <text:p>8,68735</text:p>
          </table:table-cell>
          <table:table-cell table:style-name="ce5" table:formula="of:=AVERAGE([.$E$2:.E67])" office:value-type="float" office:value="12.6007016666667">
            <text:p>12,600701666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9.40982">
            <text:p>9,40982</text:p>
          </table:table-cell>
          <table:table-cell table:style-name="ce5" table:formula="of:=AVERAGE([.$E$2:.E68])" office:value-type="float" office:value="12.5530765671642">
            <text:p>12,553076567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9.50406">
            <text:p>9,50406</text:p>
          </table:table-cell>
          <table:table-cell table:style-name="ce5" table:formula="of:=AVERAGE([.$E$2:.E69])" office:value-type="float" office:value="12.5082380882353">
            <text:p>12,508238088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9.58615">
            <text:p>9,58615</text:p>
          </table:table-cell>
          <table:table-cell table:style-name="ce5" table:formula="of:=AVERAGE([.$E$2:.E70])" office:value-type="float" office:value="12.4658889855072">
            <text:p>12,465888985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9.97544">
            <text:p>9,97544</text:p>
          </table:table-cell>
          <table:table-cell table:style-name="ce5" table:formula="of:=AVERAGE([.$E$2:.E71])" office:value-type="float" office:value="12.4303111428571">
            <text:p>12,430311142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9.83148">
            <text:p>9,83148</text:p>
          </table:table-cell>
          <table:table-cell table:style-name="ce5" table:formula="of:=AVERAGE([.$E$2:.E72])" office:value-type="float" office:value="12.3937078873239">
            <text:p>12,393707887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8.75778">
            <text:p>8,75778</text:p>
          </table:table-cell>
          <table:table-cell table:style-name="ce5" table:formula="of:=AVERAGE([.$E$2:.E73])" office:value-type="float" office:value="12.3432088888889">
            <text:p>12,343208888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9.11926">
            <text:p>9,11926</text:p>
          </table:table-cell>
          <table:table-cell table:style-name="ce5" table:formula="of:=AVERAGE([.$E$2:.E74])" office:value-type="float" office:value="12.2990452054795">
            <text:p>12,299045205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8.21059">
            <text:p>8,21059</text:p>
          </table:table-cell>
          <table:table-cell table:style-name="ce5" table:formula="of:=AVERAGE([.$E$2:.E75])" office:value-type="float" office:value="12.2437958108108">
            <text:p>12,243795810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8.65367">
            <text:p>8,65367</text:p>
          </table:table-cell>
          <table:table-cell table:style-name="ce5" table:formula="of:=AVERAGE([.$E$2:.E76])" office:value-type="float" office:value="12.1959274666667">
            <text:p>12,195927466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8.67612">
            <text:p>8,67612</text:p>
          </table:table-cell>
          <table:table-cell table:style-name="ce5" table:formula="of:=AVERAGE([.$E$2:.E77])" office:value-type="float" office:value="12.1496142105263">
            <text:p>12,149614210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8.59971">
            <text:p>8,59971</text:p>
          </table:table-cell>
          <table:table-cell table:style-name="ce5" table:formula="of:=AVERAGE([.$E$2:.E78])" office:value-type="float" office:value="12.1035115584416">
            <text:p>12,103511558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3.407">
            <text:p>13,407</text:p>
          </table:table-cell>
          <table:table-cell table:style-name="ce5" table:formula="of:=AVERAGE([.$E$2:.E79])" office:value-type="float" office:value="12.120222948718">
            <text:p>12,120222948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9.13016">
            <text:p>9,13016</text:p>
          </table:table-cell>
          <table:table-cell table:style-name="ce5" table:formula="of:=AVERAGE([.$E$2:.E80])" office:value-type="float" office:value="12.0823740506329">
            <text:p>12,082374050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9.03122">
            <text:p>9,03122</text:p>
          </table:table-cell>
          <table:table-cell table:style-name="ce5" table:formula="of:=AVERAGE([.$E$2:.E81])" office:value-type="float" office:value="12.044234625">
            <text:p>12,04423462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8.64522">
            <text:p>8,64522</text:p>
          </table:table-cell>
          <table:table-cell table:style-name="ce5" table:formula="of:=AVERAGE([.$E$2:.E82])" office:value-type="float" office:value="12.0022714814815">
            <text:p>12,002271481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8.34168">
            <text:p>8,34168</text:p>
          </table:table-cell>
          <table:table-cell table:style-name="ce5" table:formula="of:=AVERAGE([.$E$2:.E83])" office:value-type="float" office:value="11.9576301219512">
            <text:p>11,95763012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8.82738">
            <text:p>8,82738</text:p>
          </table:table-cell>
          <table:table-cell table:style-name="ce5" table:formula="of:=AVERAGE([.$E$2:.E84])" office:value-type="float" office:value="11.9199162650602">
            <text:p>11,919916265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9.25001">
            <text:p>9,25001</text:p>
          </table:table-cell>
          <table:table-cell table:style-name="ce5" table:formula="of:=AVERAGE([.$E$2:.E85])" office:value-type="float" office:value="11.8881316666667">
            <text:p>11,888131666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0.4442">
            <text:p>10,4442</text:p>
          </table:table-cell>
          <table:table-cell table:style-name="ce5" table:formula="of:=AVERAGE([.$E$2:.E86])" office:value-type="float" office:value="11.8711442352941">
            <text:p>11,871144235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9.70695">
            <text:p>9,70695</text:p>
          </table:table-cell>
          <table:table-cell table:style-name="ce5" table:formula="of:=AVERAGE([.$E$2:.E87])" office:value-type="float" office:value="11.8459791860465">
            <text:p>11,84597918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9.07006">
            <text:p>9,07006</text:p>
          </table:table-cell>
          <table:table-cell table:style-name="ce5" table:formula="of:=AVERAGE([.$E$2:.E88])" office:value-type="float" office:value="11.8140720689655">
            <text:p>11,81407206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9.23617">
            <text:p>9,23617</text:p>
          </table:table-cell>
          <table:table-cell table:style-name="ce5" table:formula="of:=AVERAGE([.$E$2:.E89])" office:value-type="float" office:value="11.7847777272727">
            <text:p>11,784777727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9.09496">
            <text:p>9,09496</text:p>
          </table:table-cell>
          <table:table-cell table:style-name="ce5" table:formula="of:=AVERAGE([.$E$2:.E90])" office:value-type="float" office:value="11.7545550561798">
            <text:p>11,754555056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8.61698">
            <text:p>8,61698</text:p>
          </table:table-cell>
          <table:table-cell table:style-name="ce5" table:formula="of:=AVERAGE([.$E$2:.E91])" office:value-type="float" office:value="11.7196931111111">
            <text:p>11,719693111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9.17574">
            <text:p>9,17574</text:p>
          </table:table-cell>
          <table:table-cell table:style-name="ce5" table:formula="of:=AVERAGE([.$E$2:.E92])" office:value-type="float" office:value="11.6917375824176">
            <text:p>11,691737582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8.90217">
            <text:p>8,90217</text:p>
          </table:table-cell>
          <table:table-cell table:style-name="ce5" table:formula="of:=AVERAGE([.$E$2:.E93])" office:value-type="float" office:value="11.6614161956522">
            <text:p>11,661416195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8.01258">
            <text:p>8,01258</text:p>
          </table:table-cell>
          <table:table-cell table:style-name="ce5" table:formula="of:=AVERAGE([.$E$2:.E94])" office:value-type="float" office:value="11.6221813978495">
            <text:p>11,622181397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7.5985">
            <text:p>7,5985</text:p>
          </table:table-cell>
          <table:table-cell table:style-name="ce5" table:formula="of:=AVERAGE([.$E$2:.E95])" office:value-type="float" office:value="11.5793762765957">
            <text:p>11,579376276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7.77847">
            <text:p>7,77847</text:p>
          </table:table-cell>
          <table:table-cell table:style-name="ce5" table:formula="of:=AVERAGE([.$E$2:.E96])" office:value-type="float" office:value="11.5393667368421">
            <text:p>11,539366736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8.08525">
            <text:p>8,08525</text:p>
          </table:table-cell>
          <table:table-cell table:style-name="ce5" table:formula="of:=AVERAGE([.$E$2:.E97])" office:value-type="float" office:value="11.5033863541667">
            <text:p>11,503386354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8.22816">
            <text:p>8,22816</text:p>
          </table:table-cell>
          <table:table-cell table:style-name="ce5" table:formula="of:=AVERAGE([.$E$2:.E98])" office:value-type="float" office:value="11.4696211340206">
            <text:p>11,46962113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8.14379">
            <text:p>8,14379</text:p>
          </table:table-cell>
          <table:table-cell table:style-name="ce5" table:formula="of:=AVERAGE([.$E$2:.E99])" office:value-type="float" office:value="11.4356840816327">
            <text:p>11,435684081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4">
            <text:p>14</text:p>
          </table:table-cell>
          <table:table-cell table:number-columns-repeated="2" table:style-name="Default" office:value-type="float" office:value="7">
            <text:p>7</text:p>
          </table:table-cell>
          <table:table-cell table:style-name="Default" office:value-type="float" office:value="8.3897">
            <text:p>8,3897</text:p>
          </table:table-cell>
          <table:table-cell table:style-name="ce5" table:formula="of:=AVERAGE([.$E$2:.E100])" office:value-type="float" office:value="11.4049165656566">
            <text:p>11,404916565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9.63205">
            <text:p>9,63205</text:p>
          </table:table-cell>
          <table:table-cell table:style-name="ce5" table:formula="of:=AVERAGE([.$E$2:.E101])" office:value-type="float" office:value="11.3871879">
            <text:p>11,387187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10.0524">
            <text:p>10,0524</text:p>
          </table:table-cell>
          <table:table-cell table:style-name="ce5" table:formula="of:=AVERAGE([.$E$2:.E102])" office:value-type="float" office:value="11.3739721782178">
            <text:p>11,373972178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10.5169">
            <text:p>10,5169</text:p>
          </table:table-cell>
          <table:table-cell table:style-name="ce5" table:formula="of:=AVERAGE([.$E$2:.E103])" office:value-type="float" office:value="11.3655695098039">
            <text:p>11,365569509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11.0428">
            <text:p>11,0428</text:p>
          </table:table-cell>
          <table:table-cell table:style-name="ce5" table:formula="of:=AVERAGE([.$E$2:.E104])" office:value-type="float" office:value="11.3624358252427">
            <text:p>11,362435825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10.3979">
            <text:p>10,3979</text:p>
          </table:table-cell>
          <table:table-cell table:style-name="ce5" table:formula="of:=AVERAGE([.$E$2:.E105])" office:value-type="float" office:value="11.3531614423077">
            <text:p>11,353161442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10.5959">
            <text:p>10,5959</text:p>
          </table:table-cell>
          <table:table-cell table:style-name="ce5" table:formula="of:=AVERAGE([.$E$2:.E106])" office:value-type="float" office:value="11.3459494285714">
            <text:p>11,345949428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11.4252">
            <text:p>11,4252</text:p>
          </table:table-cell>
          <table:table-cell table:style-name="ce5" table:formula="of:=AVERAGE([.$E$2:.E107])" office:value-type="float" office:value="11.3466970754717">
            <text:p>11,346697075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13.9212">
            <text:p>13,9212</text:p>
          </table:table-cell>
          <table:table-cell table:style-name="ce5" table:formula="of:=AVERAGE([.$E$2:.E108])" office:value-type="float" office:value="11.3707578504673">
            <text:p>11,370757850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11.8634">
            <text:p>11,8634</text:p>
          </table:table-cell>
          <table:table-cell table:style-name="ce5" table:formula="of:=AVERAGE([.$E$2:.E109])" office:value-type="float" office:value="11.3753193518519">
            <text:p>11,375319351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10.2669">
            <text:p>10,2669</text:p>
          </table:table-cell>
          <table:table-cell table:style-name="ce5" table:formula="of:=AVERAGE([.$E$2:.E110])" office:value-type="float" office:value="11.3651503669725">
            <text:p>11,36515036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10.4245">
            <text:p>10,4245</text:p>
          </table:table-cell>
          <table:table-cell table:style-name="ce5" table:formula="of:=AVERAGE([.$E$2:.E111])" office:value-type="float" office:value="11.356599">
            <text:p>11,35659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9.69752">
            <text:p>9,69752</text:p>
          </table:table-cell>
          <table:table-cell table:style-name="ce5" table:formula="of:=AVERAGE([.$E$2:.E112])" office:value-type="float" office:value="11.3416523423423">
            <text:p>11,341652342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9.54008">
            <text:p>9,54008</text:p>
          </table:table-cell>
          <table:table-cell table:style-name="ce5" table:formula="of:=AVERAGE([.$E$2:.E113])" office:value-type="float" office:value="11.325566875">
            <text:p>11,32556687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9.11627">
            <text:p>9,11627</text:p>
          </table:table-cell>
          <table:table-cell table:style-name="ce5" table:formula="of:=AVERAGE([.$E$2:.E114])" office:value-type="float" office:value="11.3060155752212">
            <text:p>11,306015575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8.61609">
            <text:p>8,61609</text:p>
          </table:table-cell>
          <table:table-cell table:style-name="ce5" table:formula="of:=AVERAGE([.$E$2:.E115])" office:value-type="float" office:value="11.2824197368421">
            <text:p>11,282419736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8.58031">
            <text:p>8,58031</text:p>
          </table:table-cell>
          <table:table-cell table:style-name="ce5" table:formula="of:=AVERAGE([.$E$2:.E116])" office:value-type="float" office:value="11.2589231304348">
            <text:p>11,258923130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8.37541">
            <text:p>8,37541</text:p>
          </table:table-cell>
          <table:table-cell table:style-name="ce5" table:formula="of:=AVERAGE([.$E$2:.E117])" office:value-type="float" office:value="11.2340652586207">
            <text:p>11,234065258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.16908">
            <text:p>7,16908</text:p>
          </table:table-cell>
          <table:table-cell table:style-name="ce5" table:formula="of:=AVERAGE([.$E$2:.E118])" office:value-type="float" office:value="11.1993217948718">
            <text:p>11,199321794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8.46045">
            <text:p>8,46045</text:p>
          </table:table-cell>
          <table:table-cell table:style-name="ce5" table:formula="of:=AVERAGE([.$E$2:.E119])" office:value-type="float" office:value="11.1761110169492">
            <text:p>11,176111016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8.4473">
            <text:p>8,4473</text:p>
          </table:table-cell>
          <table:table-cell table:style-name="ce5" table:formula="of:=AVERAGE([.$E$2:.E120])" office:value-type="float" office:value="11.1531798319328">
            <text:p>11,153179831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8.88242">
            <text:p>8,88242</text:p>
          </table:table-cell>
          <table:table-cell table:style-name="ce5" table:formula="of:=AVERAGE([.$E$2:.E121])" office:value-type="float" office:value="11.1342568333333">
            <text:p>11,134256833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0.2223">
            <text:p>10,2223</text:p>
          </table:table-cell>
          <table:table-cell table:style-name="ce5" table:formula="of:=AVERAGE([.$E$2:.E122])" office:value-type="float" office:value="11.12672">
            <text:p>11,1267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9.96392">
            <text:p>9,96392</text:p>
          </table:table-cell>
          <table:table-cell table:style-name="ce5" table:formula="of:=AVERAGE([.$E$2:.E123])" office:value-type="float" office:value="11.117188852459">
            <text:p>11,117188852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0.5987">
            <text:p>10,5987</text:p>
          </table:table-cell>
          <table:table-cell table:style-name="ce5" table:formula="of:=AVERAGE([.$E$2:.E124])" office:value-type="float" office:value="11.112973495935">
            <text:p>11,112973495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0.232">
            <text:p>10,232</text:p>
          </table:table-cell>
          <table:table-cell table:style-name="ce5" table:formula="of:=AVERAGE([.$E$2:.E125])" office:value-type="float" office:value="11.1058688709677">
            <text:p>11,10586887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0.1318">
            <text:p>10,1318</text:p>
          </table:table-cell>
          <table:table-cell table:style-name="ce5" table:formula="of:=AVERAGE([.$E$2:.E126])" office:value-type="float" office:value="11.09807632">
            <text:p>11,0980763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0.2441">
            <text:p>10,2441</text:p>
          </table:table-cell>
          <table:table-cell table:style-name="ce5" table:formula="of:=AVERAGE([.$E$2:.E127])" office:value-type="float" office:value="11.0912987301587">
            <text:p>11,091298730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0.1575">
            <text:p>10,1575</text:p>
          </table:table-cell>
          <table:table-cell table:style-name="ce5" table:formula="of:=AVERAGE([.$E$2:.E128])" office:value-type="float" office:value="11.083945984252">
            <text:p>11,083945984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0.4792">
            <text:p>10,4792</text:p>
          </table:table-cell>
          <table:table-cell table:style-name="ce5" table:formula="of:=AVERAGE([.$E$2:.E129])" office:value-type="float" office:value="11.07922140625">
            <text:p>11,079221406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1.0551">
            <text:p>11,0551</text:p>
          </table:table-cell>
          <table:table-cell table:style-name="ce5" table:formula="of:=AVERAGE([.$E$2:.E130])" office:value-type="float" office:value="11.0790344186047">
            <text:p>11,079034418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1.1732">
            <text:p>11,1732</text:p>
          </table:table-cell>
          <table:table-cell table:style-name="ce5" table:formula="of:=AVERAGE([.$E$2:.E131])" office:value-type="float" office:value="11.0797587692308">
            <text:p>11,079758769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1.9643">
            <text:p>11,9643</text:p>
          </table:table-cell>
          <table:table-cell table:style-name="ce5" table:formula="of:=AVERAGE([.$E$2:.E132])" office:value-type="float" office:value="11.0865109923664">
            <text:p>11,086510992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1.9303">
            <text:p>11,9303</text:p>
          </table:table-cell>
          <table:table-cell table:style-name="ce5" table:formula="of:=AVERAGE([.$E$2:.E133])" office:value-type="float" office:value="11.0929033333333">
            <text:p>11,092903333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.2421">
            <text:p>12,2421</text:p>
          </table:table-cell>
          <table:table-cell table:style-name="ce5" table:formula="of:=AVERAGE([.$E$2:.E134])" office:value-type="float" office:value="11.1015439097744">
            <text:p>11,101543909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4.8743">
            <text:p>14,8743</text:p>
          </table:table-cell>
          <table:table-cell table:style-name="ce5" table:formula="of:=AVERAGE([.$E$2:.E135])" office:value-type="float" office:value="11.1296988059702">
            <text:p>11,12969880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.1499">
            <text:p>12,1499</text:p>
          </table:table-cell>
          <table:table-cell table:style-name="ce5" table:formula="of:=AVERAGE([.$E$2:.E136])" office:value-type="float" office:value="11.1372558518519">
            <text:p>11,137255851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.2815">
            <text:p>12,2815</text:p>
          </table:table-cell>
          <table:table-cell table:style-name="ce5" table:formula="of:=AVERAGE([.$E$2:.E137])" office:value-type="float" office:value="11.1456694117647">
            <text:p>11,145669411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1.5933">
            <text:p>11,5933</text:p>
          </table:table-cell>
          <table:table-cell table:style-name="ce5" table:formula="of:=AVERAGE([.$E$2:.E138])" office:value-type="float" office:value="11.1489367883212">
            <text:p>11,148936788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1.4147">
            <text:p>11,4147</text:p>
          </table:table-cell>
          <table:table-cell table:style-name="ce5" table:formula="of:=AVERAGE([.$E$2:.E139])" office:value-type="float" office:value="11.1508626086957">
            <text:p>11,150862608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1.9089">
            <text:p>11,9089</text:p>
          </table:table-cell>
          <table:table-cell table:style-name="ce5" table:formula="of:=AVERAGE([.$E$2:.E140])" office:value-type="float" office:value="11.1563161151079">
            <text:p>11,156316115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0.9689">
            <text:p>10,9689</text:p>
          </table:table-cell>
          <table:table-cell table:style-name="ce5" table:formula="of:=AVERAGE([.$E$2:.E141])" office:value-type="float" office:value="11.1549774285714">
            <text:p>11,154977428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.1929">
            <text:p>10,1929</text:p>
          </table:table-cell>
          <table:table-cell table:style-name="ce5" table:formula="of:=AVERAGE([.$E$2:.E142])" office:value-type="float" office:value="11.1481541843972">
            <text:p>11,148154184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11.2088">
            <text:p>11,2088</text:p>
          </table:table-cell>
          <table:table-cell table:style-name="ce5" table:formula="of:=AVERAGE([.$E$2:.E143])" office:value-type="float" office:value="11.1485812676056">
            <text:p>11,148581267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15.2042">
            <text:p>15,2042</text:p>
          </table:table-cell>
          <table:table-cell table:style-name="ce5" table:formula="of:=AVERAGE([.$E$2:.E144])" office:value-type="float" office:value="11.1769422377622">
            <text:p>11,176942237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0.3351">
            <text:p>20,3351</text:p>
          </table:table-cell>
          <table:table-cell table:style-name="ce5" table:formula="of:=AVERAGE([.$E$2:.E145])" office:value-type="float" office:value="11.2405405555556">
            <text:p>11,240540555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47.4249">
            <text:p>47,4249</text:p>
          </table:table-cell>
          <table:table-cell table:style-name="ce5" table:formula="of:=AVERAGE([.$E$2:.E146])" office:value-type="float" office:value="11.490087862069">
            <text:p>11,490087862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44.9555">
            <text:p>44,9555</text:p>
          </table:table-cell>
          <table:table-cell table:style-name="ce5" table:formula="of:=AVERAGE([.$E$2:.E147])" office:value-type="float" office:value="11.7193030136986">
            <text:p>11,719303013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44.0648">
            <text:p>44,0648</text:p>
          </table:table-cell>
          <table:table-cell table:style-name="ce5" table:formula="of:=AVERAGE([.$E$2:.E148])" office:value-type="float" office:value="11.9393404081633">
            <text:p>11,939340408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48.37">
            <text:p>48,37</text:p>
          </table:table-cell>
          <table:table-cell table:style-name="ce5" table:formula="of:=AVERAGE([.$E$2:.E149])" office:value-type="float" office:value="12.1854935135135">
            <text:p>12,185493513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41.3823">
            <text:p>41,3823</text:p>
          </table:table-cell>
          <table:table-cell table:style-name="ce5" table:formula="of:=AVERAGE([.$E$2:.E150])" office:value-type="float" office:value="12.3814452348993">
            <text:p>12,381445234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44.1069">
            <text:p>44,1069</text:p>
          </table:table-cell>
          <table:table-cell table:style-name="ce5" table:formula="of:=AVERAGE([.$E$2:.E151])" office:value-type="float" office:value="12.5929482666667">
            <text:p>12,592948266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49.1493">
            <text:p>49,1493</text:p>
          </table:table-cell>
          <table:table-cell table:style-name="ce5" table:formula="of:=AVERAGE([.$E$2:.E152])" office:value-type="float" office:value="12.8350433112583">
            <text:p>12,835043311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43.5939">
            <text:p>43,5939</text:p>
          </table:table-cell>
          <table:table-cell table:style-name="ce5" table:formula="of:=AVERAGE([.$E$2:.E153])" office:value-type="float" office:value="13.0374042105263">
            <text:p>13,037404210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44.821">
            <text:p>44,821</text:p>
          </table:table-cell>
          <table:table-cell table:style-name="ce5" table:formula="of:=AVERAGE([.$E$2:.E154])" office:value-type="float" office:value="13.245140130719">
            <text:p>13,245140130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45.0918">
            <text:p>45,0918</text:p>
          </table:table-cell>
          <table:table-cell table:style-name="ce5" table:formula="of:=AVERAGE([.$E$2:.E155])" office:value-type="float" office:value="13.4519366233766">
            <text:p>13,451936623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48.1628">
            <text:p>48,1628</text:p>
          </table:table-cell>
          <table:table-cell table:style-name="ce5" table:formula="of:=AVERAGE([.$E$2:.E156])" office:value-type="float" office:value="13.6758776774194">
            <text:p>13,675877677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39.4101">
            <text:p>39,4101</text:p>
          </table:table-cell>
          <table:table-cell table:style-name="ce5" table:formula="of:=AVERAGE([.$E$2:.E157])" office:value-type="float" office:value="13.8408406410256">
            <text:p>13,84084064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45.1059">
            <text:p>45,1059</text:p>
          </table:table-cell>
          <table:table-cell table:style-name="ce5" table:formula="of:=AVERAGE([.$E$2:.E158])" office:value-type="float" office:value="14.0399811464968">
            <text:p>14,039981146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48.3159">
            <text:p>48,3159</text:p>
          </table:table-cell>
          <table:table-cell table:style-name="ce5" table:formula="of:=AVERAGE([.$E$2:.E159])" office:value-type="float" office:value="14.2569173417722">
            <text:p>14,256917341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48.6426">
            <text:p>48,6426</text:p>
          </table:table-cell>
          <table:table-cell table:style-name="ce5" table:formula="of:=AVERAGE([.$E$2:.E160])" office:value-type="float" office:value="14.4731794968553">
            <text:p>14,473179496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48.1766">
            <text:p>48,1766</text:p>
          </table:table-cell>
          <table:table-cell table:style-name="ce5" table:formula="of:=AVERAGE([.$E$2:.E161])" office:value-type="float" office:value="14.683825875">
            <text:p>14,68382587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47.3259">
            <text:p>47,3259</text:p>
          </table:table-cell>
          <table:table-cell table:style-name="ce5" table:formula="of:=AVERAGE([.$E$2:.E162])" office:value-type="float" office:value="14.8865716770186">
            <text:p>14,88657167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40.1946">
            <text:p>40,1946</text:p>
          </table:table-cell>
          <table:table-cell table:style-name="ce5" table:formula="of:=AVERAGE([.$E$2:.E163])" office:value-type="float" office:value="15.0427940740741">
            <text:p>15,042794074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48.3465">
            <text:p>48,3465</text:p>
          </table:table-cell>
          <table:table-cell table:style-name="ce5" table:formula="of:=AVERAGE([.$E$2:.E164])" office:value-type="float" office:value="15.2471112883436">
            <text:p>15,247111288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48.6307">
            <text:p>48,6307</text:p>
          </table:table-cell>
          <table:table-cell table:style-name="ce5" table:formula="of:=AVERAGE([.$E$2:.E165])" office:value-type="float" office:value="15.4506697560976">
            <text:p>15,450669756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47.6079">
            <text:p>47,6079</text:p>
          </table:table-cell>
          <table:table-cell table:style-name="ce5" table:formula="of:=AVERAGE([.$E$2:.E166])" office:value-type="float" office:value="15.6455620606061">
            <text:p>15,645562060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40.7515">
            <text:p>40,7515</text:p>
          </table:table-cell>
          <table:table-cell table:style-name="ce5" table:formula="of:=AVERAGE([.$E$2:.E167])" office:value-type="float" office:value="15.7968026506024">
            <text:p>15,796802650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49.2636">
            <text:p>49,2636</text:p>
          </table:table-cell>
          <table:table-cell table:style-name="ce5" table:formula="of:=AVERAGE([.$E$2:.E168])" office:value-type="float" office:value="15.9972026347305">
            <text:p>15,997202634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46.8622">
            <text:p>46,8622</text:p>
          </table:table-cell>
          <table:table-cell table:style-name="ce5" table:formula="of:=AVERAGE([.$E$2:.E169])" office:value-type="float" office:value="16.1809228571429">
            <text:p>16,180922857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41.4609">
            <text:p>41,4609</text:p>
          </table:table-cell>
          <table:table-cell table:style-name="ce5" table:formula="of:=AVERAGE([.$E$2:.E170])" office:value-type="float" office:value="16.3305085207101">
            <text:p>16,330508520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46.891">
            <text:p>46,891</text:p>
          </table:table-cell>
          <table:table-cell table:style-name="ce5" table:formula="of:=AVERAGE([.$E$2:.E171])" office:value-type="float" office:value="16.5102761176471">
            <text:p>16,510276117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40.7499">
            <text:p>40,7499</text:p>
          </table:table-cell>
          <table:table-cell table:style-name="ce5" table:formula="of:=AVERAGE([.$E$2:.E172])" office:value-type="float" office:value="16.6520283040936">
            <text:p>16,652028304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44.9661">
            <text:p>44,9661</text:p>
          </table:table-cell>
          <table:table-cell table:style-name="ce5" table:formula="of:=AVERAGE([.$E$2:.E173])" office:value-type="float" office:value="16.816645">
            <text:p>16,81664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47.0277">
            <text:p>47,0277</text:p>
          </table:table-cell>
          <table:table-cell table:style-name="ce5" table:formula="of:=AVERAGE([.$E$2:.E174])" office:value-type="float" office:value="16.9912753757225">
            <text:p>16,991275375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41.7012">
            <text:p>41,7012</text:p>
          </table:table-cell>
          <table:table-cell table:style-name="ce5" table:formula="of:=AVERAGE([.$E$2:.E175])" office:value-type="float" office:value="17.1332864367816">
            <text:p>17,133286436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43.4742">
            <text:p>43,4742</text:p>
          </table:table-cell>
          <table:table-cell table:style-name="ce5" table:formula="of:=AVERAGE([.$E$2:.E176])" office:value-type="float" office:value="17.2838059428571">
            <text:p>17,283805942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45.5042">
            <text:p>45,5042</text:p>
          </table:table-cell>
          <table:table-cell table:style-name="ce5" table:formula="of:=AVERAGE([.$E$2:.E177])" office:value-type="float" office:value="17.4441490909091">
            <text:p>17,444149090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46.0149">
            <text:p>46,0149</text:p>
          </table:table-cell>
          <table:table-cell table:style-name="ce5" table:formula="of:=AVERAGE([.$E$2:.E178])" office:value-type="float" office:value="17.6055657627119">
            <text:p>17,605565762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47.6647">
            <text:p>47,6647</text:p>
          </table:table-cell>
          <table:table-cell table:style-name="ce5" table:formula="of:=AVERAGE([.$E$2:.E179])" office:value-type="float" office:value="17.7744373033708">
            <text:p>17,774437303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41.6283">
            <text:p>41,6283</text:p>
          </table:table-cell>
          <table:table-cell table:style-name="ce5" table:formula="of:=AVERAGE([.$E$2:.E180])" office:value-type="float" office:value="17.9076991061452">
            <text:p>17,907699106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46.9945">
            <text:p>46,9945</text:p>
          </table:table-cell>
          <table:table-cell table:style-name="ce5" table:formula="of:=AVERAGE([.$E$2:.E181])" office:value-type="float" office:value="18.0692924444444">
            <text:p>18,069292444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46.1298">
            <text:p>46,1298</text:p>
          </table:table-cell>
          <table:table-cell table:style-name="ce5" table:formula="of:=AVERAGE([.$E$2:.E182])" office:value-type="float" office:value="18.2243228729282">
            <text:p>18,224322872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47.7695">
            <text:p>47,7695</text:p>
          </table:table-cell>
          <table:table-cell table:style-name="ce5" table:formula="of:=AVERAGE([.$E$2:.E183])" office:value-type="float" office:value="18.386659010989">
            <text:p>18,38665901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48.7353">
            <text:p>48,7353</text:p>
          </table:table-cell>
          <table:table-cell table:style-name="ce5" table:formula="of:=AVERAGE([.$E$2:.E184])" office:value-type="float" office:value="18.552498579235">
            <text:p>18,552498579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47.3398">
            <text:p>47,3398</text:p>
          </table:table-cell>
          <table:table-cell table:style-name="ce5" table:formula="of:=AVERAGE([.$E$2:.E185])" office:value-type="float" office:value="18.7089513043478">
            <text:p>18,708951304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45.4687">
            <text:p>45,4687</text:p>
          </table:table-cell>
          <table:table-cell table:style-name="ce5" table:formula="of:=AVERAGE([.$E$2:.E186])" office:value-type="float" office:value="18.8535985945946">
            <text:p>18,853598594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49.1159">
            <text:p>49,1159</text:p>
          </table:table-cell>
          <table:table-cell table:style-name="ce5" table:formula="of:=AVERAGE([.$E$2:.E187])" office:value-type="float" office:value="19.0162991397849">
            <text:p>19,016299139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48.972">
            <text:p>48,972</text:p>
          </table:table-cell>
          <table:table-cell table:style-name="ce5" table:formula="of:=AVERAGE([.$E$2:.E188])" office:value-type="float" office:value="19.1764900534759">
            <text:p>19,176490053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48.5677">
            <text:p>48,5677</text:p>
          </table:table-cell>
          <table:table-cell table:style-name="ce5" table:formula="of:=AVERAGE([.$E$2:.E189])" office:value-type="float" office:value="19.3328262765957">
            <text:p>19,332826276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48.4286">
            <text:p>48,4286</text:p>
          </table:table-cell>
          <table:table-cell table:style-name="ce5" table:formula="of:=AVERAGE([.$E$2:.E190])" office:value-type="float" office:value="19.4867721693122">
            <text:p>19,486772169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47.5173">
            <text:p>47,5173</text:p>
          </table:table-cell>
          <table:table-cell table:style-name="ce5" table:formula="of:=AVERAGE([.$E$2:.E191])" office:value-type="float" office:value="19.6343012631579">
            <text:p>19,634301263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42.1763">
            <text:p>42,1763</text:p>
          </table:table-cell>
          <table:table-cell table:style-name="ce5" table:formula="of:=AVERAGE([.$E$2:.E192])" office:value-type="float" office:value="19.7523221989529">
            <text:p>19,75232219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40.5976">
            <text:p>40,5976</text:p>
          </table:table-cell>
          <table:table-cell table:style-name="ce5" table:formula="of:=AVERAGE([.$E$2:.E193])" office:value-type="float" office:value="19.8608913541667">
            <text:p>19,8608913542</text:p>
          </table:table-cell>
          <table:table-cell table:number-columns-repeated="3"/>
        </table:table-row>
        <table:table-row table:style-name="ro2" table:number-rows-repeated="120">
          <table:table-cell table:number-columns-repeated="5"/>
          <table:table-cell table:style-name="ce3"/>
          <table:table-cell table:number-columns-repeated="3"/>
        </table:table-row>
        <table:table-row table:style-name="ro2" table:number-rows-repeated="283">
          <table:table-cell table:style-name="ce3" table:number-columns-repeated="6"/>
          <table:table-cell table:number-columns-repeated="3"/>
        </table:table-row>
        <table:table-row table:style-name="ro2" table:number-rows-repeated="116">
          <table:table-cell table:number-columns-repeated="4"/>
          <table:table-cell table:style-name="ce3" table:number-columns-repeated="2"/>
          <table:table-cell table:number-columns-repeated="3"/>
        </table:table-row>
        <table:table-row table:style-name="ro2" table:number-rows-repeated="1047863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eq" table:style-name="ta1" table:print="false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9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4" table:default-cell-style-name="Default"/>
        <table:table-row table:style-name="ro1">
          <table:table-cell table:style-name="ce8" office:value-type="string">
            <text:p>Hace todo</text:p>
            <text:p>El proceso?</text:p>
          </table:table-cell>
          <table:table-cell table:style-name="ce4" office:value-type="string">
            <text:p>Total puntos</text:p>
            <text:p>Detectados</text:p>
            <text:p>Imagen objeto</text:p>
          </table:table-cell>
          <table:table-cell table:style-name="ce4" office:value-type="string">
            <text:p>Coincidencias</text:p>
            <text:p>Válidas por</text:p>
            <text:p>Validación vecino</text:p>
            <text:p>Más cercano</text:p>
          </table:table-cell>
          <table:table-cell table:style-name="ce4" office:value-type="string">
            <text:p>Coincidencias</text:p>
            <text:p>Válidas</text:p>
            <text:p>Estimadas</text:p>
            <text:p>Homografía</text:p>
          </table:table-cell>
          <table:table-cell table:style-name="ce4" office:value-type="string">
            <text:p>FPS</text:p>
          </table:table-cell>
          <table:table-cell table:style-name="ce4" office:value-type="string">
            <text:p>FPS </text:p>
            <text:p>Acum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1">
            <text:p>101</text:p>
          </table:table-cell>
          <table:table-cell table:style-name="Default" office:value-type="float" office:value="176">
            <text:p>176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3.09389">
            <text:p>3,09389</text:p>
          </table:table-cell>
          <table:table-cell table:style-name="ce5" table:formula="of:=[.E2]" office:value-type="float" office:value="3.09389">
            <text:p>3,09389</text:p>
          </table:table-cell>
          <table:table-cell/>
          <table:table-cell office:value-type="string">
            <text:p>Target keypoints:</text:p>
          </table:table-cell>
          <table:table-cell table:style-name="ce2" office:value-type="float" office:value="577">
            <text:p>577</text:p>
          </table:table-cell>
          <table:table-cell table:number-columns-repeated="4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184">
            <text:p>184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4.47541">
            <text:p>4,47541</text:p>
          </table:table-cell>
          <table:table-cell table:style-name="ce5" table:formula="of:=AVERAGE([.$E$2:.E3])" office:value-type="float" office:value="3.78465">
            <text:p>3,78465</text:p>
          </table:table-cell>
          <table:table-cell/>
          <table:table-cell office:value-type="string">
            <text:p>Umbral Hessiano:</text:p>
          </table:table-cell>
          <table:table-cell table:style-name="ce2" office:value-type="float" office:value="4000">
            <text:p>4000</text:p>
          </table:table-cell>
          <table:table-cell table:number-columns-repeated="4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178">
            <text:p>178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4.47486">
            <text:p>4,47486</text:p>
          </table:table-cell>
          <table:table-cell table:style-name="ce5" table:formula="of:=AVERAGE([.$E$2:.E4])" office:value-type="float" office:value="4.01472">
            <text:p>4,01472</text:p>
          </table:table-cell>
          <table:table-cell/>
          <table:table-cell office:value-type="string">
            <text:p>Valoración</text:p>
          </table:table-cell>
          <table:table-cell table:style-name="ce6" office:value-type="string">
            <text:p>2 – 3</text:p>
          </table:table-cell>
          <table:table-cell table:number-columns-repeated="4"/>
        </table:table-row>
        <table:table-row table:style-name="ro3">
          <table:table-cell table:style-name="Default" office:value-type="float" office:value="0">
            <text:p>0</text:p>
          </table:table-cell>
          <table:table-cell table:style-name="Default" office:value-type="float" office:value="55">
            <text:p>55</text:p>
          </table:table-cell>
          <table:table-cell table:style-name="Default" office:value-type="float" office:value="147">
            <text:p>147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4.42315">
            <text:p>4,42315</text:p>
          </table:table-cell>
          <table:table-cell table:style-name="ce5" table:formula="of:=AVERAGE([.$E$2:.E5])" office:value-type="float" office:value="4.1168275">
            <text:p>4,1168275</text:p>
          </table:table-cell>
          <table:table-cell/>
          <table:table-cell office:value-type="string">
            <text:p>fps promedio</text:p>
          </table:table-cell>
          <table:table-cell table:formula="of:=[.F211]" office:value-type="float" office:value="14.5859325238095">
            <text:p>14,5859325238</text:p>
          </table:table-cell>
          <table:table-cell table:number-columns-repeated="4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3">
            <text:p>93</text:p>
          </table:table-cell>
          <table:table-cell table:style-name="Default" office:value-type="float" office:value="148">
            <text:p>148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4.37639">
            <text:p>4,37639</text:p>
          </table:table-cell>
          <table:table-cell table:style-name="ce5" table:formula="of:=AVERAGE([.$E$2:.E6])" office:value-type="float" office:value="4.16874">
            <text:p>4,16874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27">
            <text:p>127</text:p>
          </table:table-cell>
          <table:table-cell table:style-name="Default" office:value-type="float" office:value="229">
            <text:p>229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.67911">
            <text:p>3,67911</text:p>
          </table:table-cell>
          <table:table-cell table:style-name="ce5" table:formula="of:=AVERAGE([.$E$2:.E7])" office:value-type="float" office:value="4.087135">
            <text:p>4,087135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05">
            <text:p>105</text:p>
          </table:table-cell>
          <table:table-cell table:style-name="Default" office:value-type="float" office:value="211">
            <text:p>211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3.99025">
            <text:p>3,99025</text:p>
          </table:table-cell>
          <table:table-cell table:style-name="ce5" table:formula="of:=AVERAGE([.$E$2:.E8])" office:value-type="float" office:value="4.07329428571429">
            <text:p>4,0732942857</text:p>
          </table:table-cell>
          <table:table-cell table:number-columns-repeated="6"/>
          <table:table-cell table:style-name="ce9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71">
            <text:p>171</text:p>
          </table:table-cell>
          <table:table-cell table:style-name="Default" office:value-type="float" office:value="227">
            <text:p>227</text:p>
          </table:table-cell>
          <table:table-cell table:style-name="Default" office:value-type="float" office:value="64">
            <text:p>64</text:p>
          </table:table-cell>
          <table:table-cell table:style-name="Default" office:value-type="float" office:value="5.34805">
            <text:p>5,34805</text:p>
          </table:table-cell>
          <table:table-cell table:style-name="ce5" table:formula="of:=AVERAGE([.$E$2:.E9])" office:value-type="float" office:value="4.23263875">
            <text:p>4,23263875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07">
            <text:p>107</text:p>
          </table:table-cell>
          <table:table-cell table:style-name="Default" office:value-type="float" office:value="207">
            <text:p>207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3.73621">
            <text:p>3,73621</text:p>
          </table:table-cell>
          <table:table-cell table:style-name="ce5" table:formula="of:=AVERAGE([.$E$2:.E10])" office:value-type="float" office:value="4.17748">
            <text:p>4,17748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11">
            <text:p>211</text:p>
          </table:table-cell>
          <table:table-cell table:style-name="Default" office:value-type="float" office:value="249">
            <text:p>249</text:p>
          </table:table-cell>
          <table:table-cell table:style-name="Default" office:value-type="float" office:value="77">
            <text:p>77</text:p>
          </table:table-cell>
          <table:table-cell table:style-name="Default" office:value-type="float" office:value="5.98695">
            <text:p>5,98695</text:p>
          </table:table-cell>
          <table:table-cell table:style-name="ce5" table:formula="of:=AVERAGE([.$E$2:.E11])" office:value-type="float" office:value="4.358427">
            <text:p>4,358427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5">
            <text:p>65</text:p>
          </table:table-cell>
          <table:table-cell table:style-name="Default" office:value-type="float" office:value="244">
            <text:p>244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4.83087">
            <text:p>4,83087</text:p>
          </table:table-cell>
          <table:table-cell table:style-name="ce5" table:formula="of:=AVERAGE([.$E$2:.E12])" office:value-type="float" office:value="4.40137636363636">
            <text:p>4,4013763636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95">
            <text:p>195</text:p>
          </table:table-cell>
          <table:table-cell table:style-name="Default" office:value-type="float" office:value="236">
            <text:p>236</text:p>
          </table:table-cell>
          <table:table-cell table:style-name="Default" office:value-type="float" office:value="80">
            <text:p>80</text:p>
          </table:table-cell>
          <table:table-cell table:style-name="Default" office:value-type="float" office:value="6.40045">
            <text:p>6,40045</text:p>
          </table:table-cell>
          <table:table-cell table:style-name="ce5" table:formula="of:=AVERAGE([.$E$2:.E13])" office:value-type="float" office:value="4.56796583333333">
            <text:p>4,5679658333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95">
            <text:p>195</text:p>
          </table:table-cell>
          <table:table-cell table:style-name="Default" office:value-type="float" office:value="236">
            <text:p>236</text:p>
          </table:table-cell>
          <table:table-cell table:style-name="Default" office:value-type="float" office:value="80">
            <text:p>80</text:p>
          </table:table-cell>
          <table:table-cell table:style-name="Default" office:value-type="float" office:value="57.1891">
            <text:p>57,1891</text:p>
          </table:table-cell>
          <table:table-cell table:style-name="ce5" table:formula="of:=AVERAGE([.$E$2:.E14])" office:value-type="float" office:value="8.61574538461538">
            <text:p>8,6157453846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87">
            <text:p>187</text:p>
          </table:table-cell>
          <table:table-cell table:style-name="Default" office:value-type="float" office:value="251">
            <text:p>251</text:p>
          </table:table-cell>
          <table:table-cell table:style-name="Default" office:value-type="float" office:value="79">
            <text:p>79</text:p>
          </table:table-cell>
          <table:table-cell table:style-name="Default" office:value-type="float" office:value="6.27475">
            <text:p>6,27475</text:p>
          </table:table-cell>
          <table:table-cell table:style-name="ce5" table:formula="of:=AVERAGE([.$E$2:.E15])" office:value-type="float" office:value="8.44853142857143">
            <text:p>8,4485314286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87">
            <text:p>187</text:p>
          </table:table-cell>
          <table:table-cell table:style-name="Default" office:value-type="float" office:value="251">
            <text:p>251</text:p>
          </table:table-cell>
          <table:table-cell table:style-name="Default" office:value-type="float" office:value="79">
            <text:p>79</text:p>
          </table:table-cell>
          <table:table-cell table:style-name="Default" office:value-type="float" office:value="57.5903">
            <text:p>57,5903</text:p>
          </table:table-cell>
          <table:table-cell table:style-name="ce5" table:formula="of:=AVERAGE([.$E$2:.E16])" office:value-type="float" office:value="11.7246493333333">
            <text:p>11,7246493333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69">
            <text:p>169</text:p>
          </table:table-cell>
          <table:table-cell table:style-name="Default" office:value-type="float" office:value="260">
            <text:p>260</text:p>
          </table:table-cell>
          <table:table-cell table:style-name="Default" office:value-type="float" office:value="81">
            <text:p>81</text:p>
          </table:table-cell>
          <table:table-cell table:style-name="Default" office:value-type="float" office:value="6.44193">
            <text:p>6,44193</text:p>
          </table:table-cell>
          <table:table-cell table:style-name="ce5" table:formula="of:=AVERAGE([.$E$2:.E17])" office:value-type="float" office:value="11.394479375">
            <text:p>11,394479375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69">
            <text:p>169</text:p>
          </table:table-cell>
          <table:table-cell table:style-name="Default" office:value-type="float" office:value="260">
            <text:p>260</text:p>
          </table:table-cell>
          <table:table-cell table:style-name="Default" office:value-type="float" office:value="81">
            <text:p>81</text:p>
          </table:table-cell>
          <table:table-cell table:style-name="Default" office:value-type="float" office:value="47.8649">
            <text:p>47,8649</text:p>
          </table:table-cell>
          <table:table-cell table:style-name="ce5" table:formula="of:=AVERAGE([.$E$2:.E18])" office:value-type="float" office:value="13.5397982352941">
            <text:p>13,5397982353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69">
            <text:p>169</text:p>
          </table:table-cell>
          <table:table-cell table:style-name="Default" office:value-type="float" office:value="260">
            <text:p>260</text:p>
          </table:table-cell>
          <table:table-cell table:style-name="Default" office:value-type="float" office:value="81">
            <text:p>81</text:p>
          </table:table-cell>
          <table:table-cell table:style-name="Default" office:value-type="float" office:value="56.8673">
            <text:p>56,8673</text:p>
          </table:table-cell>
          <table:table-cell table:style-name="ce5" table:formula="of:=AVERAGE([.$E$2:.E19])" office:value-type="float" office:value="15.9468816666667">
            <text:p>15,9468816667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69">
            <text:p>169</text:p>
          </table:table-cell>
          <table:table-cell table:style-name="Default" office:value-type="float" office:value="260">
            <text:p>260</text:p>
          </table:table-cell>
          <table:table-cell table:style-name="Default" office:value-type="float" office:value="81">
            <text:p>81</text:p>
          </table:table-cell>
          <table:table-cell table:style-name="Default" office:value-type="float" office:value="50.4087">
            <text:p>50,4087</text:p>
          </table:table-cell>
          <table:table-cell table:style-name="ce5" table:formula="of:=AVERAGE([.$E$2:.E20])" office:value-type="float" office:value="17.7606615789474">
            <text:p>17,7606615789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82">
            <text:p>182</text:p>
          </table:table-cell>
          <table:table-cell table:style-name="Default" office:value-type="float" office:value="243">
            <text:p>243</text:p>
          </table:table-cell>
          <table:table-cell table:style-name="Default" office:value-type="float" office:value="72">
            <text:p>72</text:p>
          </table:table-cell>
          <table:table-cell table:style-name="Default" office:value-type="float" office:value="5.82877">
            <text:p>5,82877</text:p>
          </table:table-cell>
          <table:table-cell table:style-name="ce5" table:formula="of:=AVERAGE([.$E$2:.E21])" office:value-type="float" office:value="17.164067">
            <text:p>17,164067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82">
            <text:p>182</text:p>
          </table:table-cell>
          <table:table-cell table:style-name="Default" office:value-type="float" office:value="243">
            <text:p>243</text:p>
          </table:table-cell>
          <table:table-cell table:style-name="Default" office:value-type="float" office:value="72">
            <text:p>72</text:p>
          </table:table-cell>
          <table:table-cell table:style-name="Default" office:value-type="float" office:value="55.0723">
            <text:p>55,0723</text:p>
          </table:table-cell>
          <table:table-cell table:style-name="ce5" table:formula="of:=AVERAGE([.$E$2:.E22])" office:value-type="float" office:value="18.969220952381">
            <text:p>18,9692209524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82">
            <text:p>182</text:p>
          </table:table-cell>
          <table:table-cell table:style-name="Default" office:value-type="float" office:value="243">
            <text:p>243</text:p>
          </table:table-cell>
          <table:table-cell table:style-name="Default" office:value-type="float" office:value="72">
            <text:p>72</text:p>
          </table:table-cell>
          <table:table-cell table:style-name="Default" office:value-type="float" office:value="52.1972">
            <text:p>52,1972</text:p>
          </table:table-cell>
          <table:table-cell table:style-name="ce5" table:formula="of:=AVERAGE([.$E$2:.E23])" office:value-type="float" office:value="20.4795836363636">
            <text:p>20,4795836364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82">
            <text:p>182</text:p>
          </table:table-cell>
          <table:table-cell table:style-name="Default" office:value-type="float" office:value="243">
            <text:p>243</text:p>
          </table:table-cell>
          <table:table-cell table:style-name="Default" office:value-type="float" office:value="72">
            <text:p>72</text:p>
          </table:table-cell>
          <table:table-cell table:style-name="Default" office:value-type="float" office:value="57.6267">
            <text:p>57,6267</text:p>
          </table:table-cell>
          <table:table-cell table:style-name="ce5" table:formula="of:=AVERAGE([.$E$2:.E24])" office:value-type="float" office:value="22.0946756521739">
            <text:p>22,0946756522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82">
            <text:p>182</text:p>
          </table:table-cell>
          <table:table-cell table:style-name="Default" office:value-type="float" office:value="243">
            <text:p>243</text:p>
          </table:table-cell>
          <table:table-cell table:style-name="Default" office:value-type="float" office:value="72">
            <text:p>72</text:p>
          </table:table-cell>
          <table:table-cell table:style-name="Default" office:value-type="float" office:value="53.3274">
            <text:p>53,3274</text:p>
          </table:table-cell>
          <table:table-cell table:style-name="ce5" table:formula="of:=AVERAGE([.$E$2:.E25])" office:value-type="float" office:value="23.3960391666667">
            <text:p>23,3960391667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82">
            <text:p>182</text:p>
          </table:table-cell>
          <table:table-cell table:style-name="Default" office:value-type="float" office:value="243">
            <text:p>243</text:p>
          </table:table-cell>
          <table:table-cell table:style-name="Default" office:value-type="float" office:value="72">
            <text:p>72</text:p>
          </table:table-cell>
          <table:table-cell table:style-name="Default" office:value-type="float" office:value="58.3466">
            <text:p>58,3466</text:p>
          </table:table-cell>
          <table:table-cell table:style-name="ce5" table:formula="of:=AVERAGE([.$E$2:.E26])" office:value-type="float" office:value="24.7940616">
            <text:p>24,7940616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3">
            <text:p>113</text:p>
          </table:table-cell>
          <table:table-cell table:style-name="Default" office:value-type="float" office:value="267">
            <text:p>267</text:p>
          </table:table-cell>
          <table:table-cell table:style-name="Default" office:value-type="float" office:value="77">
            <text:p>77</text:p>
          </table:table-cell>
          <table:table-cell table:style-name="Default" office:value-type="float" office:value="5.65451">
            <text:p>5,65451</text:p>
          </table:table-cell>
          <table:table-cell table:style-name="ce5" table:formula="of:=AVERAGE([.$E$2:.E27])" office:value-type="float" office:value="24.057925">
            <text:p>24,057925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3">
            <text:p>113</text:p>
          </table:table-cell>
          <table:table-cell table:style-name="Default" office:value-type="float" office:value="267">
            <text:p>267</text:p>
          </table:table-cell>
          <table:table-cell table:style-name="Default" office:value-type="float" office:value="77">
            <text:p>77</text:p>
          </table:table-cell>
          <table:table-cell table:style-name="Default" office:value-type="float" office:value="51.1719">
            <text:p>51,1719</text:p>
          </table:table-cell>
          <table:table-cell table:style-name="ce5" table:formula="of:=AVERAGE([.$E$2:.E28])" office:value-type="float" office:value="25.0621462962963">
            <text:p>25,0621462963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3">
            <text:p>113</text:p>
          </table:table-cell>
          <table:table-cell table:style-name="Default" office:value-type="float" office:value="267">
            <text:p>267</text:p>
          </table:table-cell>
          <table:table-cell table:style-name="Default" office:value-type="float" office:value="77">
            <text:p>77</text:p>
          </table:table-cell>
          <table:table-cell table:style-name="Default" office:value-type="float" office:value="34.8179">
            <text:p>34,8179</text:p>
          </table:table-cell>
          <table:table-cell table:style-name="ce5" table:formula="of:=AVERAGE([.$E$2:.E29])" office:value-type="float" office:value="25.4105660714286">
            <text:p>25,4105660714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3">
            <text:p>113</text:p>
          </table:table-cell>
          <table:table-cell table:style-name="Default" office:value-type="float" office:value="267">
            <text:p>267</text:p>
          </table:table-cell>
          <table:table-cell table:style-name="Default" office:value-type="float" office:value="77">
            <text:p>77</text:p>
          </table:table-cell>
          <table:table-cell table:style-name="Default" office:value-type="float" office:value="59.0772">
            <text:p>59,0772</text:p>
          </table:table-cell>
          <table:table-cell table:style-name="ce5" table:formula="of:=AVERAGE([.$E$2:.E30])" office:value-type="float" office:value="26.5714844827586">
            <text:p>26,5714844828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3">
            <text:p>113</text:p>
          </table:table-cell>
          <table:table-cell table:style-name="Default" office:value-type="float" office:value="267">
            <text:p>267</text:p>
          </table:table-cell>
          <table:table-cell table:style-name="Default" office:value-type="float" office:value="77">
            <text:p>77</text:p>
          </table:table-cell>
          <table:table-cell table:style-name="Default" office:value-type="float" office:value="58.5756">
            <text:p>58,5756</text:p>
          </table:table-cell>
          <table:table-cell table:style-name="ce5" table:formula="of:=AVERAGE([.$E$2:.E31])" office:value-type="float" office:value="27.6382883333333">
            <text:p>27,6382883333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3">
            <text:p>113</text:p>
          </table:table-cell>
          <table:table-cell table:style-name="Default" office:value-type="float" office:value="267">
            <text:p>267</text:p>
          </table:table-cell>
          <table:table-cell table:style-name="Default" office:value-type="float" office:value="77">
            <text:p>77</text:p>
          </table:table-cell>
          <table:table-cell table:style-name="Default" office:value-type="float" office:value="49.4611">
            <text:p>49,4611</text:p>
          </table:table-cell>
          <table:table-cell table:style-name="ce5" table:formula="of:=AVERAGE([.$E$2:.E32])" office:value-type="float" office:value="28.34225">
            <text:p>28,34225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3">
            <text:p>113</text:p>
          </table:table-cell>
          <table:table-cell table:style-name="Default" office:value-type="float" office:value="267">
            <text:p>267</text:p>
          </table:table-cell>
          <table:table-cell table:style-name="Default" office:value-type="float" office:value="77">
            <text:p>77</text:p>
          </table:table-cell>
          <table:table-cell table:style-name="Default" office:value-type="float" office:value="58.538">
            <text:p>58,538</text:p>
          </table:table-cell>
          <table:table-cell table:style-name="ce5" table:formula="of:=AVERAGE([.$E$2:.E33])" office:value-type="float" office:value="29.2858671875">
            <text:p>29,2858671875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3">
            <text:p>113</text:p>
          </table:table-cell>
          <table:table-cell table:style-name="Default" office:value-type="float" office:value="267">
            <text:p>267</text:p>
          </table:table-cell>
          <table:table-cell table:style-name="Default" office:value-type="float" office:value="77">
            <text:p>77</text:p>
          </table:table-cell>
          <table:table-cell table:style-name="Default" office:value-type="float" office:value="57.0933">
            <text:p>57,0933</text:p>
          </table:table-cell>
          <table:table-cell table:style-name="ce5" table:formula="of:=AVERAGE([.$E$2:.E34])" office:value-type="float" office:value="30.1285166666667">
            <text:p>30,1285166667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3">
            <text:p>113</text:p>
          </table:table-cell>
          <table:table-cell table:style-name="Default" office:value-type="float" office:value="267">
            <text:p>267</text:p>
          </table:table-cell>
          <table:table-cell table:style-name="Default" office:value-type="float" office:value="77">
            <text:p>77</text:p>
          </table:table-cell>
          <table:table-cell table:style-name="Default" office:value-type="float" office:value="51.6286">
            <text:p>51,6286</text:p>
          </table:table-cell>
          <table:table-cell table:style-name="ce5" table:formula="of:=AVERAGE([.$E$2:.E35])" office:value-type="float" office:value="30.7608720588235">
            <text:p>30,7608720588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3">
            <text:p>113</text:p>
          </table:table-cell>
          <table:table-cell table:style-name="Default" office:value-type="float" office:value="267">
            <text:p>267</text:p>
          </table:table-cell>
          <table:table-cell table:style-name="Default" office:value-type="float" office:value="77">
            <text:p>77</text:p>
          </table:table-cell>
          <table:table-cell table:style-name="Default" office:value-type="float" office:value="52.4688">
            <text:p>52,4688</text:p>
          </table:table-cell>
          <table:table-cell table:style-name="ce5" table:formula="of:=AVERAGE([.$E$2:.E36])" office:value-type="float" office:value="31.3810985714286">
            <text:p>31,3810985714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3">
            <text:p>113</text:p>
          </table:table-cell>
          <table:table-cell table:style-name="Default" office:value-type="float" office:value="267">
            <text:p>267</text:p>
          </table:table-cell>
          <table:table-cell table:style-name="Default" office:value-type="float" office:value="77">
            <text:p>77</text:p>
          </table:table-cell>
          <table:table-cell table:style-name="Default" office:value-type="float" office:value="46.2942">
            <text:p>46,2942</text:p>
          </table:table-cell>
          <table:table-cell table:style-name="ce5" table:formula="of:=AVERAGE([.$E$2:.E37])" office:value-type="float" office:value="31.7953513888889">
            <text:p>31,7953513889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3">
            <text:p>113</text:p>
          </table:table-cell>
          <table:table-cell table:style-name="Default" office:value-type="float" office:value="267">
            <text:p>267</text:p>
          </table:table-cell>
          <table:table-cell table:style-name="Default" office:value-type="float" office:value="77">
            <text:p>77</text:p>
          </table:table-cell>
          <table:table-cell table:style-name="Default" office:value-type="float" office:value="26.1657">
            <text:p>26,1657</text:p>
          </table:table-cell>
          <table:table-cell table:style-name="ce5" table:formula="of:=AVERAGE([.$E$2:.E38])" office:value-type="float" office:value="31.6431986486487">
            <text:p>31,6431986486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3">
            <text:p>113</text:p>
          </table:table-cell>
          <table:table-cell table:style-name="Default" office:value-type="float" office:value="267">
            <text:p>267</text:p>
          </table:table-cell>
          <table:table-cell table:style-name="Default" office:value-type="float" office:value="77">
            <text:p>77</text:p>
          </table:table-cell>
          <table:table-cell table:style-name="Default" office:value-type="float" office:value="29.281">
            <text:p>29,281</text:p>
          </table:table-cell>
          <table:table-cell table:style-name="ce5" table:formula="of:=AVERAGE([.$E$2:.E39])" office:value-type="float" office:value="31.5810355263158">
            <text:p>31,5810355263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3">
            <text:p>113</text:p>
          </table:table-cell>
          <table:table-cell table:style-name="Default" office:value-type="float" office:value="267">
            <text:p>267</text:p>
          </table:table-cell>
          <table:table-cell table:style-name="Default" office:value-type="float" office:value="77">
            <text:p>77</text:p>
          </table:table-cell>
          <table:table-cell table:style-name="Default" office:value-type="float" office:value="26.1062">
            <text:p>26,1062</text:p>
          </table:table-cell>
          <table:table-cell table:style-name="ce5" table:formula="of:=AVERAGE([.$E$2:.E40])" office:value-type="float" office:value="31.4406551282051">
            <text:p>31,4406551282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3">
            <text:p>113</text:p>
          </table:table-cell>
          <table:table-cell table:style-name="Default" office:value-type="float" office:value="267">
            <text:p>267</text:p>
          </table:table-cell>
          <table:table-cell table:style-name="Default" office:value-type="float" office:value="77">
            <text:p>77</text:p>
          </table:table-cell>
          <table:table-cell table:style-name="Default" office:value-type="float" office:value="36.353">
            <text:p>36,353</text:p>
          </table:table-cell>
          <table:table-cell table:style-name="ce5" table:formula="of:=AVERAGE([.$E$2:.E41])" office:value-type="float" office:value="31.56346375">
            <text:p>31,56346375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3">
            <text:p>113</text:p>
          </table:table-cell>
          <table:table-cell table:style-name="Default" office:value-type="float" office:value="267">
            <text:p>267</text:p>
          </table:table-cell>
          <table:table-cell table:style-name="Default" office:value-type="float" office:value="77">
            <text:p>77</text:p>
          </table:table-cell>
          <table:table-cell table:style-name="Default" office:value-type="float" office:value="23.3787">
            <text:p>23,3787</text:p>
          </table:table-cell>
          <table:table-cell table:style-name="ce5" table:formula="of:=AVERAGE([.$E$2:.E42])" office:value-type="float" office:value="31.3638353658537">
            <text:p>31,3638353659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64">
            <text:p>164</text:p>
          </table:table-cell>
          <table:table-cell table:style-name="Default" office:value-type="float" office:value="228">
            <text:p>228</text:p>
          </table:table-cell>
          <table:table-cell table:style-name="Default" office:value-type="float" office:value="68">
            <text:p>68</text:p>
          </table:table-cell>
          <table:table-cell table:style-name="Default" office:value-type="float" office:value="5.51755">
            <text:p>5,51755</text:p>
          </table:table-cell>
          <table:table-cell table:style-name="ce5" table:formula="of:=AVERAGE([.$E$2:.E43])" office:value-type="float" office:value="30.7484476190476">
            <text:p>30,748447619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38">
            <text:p>138</text:p>
          </table:table-cell>
          <table:table-cell table:style-name="Default" office:value-type="float" office:value="224">
            <text:p>224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3.99028">
            <text:p>3,99028</text:p>
          </table:table-cell>
          <table:table-cell table:style-name="ce5" table:formula="of:=AVERAGE([.$E$2:.E44])" office:value-type="float" office:value="30.1261646511628">
            <text:p>30,1261646512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6">
            <text:p>96</text:p>
          </table:table-cell>
          <table:table-cell table:style-name="Default" office:value-type="float" office:value="213">
            <text:p>213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4.13837">
            <text:p>4,13837</text:p>
          </table:table-cell>
          <table:table-cell table:style-name="ce5" table:formula="of:=AVERAGE([.$E$2:.E45])" office:value-type="float" office:value="29.5355329545455">
            <text:p>29,5355329545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7">
            <text:p>97</text:p>
          </table:table-cell>
          <table:table-cell table:style-name="Default" office:value-type="float" office:value="207">
            <text:p>207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3.97265">
            <text:p>3,97265</text:p>
          </table:table-cell>
          <table:table-cell table:style-name="ce5" table:formula="of:=AVERAGE([.$E$2:.E46])" office:value-type="float" office:value="28.9674688888889">
            <text:p>28,9674688889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2">
            <text:p>92</text:p>
          </table:table-cell>
          <table:table-cell table:style-name="Default" office:value-type="float" office:value="176">
            <text:p>176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3.97341">
            <text:p>3,97341</text:p>
          </table:table-cell>
          <table:table-cell table:style-name="ce5" table:formula="of:=AVERAGE([.$E$2:.E47])" office:value-type="float" office:value="28.4241197826087">
            <text:p>28,4241197826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1">
            <text:p>91</text:p>
          </table:table-cell>
          <table:table-cell table:style-name="Default" office:value-type="float" office:value="187">
            <text:p>187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3.92194">
            <text:p>3,92194</text:p>
          </table:table-cell>
          <table:table-cell table:style-name="ce5" table:formula="of:=AVERAGE([.$E$2:.E48])" office:value-type="float" office:value="27.9027968085106">
            <text:p>27,9027968085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98">
            <text:p>198</text:p>
          </table:table-cell>
          <table:table-cell table:style-name="Default" office:value-type="float" office:value="194">
            <text:p>194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3.24802">
            <text:p>3,24802</text:p>
          </table:table-cell>
          <table:table-cell table:style-name="ce5" table:formula="of:=AVERAGE([.$E$2:.E49])" office:value-type="float" office:value="27.389155625">
            <text:p>27,389155625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8">
            <text:p>98</text:p>
          </table:table-cell>
          <table:table-cell table:style-name="Default" office:value-type="float" office:value="165">
            <text:p>165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3.86345">
            <text:p>3,86345</text:p>
          </table:table-cell>
          <table:table-cell table:style-name="ce5" table:formula="of:=AVERAGE([.$E$2:.E50])" office:value-type="float" office:value="26.9090391836735">
            <text:p>26,9090391837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34">
            <text:p>134</text:p>
          </table:table-cell>
          <table:table-cell table:style-name="Default" office:value-type="float" office:value="193">
            <text:p>193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3.4373">
            <text:p>3,4373</text:p>
          </table:table-cell>
          <table:table-cell table:style-name="ce5" table:formula="of:=AVERAGE([.$E$2:.E51])" office:value-type="float" office:value="26.4396044">
            <text:p>26,4396044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2">
            <text:p>172</text:p>
          </table:table-cell>
          <table:table-cell table:style-name="Default" office:value-type="float" office:value="191">
            <text:p>191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3.63414">
            <text:p>3,63414</text:p>
          </table:table-cell>
          <table:table-cell table:style-name="ce5" table:formula="of:=AVERAGE([.$E$2:.E52])" office:value-type="float" office:value="25.9924384313725">
            <text:p>25,9924384314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79">
            <text:p>179</text:p>
          </table:table-cell>
          <table:table-cell table:style-name="Default" office:value-type="float" office:value="187">
            <text:p>187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3.57378">
            <text:p>3,57378</text:p>
          </table:table-cell>
          <table:table-cell table:style-name="ce5" table:formula="of:=AVERAGE([.$E$2:.E53])" office:value-type="float" office:value="25.5613103846154">
            <text:p>25,5613103846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39">
            <text:p>139</text:p>
          </table:table-cell>
          <table:table-cell table:style-name="Default" office:value-type="float" office:value="177">
            <text:p>177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4.04564">
            <text:p>4,04564</text:p>
          </table:table-cell>
          <table:table-cell table:style-name="ce5" table:formula="of:=AVERAGE([.$E$2:.E54])" office:value-type="float" office:value="25.1553543396226">
            <text:p>25,1553543396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56">
            <text:p>156</text:p>
          </table:table-cell>
          <table:table-cell table:style-name="Default" office:value-type="float" office:value="201">
            <text:p>201</text:p>
          </table:table-cell>
          <table:table-cell table:style-name="Default" office:value-type="float" office:value="66">
            <text:p>66</text:p>
          </table:table-cell>
          <table:table-cell table:style-name="Default" office:value-type="float" office:value="5.37799">
            <text:p>5,37799</text:p>
          </table:table-cell>
          <table:table-cell table:style-name="ce5" table:formula="of:=AVERAGE([.$E$2:.E55])" office:value-type="float" office:value="24.7891068518518">
            <text:p>24,7891068519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6">
            <text:p>76</text:p>
          </table:table-cell>
          <table:table-cell table:style-name="Default" office:value-type="float" office:value="188">
            <text:p>188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3.81464">
            <text:p>3,81464</text:p>
          </table:table-cell>
          <table:table-cell table:style-name="ce5" table:formula="of:=AVERAGE([.$E$2:.E56])" office:value-type="float" office:value="24.4077529090909">
            <text:p>24,4077529091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78">
            <text:p>178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3.81448">
            <text:p>3,81448</text:p>
          </table:table-cell>
          <table:table-cell table:style-name="ce5" table:formula="of:=AVERAGE([.$E$2:.E57])" office:value-type="float" office:value="24.0400158928571">
            <text:p>24,0400158929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20">
            <text:p>120</text:p>
          </table:table-cell>
          <table:table-cell table:style-name="Default" office:value-type="float" office:value="204">
            <text:p>204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3.62584">
            <text:p>3,62584</text:p>
          </table:table-cell>
          <table:table-cell table:style-name="ce5" table:formula="of:=AVERAGE([.$E$2:.E58])" office:value-type="float" office:value="23.6818724561404">
            <text:p>23,6818724561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6">
            <text:p>96</text:p>
          </table:table-cell>
          <table:table-cell table:style-name="Default" office:value-type="float" office:value="209">
            <text:p>209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3.50698">
            <text:p>3,50698</text:p>
          </table:table-cell>
          <table:table-cell table:style-name="ce5" table:formula="of:=AVERAGE([.$E$2:.E59])" office:value-type="float" office:value="23.3340294827586">
            <text:p>23,3340294828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31">
            <text:p>131</text:p>
          </table:table-cell>
          <table:table-cell table:style-name="Default" office:value-type="float" office:value="198">
            <text:p>198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4.29107">
            <text:p>4,29107</text:p>
          </table:table-cell>
          <table:table-cell table:style-name="ce5" table:formula="of:=AVERAGE([.$E$2:.E60])" office:value-type="float" office:value="23.0112674576271">
            <text:p>23,0112674576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5">
            <text:p>85</text:p>
          </table:table-cell>
          <table:table-cell table:style-name="Default" office:value-type="float" office:value="217">
            <text:p>217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3.5938">
            <text:p>3,5938</text:p>
          </table:table-cell>
          <table:table-cell table:style-name="ce5" table:formula="of:=AVERAGE([.$E$2:.E61])" office:value-type="float" office:value="22.687643">
            <text:p>22,687643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216">
            <text:p>216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4.05374">
            <text:p>4,05374</text:p>
          </table:table-cell>
          <table:table-cell table:style-name="ce5" table:formula="of:=AVERAGE([.$E$2:.E62])" office:value-type="float" office:value="22.3821691803279">
            <text:p>22,3821691803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03">
            <text:p>103</text:p>
          </table:table-cell>
          <table:table-cell table:style-name="Default" office:value-type="float" office:value="185">
            <text:p>185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3.60754">
            <text:p>3,60754</text:p>
          </table:table-cell>
          <table:table-cell table:style-name="ce5" table:formula="of:=AVERAGE([.$E$2:.E63])" office:value-type="float" office:value="22.0793525806452">
            <text:p>22,0793525806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0">
            <text:p>110</text:p>
          </table:table-cell>
          <table:table-cell table:style-name="Default" office:value-type="float" office:value="172">
            <text:p>17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3.70233">
            <text:p>3,70233</text:p>
          </table:table-cell>
          <table:table-cell table:style-name="ce5" table:formula="of:=AVERAGE([.$E$2:.E64])" office:value-type="float" office:value="21.7876538095238">
            <text:p>21,7876538095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7">
            <text:p>87</text:p>
          </table:table-cell>
          <table:table-cell table:style-name="Default" office:value-type="float" office:value="219">
            <text:p>219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3.75744">
            <text:p>3,75744</text:p>
          </table:table-cell>
          <table:table-cell table:style-name="ce5" table:formula="of:=AVERAGE([.$E$2:.E65])" office:value-type="float" office:value="21.50593171875">
            <text:p>21,5059317188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231">
            <text:p>231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4.18906">
            <text:p>4,18906</text:p>
          </table:table-cell>
          <table:table-cell table:style-name="ce5" table:formula="of:=AVERAGE([.$E$2:.E66])" office:value-type="float" office:value="21.2395183076923">
            <text:p>21,2395183077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9">
            <text:p>49</text:p>
          </table:table-cell>
          <table:table-cell table:style-name="Default" office:value-type="float" office:value="184">
            <text:p>184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4.37407">
            <text:p>4,37407</text:p>
          </table:table-cell>
          <table:table-cell table:style-name="ce5" table:formula="of:=AVERAGE([.$E$2:.E67])" office:value-type="float" office:value="20.9839812121212">
            <text:p>20,9839812121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215">
            <text:p>215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4.29043">
            <text:p>4,29043</text:p>
          </table:table-cell>
          <table:table-cell table:style-name="ce5" table:formula="of:=AVERAGE([.$E$2:.E68])" office:value-type="float" office:value="20.7348237313433">
            <text:p>20,7348237313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203">
            <text:p>203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5.31491">
            <text:p>5,31491</text:p>
          </table:table-cell>
          <table:table-cell table:style-name="ce5" table:formula="of:=AVERAGE([.$E$2:.E69])" office:value-type="float" office:value="20.5080602941177">
            <text:p>20,5080602941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5">
            <text:p>125</text:p>
          </table:table-cell>
          <table:table-cell table:style-name="Default" office:value-type="float" office:value="200">
            <text:p>200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3.95012">
            <text:p>3,95012</text:p>
          </table:table-cell>
          <table:table-cell table:style-name="ce5" table:formula="of:=AVERAGE([.$E$2:.E70])" office:value-type="float" office:value="20.2680901449275">
            <text:p>20,2680901449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5">
            <text:p>55</text:p>
          </table:table-cell>
          <table:table-cell table:style-name="Default" office:value-type="float" office:value="179">
            <text:p>179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4.54283">
            <text:p>4,54283</text:p>
          </table:table-cell>
          <table:table-cell table:style-name="ce5" table:formula="of:=AVERAGE([.$E$2:.E71])" office:value-type="float" office:value="20.0434435714286">
            <text:p>20,0434435714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9">
            <text:p>119</text:p>
          </table:table-cell>
          <table:table-cell table:style-name="Default" office:value-type="float" office:value="221">
            <text:p>221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4.02086">
            <text:p>4,02086</text:p>
          </table:table-cell>
          <table:table-cell table:style-name="ce5" table:formula="of:=AVERAGE([.$E$2:.E72])" office:value-type="float" office:value="19.8177733802817">
            <text:p>19,8177733803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6">
            <text:p>66</text:p>
          </table:table-cell>
          <table:table-cell table:style-name="Default" office:value-type="float" office:value="219">
            <text:p>219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4.70801">
            <text:p>4,70801</text:p>
          </table:table-cell>
          <table:table-cell table:style-name="ce5" table:formula="of:=AVERAGE([.$E$2:.E73])" office:value-type="float" office:value="19.6079155555556">
            <text:p>19,6079155556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1">
            <text:p>91</text:p>
          </table:table-cell>
          <table:table-cell table:style-name="Default" office:value-type="float" office:value="211">
            <text:p>211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4.41416">
            <text:p>4,41416</text:p>
          </table:table-cell>
          <table:table-cell table:style-name="ce5" table:formula="of:=AVERAGE([.$E$2:.E74])" office:value-type="float" office:value="19.3997819178082">
            <text:p>19,3997819178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00">
            <text:p>100</text:p>
          </table:table-cell>
          <table:table-cell table:style-name="Default" office:value-type="float" office:value="221">
            <text:p>221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4.20085">
            <text:p>4,20085</text:p>
          </table:table-cell>
          <table:table-cell table:style-name="ce5" table:formula="of:=AVERAGE([.$E$2:.E75])" office:value-type="float" office:value="19.194390945946">
            <text:p>19,1943909459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8">
            <text:p>118</text:p>
          </table:table-cell>
          <table:table-cell table:style-name="Default" office:value-type="float" office:value="210">
            <text:p>2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4.13926">
            <text:p>4,13926</text:p>
          </table:table-cell>
          <table:table-cell table:style-name="ce5" table:formula="of:=AVERAGE([.$E$2:.E76])" office:value-type="float" office:value="18.9936558666667">
            <text:p>18,9936558667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240">
            <text:p>240</text:p>
          </table:table-cell>
          <table:table-cell table:style-name="Default" office:value-type="float" office:value="65">
            <text:p>65</text:p>
          </table:table-cell>
          <table:table-cell table:style-name="Default" office:value-type="float" office:value="5.82594">
            <text:p>5,82594</text:p>
          </table:table-cell>
          <table:table-cell table:style-name="ce5" table:formula="of:=AVERAGE([.$E$2:.E77])" office:value-type="float" office:value="18.8203964473684">
            <text:p>18,8203964474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85">
            <text:p>285</text:p>
          </table:table-cell>
          <table:table-cell table:style-name="Default" office:value-type="float" office:value="148">
            <text:p>148</text:p>
          </table:table-cell>
          <table:table-cell table:style-name="Default" office:value-type="float" office:value="9.62851">
            <text:p>9,62851</text:p>
          </table:table-cell>
          <table:table-cell table:style-name="ce5" table:formula="of:=AVERAGE([.$E$2:.E78])" office:value-type="float" office:value="18.7010212987013">
            <text:p>18,7010212987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223">
            <text:p>223</text:p>
          </table:table-cell>
          <table:table-cell table:style-name="Default" office:value-type="float" office:value="109">
            <text:p>109</text:p>
          </table:table-cell>
          <table:table-cell table:style-name="Default" office:value-type="float" office:value="9.28358">
            <text:p>9,28358</text:p>
          </table:table-cell>
          <table:table-cell table:style-name="ce5" table:formula="of:=AVERAGE([.$E$2:.E79])" office:value-type="float" office:value="18.5802848717949">
            <text:p>18,5802848718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207">
            <text:p>207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4.21299">
            <text:p>4,21299</text:p>
          </table:table-cell>
          <table:table-cell table:style-name="ce5" table:formula="of:=AVERAGE([.$E$2:.E80])" office:value-type="float" office:value="18.3984203797468">
            <text:p>18,3984203797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7">
            <text:p>77</text:p>
          </table:table-cell>
          <table:table-cell table:style-name="Default" office:value-type="float" office:value="204">
            <text:p>204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4.2966">
            <text:p>4,2966</text:p>
          </table:table-cell>
          <table:table-cell table:style-name="ce5" table:formula="of:=AVERAGE([.$E$2:.E81])" office:value-type="float" office:value="18.222147625">
            <text:p>18,222147625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1">
            <text:p>71</text:p>
          </table:table-cell>
          <table:table-cell table:style-name="Default" office:value-type="float" office:value="203">
            <text:p>203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4.20537">
            <text:p>4,20537</text:p>
          </table:table-cell>
          <table:table-cell table:style-name="ce5" table:formula="of:=AVERAGE([.$E$2:.E82])" office:value-type="float" office:value="18.0491009876543">
            <text:p>18,0491009877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8">
            <text:p>78</text:p>
          </table:table-cell>
          <table:table-cell table:style-name="Default" office:value-type="float" office:value="226">
            <text:p>226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4.14943">
            <text:p>4,14943</text:p>
          </table:table-cell>
          <table:table-cell table:style-name="ce5" table:formula="of:=AVERAGE([.$E$2:.E83])" office:value-type="float" office:value="17.8795928048781">
            <text:p>17,8795928049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5">
            <text:p>85</text:p>
          </table:table-cell>
          <table:table-cell table:style-name="Default" office:value-type="float" office:value="204">
            <text:p>204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3.85945">
            <text:p>3,85945</text:p>
          </table:table-cell>
          <table:table-cell table:style-name="ce5" table:formula="of:=AVERAGE([.$E$2:.E84])" office:value-type="float" office:value="17.7106754216867">
            <text:p>17,7106754217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219">
            <text:p>219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4.0286">
            <text:p>4,0286</text:p>
          </table:table-cell>
          <table:table-cell table:style-name="ce5" table:formula="of:=AVERAGE([.$E$2:.E85])" office:value-type="float" office:value="17.5477935714286">
            <text:p>17,5477935714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211">
            <text:p>211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4.09512">
            <text:p>4,09512</text:p>
          </table:table-cell>
          <table:table-cell table:style-name="ce5" table:formula="of:=AVERAGE([.$E$2:.E86])" office:value-type="float" office:value="17.3895268235294">
            <text:p>17,3895268235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5">
            <text:p>85</text:p>
          </table:table-cell>
          <table:table-cell table:style-name="Default" office:value-type="float" office:value="182">
            <text:p>182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3.75403">
            <text:p>3,75403</text:p>
          </table:table-cell>
          <table:table-cell table:style-name="ce5" table:formula="of:=AVERAGE([.$E$2:.E87])" office:value-type="float" office:value="17.2309745348837">
            <text:p>17,2309745349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8">
            <text:p>98</text:p>
          </table:table-cell>
          <table:table-cell table:style-name="Default" office:value-type="float" office:value="185">
            <text:p>185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3.65704">
            <text:p>3,65704</text:p>
          </table:table-cell>
          <table:table-cell table:style-name="ce5" table:formula="of:=AVERAGE([.$E$2:.E88])" office:value-type="float" office:value="17.0749522988506">
            <text:p>17,0749522989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91">
            <text:p>291</text:p>
          </table:table-cell>
          <table:table-cell table:style-name="Default" office:value-type="float" office:value="274">
            <text:p>274</text:p>
          </table:table-cell>
          <table:table-cell table:style-name="Default" office:value-type="float" office:value="107">
            <text:p>107</text:p>
          </table:table-cell>
          <table:table-cell table:style-name="Default" office:value-type="float" office:value="5.31926">
            <text:p>5,31926</text:p>
          </table:table-cell>
          <table:table-cell table:style-name="ce5" table:formula="of:=AVERAGE([.$E$2:.E89])" office:value-type="float" office:value="16.9413648863636">
            <text:p>16,9413648864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07">
            <text:p>207</text:p>
          </table:table-cell>
          <table:table-cell table:style-name="Default" office:value-type="float" office:value="197">
            <text:p>197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3.76858">
            <text:p>3,76858</text:p>
          </table:table-cell>
          <table:table-cell table:style-name="ce5" table:formula="of:=AVERAGE([.$E$2:.E90])" office:value-type="float" office:value="16.7933560674157">
            <text:p>16,7933560674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70">
            <text:p>270</text:p>
          </table:table-cell>
          <table:table-cell table:style-name="Default" office:value-type="float" office:value="234">
            <text:p>234</text:p>
          </table:table-cell>
          <table:table-cell table:style-name="Default" office:value-type="float" office:value="91">
            <text:p>91</text:p>
          </table:table-cell>
          <table:table-cell table:style-name="Default" office:value-type="float" office:value="5.69632">
            <text:p>5,69632</text:p>
          </table:table-cell>
          <table:table-cell table:style-name="ce5" table:formula="of:=AVERAGE([.$E$2:.E91])" office:value-type="float" office:value="16.6700556666667">
            <text:p>16,6700556667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89">
            <text:p>289</text:p>
          </table:table-cell>
          <table:table-cell table:style-name="Default" office:value-type="float" office:value="250">
            <text:p>250</text:p>
          </table:table-cell>
          <table:table-cell table:style-name="Default" office:value-type="float" office:value="108">
            <text:p>108</text:p>
          </table:table-cell>
          <table:table-cell table:style-name="Default" office:value-type="float" office:value="5.24434">
            <text:p>5,24434</text:p>
          </table:table-cell>
          <table:table-cell table:style-name="ce5" table:formula="of:=AVERAGE([.$E$2:.E92])" office:value-type="float" office:value="16.5444983516484">
            <text:p>16,5444983516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93">
            <text:p>193</text:p>
          </table:table-cell>
          <table:table-cell table:style-name="Default" office:value-type="float" office:value="222">
            <text:p>222</text:p>
          </table:table-cell>
          <table:table-cell table:style-name="Default" office:value-type="float" office:value="70">
            <text:p>70</text:p>
          </table:table-cell>
          <table:table-cell table:style-name="Default" office:value-type="float" office:value="5.7549">
            <text:p>5,7549</text:p>
          </table:table-cell>
          <table:table-cell table:style-name="ce5" table:formula="of:=AVERAGE([.$E$2:.E93])" office:value-type="float" office:value="16.4272201086957">
            <text:p>16,4272201087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65">
            <text:p>165</text:p>
          </table:table-cell>
          <table:table-cell table:style-name="Default" office:value-type="float" office:value="217">
            <text:p>217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3.73779">
            <text:p>3,73779</text:p>
          </table:table-cell>
          <table:table-cell table:style-name="ce5" table:formula="of:=AVERAGE([.$E$2:.E94])" office:value-type="float" office:value="16.2907746236559">
            <text:p>16,2907746237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0">
            <text:p>90</text:p>
          </table:table-cell>
          <table:table-cell table:style-name="Default" office:value-type="float" office:value="200">
            <text:p>200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3.83334">
            <text:p>3,83334</text:p>
          </table:table-cell>
          <table:table-cell table:style-name="ce5" table:formula="of:=AVERAGE([.$E$2:.E95])" office:value-type="float" office:value="16.1582487234043">
            <text:p>16,1582487234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9">
            <text:p>89</text:p>
          </table:table-cell>
          <table:table-cell table:style-name="Default" office:value-type="float" office:value="194">
            <text:p>194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3.69462">
            <text:p>3,69462</text:p>
          </table:table-cell>
          <table:table-cell table:style-name="ce5" table:formula="of:=AVERAGE([.$E$2:.E96])" office:value-type="float" office:value="16.0270526315789">
            <text:p>16,0270526316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7">
            <text:p>67</text:p>
          </table:table-cell>
          <table:table-cell table:style-name="Default" office:value-type="float" office:value="162">
            <text:p>162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4.0609">
            <text:p>4,0609</text:p>
          </table:table-cell>
          <table:table-cell table:style-name="ce5" table:formula="of:=AVERAGE([.$E$2:.E97])" office:value-type="float" office:value="15.9024052083333">
            <text:p>15,9024052083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188">
            <text:p>188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4.22345">
            <text:p>4,22345</text:p>
          </table:table-cell>
          <table:table-cell table:style-name="ce5" table:formula="of:=AVERAGE([.$E$2:.E98])" office:value-type="float" office:value="15.7820036082474">
            <text:p>15,7820036082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306">
            <text:p>306</text:p>
          </table:table-cell>
          <table:table-cell table:style-name="Default" office:value-type="float" office:value="122">
            <text:p>122</text:p>
          </table:table-cell>
          <table:table-cell table:style-name="Default" office:value-type="float" office:value="12.4908">
            <text:p>12,4908</text:p>
          </table:table-cell>
          <table:table-cell table:style-name="ce5" table:formula="of:=AVERAGE([.$E$2:.E99])" office:value-type="float" office:value="15.7484198979592">
            <text:p>15,748419898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353">
            <text:p>353</text:p>
          </table:table-cell>
          <table:table-cell table:style-name="Default" office:value-type="float" office:value="89">
            <text:p>89</text:p>
          </table:table-cell>
          <table:table-cell table:style-name="Default" office:value-type="float" office:value="6.24899">
            <text:p>6,24899</text:p>
          </table:table-cell>
          <table:table-cell table:style-name="ce5" table:formula="of:=AVERAGE([.$E$2:.E100])" office:value-type="float" office:value="15.6524660606061">
            <text:p>15,6524660606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2">
            <text:p>72</text:p>
          </table:table-cell>
          <table:table-cell table:style-name="Default" office:value-type="float" office:value="194">
            <text:p>194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4.14929">
            <text:p>4,14929</text:p>
          </table:table-cell>
          <table:table-cell table:style-name="ce5" table:formula="of:=AVERAGE([.$E$2:.E101])" office:value-type="float" office:value="15.5374343">
            <text:p>15,5374343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1">
            <text:p>91</text:p>
          </table:table-cell>
          <table:table-cell table:style-name="Default" office:value-type="float" office:value="207">
            <text:p>207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3.94114">
            <text:p>3,94114</text:p>
          </table:table-cell>
          <table:table-cell table:style-name="ce5" table:formula="of:=AVERAGE([.$E$2:.E102])" office:value-type="float" office:value="15.4226195049505">
            <text:p>15,422619505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0">
            <text:p>90</text:p>
          </table:table-cell>
          <table:table-cell table:style-name="Default" office:value-type="float" office:value="180">
            <text:p>180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3.94554">
            <text:p>3,94554</text:p>
          </table:table-cell>
          <table:table-cell table:style-name="ce5" table:formula="of:=AVERAGE([.$E$2:.E103])" office:value-type="float" office:value="15.3100991176471">
            <text:p>15,3100991176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9">
            <text:p>119</text:p>
          </table:table-cell>
          <table:table-cell table:style-name="Default" office:value-type="float" office:value="214">
            <text:p>214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4.2685">
            <text:p>4,2685</text:p>
          </table:table-cell>
          <table:table-cell table:style-name="ce5" table:formula="of:=AVERAGE([.$E$2:.E104])" office:value-type="float" office:value="15.2028991262136">
            <text:p>15,2028991262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5">
            <text:p>105</text:p>
          </table:table-cell>
          <table:table-cell table:style-name="Default" office:value-type="float" office:value="224">
            <text:p>224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4.27487">
            <text:p>4,27487</text:p>
          </table:table-cell>
          <table:table-cell table:style-name="ce5" table:formula="of:=AVERAGE([.$E$2:.E105])" office:value-type="float" office:value="15.0978219230769">
            <text:p>15,0978219231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39">
            <text:p>139</text:p>
          </table:table-cell>
          <table:table-cell table:style-name="Default" office:value-type="float" office:value="232">
            <text:p>232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3.97093">
            <text:p>3,97093</text:p>
          </table:table-cell>
          <table:table-cell table:style-name="ce5" table:formula="of:=AVERAGE([.$E$2:.E106])" office:value-type="float" office:value="14.9918515238095">
            <text:p>14,9918515238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61">
            <text:p>161</text:p>
          </table:table-cell>
          <table:table-cell table:style-name="Default" office:value-type="float" office:value="243">
            <text:p>243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3.95693">
            <text:p>3,95693</text:p>
          </table:table-cell>
          <table:table-cell table:style-name="ce5" table:formula="of:=AVERAGE([.$E$2:.E107])" office:value-type="float" office:value="14.887748490566">
            <text:p>14,8877484906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62">
            <text:p>162</text:p>
          </table:table-cell>
          <table:table-cell table:style-name="Default" office:value-type="float" office:value="193">
            <text:p>193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3.75391">
            <text:p>3,75391</text:p>
          </table:table-cell>
          <table:table-cell table:style-name="ce5" table:formula="of:=AVERAGE([.$E$2:.E108])" office:value-type="float" office:value="14.7836939252336">
            <text:p>14,7836939252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24">
            <text:p>224</text:p>
          </table:table-cell>
          <table:table-cell table:style-name="Default" office:value-type="float" office:value="222">
            <text:p>222</text:p>
          </table:table-cell>
          <table:table-cell table:style-name="Default" office:value-type="float" office:value="73">
            <text:p>73</text:p>
          </table:table-cell>
          <table:table-cell table:style-name="Default" office:value-type="float" office:value="5.29143">
            <text:p>5,29143</text:p>
          </table:table-cell>
          <table:table-cell table:style-name="ce5" table:formula="of:=AVERAGE([.$E$2:.E109])" office:value-type="float" office:value="14.6958025925926">
            <text:p>14,6958025926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93">
            <text:p>193</text:p>
          </table:table-cell>
          <table:table-cell table:style-name="Default" office:value-type="float" office:value="254">
            <text:p>254</text:p>
          </table:table-cell>
          <table:table-cell table:style-name="Default" office:value-type="float" office:value="71">
            <text:p>71</text:p>
          </table:table-cell>
          <table:table-cell table:style-name="Default" office:value-type="float" office:value="5.18546">
            <text:p>5,18546</text:p>
          </table:table-cell>
          <table:table-cell table:style-name="ce5" table:formula="of:=AVERAGE([.$E$2:.E110])" office:value-type="float" office:value="14.6085517431193">
            <text:p>14,6085517431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23">
            <text:p>223</text:p>
          </table:table-cell>
          <table:table-cell table:style-name="Default" office:value-type="float" office:value="241">
            <text:p>241</text:p>
          </table:table-cell>
          <table:table-cell table:style-name="Default" office:value-type="float" office:value="76">
            <text:p>76</text:p>
          </table:table-cell>
          <table:table-cell table:style-name="Default" office:value-type="float" office:value="4.97879">
            <text:p>4,97879</text:p>
          </table:table-cell>
          <table:table-cell table:style-name="ce5" table:formula="of:=AVERAGE([.$E$2:.E111])" office:value-type="float" office:value="14.5210084545454">
            <text:p>14,5210084545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26">
            <text:p>226</text:p>
          </table:table-cell>
          <table:table-cell table:style-name="Default" office:value-type="float" office:value="259">
            <text:p>259</text:p>
          </table:table-cell>
          <table:table-cell table:style-name="Default" office:value-type="float" office:value="77">
            <text:p>77</text:p>
          </table:table-cell>
          <table:table-cell table:style-name="Default" office:value-type="float" office:value="4.97621">
            <text:p>4,97621</text:p>
          </table:table-cell>
          <table:table-cell table:style-name="ce5" table:formula="of:=AVERAGE([.$E$2:.E112])" office:value-type="float" office:value="14.4350192792793">
            <text:p>14,4350192793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67">
            <text:p>267</text:p>
          </table:table-cell>
          <table:table-cell table:style-name="Default" office:value-type="float" office:value="247">
            <text:p>247</text:p>
          </table:table-cell>
          <table:table-cell table:style-name="Default" office:value-type="float" office:value="98">
            <text:p>98</text:p>
          </table:table-cell>
          <table:table-cell table:style-name="Default" office:value-type="float" office:value="5.15768">
            <text:p>5,15768</text:p>
          </table:table-cell>
          <table:table-cell table:style-name="ce5" table:formula="of:=AVERAGE([.$E$2:.E113])" office:value-type="float" office:value="14.3521858928571">
            <text:p>14,3521858929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10">
            <text:p>210</text:p>
          </table:table-cell>
          <table:table-cell table:style-name="Default" office:value-type="float" office:value="235">
            <text:p>235</text:p>
          </table:table-cell>
          <table:table-cell table:style-name="Default" office:value-type="float" office:value="84">
            <text:p>84</text:p>
          </table:table-cell>
          <table:table-cell table:style-name="Default" office:value-type="float" office:value="6.14183">
            <text:p>6,14183</text:p>
          </table:table-cell>
          <table:table-cell table:style-name="ce5" table:formula="of:=AVERAGE([.$E$2:.E114])" office:value-type="float" office:value="14.2795278761062">
            <text:p>14,2795278761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38">
            <text:p>238</text:p>
          </table:table-cell>
          <table:table-cell table:style-name="Default" office:value-type="float" office:value="259">
            <text:p>259</text:p>
          </table:table-cell>
          <table:table-cell table:style-name="Default" office:value-type="float" office:value="103">
            <text:p>103</text:p>
          </table:table-cell>
          <table:table-cell table:style-name="Default" office:value-type="float" office:value="6.22014">
            <text:p>6,22014</text:p>
          </table:table-cell>
          <table:table-cell table:style-name="ce5" table:formula="of:=AVERAGE([.$E$2:.E115])" office:value-type="float" office:value="14.2088314912281">
            <text:p>14,2088314912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9">
            <text:p>119</text:p>
          </table:table-cell>
          <table:table-cell table:style-name="Default" office:value-type="float" office:value="165">
            <text:p>165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3.66993">
            <text:p>3,66993</text:p>
          </table:table-cell>
          <table:table-cell table:style-name="ce5" table:formula="of:=AVERAGE([.$E$2:.E116])" office:value-type="float" office:value="14.1171888695652">
            <text:p>14,1171888696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2">
            <text:p>102</text:p>
          </table:table-cell>
          <table:table-cell table:style-name="Default" office:value-type="float" office:value="182">
            <text:p>182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3.78746">
            <text:p>3,78746</text:p>
          </table:table-cell>
          <table:table-cell table:style-name="ce5" table:formula="of:=AVERAGE([.$E$2:.E117])" office:value-type="float" office:value="14.0281394827586">
            <text:p>14,0281394828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0">
            <text:p>120</text:p>
          </table:table-cell>
          <table:table-cell table:style-name="Default" office:value-type="float" office:value="191">
            <text:p>191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3.65438">
            <text:p>3,65438</text:p>
          </table:table-cell>
          <table:table-cell table:style-name="ce5" table:formula="of:=AVERAGE([.$E$2:.E118])" office:value-type="float" office:value="13.9394748717949">
            <text:p>13,9394748718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67">
            <text:p>167</text:p>
          </table:table-cell>
          <table:table-cell table:style-name="Default" office:value-type="float" office:value="203">
            <text:p>203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3.48465">
            <text:p>3,48465</text:p>
          </table:table-cell>
          <table:table-cell table:style-name="ce5" table:formula="of:=AVERAGE([.$E$2:.E119])" office:value-type="float" office:value="13.8508746610169">
            <text:p>13,850874661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89">
            <text:p>189</text:p>
          </table:table-cell>
          <table:table-cell table:style-name="Default" office:value-type="float" office:value="213">
            <text:p>213</text:p>
          </table:table-cell>
          <table:table-cell table:style-name="Default" office:value-type="float" office:value="56">
            <text:p>56</text:p>
          </table:table-cell>
          <table:table-cell table:style-name="Default" office:value-type="float" office:value="5.07836">
            <text:p>5,07836</text:p>
          </table:table-cell>
          <table:table-cell table:style-name="ce5" table:formula="of:=AVERAGE([.$E$2:.E120])" office:value-type="float" office:value="13.7771560504202">
            <text:p>13,7771560504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40">
            <text:p>140</text:p>
          </table:table-cell>
          <table:table-cell table:style-name="Default" office:value-type="float" office:value="229">
            <text:p>229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4.52714">
            <text:p>4,52714</text:p>
          </table:table-cell>
          <table:table-cell table:style-name="ce5" table:formula="of:=AVERAGE([.$E$2:.E121])" office:value-type="float" office:value="13.7000725833333">
            <text:p>13,7000725833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54">
            <text:p>154</text:p>
          </table:table-cell>
          <table:table-cell table:style-name="Default" office:value-type="float" office:value="207">
            <text:p>207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3.47829">
            <text:p>3,47829</text:p>
          </table:table-cell>
          <table:table-cell table:style-name="ce5" table:formula="of:=AVERAGE([.$E$2:.E122])" office:value-type="float" office:value="13.6155950413223">
            <text:p>13,6155950413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6">
            <text:p>126</text:p>
          </table:table-cell>
          <table:table-cell table:style-name="Default" office:value-type="float" office:value="190">
            <text:p>190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3.68006">
            <text:p>3,68006</text:p>
          </table:table-cell>
          <table:table-cell table:style-name="ce5" table:formula="of:=AVERAGE([.$E$2:.E123])" office:value-type="float" office:value="13.5341562295082">
            <text:p>13,5341562295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59">
            <text:p>159</text:p>
          </table:table-cell>
          <table:table-cell table:style-name="Default" office:value-type="float" office:value="218">
            <text:p>218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3.60071">
            <text:p>3,60071</text:p>
          </table:table-cell>
          <table:table-cell table:style-name="ce5" table:formula="of:=AVERAGE([.$E$2:.E124])" office:value-type="float" office:value="13.453396504065">
            <text:p>13,4533965041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53">
            <text:p>153</text:p>
          </table:table-cell>
          <table:table-cell table:style-name="Default" office:value-type="float" office:value="210">
            <text:p>210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3.75779">
            <text:p>3,75779</text:p>
          </table:table-cell>
          <table:table-cell table:style-name="ce5" table:formula="of:=AVERAGE([.$E$2:.E125])" office:value-type="float" office:value="13.3752061290323">
            <text:p>13,375206129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44">
            <text:p>144</text:p>
          </table:table-cell>
          <table:table-cell table:style-name="Default" office:value-type="float" office:value="221">
            <text:p>221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3.92108">
            <text:p>3,92108</text:p>
          </table:table-cell>
          <table:table-cell table:style-name="ce5" table:formula="of:=AVERAGE([.$E$2:.E126])" office:value-type="float" office:value="13.29957312">
            <text:p>13,29957312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78">
            <text:p>178</text:p>
          </table:table-cell>
          <table:table-cell table:style-name="Default" office:value-type="float" office:value="257">
            <text:p>257</text:p>
          </table:table-cell>
          <table:table-cell table:style-name="Default" office:value-type="float" office:value="69">
            <text:p>69</text:p>
          </table:table-cell>
          <table:table-cell table:style-name="Default" office:value-type="float" office:value="5.17465">
            <text:p>5,17465</text:p>
          </table:table-cell>
          <table:table-cell table:style-name="ce5" table:formula="of:=AVERAGE([.$E$2:.E127])" office:value-type="float" office:value="13.2350896031746">
            <text:p>13,2350896032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29">
            <text:p>129</text:p>
          </table:table-cell>
          <table:table-cell table:style-name="Default" office:value-type="float" office:value="210">
            <text:p>210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4.06281">
            <text:p>4,06281</text:p>
          </table:table-cell>
          <table:table-cell table:style-name="ce5" table:formula="of:=AVERAGE([.$E$2:.E128])" office:value-type="float" office:value="13.1628669291339">
            <text:p>13,1628669291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30">
            <text:p>130</text:p>
          </table:table-cell>
          <table:table-cell table:style-name="Default" office:value-type="float" office:value="205">
            <text:p>205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3.83571">
            <text:p>3,83571</text:p>
          </table:table-cell>
          <table:table-cell table:style-name="ce5" table:formula="of:=AVERAGE([.$E$2:.E129])" office:value-type="float" office:value="13.089998515625">
            <text:p>13,0899985156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43">
            <text:p>143</text:p>
          </table:table-cell>
          <table:table-cell table:style-name="Default" office:value-type="float" office:value="182">
            <text:p>182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3.91745">
            <text:p>3,91745</text:p>
          </table:table-cell>
          <table:table-cell table:style-name="ce5" table:formula="of:=AVERAGE([.$E$2:.E130])" office:value-type="float" office:value="13.0188934883721">
            <text:p>13,0188934884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84">
            <text:p>184</text:p>
          </table:table-cell>
          <table:table-cell table:style-name="Default" office:value-type="float" office:value="195">
            <text:p>195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4.73082">
            <text:p>4,73082</text:p>
          </table:table-cell>
          <table:table-cell table:style-name="ce5" table:formula="of:=AVERAGE([.$E$2:.E131])" office:value-type="float" office:value="12.9551390769231">
            <text:p>12,9551390769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70">
            <text:p>170</text:p>
          </table:table-cell>
          <table:table-cell table:style-name="Default" office:value-type="float" office:value="231">
            <text:p>231</text:p>
          </table:table-cell>
          <table:table-cell table:style-name="Default" office:value-type="float" office:value="72">
            <text:p>72</text:p>
          </table:table-cell>
          <table:table-cell table:style-name="Default" office:value-type="float" office:value="6.38162">
            <text:p>6,38162</text:p>
          </table:table-cell>
          <table:table-cell table:style-name="ce5" table:formula="of:=AVERAGE([.$E$2:.E132])" office:value-type="float" office:value="12.9049595419847">
            <text:p>12,904959542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86">
            <text:p>286</text:p>
          </table:table-cell>
          <table:table-cell table:style-name="Default" office:value-type="float" office:value="163">
            <text:p>163</text:p>
          </table:table-cell>
          <table:table-cell table:style-name="Default" office:value-type="float" office:value="21.0305">
            <text:p>21,0305</text:p>
          </table:table-cell>
          <table:table-cell table:style-name="ce5" table:formula="of:=AVERAGE([.$E$2:.E133])" office:value-type="float" office:value="12.9665166666667">
            <text:p>12,9665166667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04">
            <text:p>204</text:p>
          </table:table-cell>
          <table:table-cell table:style-name="Default" office:value-type="float" office:value="258">
            <text:p>258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3.42029">
            <text:p>3,42029</text:p>
          </table:table-cell>
          <table:table-cell table:style-name="ce5" table:formula="of:=AVERAGE([.$E$2:.E134])" office:value-type="float" office:value="12.8947405263158">
            <text:p>12,8947405263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08">
            <text:p>208</text:p>
          </table:table-cell>
          <table:table-cell table:style-name="Default" office:value-type="float" office:value="226">
            <text:p>226</text:p>
          </table:table-cell>
          <table:table-cell table:style-name="Default" office:value-type="float" office:value="74">
            <text:p>74</text:p>
          </table:table-cell>
          <table:table-cell table:style-name="Default" office:value-type="float" office:value="5.75278">
            <text:p>5,75278</text:p>
          </table:table-cell>
          <table:table-cell table:style-name="ce5" table:formula="of:=AVERAGE([.$E$2:.E135])" office:value-type="float" office:value="12.8414423134328">
            <text:p>12,8414423134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90">
            <text:p>190</text:p>
          </table:table-cell>
          <table:table-cell table:style-name="Default" office:value-type="float" office:value="218">
            <text:p>218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3.67931">
            <text:p>3,67931</text:p>
          </table:table-cell>
          <table:table-cell table:style-name="ce5" table:formula="of:=AVERAGE([.$E$2:.E136])" office:value-type="float" office:value="12.7735746666667">
            <text:p>12,7735746667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23">
            <text:p>223</text:p>
          </table:table-cell>
          <table:table-cell table:style-name="Default" office:value-type="float" office:value="222">
            <text:p>222</text:p>
          </table:table-cell>
          <table:table-cell table:style-name="Default" office:value-type="float" office:value="71">
            <text:p>71</text:p>
          </table:table-cell>
          <table:table-cell table:style-name="Default" office:value-type="float" office:value="5.21132">
            <text:p>5,21132</text:p>
          </table:table-cell>
          <table:table-cell table:style-name="ce5" table:formula="of:=AVERAGE([.$E$2:.E137])" office:value-type="float" office:value="12.7179698529412">
            <text:p>12,7179698529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274">
            <text:p>274</text:p>
          </table:table-cell>
          <table:table-cell table:style-name="Default" office:value-type="float" office:value="65">
            <text:p>65</text:p>
          </table:table-cell>
          <table:table-cell table:style-name="Default" office:value-type="float" office:value="5.85131">
            <text:p>5,85131</text:p>
          </table:table-cell>
          <table:table-cell table:style-name="ce5" table:formula="of:=AVERAGE([.$E$2:.E138])" office:value-type="float" office:value="12.6678482481752">
            <text:p>12,6678482482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26">
            <text:p>226</text:p>
          </table:table-cell>
          <table:table-cell table:style-name="Default" office:value-type="float" office:value="213">
            <text:p>213</text:p>
          </table:table-cell>
          <table:table-cell table:style-name="Default" office:value-type="float" office:value="65">
            <text:p>65</text:p>
          </table:table-cell>
          <table:table-cell table:style-name="Default" office:value-type="float" office:value="4.92238">
            <text:p>4,92238</text:p>
          </table:table-cell>
          <table:table-cell table:style-name="ce5" table:formula="of:=AVERAGE([.$E$2:.E139])" office:value-type="float" office:value="12.6117216666667">
            <text:p>12,6117216667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42">
            <text:p>242</text:p>
          </table:table-cell>
          <table:table-cell table:style-name="Default" office:value-type="float" office:value="220">
            <text:p>220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4.08849">
            <text:p>4,08849</text:p>
          </table:table-cell>
          <table:table-cell table:style-name="ce5" table:formula="of:=AVERAGE([.$E$2:.E140])" office:value-type="float" office:value="12.5504034532374">
            <text:p>12,5504034532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49">
            <text:p>149</text:p>
          </table:table-cell>
          <table:table-cell table:style-name="Default" office:value-type="float" office:value="199">
            <text:p>199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3.49728">
            <text:p>3,49728</text:p>
          </table:table-cell>
          <table:table-cell table:style-name="ce5" table:formula="of:=AVERAGE([.$E$2:.E141])" office:value-type="float" office:value="12.4857382857143">
            <text:p>12,4857382857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36">
            <text:p>136</text:p>
          </table:table-cell>
          <table:table-cell table:style-name="Default" office:value-type="float" office:value="212">
            <text:p>212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3.4362">
            <text:p>3,4362</text:p>
          </table:table-cell>
          <table:table-cell table:style-name="ce5" table:formula="of:=AVERAGE([.$E$2:.E142])" office:value-type="float" office:value="12.4215571631206">
            <text:p>12,4215571631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45">
            <text:p>145</text:p>
          </table:table-cell>
          <table:table-cell table:style-name="Default" office:value-type="float" office:value="225">
            <text:p>225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3.68617">
            <text:p>3,68617</text:p>
          </table:table-cell>
          <table:table-cell table:style-name="ce5" table:formula="of:=AVERAGE([.$E$2:.E143])" office:value-type="float" office:value="12.3600403521127">
            <text:p>12,3600403521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65">
            <text:p>265</text:p>
          </table:table-cell>
          <table:table-cell table:style-name="Default" office:value-type="float" office:value="225">
            <text:p>225</text:p>
          </table:table-cell>
          <table:table-cell table:style-name="Default" office:value-type="float" office:value="64">
            <text:p>64</text:p>
          </table:table-cell>
          <table:table-cell table:style-name="Default" office:value-type="float" office:value="4.64354">
            <text:p>4,64354</text:p>
          </table:table-cell>
          <table:table-cell table:style-name="ce5" table:formula="of:=AVERAGE([.$E$2:.E144])" office:value-type="float" office:value="12.3060788111888">
            <text:p>12,3060788112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65">
            <text:p>265</text:p>
          </table:table-cell>
          <table:table-cell table:style-name="Default" office:value-type="float" office:value="214">
            <text:p>214</text:p>
          </table:table-cell>
          <table:table-cell table:style-name="Default" office:value-type="float" office:value="79">
            <text:p>79</text:p>
          </table:table-cell>
          <table:table-cell table:style-name="Default" office:value-type="float" office:value="4.80857">
            <text:p>4,80857</text:p>
          </table:table-cell>
          <table:table-cell table:style-name="ce5" table:formula="of:=AVERAGE([.$E$2:.E145])" office:value-type="float" office:value="12.2540127777778">
            <text:p>12,2540127778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39">
            <text:p>239</text:p>
          </table:table-cell>
          <table:table-cell table:style-name="Default" office:value-type="float" office:value="235">
            <text:p>235</text:p>
          </table:table-cell>
          <table:table-cell table:style-name="Default" office:value-type="float" office:value="80">
            <text:p>80</text:p>
          </table:table-cell>
          <table:table-cell table:style-name="Default" office:value-type="float" office:value="4.88348">
            <text:p>4,88348</text:p>
          </table:table-cell>
          <table:table-cell table:style-name="ce5" table:formula="of:=AVERAGE([.$E$2:.E146])" office:value-type="float" office:value="12.2031815172414">
            <text:p>12,2031815172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47">
            <text:p>247</text:p>
          </table:table-cell>
          <table:table-cell table:style-name="Default" office:value-type="float" office:value="234">
            <text:p>234</text:p>
          </table:table-cell>
          <table:table-cell table:style-name="Default" office:value-type="float" office:value="76">
            <text:p>76</text:p>
          </table:table-cell>
          <table:table-cell table:style-name="Default" office:value-type="float" office:value="4.95948">
            <text:p>4,95948</text:p>
          </table:table-cell>
          <table:table-cell table:style-name="ce5" table:formula="of:=AVERAGE([.$E$2:.E147])" office:value-type="float" office:value="12.1535671232877">
            <text:p>12,1535671233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58">
            <text:p>258</text:p>
          </table:table-cell>
          <table:table-cell table:style-name="Default" office:value-type="float" office:value="234">
            <text:p>234</text:p>
          </table:table-cell>
          <table:table-cell table:style-name="Default" office:value-type="float" office:value="102">
            <text:p>102</text:p>
          </table:table-cell>
          <table:table-cell table:style-name="Default" office:value-type="float" office:value="5.47888">
            <text:p>5,47888</text:p>
          </table:table-cell>
          <table:table-cell table:style-name="ce5" table:formula="of:=AVERAGE([.$E$2:.E148])" office:value-type="float" office:value="12.1081610884354">
            <text:p>12,1081610884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42">
            <text:p>242</text:p>
          </table:table-cell>
          <table:table-cell table:style-name="Default" office:value-type="float" office:value="224">
            <text:p>224</text:p>
          </table:table-cell>
          <table:table-cell table:style-name="Default" office:value-type="float" office:value="81">
            <text:p>81</text:p>
          </table:table-cell>
          <table:table-cell table:style-name="Default" office:value-type="float" office:value="5.10597">
            <text:p>5,10597</text:p>
          </table:table-cell>
          <table:table-cell table:style-name="ce5" table:formula="of:=AVERAGE([.$E$2:.E149])" office:value-type="float" office:value="12.0608489864865">
            <text:p>12,0608489865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78">
            <text:p>178</text:p>
          </table:table-cell>
          <table:table-cell table:style-name="Default" office:value-type="float" office:value="198">
            <text:p>198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3.73866">
            <text:p>3,73866</text:p>
          </table:table-cell>
          <table:table-cell table:style-name="ce5" table:formula="of:=AVERAGE([.$E$2:.E150])" office:value-type="float" office:value="12.0049953691275">
            <text:p>12,0049953691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35">
            <text:p>135</text:p>
          </table:table-cell>
          <table:table-cell table:style-name="Default" office:value-type="float" office:value="210">
            <text:p>210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3.61445">
            <text:p>3,61445</text:p>
          </table:table-cell>
          <table:table-cell table:style-name="ce5" table:formula="of:=AVERAGE([.$E$2:.E151])" office:value-type="float" office:value="11.9490584">
            <text:p>11,9490584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21">
            <text:p>121</text:p>
          </table:table-cell>
          <table:table-cell table:style-name="Default" office:value-type="float" office:value="228">
            <text:p>228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3.64396">
            <text:p>3,64396</text:p>
          </table:table-cell>
          <table:table-cell table:style-name="ce5" table:formula="of:=AVERAGE([.$E$2:.E152])" office:value-type="float" office:value="11.8940577483444">
            <text:p>11,8940577483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8">
            <text:p>118</text:p>
          </table:table-cell>
          <table:table-cell table:style-name="Default" office:value-type="float" office:value="220">
            <text:p>220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3.66196">
            <text:p>3,66196</text:p>
          </table:table-cell>
          <table:table-cell table:style-name="ce5" table:formula="of:=AVERAGE([.$E$2:.E153])" office:value-type="float" office:value="11.8398992105263">
            <text:p>11,8398992105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6">
            <text:p>86</text:p>
          </table:table-cell>
          <table:table-cell table:style-name="Default" office:value-type="float" office:value="222">
            <text:p>222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.18745">
            <text:p>4,18745</text:p>
          </table:table-cell>
          <table:table-cell table:style-name="ce5" table:formula="of:=AVERAGE([.$E$2:.E154])" office:value-type="float" office:value="11.7898832026144">
            <text:p>11,7898832026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6">
            <text:p>86</text:p>
          </table:table-cell>
          <table:table-cell table:style-name="Default" office:value-type="float" office:value="222">
            <text:p>222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8.1831">
            <text:p>58,1831</text:p>
          </table:table-cell>
          <table:table-cell table:style-name="ce5" table:formula="of:=AVERAGE([.$E$2:.E155])" office:value-type="float" office:value="12.0911378571429">
            <text:p>12,0911378571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8">
            <text:p>88</text:p>
          </table:table-cell>
          <table:table-cell table:style-name="Default" office:value-type="float" office:value="254">
            <text:p>254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4.22694">
            <text:p>4,22694</text:p>
          </table:table-cell>
          <table:table-cell table:style-name="ce5" table:formula="of:=AVERAGE([.$E$2:.E156])" office:value-type="float" office:value="12.0404010967742">
            <text:p>12,0404010968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0">
            <text:p>80</text:p>
          </table:table-cell>
          <table:table-cell table:style-name="Default" office:value-type="float" office:value="243">
            <text:p>243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4.37656">
            <text:p>4,37656</text:p>
          </table:table-cell>
          <table:table-cell table:style-name="ce5" table:formula="of:=AVERAGE([.$E$2:.E157])" office:value-type="float" office:value="11.9912739102564">
            <text:p>11,9912739103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04">
            <text:p>104</text:p>
          </table:table-cell>
          <table:table-cell table:style-name="Default" office:value-type="float" office:value="222">
            <text:p>222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3.95779">
            <text:p>3,95779</text:p>
          </table:table-cell>
          <table:table-cell table:style-name="ce5" table:formula="of:=AVERAGE([.$E$2:.E158])" office:value-type="float" office:value="11.9401052229299">
            <text:p>11,9401052229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27">
            <text:p>127</text:p>
          </table:table-cell>
          <table:table-cell table:style-name="Default" office:value-type="float" office:value="235">
            <text:p>235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3.83892">
            <text:p>3,83892</text:p>
          </table:table-cell>
          <table:table-cell table:style-name="ce5" table:formula="of:=AVERAGE([.$E$2:.E159])" office:value-type="float" office:value="11.8888318987342">
            <text:p>11,8888318987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7">
            <text:p>127</text:p>
          </table:table-cell>
          <table:table-cell table:style-name="Default" office:value-type="float" office:value="235">
            <text:p>235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58.7438">
            <text:p>58,7438</text:p>
          </table:table-cell>
          <table:table-cell table:style-name="ce5" table:formula="of:=AVERAGE([.$E$2:.E160])" office:value-type="float" office:value="12.1835172327044">
            <text:p>12,1835172327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43">
            <text:p>143</text:p>
          </table:table-cell>
          <table:table-cell table:style-name="Default" office:value-type="float" office:value="227">
            <text:p>227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3.99203">
            <text:p>3,99203</text:p>
          </table:table-cell>
          <table:table-cell table:style-name="ce5" table:formula="of:=AVERAGE([.$E$2:.E161])" office:value-type="float" office:value="12.1323204375">
            <text:p>12,1323204375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56">
            <text:p>156</text:p>
          </table:table-cell>
          <table:table-cell table:style-name="Default" office:value-type="float" office:value="220">
            <text:p>220</text:p>
          </table:table-cell>
          <table:table-cell table:style-name="Default" office:value-type="float" office:value="72">
            <text:p>72</text:p>
          </table:table-cell>
          <table:table-cell table:style-name="Default" office:value-type="float" office:value="6.14364">
            <text:p>6,14364</text:p>
          </table:table-cell>
          <table:table-cell table:style-name="ce5" table:formula="of:=AVERAGE([.$E$2:.E162])" office:value-type="float" office:value="12.0951236645963">
            <text:p>12,0951236646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39">
            <text:p>139</text:p>
          </table:table-cell>
          <table:table-cell table:style-name="Default" office:value-type="float" office:value="210">
            <text:p>210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5.92055">
            <text:p>5,92055</text:p>
          </table:table-cell>
          <table:table-cell table:style-name="ce5" table:formula="of:=AVERAGE([.$E$2:.E163])" office:value-type="float" office:value="12.0570090123457">
            <text:p>12,0570090123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40">
            <text:p>140</text:p>
          </table:table-cell>
          <table:table-cell table:style-name="Default" office:value-type="float" office:value="241">
            <text:p>241</text:p>
          </table:table-cell>
          <table:table-cell table:style-name="Default" office:value-type="float" office:value="68">
            <text:p>68</text:p>
          </table:table-cell>
          <table:table-cell table:style-name="Default" office:value-type="float" office:value="5.64847">
            <text:p>5,64847</text:p>
          </table:table-cell>
          <table:table-cell table:style-name="ce5" table:formula="of:=AVERAGE([.$E$2:.E164])" office:value-type="float" office:value="12.0176928220859">
            <text:p>12,0176928221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40">
            <text:p>140</text:p>
          </table:table-cell>
          <table:table-cell table:style-name="Default" office:value-type="float" office:value="241">
            <text:p>241</text:p>
          </table:table-cell>
          <table:table-cell table:style-name="Default" office:value-type="float" office:value="68">
            <text:p>68</text:p>
          </table:table-cell>
          <table:table-cell table:style-name="Default" office:value-type="float" office:value="53.4048">
            <text:p>53,4048</text:p>
          </table:table-cell>
          <table:table-cell table:style-name="ce5" table:formula="of:=AVERAGE([.$E$2:.E165])" office:value-type="float" office:value="12.2700532317073">
            <text:p>12,2700532317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40">
            <text:p>140</text:p>
          </table:table-cell>
          <table:table-cell table:style-name="Default" office:value-type="float" office:value="241">
            <text:p>241</text:p>
          </table:table-cell>
          <table:table-cell table:style-name="Default" office:value-type="float" office:value="68">
            <text:p>68</text:p>
          </table:table-cell>
          <table:table-cell table:style-name="Default" office:value-type="float" office:value="54.5728">
            <text:p>54,5728</text:p>
          </table:table-cell>
          <table:table-cell table:style-name="ce5" table:formula="of:=AVERAGE([.$E$2:.E166])" office:value-type="float" office:value="12.5264335151515">
            <text:p>12,5264335152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73">
            <text:p>173</text:p>
          </table:table-cell>
          <table:table-cell table:style-name="Default" office:value-type="float" office:value="226">
            <text:p>226</text:p>
          </table:table-cell>
          <table:table-cell table:style-name="Default" office:value-type="float" office:value="74">
            <text:p>74</text:p>
          </table:table-cell>
          <table:table-cell table:style-name="Default" office:value-type="float" office:value="5.95951">
            <text:p>5,95951</text:p>
          </table:table-cell>
          <table:table-cell table:style-name="ce5" table:formula="of:=AVERAGE([.$E$2:.E167])" office:value-type="float" office:value="12.4868737349398">
            <text:p>12,4868737349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3">
            <text:p>173</text:p>
          </table:table-cell>
          <table:table-cell table:style-name="Default" office:value-type="float" office:value="226">
            <text:p>226</text:p>
          </table:table-cell>
          <table:table-cell table:style-name="Default" office:value-type="float" office:value="74">
            <text:p>74</text:p>
          </table:table-cell>
          <table:table-cell table:style-name="Default" office:value-type="float" office:value="49.4436">
            <text:p>49,4436</text:p>
          </table:table-cell>
          <table:table-cell table:style-name="ce5" table:formula="of:=AVERAGE([.$E$2:.E168])" office:value-type="float" office:value="12.708171497006">
            <text:p>12,708171497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3">
            <text:p>173</text:p>
          </table:table-cell>
          <table:table-cell table:style-name="Default" office:value-type="float" office:value="226">
            <text:p>226</text:p>
          </table:table-cell>
          <table:table-cell table:style-name="Default" office:value-type="float" office:value="74">
            <text:p>74</text:p>
          </table:table-cell>
          <table:table-cell table:style-name="Default" office:value-type="float" office:value="56.5575">
            <text:p>56,5575</text:p>
          </table:table-cell>
          <table:table-cell table:style-name="ce5" table:formula="of:=AVERAGE([.$E$2:.E169])" office:value-type="float" office:value="12.9691794047619">
            <text:p>12,9691794048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242">
            <text:p>242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4.99581">
            <text:p>4,99581</text:p>
          </table:table-cell>
          <table:table-cell table:style-name="ce5" table:formula="of:=AVERAGE([.$E$2:.E170])" office:value-type="float" office:value="12.921999704142">
            <text:p>12,9219997041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242">
            <text:p>242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48.9691">
            <text:p>48,9691</text:p>
          </table:table-cell>
          <table:table-cell table:style-name="ce5" table:formula="of:=AVERAGE([.$E$2:.E171])" office:value-type="float" office:value="13.1340414705882">
            <text:p>13,1340414706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166">
            <text:p>166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6.13716">
            <text:p>6,13716</text:p>
          </table:table-cell>
          <table:table-cell table:style-name="ce5" table:formula="of:=AVERAGE([.$E$2:.E172])" office:value-type="float" office:value="13.0931240350877">
            <text:p>13,0931240351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166">
            <text:p>166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61.6864">
            <text:p>61,6864</text:p>
          </table:table-cell>
          <table:table-cell table:style-name="ce5" table:formula="of:=AVERAGE([.$E$2:.E173])" office:value-type="float" office:value="13.3756430813953">
            <text:p>13,3756430814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166">
            <text:p>166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59.7581">
            <text:p>59,7581</text:p>
          </table:table-cell>
          <table:table-cell table:style-name="ce5" table:formula="of:=AVERAGE([.$E$2:.E174])" office:value-type="float" office:value="13.6437497687861">
            <text:p>13,6437497688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48">
            <text:p>148</text:p>
          </table:table-cell>
          <table:table-cell table:style-name="Default" office:value-type="float" office:value="229">
            <text:p>229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4.88411">
            <text:p>4,88411</text:p>
          </table:table-cell>
          <table:table-cell table:style-name="ce5" table:formula="of:=AVERAGE([.$E$2:.E175])" office:value-type="float" office:value="13.5934070114942">
            <text:p>13,5934070115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48">
            <text:p>148</text:p>
          </table:table-cell>
          <table:table-cell table:style-name="Default" office:value-type="float" office:value="229">
            <text:p>229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44.5435">
            <text:p>44,5435</text:p>
          </table:table-cell>
          <table:table-cell table:style-name="ce5" table:formula="of:=AVERAGE([.$E$2:.E176])" office:value-type="float" office:value="13.7702646857143">
            <text:p>13,7702646857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57">
            <text:p>157</text:p>
          </table:table-cell>
          <table:table-cell table:style-name="Default" office:value-type="float" office:value="237">
            <text:p>237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3.70685">
            <text:p>3,70685</text:p>
          </table:table-cell>
          <table:table-cell table:style-name="ce5" table:formula="of:=AVERAGE([.$E$2:.E177])" office:value-type="float" office:value="13.7130861931818">
            <text:p>13,7130861932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57">
            <text:p>157</text:p>
          </table:table-cell>
          <table:table-cell table:style-name="Default" office:value-type="float" office:value="237">
            <text:p>237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47.9804">
            <text:p>47,9804</text:p>
          </table:table-cell>
          <table:table-cell table:style-name="ce5" table:formula="of:=AVERAGE([.$E$2:.E178])" office:value-type="float" office:value="13.9066868361582">
            <text:p>13,9066868362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63">
            <text:p>163</text:p>
          </table:table-cell>
          <table:table-cell table:style-name="Default" office:value-type="float" office:value="214">
            <text:p>214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5.11989">
            <text:p>5,11989</text:p>
          </table:table-cell>
          <table:table-cell table:style-name="ce5" table:formula="of:=AVERAGE([.$E$2:.E179])" office:value-type="float" office:value="13.8573228089888">
            <text:p>13,857322809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50">
            <text:p>150</text:p>
          </table:table-cell>
          <table:table-cell table:style-name="Default" office:value-type="float" office:value="230">
            <text:p>230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4.68489">
            <text:p>4,68489</text:p>
          </table:table-cell>
          <table:table-cell table:style-name="ce5" table:formula="of:=AVERAGE([.$E$2:.E180])" office:value-type="float" office:value="13.8060801675978">
            <text:p>13,8060801676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50">
            <text:p>150</text:p>
          </table:table-cell>
          <table:table-cell table:style-name="Default" office:value-type="float" office:value="230">
            <text:p>230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57.1423">
            <text:p>57,1423</text:p>
          </table:table-cell>
          <table:table-cell table:style-name="ce5" table:formula="of:=AVERAGE([.$E$2:.E181])" office:value-type="float" office:value="14.0468369444444">
            <text:p>14,0468369444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98">
            <text:p>198</text:p>
          </table:table-cell>
          <table:table-cell table:style-name="Default" office:value-type="float" office:value="231">
            <text:p>231</text:p>
          </table:table-cell>
          <table:table-cell table:style-name="Default" office:value-type="float" office:value="66">
            <text:p>66</text:p>
          </table:table-cell>
          <table:table-cell table:style-name="Default" office:value-type="float" office:value="5.15385">
            <text:p>5,15385</text:p>
          </table:table-cell>
          <table:table-cell table:style-name="ce5" table:formula="of:=AVERAGE([.$E$2:.E182])" office:value-type="float" office:value="13.9977044198895">
            <text:p>13,9977044199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98">
            <text:p>198</text:p>
          </table:table-cell>
          <table:table-cell table:style-name="Default" office:value-type="float" office:value="231">
            <text:p>231</text:p>
          </table:table-cell>
          <table:table-cell table:style-name="Default" office:value-type="float" office:value="66">
            <text:p>66</text:p>
          </table:table-cell>
          <table:table-cell table:style-name="Default" office:value-type="float" office:value="58.217">
            <text:p>58,217</text:p>
          </table:table-cell>
          <table:table-cell table:style-name="ce5" table:formula="of:=AVERAGE([.$E$2:.E183])" office:value-type="float" office:value="14.2406675824176">
            <text:p>14,2406675824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91">
            <text:p>191</text:p>
          </table:table-cell>
          <table:table-cell table:style-name="Default" office:value-type="float" office:value="239">
            <text:p>239</text:p>
          </table:table-cell>
          <table:table-cell table:style-name="Default" office:value-type="float" office:value="78">
            <text:p>78</text:p>
          </table:table-cell>
          <table:table-cell table:style-name="Default" office:value-type="float" office:value="5.98001">
            <text:p>5,98001</text:p>
          </table:table-cell>
          <table:table-cell table:style-name="ce5" table:formula="of:=AVERAGE([.$E$2:.E184])" office:value-type="float" office:value="14.1955273770492">
            <text:p>14,195527377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75">
            <text:p>175</text:p>
          </table:table-cell>
          <table:table-cell table:style-name="Default" office:value-type="float" office:value="230">
            <text:p>230</text:p>
          </table:table-cell>
          <table:table-cell table:style-name="Default" office:value-type="float" office:value="69">
            <text:p>69</text:p>
          </table:table-cell>
          <table:table-cell table:style-name="Default" office:value-type="float" office:value="5.68082">
            <text:p>5,68082</text:p>
          </table:table-cell>
          <table:table-cell table:style-name="ce5" table:formula="of:=AVERAGE([.$E$2:.E185])" office:value-type="float" office:value="14.1492517934783">
            <text:p>14,1492517935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5">
            <text:p>175</text:p>
          </table:table-cell>
          <table:table-cell table:style-name="Default" office:value-type="float" office:value="230">
            <text:p>230</text:p>
          </table:table-cell>
          <table:table-cell table:style-name="Default" office:value-type="float" office:value="69">
            <text:p>69</text:p>
          </table:table-cell>
          <table:table-cell table:style-name="Default" office:value-type="float" office:value="53.4585">
            <text:p>53,4585</text:p>
          </table:table-cell>
          <table:table-cell table:style-name="ce5" table:formula="of:=AVERAGE([.$E$2:.E186])" office:value-type="float" office:value="14.3617342162162">
            <text:p>14,3617342162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81">
            <text:p>181</text:p>
          </table:table-cell>
          <table:table-cell table:style-name="Default" office:value-type="float" office:value="223">
            <text:p>223</text:p>
          </table:table-cell>
          <table:table-cell table:style-name="Default" office:value-type="float" office:value="66">
            <text:p>66</text:p>
          </table:table-cell>
          <table:table-cell table:style-name="Default" office:value-type="float" office:value="5.73247">
            <text:p>5,73247</text:p>
          </table:table-cell>
          <table:table-cell table:style-name="ce5" table:formula="of:=AVERAGE([.$E$2:.E187])" office:value-type="float" office:value="14.3153403225806">
            <text:p>14,3153403226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81">
            <text:p>181</text:p>
          </table:table-cell>
          <table:table-cell table:style-name="Default" office:value-type="float" office:value="223">
            <text:p>223</text:p>
          </table:table-cell>
          <table:table-cell table:style-name="Default" office:value-type="float" office:value="66">
            <text:p>66</text:p>
          </table:table-cell>
          <table:table-cell table:style-name="Default" office:value-type="float" office:value="57.2507">
            <text:p>57,2507</text:p>
          </table:table-cell>
          <table:table-cell table:style-name="ce5" table:formula="of:=AVERAGE([.$E$2:.E188])" office:value-type="float" office:value="14.5449411764706">
            <text:p>14,5449411765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71">
            <text:p>171</text:p>
          </table:table-cell>
          <table:table-cell table:style-name="Default" office:value-type="float" office:value="219">
            <text:p>219</text:p>
          </table:table-cell>
          <table:table-cell table:style-name="Default" office:value-type="float" office:value="55">
            <text:p>55</text:p>
          </table:table-cell>
          <table:table-cell table:style-name="Default" office:value-type="float" office:value="4.51769">
            <text:p>4,51769</text:p>
          </table:table-cell>
          <table:table-cell table:style-name="ce5" table:formula="of:=AVERAGE([.$E$2:.E189])" office:value-type="float" office:value="14.4916047340426">
            <text:p>14,491604734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63">
            <text:p>163</text:p>
          </table:table-cell>
          <table:table-cell table:style-name="Default" office:value-type="float" office:value="224">
            <text:p>224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3.79092">
            <text:p>3,79092</text:p>
          </table:table-cell>
          <table:table-cell table:style-name="ce5" table:formula="of:=AVERAGE([.$E$2:.E190])" office:value-type="float" office:value="14.4349873544974">
            <text:p>14,4349873545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232">
            <text:p>232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4.67802">
            <text:p>4,67802</text:p>
          </table:table-cell>
          <table:table-cell table:style-name="ce5" table:formula="of:=AVERAGE([.$E$2:.E191])" office:value-type="float" office:value="14.3836348947368">
            <text:p>14,3836348947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83">
            <text:p>183</text:p>
          </table:table-cell>
          <table:table-cell table:style-name="Default" office:value-type="float" office:value="236">
            <text:p>236</text:p>
          </table:table-cell>
          <table:table-cell table:style-name="Default" office:value-type="float" office:value="56">
            <text:p>56</text:p>
          </table:table-cell>
          <table:table-cell table:style-name="Default" office:value-type="float" office:value="3.91132">
            <text:p>3,91132</text:p>
          </table:table-cell>
          <table:table-cell table:style-name="ce5" table:formula="of:=AVERAGE([.$E$2:.E192])" office:value-type="float" office:value="14.3288060209424">
            <text:p>14,3288060209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194">
            <text:p>194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5.11593">
            <text:p>5,11593</text:p>
          </table:table-cell>
          <table:table-cell table:style-name="ce5" table:formula="of:=AVERAGE([.$E$2:.E193])" office:value-type="float" office:value="14.2808222916667">
            <text:p>14,2808222917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45">
            <text:p>145</text:p>
          </table:table-cell>
          <table:table-cell table:style-name="Default" office:value-type="float" office:value="192">
            <text:p>19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3.73219">
            <text:p>3,73219</text:p>
          </table:table-cell>
          <table:table-cell table:style-name="ce5" table:formula="of:=AVERAGE([.$E$2:.E194])" office:value-type="float" office:value="14.2261661658031">
            <text:p>14,2261661658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31">
            <text:p>131</text:p>
          </table:table-cell>
          <table:table-cell table:style-name="Default" office:value-type="float" office:value="227">
            <text:p>227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3.79592">
            <text:p>3,79592</text:p>
          </table:table-cell>
          <table:table-cell table:style-name="ce5" table:formula="of:=AVERAGE([.$E$2:.E195])" office:value-type="float" office:value="14.1724020103093">
            <text:p>14,1724020103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25">
            <text:p>125</text:p>
          </table:table-cell>
          <table:table-cell table:style-name="Default" office:value-type="float" office:value="213">
            <text:p>213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3.84478">
            <text:p>3,84478</text:p>
          </table:table-cell>
          <table:table-cell table:style-name="ce5" table:formula="of:=AVERAGE([.$E$2:.E196])" office:value-type="float" office:value="14.1194398461538">
            <text:p>14,1194398462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8">
            <text:p>128</text:p>
          </table:table-cell>
          <table:table-cell table:style-name="Default" office:value-type="float" office:value="220">
            <text:p>22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3.94196">
            <text:p>3,94196</text:p>
          </table:table-cell>
          <table:table-cell table:style-name="ce5" table:formula="of:=AVERAGE([.$E$2:.E197])" office:value-type="float" office:value="14.0675139285714">
            <text:p>14,0675139286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1">
            <text:p>111</text:p>
          </table:table-cell>
          <table:table-cell table:style-name="Default" office:value-type="float" office:value="239">
            <text:p>239</text:p>
          </table:table-cell>
          <table:table-cell table:style-name="Default" office:value-type="float" office:value="49">
            <text:p>49</text:p>
          </table:table-cell>
          <table:table-cell table:style-name="Default" office:value-type="float" office:value="3.91571">
            <text:p>3,91571</text:p>
          </table:table-cell>
          <table:table-cell table:style-name="ce5" table:formula="of:=AVERAGE([.$E$2:.E198])" office:value-type="float" office:value="14.015981928934">
            <text:p>14,0159819289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36">
            <text:p>136</text:p>
          </table:table-cell>
          <table:table-cell table:style-name="Default" office:value-type="float" office:value="186">
            <text:p>186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3.42005">
            <text:p>3,42005</text:p>
          </table:table-cell>
          <table:table-cell table:style-name="ce5" table:formula="of:=AVERAGE([.$E$2:.E199])" office:value-type="float" office:value="13.9624671212121">
            <text:p>13,9624671212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91">
            <text:p>19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4.8969">
            <text:p>4,8969</text:p>
          </table:table-cell>
          <table:table-cell table:style-name="ce5" table:formula="of:=AVERAGE([.$E$2:.E200])" office:value-type="float" office:value="13.9169115075377">
            <text:p>13,9169115075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5">
            <text:p>95</text:p>
          </table:table-cell>
          <table:table-cell table:style-name="Default" office:value-type="float" office:value="226">
            <text:p>226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4.35439">
            <text:p>4,35439</text:p>
          </table:table-cell>
          <table:table-cell table:style-name="ce5" table:formula="of:=AVERAGE([.$E$2:.E201])" office:value-type="float" office:value="13.8690989">
            <text:p>13,8690989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5">
            <text:p>95</text:p>
          </table:table-cell>
          <table:table-cell table:style-name="Default" office:value-type="float" office:value="226">
            <text:p>226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58.2243">
            <text:p>58,2243</text:p>
          </table:table-cell>
          <table:table-cell table:style-name="ce5" table:formula="of:=AVERAGE([.$E$2:.E202])" office:value-type="float" office:value="14.0897715422886">
            <text:p>14,0897715423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5">
            <text:p>95</text:p>
          </table:table-cell>
          <table:table-cell table:style-name="Default" office:value-type="float" office:value="226">
            <text:p>226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46.6091">
            <text:p>46,6091</text:p>
          </table:table-cell>
          <table:table-cell table:style-name="ce5" table:formula="of:=AVERAGE([.$E$2:.E203])" office:value-type="float" office:value="14.2507583168317">
            <text:p>14,2507583168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4">
            <text:p>74</text:p>
          </table:table-cell>
          <table:table-cell table:style-name="Default" office:value-type="float" office:value="237">
            <text:p>237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4.62699">
            <text:p>4,62699</text:p>
          </table:table-cell>
          <table:table-cell table:style-name="ce5" table:formula="of:=AVERAGE([.$E$2:.E204])" office:value-type="float" office:value="14.203350591133">
            <text:p>14,2033505911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6">
            <text:p>96</text:p>
          </table:table-cell>
          <table:table-cell table:style-name="Default" office:value-type="float" office:value="208">
            <text:p>208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4.35466">
            <text:p>4,35466</text:p>
          </table:table-cell>
          <table:table-cell table:style-name="ce5" table:formula="of:=AVERAGE([.$E$2:.E205])" office:value-type="float" office:value="14.1550726960784">
            <text:p>14,1550726961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6">
            <text:p>96</text:p>
          </table:table-cell>
          <table:table-cell table:style-name="Default" office:value-type="float" office:value="208">
            <text:p>208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56.3796">
            <text:p>56,3796</text:p>
          </table:table-cell>
          <table:table-cell table:style-name="ce5" table:formula="of:=AVERAGE([.$E$2:.E206])" office:value-type="float" office:value="14.361046">
            <text:p>14,361046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6">
            <text:p>96</text:p>
          </table:table-cell>
          <table:table-cell table:style-name="Default" office:value-type="float" office:value="208">
            <text:p>208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45.7165">
            <text:p>45,7165</text:p>
          </table:table-cell>
          <table:table-cell table:style-name="ce5" table:formula="of:=AVERAGE([.$E$2:.E207])" office:value-type="float" office:value="14.5132569417476">
            <text:p>14,5132569417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6">
            <text:p>96</text:p>
          </table:table-cell>
          <table:table-cell table:style-name="Default" office:value-type="float" office:value="208">
            <text:p>208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61.4856">
            <text:p>61,4856</text:p>
          </table:table-cell>
          <table:table-cell table:style-name="ce5" table:formula="of:=AVERAGE([.$E$2:.E208])" office:value-type="float" office:value="14.74017647343">
            <text:p>14,7401764734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9">
            <text:p>109</text:p>
          </table:table-cell>
          <table:table-cell table:style-name="Default" office:value-type="float" office:value="207">
            <text:p>207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4.009">
            <text:p>4,009</text:p>
          </table:table-cell>
          <table:table-cell table:style-name="ce5" table:formula="of:=AVERAGE([.$E$2:.E209])" office:value-type="float" office:value="14.6885842788462">
            <text:p>14,6885842788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1">
            <text:p>111</text:p>
          </table:table-cell>
          <table:table-cell table:style-name="Default" office:value-type="float" office:value="210">
            <text:p>210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3.71281">
            <text:p>3,71281</text:p>
          </table:table-cell>
          <table:table-cell table:style-name="ce5" table:formula="of:=AVERAGE([.$E$2:.E210])" office:value-type="float" office:value="14.6360686124402">
            <text:p>14,6360686124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4">
            <text:p>74</text:p>
          </table:table-cell>
          <table:table-cell table:style-name="Default" office:value-type="float" office:value="229">
            <text:p>229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4.10749">
            <text:p>4,10749</text:p>
          </table:table-cell>
          <table:table-cell table:style-name="ce5" table:formula="of:=AVERAGE([.$E$2:.E211])" office:value-type="float" office:value="14.5859325238095">
            <text:p>14,5859325238</text:p>
          </table:table-cell>
          <table:table-cell table:number-columns-repeated="7"/>
        </table:table-row>
        <table:table-row table:style-name="ro2" table:number-rows-repeated="1048364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pa" table:style-name="ta1" table:print="false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9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0" office:value-type="string">
            <text:p>Hace todo</text:p>
            <text:p>El proceso?</text:p>
          </table:table-cell>
          <table:table-cell table:style-name="ce4" office:value-type="string">
            <text:p>Total puntos</text:p>
            <text:p>Detectados</text:p>
            <text:p>Imagen objeto</text:p>
          </table:table-cell>
          <table:table-cell table:style-name="ce4" office:value-type="string">
            <text:p>Coincidencias</text:p>
            <text:p>Válidas por</text:p>
            <text:p>Validación vecino</text:p>
            <text:p>Más cercano</text:p>
          </table:table-cell>
          <table:table-cell table:style-name="ce4" office:value-type="string">
            <text:p>Coincidencias</text:p>
            <text:p>Válidas</text:p>
            <text:p>Estimadas</text:p>
            <text:p>Homografía</text:p>
          </table:table-cell>
          <table:table-cell table:style-name="ce4" office:value-type="string">
            <text:p>FPS</text:p>
          </table:table-cell>
          <table:table-cell table:style-name="ce4" office:value-type="string">
            <text:p>FPS </text:p>
            <text:p>Acum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0">
            <text:p>80</text:p>
          </table:table-cell>
          <table:table-cell table:style-name="Default" office:value-type="float" office:value="112">
            <text:p>112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3.28717">
            <text:p>3,28717</text:p>
          </table:table-cell>
          <table:table-cell table:style-name="ce5" table:formula="of:=[.E2]" office:value-type="float" office:value="3.28717">
            <text:p>3,28717</text:p>
          </table:table-cell>
          <table:table-cell/>
          <table:table-cell office:value-type="string">
            <text:p>Target keypoints:</text:p>
          </table:table-cell>
          <table:table-cell table:style-name="ce2" office:value-type="float" office:value="286">
            <text:p>286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0">
            <text:p>80</text:p>
          </table:table-cell>
          <table:table-cell table:style-name="Default" office:value-type="float" office:value="112">
            <text:p>112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49.7811">
            <text:p>49,7811</text:p>
          </table:table-cell>
          <table:table-cell table:style-name="ce5" table:formula="of:=AVERAGE([.$E$2:.E3])" office:value-type="float" office:value="26.534135">
            <text:p>26,534135</text:p>
          </table:table-cell>
          <table:table-cell/>
          <table:table-cell office:value-type="string">
            <text:p>Umbral Hessiano:</text:p>
          </table:table-cell>
          <table:table-cell table:style-name="ce2" office:value-type="float" office:value="4000">
            <text:p>4000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102">
            <text:p>102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.72715">
            <text:p>5,72715</text:p>
          </table:table-cell>
          <table:table-cell table:style-name="ce5" table:formula="of:=AVERAGE([.$E$2:.E4])" office:value-type="float" office:value="19.5984733333333">
            <text:p>19,5984733333</text:p>
          </table:table-cell>
          <table:table-cell/>
          <table:table-cell office:value-type="string">
            <text:p>Valoración</text:p>
          </table:table-cell>
          <table:table-cell table:style-name="ce6" office:value-type="string">
            <text:p>2 – 3</text:p>
          </table:table-cell>
        </table:table-row>
        <table:table-row table:style-name="ro3">
          <table:table-cell table:style-name="Default" office:value-type="float" office:value="0">
            <text:p>0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102">
            <text:p>102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8.0141">
            <text:p>58,0141</text:p>
          </table:table-cell>
          <table:table-cell table:style-name="ce5" table:formula="of:=AVERAGE([.$E$2:.E5])" office:value-type="float" office:value="29.20238">
            <text:p>29,20238</text:p>
          </table:table-cell>
          <table:table-cell/>
          <table:table-cell office:value-type="string">
            <text:p>fps promedio</text:p>
          </table:table-cell>
          <table:table-cell table:formula="of:=[.F207]" office:value-type="float" office:value="8.83442912621359">
            <text:p>8,8344291262</text:p>
          </table:table-cell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132">
            <text:p>132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8.18725">
            <text:p>8,18725</text:p>
          </table:table-cell>
          <table:table-cell table:style-name="ce5" table:formula="of:=AVERAGE([.$E$2:.E6])" office:value-type="float" office:value="24.999354">
            <text:p>24,99935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27">
            <text:p>127</text:p>
          </table:table-cell>
          <table:table-cell table:style-name="Default" office:value-type="float" office:value="136">
            <text:p>136</text:p>
          </table:table-cell>
          <table:table-cell table:style-name="Default" office:value-type="float" office:value="49">
            <text:p>49</text:p>
          </table:table-cell>
          <table:table-cell table:style-name="Default" office:value-type="float" office:value="6.45153">
            <text:p>6,45153</text:p>
          </table:table-cell>
          <table:table-cell table:style-name="ce5" table:formula="of:=AVERAGE([.$E$2:.E7])" office:value-type="float" office:value="21.90805">
            <text:p>21,9080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7">
            <text:p>127</text:p>
          </table:table-cell>
          <table:table-cell table:style-name="Default" office:value-type="float" office:value="136">
            <text:p>136</text:p>
          </table:table-cell>
          <table:table-cell table:style-name="Default" office:value-type="float" office:value="49">
            <text:p>49</text:p>
          </table:table-cell>
          <table:table-cell table:style-name="Default" office:value-type="float" office:value="50.5972">
            <text:p>50,5972</text:p>
          </table:table-cell>
          <table:table-cell table:style-name="ce5" table:formula="of:=AVERAGE([.$E$2:.E8])" office:value-type="float" office:value="26.0065">
            <text:p>26,006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113">
            <text:p>113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3.85229">
            <text:p>3,85229</text:p>
          </table:table-cell>
          <table:table-cell table:style-name="ce5" table:formula="of:=AVERAGE([.$E$2:.E9])" office:value-type="float" office:value="23.23722375">
            <text:p>23,2372237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106">
            <text:p>106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5.00102">
            <text:p>5,00102</text:p>
          </table:table-cell>
          <table:table-cell table:style-name="ce5" table:formula="of:=AVERAGE([.$E$2:.E10])" office:value-type="float" office:value="21.2109788888889">
            <text:p>21,210978888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116">
            <text:p>116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4.11311">
            <text:p>4,11311</text:p>
          </table:table-cell>
          <table:table-cell table:style-name="ce5" table:formula="of:=AVERAGE([.$E$2:.E11])" office:value-type="float" office:value="19.501192">
            <text:p>19,50119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9">
            <text:p>89</text:p>
          </table:table-cell>
          <table:table-cell table:style-name="Default" office:value-type="float" office:value="130">
            <text:p>130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6.29121">
            <text:p>6,29121</text:p>
          </table:table-cell>
          <table:table-cell table:style-name="ce5" table:formula="of:=AVERAGE([.$E$2:.E12])" office:value-type="float" office:value="18.3002845454545">
            <text:p>18,300284545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117">
            <text:p>117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5.95646">
            <text:p>5,95646</text:p>
          </table:table-cell>
          <table:table-cell table:style-name="ce5" table:formula="of:=AVERAGE([.$E$2:.E13])" office:value-type="float" office:value="17.2716325">
            <text:p>17,271632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4">
            <text:p>94</text:p>
          </table:table-cell>
          <table:table-cell table:style-name="Default" office:value-type="float" office:value="150">
            <text:p>150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5.18809">
            <text:p>5,18809</text:p>
          </table:table-cell>
          <table:table-cell table:style-name="ce5" table:formula="of:=AVERAGE([.$E$2:.E14])" office:value-type="float" office:value="16.3421292307692">
            <text:p>16,342129230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3">
            <text:p>93</text:p>
          </table:table-cell>
          <table:table-cell table:style-name="Default" office:value-type="float" office:value="128">
            <text:p>128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7.44829">
            <text:p>7,44829</text:p>
          </table:table-cell>
          <table:table-cell table:style-name="ce5" table:formula="of:=AVERAGE([.$E$2:.E15])" office:value-type="float" office:value="15.706855">
            <text:p>15,70685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2">
            <text:p>92</text:p>
          </table:table-cell>
          <table:table-cell table:style-name="Default" office:value-type="float" office:value="106">
            <text:p>106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5.83713">
            <text:p>5,83713</text:p>
          </table:table-cell>
          <table:table-cell table:style-name="ce5" table:formula="of:=AVERAGE([.$E$2:.E16])" office:value-type="float" office:value="15.0488733333333">
            <text:p>15,048873333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24">
            <text:p>124</text:p>
          </table:table-cell>
          <table:table-cell table:style-name="Default" office:value-type="float" office:value="130">
            <text:p>130</text:p>
          </table:table-cell>
          <table:table-cell table:style-name="Default" office:value-type="float" office:value="49">
            <text:p>49</text:p>
          </table:table-cell>
          <table:table-cell table:style-name="Default" office:value-type="float" office:value="7.08099">
            <text:p>7,08099</text:p>
          </table:table-cell>
          <table:table-cell table:style-name="ce5" table:formula="of:=AVERAGE([.$E$2:.E17])" office:value-type="float" office:value="14.550880625">
            <text:p>14,55088062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4">
            <text:p>84</text:p>
          </table:table-cell>
          <table:table-cell table:style-name="Default" office:value-type="float" office:value="113">
            <text:p>113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6.45452">
            <text:p>6,45452</text:p>
          </table:table-cell>
          <table:table-cell table:style-name="ce5" table:formula="of:=AVERAGE([.$E$2:.E18])" office:value-type="float" office:value="14.0746241176471">
            <text:p>14,074624117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8">
            <text:p>88</text:p>
          </table:table-cell>
          <table:table-cell table:style-name="Default" office:value-type="float" office:value="112">
            <text:p>1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4.10388">
            <text:p>4,10388</text:p>
          </table:table-cell>
          <table:table-cell table:style-name="ce5" table:formula="of:=AVERAGE([.$E$2:.E19])" office:value-type="float" office:value="13.5206938888889">
            <text:p>13,520693888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0">
            <text:p>80</text:p>
          </table:table-cell>
          <table:table-cell table:style-name="Default" office:value-type="float" office:value="72">
            <text:p>72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4.04958">
            <text:p>4,04958</text:p>
          </table:table-cell>
          <table:table-cell table:style-name="ce5" table:formula="of:=AVERAGE([.$E$2:.E20])" office:value-type="float" office:value="13.0222142105263">
            <text:p>13,022214210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42">
            <text:p>142</text:p>
          </table:table-cell>
          <table:table-cell table:style-name="Default" office:value-type="float" office:value="107">
            <text:p>107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4.78094">
            <text:p>4,78094</text:p>
          </table:table-cell>
          <table:table-cell table:style-name="ce5" table:formula="of:=AVERAGE([.$E$2:.E21])" office:value-type="float" office:value="12.6101505">
            <text:p>12,610150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64">
            <text:p>164</text:p>
          </table:table-cell>
          <table:table-cell table:style-name="Default" office:value-type="float" office:value="109">
            <text:p>109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5.62775">
            <text:p>5,62775</text:p>
          </table:table-cell>
          <table:table-cell table:style-name="ce5" table:formula="of:=AVERAGE([.$E$2:.E22])" office:value-type="float" office:value="12.2776552380952">
            <text:p>12,277655238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97">
            <text:p>9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5.85582">
            <text:p>5,85582</text:p>
          </table:table-cell>
          <table:table-cell table:style-name="ce5" table:formula="of:=AVERAGE([.$E$2:.E23])" office:value-type="float" office:value="11.9857536363636">
            <text:p>11,985753636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09">
            <text:p>109</text:p>
          </table:table-cell>
          <table:table-cell table:style-name="Default" office:value-type="float" office:value="123">
            <text:p>123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3.9954">
            <text:p>3,9954</text:p>
          </table:table-cell>
          <table:table-cell table:style-name="ce5" table:formula="of:=AVERAGE([.$E$2:.E24])" office:value-type="float" office:value="11.6383469565217">
            <text:p>11,638346956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9">
            <text:p>109</text:p>
          </table:table-cell>
          <table:table-cell table:style-name="Default" office:value-type="float" office:value="123">
            <text:p>123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56.8897">
            <text:p>56,8897</text:p>
          </table:table-cell>
          <table:table-cell table:style-name="ce5" table:formula="of:=AVERAGE([.$E$2:.E25])" office:value-type="float" office:value="13.52382">
            <text:p>13,5238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4">
            <text:p>84</text:p>
          </table:table-cell>
          <table:table-cell table:style-name="Default" office:value-type="float" office:value="98">
            <text:p>98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3.93289">
            <text:p>3,93289</text:p>
          </table:table-cell>
          <table:table-cell table:style-name="ce5" table:formula="of:=AVERAGE([.$E$2:.E26])" office:value-type="float" office:value="13.1401828">
            <text:p>13,140182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123">
            <text:p>123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4.15897">
            <text:p>4,15897</text:p>
          </table:table-cell>
          <table:table-cell table:style-name="ce5" table:formula="of:=AVERAGE([.$E$2:.E27])" office:value-type="float" office:value="12.7947515384615">
            <text:p>12,794751538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04">
            <text:p>104</text:p>
          </table:table-cell>
          <table:table-cell table:style-name="Default" office:value-type="float" office:value="131">
            <text:p>131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5.43679">
            <text:p>5,43679</text:p>
          </table:table-cell>
          <table:table-cell table:style-name="ce5" table:formula="of:=AVERAGE([.$E$2:.E28])" office:value-type="float" office:value="12.5222344444444">
            <text:p>12,522234444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34">
            <text:p>134</text:p>
          </table:table-cell>
          <table:table-cell table:style-name="Default" office:value-type="float" office:value="106">
            <text:p>106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6.93482">
            <text:p>6,93482</text:p>
          </table:table-cell>
          <table:table-cell table:style-name="ce5" table:formula="of:=AVERAGE([.$E$2:.E29])" office:value-type="float" office:value="12.3226839285714">
            <text:p>12,322683928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5">
            <text:p>55</text:p>
          </table:table-cell>
          <table:table-cell table:style-name="Default" office:value-type="float" office:value="110">
            <text:p>110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.02177">
            <text:p>5,02177</text:p>
          </table:table-cell>
          <table:table-cell table:style-name="ce5" table:formula="of:=AVERAGE([.$E$2:.E30])" office:value-type="float" office:value="12.0709282758621">
            <text:p>12,070928275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1">
            <text:p>91</text:p>
          </table:table-cell>
          <table:table-cell table:style-name="Default" office:value-type="float" office:value="99">
            <text:p>99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6.59427">
            <text:p>6,59427</text:p>
          </table:table-cell>
          <table:table-cell table:style-name="ce5" table:formula="of:=AVERAGE([.$E$2:.E31])" office:value-type="float" office:value="11.888373">
            <text:p>11,88837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42">
            <text:p>142</text:p>
          </table:table-cell>
          <table:table-cell table:style-name="Default" office:value-type="float" office:value="136">
            <text:p>136</text:p>
          </table:table-cell>
          <table:table-cell table:style-name="Default" office:value-type="float" office:value="55">
            <text:p>55</text:p>
          </table:table-cell>
          <table:table-cell table:style-name="Default" office:value-type="float" office:value="5.91423">
            <text:p>5,91423</text:p>
          </table:table-cell>
          <table:table-cell table:style-name="ce5" table:formula="of:=AVERAGE([.$E$2:.E32])" office:value-type="float" office:value="11.6956587096774">
            <text:p>11,695658709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42">
            <text:p>142</text:p>
          </table:table-cell>
          <table:table-cell table:style-name="Default" office:value-type="float" office:value="136">
            <text:p>136</text:p>
          </table:table-cell>
          <table:table-cell table:style-name="Default" office:value-type="float" office:value="55">
            <text:p>55</text:p>
          </table:table-cell>
          <table:table-cell table:style-name="Default" office:value-type="float" office:value="55.3221">
            <text:p>55,3221</text:p>
          </table:table-cell>
          <table:table-cell table:style-name="ce5" table:formula="of:=AVERAGE([.$E$2:.E33])" office:value-type="float" office:value="13.058985">
            <text:p>13,05898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7">
            <text:p>87</text:p>
          </table:table-cell>
          <table:table-cell table:style-name="Default" office:value-type="float" office:value="117">
            <text:p>117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6.66658">
            <text:p>6,66658</text:p>
          </table:table-cell>
          <table:table-cell table:style-name="ce5" table:formula="of:=AVERAGE([.$E$2:.E34])" office:value-type="float" office:value="12.8652757575758">
            <text:p>12,865275757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21">
            <text:p>121</text:p>
          </table:table-cell>
          <table:table-cell table:style-name="Default" office:value-type="float" office:value="123">
            <text:p>123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6.51674">
            <text:p>6,51674</text:p>
          </table:table-cell>
          <table:table-cell table:style-name="ce5" table:formula="of:=AVERAGE([.$E$2:.E35])" office:value-type="float" office:value="12.6785541176471">
            <text:p>12,678554117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21">
            <text:p>121</text:p>
          </table:table-cell>
          <table:table-cell table:style-name="Default" office:value-type="float" office:value="127">
            <text:p>127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5.93747">
            <text:p>5,93747</text:p>
          </table:table-cell>
          <table:table-cell table:style-name="ce5" table:formula="of:=AVERAGE([.$E$2:.E36])" office:value-type="float" office:value="12.4859517142857">
            <text:p>12,485951714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127">
            <text:p>127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4.09326">
            <text:p>4,09326</text:p>
          </table:table-cell>
          <table:table-cell table:style-name="ce5" table:formula="of:=AVERAGE([.$E$2:.E37])" office:value-type="float" office:value="12.2528213888889">
            <text:p>12,252821388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127">
            <text:p>127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.27233">
            <text:p>4,27233</text:p>
          </table:table-cell>
          <table:table-cell table:style-name="ce5" table:formula="of:=AVERAGE([.$E$2:.E38])" office:value-type="float" office:value="12.0371324324324">
            <text:p>12,037132432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7">
            <text:p>67</text:p>
          </table:table-cell>
          <table:table-cell table:style-name="Default" office:value-type="float" office:value="111">
            <text:p>111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3.96137">
            <text:p>3,96137</text:p>
          </table:table-cell>
          <table:table-cell table:style-name="ce5" table:formula="of:=AVERAGE([.$E$2:.E39])" office:value-type="float" office:value="11.8246123684211">
            <text:p>11,824612368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4">
            <text:p>114</text:p>
          </table:table-cell>
          <table:table-cell table:style-name="Default" office:value-type="float" office:value="120">
            <text:p>120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5.88969">
            <text:p>5,88969</text:p>
          </table:table-cell>
          <table:table-cell table:style-name="ce5" table:formula="of:=AVERAGE([.$E$2:.E40])" office:value-type="float" office:value="11.6724348717949">
            <text:p>11,672434871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0">
            <text:p>90</text:p>
          </table:table-cell>
          <table:table-cell table:style-name="Default" office:value-type="float" office:value="86">
            <text:p>86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5.6171">
            <text:p>5,6171</text:p>
          </table:table-cell>
          <table:table-cell table:style-name="ce5" table:formula="of:=AVERAGE([.$E$2:.E41])" office:value-type="float" office:value="11.5210515">
            <text:p>11,521051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1">
            <text:p>111</text:p>
          </table:table-cell>
          <table:table-cell table:style-name="Default" office:value-type="float" office:value="110">
            <text:p>110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3.53427">
            <text:p>3,53427</text:p>
          </table:table-cell>
          <table:table-cell table:style-name="ce5" table:formula="of:=AVERAGE([.$E$2:.E42])" office:value-type="float" office:value="11.3262519512195">
            <text:p>11,326251951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3">
            <text:p>83</text:p>
          </table:table-cell>
          <table:table-cell table:style-name="Default" office:value-type="float" office:value="108">
            <text:p>108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3.78533">
            <text:p>3,78533</text:p>
          </table:table-cell>
          <table:table-cell table:style-name="ce5" table:formula="of:=AVERAGE([.$E$2:.E43])" office:value-type="float" office:value="11.1467061904762">
            <text:p>11,146706190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3">
            <text:p>103</text:p>
          </table:table-cell>
          <table:table-cell table:style-name="Default" office:value-type="float" office:value="117">
            <text:p>117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3.83365">
            <text:p>3,83365</text:p>
          </table:table-cell>
          <table:table-cell table:style-name="ce5" table:formula="of:=AVERAGE([.$E$2:.E44])" office:value-type="float" office:value="10.9766351162791">
            <text:p>10,976635116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01">
            <text:p>101</text:p>
          </table:table-cell>
          <table:table-cell table:style-name="Default" office:value-type="float" office:value="115">
            <text:p>115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3.7103">
            <text:p>3,7103</text:p>
          </table:table-cell>
          <table:table-cell table:style-name="ce5" table:formula="of:=AVERAGE([.$E$2:.E45])" office:value-type="float" office:value="10.8114911363636">
            <text:p>10,811491136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3">
            <text:p>83</text:p>
          </table:table-cell>
          <table:table-cell table:style-name="Default" office:value-type="float" office:value="112">
            <text:p>112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3.81799">
            <text:p>3,81799</text:p>
          </table:table-cell>
          <table:table-cell table:style-name="ce5" table:formula="of:=AVERAGE([.$E$2:.E46])" office:value-type="float" office:value="10.65608">
            <text:p>10,6560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5">
            <text:p>65</text:p>
          </table:table-cell>
          <table:table-cell table:style-name="Default" office:value-type="float" office:value="99">
            <text:p>99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3.86365">
            <text:p>3,86365</text:p>
          </table:table-cell>
          <table:table-cell table:style-name="ce5" table:formula="of:=AVERAGE([.$E$2:.E47])" office:value-type="float" office:value="10.5084184782609">
            <text:p>10,508418478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106">
            <text:p>106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4.27988">
            <text:p>4,27988</text:p>
          </table:table-cell>
          <table:table-cell table:style-name="ce5" table:formula="of:=AVERAGE([.$E$2:.E48])" office:value-type="float" office:value="10.3758963829787">
            <text:p>10,37589638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114">
            <text:p>114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4.25008">
            <text:p>4,25008</text:p>
          </table:table-cell>
          <table:table-cell table:style-name="ce5" table:formula="of:=AVERAGE([.$E$2:.E49])" office:value-type="float" office:value="10.2482752083333">
            <text:p>10,248275208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8">
            <text:p>68</text:p>
          </table:table-cell>
          <table:table-cell table:style-name="Default" office:value-type="float" office:value="109">
            <text:p>109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.93071">
            <text:p>3,93071</text:p>
          </table:table-cell>
          <table:table-cell table:style-name="ce5" table:formula="of:=AVERAGE([.$E$2:.E50])" office:value-type="float" office:value="10.1193453061224">
            <text:p>10,119345306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100">
            <text:p>100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.7032">
            <text:p>4,7032</text:p>
          </table:table-cell>
          <table:table-cell table:style-name="ce5" table:formula="of:=AVERAGE([.$E$2:.E51])" office:value-type="float" office:value="10.0110224">
            <text:p>10,011022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99">
            <text:p>99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3.90663">
            <text:p>3,90663</text:p>
          </table:table-cell>
          <table:table-cell table:style-name="ce5" table:formula="of:=AVERAGE([.$E$2:.E52])" office:value-type="float" office:value="9.89132843137255">
            <text:p>9,891328431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0">
            <text:p>70</text:p>
          </table:table-cell>
          <table:table-cell table:style-name="Default" office:value-type="float" office:value="114">
            <text:p>114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4.06368">
            <text:p>4,06368</text:p>
          </table:table-cell>
          <table:table-cell table:style-name="ce5" table:formula="of:=AVERAGE([.$E$2:.E53])" office:value-type="float" office:value="9.77925826923077">
            <text:p>9,779258269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6">
            <text:p>76</text:p>
          </table:table-cell>
          <table:table-cell table:style-name="Default" office:value-type="float" office:value="130">
            <text:p>130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3.82148">
            <text:p>3,82148</text:p>
          </table:table-cell>
          <table:table-cell table:style-name="ce5" table:formula="of:=AVERAGE([.$E$2:.E54])" office:value-type="float" office:value="9.66684735849056">
            <text:p>9,666847358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4">
            <text:p>74</text:p>
          </table:table-cell>
          <table:table-cell table:style-name="Default" office:value-type="float" office:value="109">
            <text:p>109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5.23116">
            <text:p>5,23116</text:p>
          </table:table-cell>
          <table:table-cell table:style-name="ce5" table:formula="of:=AVERAGE([.$E$2:.E55])" office:value-type="float" office:value="9.584705">
            <text:p>9,58470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7">
            <text:p>97</text:p>
          </table:table-cell>
          <table:table-cell table:style-name="Default" office:value-type="float" office:value="114">
            <text:p>114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5.50952">
            <text:p>5,50952</text:p>
          </table:table-cell>
          <table:table-cell table:style-name="ce5" table:formula="of:=AVERAGE([.$E$2:.E56])" office:value-type="float" office:value="9.51061072727272">
            <text:p>9,510610727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101">
            <text:p>101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3.97907">
            <text:p>3,97907</text:p>
          </table:table-cell>
          <table:table-cell table:style-name="ce5" table:formula="of:=AVERAGE([.$E$2:.E57])" office:value-type="float" office:value="9.41183321428571">
            <text:p>9,411833214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115">
            <text:p>115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4.00985">
            <text:p>4,00985</text:p>
          </table:table-cell>
          <table:table-cell table:style-name="ce5" table:formula="of:=AVERAGE([.$E$2:.E58])" office:value-type="float" office:value="9.31706157894737">
            <text:p>9,317061578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7">
            <text:p>87</text:p>
          </table:table-cell>
          <table:table-cell table:style-name="Default" office:value-type="float" office:value="103">
            <text:p>103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3.92521">
            <text:p>3,92521</text:p>
          </table:table-cell>
          <table:table-cell table:style-name="ce5" table:formula="of:=AVERAGE([.$E$2:.E59])" office:value-type="float" office:value="9.22409862068965">
            <text:p>9,224098620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9">
            <text:p>89</text:p>
          </table:table-cell>
          <table:table-cell table:style-name="Default" office:value-type="float" office:value="96">
            <text:p>9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.22368">
            <text:p>4,22368</text:p>
          </table:table-cell>
          <table:table-cell table:style-name="ce5" table:formula="of:=AVERAGE([.$E$2:.E60])" office:value-type="float" office:value="9.13934576271186">
            <text:p>9,139345762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103">
            <text:p>103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3.81085">
            <text:p>3,81085</text:p>
          </table:table-cell>
          <table:table-cell table:style-name="ce5" table:formula="of:=AVERAGE([.$E$2:.E61])" office:value-type="float" office:value="9.0505375">
            <text:p>9,050537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5">
            <text:p>55</text:p>
          </table:table-cell>
          <table:table-cell table:style-name="Default" office:value-type="float" office:value="114">
            <text:p>114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3.81216">
            <text:p>3,81216</text:p>
          </table:table-cell>
          <table:table-cell table:style-name="ce5" table:formula="of:=AVERAGE([.$E$2:.E62])" office:value-type="float" office:value="8.96466245901639">
            <text:p>8,96466245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7">
            <text:p>87</text:p>
          </table:table-cell>
          <table:table-cell table:style-name="Default" office:value-type="float" office:value="121">
            <text:p>121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5.26537">
            <text:p>5,26537</text:p>
          </table:table-cell>
          <table:table-cell table:style-name="ce5" table:formula="of:=AVERAGE([.$E$2:.E63])" office:value-type="float" office:value="8.9049964516129">
            <text:p>8,904996451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5">
            <text:p>55</text:p>
          </table:table-cell>
          <table:table-cell table:style-name="Default" office:value-type="float" office:value="80">
            <text:p>8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3.85728">
            <text:p>3,85728</text:p>
          </table:table-cell>
          <table:table-cell table:style-name="ce5" table:formula="of:=AVERAGE([.$E$2:.E64])" office:value-type="float" office:value="8.82487396825396">
            <text:p>8,824873968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92">
            <text:p>92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4.60809">
            <text:p>4,60809</text:p>
          </table:table-cell>
          <table:table-cell table:style-name="ce5" table:formula="of:=AVERAGE([.$E$2:.E65])" office:value-type="float" office:value="8.75898671874999">
            <text:p>8,758986718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118">
            <text:p>118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4.30354">
            <text:p>4,30354</text:p>
          </table:table-cell>
          <table:table-cell table:style-name="ce5" table:formula="of:=AVERAGE([.$E$2:.E66])" office:value-type="float" office:value="8.69044138461538">
            <text:p>8,690441384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116">
            <text:p>116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4.26221">
            <text:p>4,26221</text:p>
          </table:table-cell>
          <table:table-cell table:style-name="ce5" table:formula="of:=AVERAGE([.$E$2:.E67])" office:value-type="float" office:value="8.62334696969696">
            <text:p>8,623346969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101">
            <text:p>101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4.02945">
            <text:p>4,02945</text:p>
          </table:table-cell>
          <table:table-cell table:style-name="ce5" table:formula="of:=AVERAGE([.$E$2:.E68])" office:value-type="float" office:value="8.55478134328357">
            <text:p>8,554781343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0">
            <text:p>70</text:p>
          </table:table-cell>
          <table:table-cell table:style-name="Default" office:value-type="float" office:value="115">
            <text:p>115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4.16672">
            <text:p>4,16672</text:p>
          </table:table-cell>
          <table:table-cell table:style-name="ce5" table:formula="of:=AVERAGE([.$E$2:.E69])" office:value-type="float" office:value="8.49025102941176">
            <text:p>8,490251029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89">
            <text:p>89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4.13117">
            <text:p>4,13117</text:p>
          </table:table-cell>
          <table:table-cell table:style-name="ce5" table:formula="of:=AVERAGE([.$E$2:.E70])" office:value-type="float" office:value="8.42707594202898">
            <text:p>8,42707594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9">
            <text:p>109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6.63896">
            <text:p>6,63896</text:p>
          </table:table-cell>
          <table:table-cell table:style-name="ce5" table:formula="of:=AVERAGE([.$E$2:.E71])" office:value-type="float" office:value="8.40153142857142">
            <text:p>8,401531428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35">
            <text:p>135</text:p>
          </table:table-cell>
          <table:table-cell table:style-name="Default" office:value-type="float" office:value="72">
            <text:p>72</text:p>
          </table:table-cell>
          <table:table-cell table:style-name="Default" office:value-type="float" office:value="8.40005">
            <text:p>8,40005</text:p>
          </table:table-cell>
          <table:table-cell table:style-name="ce5" table:formula="of:=AVERAGE([.$E$2:.E72])" office:value-type="float" office:value="8.40151056338028">
            <text:p>8,401510563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28">
            <text:p>128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4.40558">
            <text:p>4,40558</text:p>
          </table:table-cell>
          <table:table-cell table:style-name="ce5" table:formula="of:=AVERAGE([.$E$2:.E73])" office:value-type="float" office:value="8.34601152777777">
            <text:p>8,346011527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122">
            <text:p>122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4.08665">
            <text:p>4,08665</text:p>
          </table:table-cell>
          <table:table-cell table:style-name="ce5" table:formula="of:=AVERAGE([.$E$2:.E74])" office:value-type="float" office:value="8.28766410958903">
            <text:p>8,287664109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119">
            <text:p>119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4.02009">
            <text:p>4,02009</text:p>
          </table:table-cell>
          <table:table-cell table:style-name="ce5" table:formula="of:=AVERAGE([.$E$2:.E75])" office:value-type="float" office:value="8.22999418918918">
            <text:p>8,229994189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118">
            <text:p>118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7.40521">
            <text:p>7,40521</text:p>
          </table:table-cell>
          <table:table-cell table:style-name="ce5" table:formula="of:=AVERAGE([.$E$2:.E76])" office:value-type="float" office:value="8.21899706666666">
            <text:p>8,218997066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116">
            <text:p>11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.09511">
            <text:p>4,09511</text:p>
          </table:table-cell>
          <table:table-cell table:style-name="ce5" table:formula="of:=AVERAGE([.$E$2:.E77])" office:value-type="float" office:value="8.16473539473684">
            <text:p>8,164735394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0">
            <text:p>90</text:p>
          </table:table-cell>
          <table:table-cell table:style-name="Default" office:value-type="float" office:value="109">
            <text:p>109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4.99928">
            <text:p>4,99928</text:p>
          </table:table-cell>
          <table:table-cell table:style-name="ce5" table:formula="of:=AVERAGE([.$E$2:.E78])" office:value-type="float" office:value="8.12362558441558">
            <text:p>8,123625584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95">
            <text:p>95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6.89423">
            <text:p>6,89423</text:p>
          </table:table-cell>
          <table:table-cell table:style-name="ce5" table:formula="of:=AVERAGE([.$E$2:.E79])" office:value-type="float" office:value="8.1078641025641">
            <text:p>8,107864102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100">
            <text:p>100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6.42868">
            <text:p>6,42868</text:p>
          </table:table-cell>
          <table:table-cell table:style-name="ce5" table:formula="of:=AVERAGE([.$E$2:.E80])" office:value-type="float" office:value="8.08660860759493">
            <text:p>8,086608607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12">
            <text:p>112</text:p>
          </table:table-cell>
          <table:table-cell table:style-name="Default" office:value-type="float" office:value="70">
            <text:p>70</text:p>
          </table:table-cell>
          <table:table-cell table:style-name="Default" office:value-type="float" office:value="9.00713">
            <text:p>9,00713</text:p>
          </table:table-cell>
          <table:table-cell table:style-name="ce5" table:formula="of:=AVERAGE([.$E$2:.E81])" office:value-type="float" office:value="8.09811512499999">
            <text:p>8,09811512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85">
            <text:p>85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4.09562">
            <text:p>4,09562</text:p>
          </table:table-cell>
          <table:table-cell table:style-name="ce5" table:formula="of:=AVERAGE([.$E$2:.E82])" office:value-type="float" office:value="8.04870160493826">
            <text:p>8,048701604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3">
            <text:p>83</text:p>
          </table:table-cell>
          <table:table-cell table:style-name="Default" office:value-type="float" office:value="118">
            <text:p>118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3.74782">
            <text:p>3,74782</text:p>
          </table:table-cell>
          <table:table-cell table:style-name="ce5" table:formula="of:=AVERAGE([.$E$2:.E83])" office:value-type="float" office:value="7.99625182926829">
            <text:p>7,996251829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44">
            <text:p>144</text:p>
          </table:table-cell>
          <table:table-cell table:style-name="Default" office:value-type="float" office:value="131">
            <text:p>131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5.50837">
            <text:p>5,50837</text:p>
          </table:table-cell>
          <table:table-cell table:style-name="ce5" table:formula="of:=AVERAGE([.$E$2:.E84])" office:value-type="float" office:value="7.96627734939758">
            <text:p>7,966277349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4">
            <text:p>84</text:p>
          </table:table-cell>
          <table:table-cell table:style-name="Default" office:value-type="float" office:value="115">
            <text:p>115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3.83615">
            <text:p>3,83615</text:p>
          </table:table-cell>
          <table:table-cell table:style-name="ce5" table:formula="of:=AVERAGE([.$E$2:.E85])" office:value-type="float" office:value="7.91710916666666">
            <text:p>7,917109166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34">
            <text:p>134</text:p>
          </table:table-cell>
          <table:table-cell table:style-name="Default" office:value-type="float" office:value="133">
            <text:p>133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6.41943">
            <text:p>6,41943</text:p>
          </table:table-cell>
          <table:table-cell table:style-name="ce5" table:formula="of:=AVERAGE([.$E$2:.E86])" office:value-type="float" office:value="7.8994894117647">
            <text:p>7,899489411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2">
            <text:p>82</text:p>
          </table:table-cell>
          <table:table-cell table:style-name="Default" office:value-type="float" office:value="98">
            <text:p>98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6.45644">
            <text:p>6,45644</text:p>
          </table:table-cell>
          <table:table-cell table:style-name="ce5" table:formula="of:=AVERAGE([.$E$2:.E87])" office:value-type="float" office:value="7.88270976744186">
            <text:p>7,882709767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2">
            <text:p>92</text:p>
          </table:table-cell>
          <table:table-cell table:style-name="Default" office:value-type="float" office:value="113">
            <text:p>113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5.45009">
            <text:p>5,45009</text:p>
          </table:table-cell>
          <table:table-cell table:style-name="ce5" table:formula="of:=AVERAGE([.$E$2:.E88])" office:value-type="float" office:value="7.85474862068965">
            <text:p>7,854748620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7">
            <text:p>117</text:p>
          </table:table-cell>
          <table:table-cell table:style-name="Default" office:value-type="float" office:value="125">
            <text:p>125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7.22304">
            <text:p>7,22304</text:p>
          </table:table-cell>
          <table:table-cell table:style-name="ce5" table:formula="of:=AVERAGE([.$E$2:.E89])" office:value-type="float" office:value="7.84757011363636">
            <text:p>7,847570113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110">
            <text:p>110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4.36706">
            <text:p>4,36706</text:p>
          </table:table-cell>
          <table:table-cell table:style-name="ce5" table:formula="of:=AVERAGE([.$E$2:.E90])" office:value-type="float" office:value="7.80846325842696">
            <text:p>7,808463258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01">
            <text:p>101</text:p>
          </table:table-cell>
          <table:table-cell table:style-name="Default" office:value-type="float" office:value="104">
            <text:p>104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3.98209">
            <text:p>3,98209</text:p>
          </table:table-cell>
          <table:table-cell table:style-name="ce5" table:formula="of:=AVERAGE([.$E$2:.E91])" office:value-type="float" office:value="7.765948">
            <text:p>7,76594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75">
            <text:p>175</text:p>
          </table:table-cell>
          <table:table-cell table:style-name="Default" office:value-type="float" office:value="117">
            <text:p>117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5.8385">
            <text:p>5,8385</text:p>
          </table:table-cell>
          <table:table-cell table:style-name="ce5" table:formula="of:=AVERAGE([.$E$2:.E92])" office:value-type="float" office:value="7.74476725274725">
            <text:p>7,744767252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2">
            <text:p>112</text:p>
          </table:table-cell>
          <table:table-cell table:style-name="Default" office:value-type="float" office:value="110">
            <text:p>110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4.0827">
            <text:p>4,0827</text:p>
          </table:table-cell>
          <table:table-cell table:style-name="ce5" table:formula="of:=AVERAGE([.$E$2:.E93])" office:value-type="float" office:value="7.70496217391304">
            <text:p>7,704962173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80">
            <text:p>180</text:p>
          </table:table-cell>
          <table:table-cell table:style-name="Default" office:value-type="float" office:value="109">
            <text:p>109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6.15369">
            <text:p>6,15369</text:p>
          </table:table-cell>
          <table:table-cell table:style-name="ce5" table:formula="of:=AVERAGE([.$E$2:.E94])" office:value-type="float" office:value="7.68828182795698">
            <text:p>7,68828182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42">
            <text:p>142</text:p>
          </table:table-cell>
          <table:table-cell table:style-name="Default" office:value-type="float" office:value="128">
            <text:p>128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5.7559">
            <text:p>5,7559</text:p>
          </table:table-cell>
          <table:table-cell table:style-name="ce5" table:formula="of:=AVERAGE([.$E$2:.E95])" office:value-type="float" office:value="7.66772457446808">
            <text:p>7,667724574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68">
            <text:p>168</text:p>
          </table:table-cell>
          <table:table-cell table:style-name="Default" office:value-type="float" office:value="96">
            <text:p>96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6.57026">
            <text:p>6,57026</text:p>
          </table:table-cell>
          <table:table-cell table:style-name="ce5" table:formula="of:=AVERAGE([.$E$2:.E96])" office:value-type="float" office:value="7.65617231578947">
            <text:p>7,656172315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45">
            <text:p>145</text:p>
          </table:table-cell>
          <table:table-cell table:style-name="Default" office:value-type="float" office:value="121">
            <text:p>121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5.15448">
            <text:p>5,15448</text:p>
          </table:table-cell>
          <table:table-cell table:style-name="ce5" table:formula="of:=AVERAGE([.$E$2:.E97])" office:value-type="float" office:value="7.63011302083333">
            <text:p>7,630113020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32">
            <text:p>132</text:p>
          </table:table-cell>
          <table:table-cell table:style-name="Default" office:value-type="float" office:value="97">
            <text:p>97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.55691">
            <text:p>4,55691</text:p>
          </table:table-cell>
          <table:table-cell table:style-name="ce5" table:formula="of:=AVERAGE([.$E$2:.E98])" office:value-type="float" office:value="7.59843051546391">
            <text:p>7,598430515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6">
            <text:p>10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3.92897">
            <text:p>3,92897</text:p>
          </table:table-cell>
          <table:table-cell table:style-name="ce5" table:formula="of:=AVERAGE([.$E$2:.E99])" office:value-type="float" office:value="7.56098704081632">
            <text:p>7,560987040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0">
            <text:p>70</text:p>
          </table:table-cell>
          <table:table-cell table:style-name="Default" office:value-type="float" office:value="110">
            <text:p>110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3.79626">
            <text:p>3,79626</text:p>
          </table:table-cell>
          <table:table-cell table:style-name="ce5" table:formula="of:=AVERAGE([.$E$2:.E100])" office:value-type="float" office:value="7.52295949494949">
            <text:p>7,522959494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4">
            <text:p>74</text:p>
          </table:table-cell>
          <table:table-cell table:style-name="Default" office:value-type="float" office:value="97">
            <text:p>97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4.66046">
            <text:p>4,66046</text:p>
          </table:table-cell>
          <table:table-cell table:style-name="ce5" table:formula="of:=AVERAGE([.$E$2:.E101])" office:value-type="float" office:value="7.4943345">
            <text:p>7,494334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1">
            <text:p>111</text:p>
          </table:table-cell>
          <table:table-cell table:style-name="Default" office:value-type="float" office:value="110">
            <text:p>110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5.01427">
            <text:p>5,01427</text:p>
          </table:table-cell>
          <table:table-cell table:style-name="ce5" table:formula="of:=AVERAGE([.$E$2:.E102])" office:value-type="float" office:value="7.46977940594059">
            <text:p>7,469779405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25">
            <text:p>125</text:p>
          </table:table-cell>
          <table:table-cell table:style-name="Default" office:value-type="float" office:value="108">
            <text:p>108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5.45111">
            <text:p>5,45111</text:p>
          </table:table-cell>
          <table:table-cell table:style-name="ce5" table:formula="of:=AVERAGE([.$E$2:.E103])" office:value-type="float" office:value="7.44998852941176">
            <text:p>7,449988529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30">
            <text:p>130</text:p>
          </table:table-cell>
          <table:table-cell table:style-name="Default" office:value-type="float" office:value="101">
            <text:p>101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6.31465">
            <text:p>6,31465</text:p>
          </table:table-cell>
          <table:table-cell table:style-name="ce5" table:formula="of:=AVERAGE([.$E$2:.E104])" office:value-type="float" office:value="7.43896582524272">
            <text:p>7,438965825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5">
            <text:p>115</text:p>
          </table:table-cell>
          <table:table-cell table:style-name="Default" office:value-type="float" office:value="122">
            <text:p>122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4.14723">
            <text:p>4,14723</text:p>
          </table:table-cell>
          <table:table-cell table:style-name="ce5" table:formula="of:=AVERAGE([.$E$2:.E105])" office:value-type="float" office:value="7.40731451923077">
            <text:p>7,407314519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0">
            <text:p>110</text:p>
          </table:table-cell>
          <table:table-cell table:style-name="Default" office:value-type="float" office:value="104">
            <text:p>104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3.90688">
            <text:p>3,90688</text:p>
          </table:table-cell>
          <table:table-cell table:style-name="ce5" table:formula="of:=AVERAGE([.$E$2:.E106])" office:value-type="float" office:value="7.37397704761905">
            <text:p>7,373977047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09">
            <text:p>109</text:p>
          </table:table-cell>
          <table:table-cell table:style-name="Default" office:value-type="float" office:value="104">
            <text:p>104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3.78961">
            <text:p>3,78961</text:p>
          </table:table-cell>
          <table:table-cell table:style-name="ce5" table:formula="of:=AVERAGE([.$E$2:.E107])" office:value-type="float" office:value="7.34016226415094">
            <text:p>7,340162264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2">
            <text:p>92</text:p>
          </table:table-cell>
          <table:table-cell table:style-name="Default" office:value-type="float" office:value="113">
            <text:p>113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3.82256">
            <text:p>3,82256</text:p>
          </table:table-cell>
          <table:table-cell table:style-name="ce5" table:formula="of:=AVERAGE([.$E$2:.E108])" office:value-type="float" office:value="7.30728747663551">
            <text:p>7,307287476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115">
            <text:p>115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4.00632">
            <text:p>4,00632</text:p>
          </table:table-cell>
          <table:table-cell table:style-name="ce5" table:formula="of:=AVERAGE([.$E$2:.E109])" office:value-type="float" office:value="7.27672296296296">
            <text:p>7,27672296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9">
            <text:p>49</text:p>
          </table:table-cell>
          <table:table-cell table:style-name="Default" office:value-type="float" office:value="107">
            <text:p>107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4.06461">
            <text:p>4,06461</text:p>
          </table:table-cell>
          <table:table-cell table:style-name="ce5" table:formula="of:=AVERAGE([.$E$2:.E110])" office:value-type="float" office:value="7.24725403669724">
            <text:p>7,247254036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56">
            <text:p>156</text:p>
          </table:table-cell>
          <table:table-cell table:style-name="Default" office:value-type="float" office:value="118">
            <text:p>118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6.06663">
            <text:p>6,06663</text:p>
          </table:table-cell>
          <table:table-cell table:style-name="ce5" table:formula="of:=AVERAGE([.$E$2:.E111])" office:value-type="float" office:value="7.23652109090909">
            <text:p>7,236521090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5">
            <text:p>95</text:p>
          </table:table-cell>
          <table:table-cell table:style-name="Default" office:value-type="float" office:value="101">
            <text:p>101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5.86816">
            <text:p>5,86816</text:p>
          </table:table-cell>
          <table:table-cell table:style-name="ce5" table:formula="of:=AVERAGE([.$E$2:.E112])" office:value-type="float" office:value="7.22419351351351">
            <text:p>7,224193513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8">
            <text:p>118</text:p>
          </table:table-cell>
          <table:table-cell table:style-name="Default" office:value-type="float" office:value="112">
            <text:p>112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5.94492">
            <text:p>5,94492</text:p>
          </table:table-cell>
          <table:table-cell table:style-name="ce5" table:formula="of:=AVERAGE([.$E$2:.E113])" office:value-type="float" office:value="7.21277142857143">
            <text:p>7,212771428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6">
            <text:p>66</text:p>
          </table:table-cell>
          <table:table-cell table:style-name="Default" office:value-type="float" office:value="105">
            <text:p>105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7.80488">
            <text:p>7,80488</text:p>
          </table:table-cell>
          <table:table-cell table:style-name="ce5" table:formula="of:=AVERAGE([.$E$2:.E114])" office:value-type="float" office:value="7.21801132743363">
            <text:p>7,218011327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25">
            <text:p>125</text:p>
          </table:table-cell>
          <table:table-cell table:style-name="Default" office:value-type="float" office:value="107">
            <text:p>107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7.14117">
            <text:p>7,14117</text:p>
          </table:table-cell>
          <table:table-cell table:style-name="ce5" table:formula="of:=AVERAGE([.$E$2:.E115])" office:value-type="float" office:value="7.21733728070175">
            <text:p>7,217337280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29">
            <text:p>129</text:p>
          </table:table-cell>
          <table:table-cell table:style-name="Default" office:value-type="float" office:value="119">
            <text:p>119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7.30776">
            <text:p>7,30776</text:p>
          </table:table-cell>
          <table:table-cell table:style-name="ce5" table:formula="of:=AVERAGE([.$E$2:.E116])" office:value-type="float" office:value="7.21812356521739">
            <text:p>7,218123565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1">
            <text:p>71</text:p>
          </table:table-cell>
          <table:table-cell table:style-name="Default" office:value-type="float" office:value="102">
            <text:p>102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6.35236">
            <text:p>6,35236</text:p>
          </table:table-cell>
          <table:table-cell table:style-name="ce5" table:formula="of:=AVERAGE([.$E$2:.E117])" office:value-type="float" office:value="7.21066008620689">
            <text:p>7,210660086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24">
            <text:p>124</text:p>
          </table:table-cell>
          <table:table-cell table:style-name="Default" office:value-type="float" office:value="129">
            <text:p>129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7.09694">
            <text:p>7,09694</text:p>
          </table:table-cell>
          <table:table-cell table:style-name="ce5" table:formula="of:=AVERAGE([.$E$2:.E118])" office:value-type="float" office:value="7.20968811965812">
            <text:p>7,209688119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144">
            <text:p>144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5.31593">
            <text:p>5,31593</text:p>
          </table:table-cell>
          <table:table-cell table:style-name="ce5" table:formula="of:=AVERAGE([.$E$2:.E119])" office:value-type="float" office:value="7.1936393220339">
            <text:p>7,19363932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4">
            <text:p>74</text:p>
          </table:table-cell>
          <table:table-cell table:style-name="Default" office:value-type="float" office:value="117">
            <text:p>117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3.99848">
            <text:p>3,99848</text:p>
          </table:table-cell>
          <table:table-cell table:style-name="ce5" table:formula="of:=AVERAGE([.$E$2:.E120])" office:value-type="float" office:value="7.16678924369748">
            <text:p>7,166789243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101">
            <text:p>101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4.36949">
            <text:p>4,36949</text:p>
          </table:table-cell>
          <table:table-cell table:style-name="ce5" table:formula="of:=AVERAGE([.$E$2:.E121])" office:value-type="float" office:value="7.14347841666667">
            <text:p>7,143478416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2">
            <text:p>112</text:p>
          </table:table-cell>
          <table:table-cell table:style-name="Default" office:value-type="float" office:value="117">
            <text:p>117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3.85886">
            <text:p>3,85886</text:p>
          </table:table-cell>
          <table:table-cell table:style-name="ce5" table:formula="of:=AVERAGE([.$E$2:.E122])" office:value-type="float" office:value="7.11633280991735">
            <text:p>7,116332809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6">
            <text:p>86</text:p>
          </table:table-cell>
          <table:table-cell table:style-name="Default" office:value-type="float" office:value="109">
            <text:p>109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4.07221">
            <text:p>4,07221</text:p>
          </table:table-cell>
          <table:table-cell table:style-name="ce5" table:formula="of:=AVERAGE([.$E$2:.E123])" office:value-type="float" office:value="7.09138098360656">
            <text:p>7,091380983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8">
            <text:p>98</text:p>
          </table:table-cell>
          <table:table-cell table:style-name="Default" office:value-type="float" office:value="96">
            <text:p>96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4.24358">
            <text:p>4,24358</text:p>
          </table:table-cell>
          <table:table-cell table:style-name="ce5" table:formula="of:=AVERAGE([.$E$2:.E124])" office:value-type="float" office:value="7.0682281300813">
            <text:p>7,068228130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0">
            <text:p>90</text:p>
          </table:table-cell>
          <table:table-cell table:style-name="Default" office:value-type="float" office:value="100">
            <text:p>10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4.21221">
            <text:p>4,21221</text:p>
          </table:table-cell>
          <table:table-cell table:style-name="ce5" table:formula="of:=AVERAGE([.$E$2:.E125])" office:value-type="float" office:value="7.04519572580645">
            <text:p>7,045195725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2">
            <text:p>92</text:p>
          </table:table-cell>
          <table:table-cell table:style-name="Default" office:value-type="float" office:value="109">
            <text:p>109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4.19967">
            <text:p>4,19967</text:p>
          </table:table-cell>
          <table:table-cell table:style-name="ce5" table:formula="of:=AVERAGE([.$E$2:.E126])" office:value-type="float" office:value="7.02243152">
            <text:p>7,0224315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5">
            <text:p>85</text:p>
          </table:table-cell>
          <table:table-cell table:style-name="Default" office:value-type="float" office:value="107">
            <text:p>10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4.29008">
            <text:p>4,29008</text:p>
          </table:table-cell>
          <table:table-cell table:style-name="ce5" table:formula="of:=AVERAGE([.$E$2:.E127])" office:value-type="float" office:value="7.00074619047619">
            <text:p>7,000746190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5">
            <text:p>85</text:p>
          </table:table-cell>
          <table:table-cell table:style-name="Default" office:value-type="float" office:value="107">
            <text:p>10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47.5173">
            <text:p>47,5173</text:p>
          </table:table-cell>
          <table:table-cell table:style-name="ce5" table:formula="of:=AVERAGE([.$E$2:.E128])" office:value-type="float" office:value="7.31977417322834">
            <text:p>7,319774173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139">
            <text:p>139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5.87596">
            <text:p>5,87596</text:p>
          </table:table-cell>
          <table:table-cell table:style-name="ce5" table:formula="of:=AVERAGE([.$E$2:.E129])" office:value-type="float" office:value="7.308494375">
            <text:p>7,30849437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93">
            <text:p>93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4.59793">
            <text:p>4,59793</text:p>
          </table:table-cell>
          <table:table-cell table:style-name="ce5" table:formula="of:=AVERAGE([.$E$2:.E130])" office:value-type="float" office:value="7.28748224806201">
            <text:p>7,287482248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5">
            <text:p>65</text:p>
          </table:table-cell>
          <table:table-cell table:style-name="Default" office:value-type="float" office:value="106">
            <text:p>106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4.30888">
            <text:p>4,30888</text:p>
          </table:table-cell>
          <table:table-cell table:style-name="ce5" table:formula="of:=AVERAGE([.$E$2:.E131])" office:value-type="float" office:value="7.26456992307692">
            <text:p>7,264569923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6">
            <text:p>76</text:p>
          </table:table-cell>
          <table:table-cell table:style-name="Default" office:value-type="float" office:value="100">
            <text:p>100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3.96236">
            <text:p>3,96236</text:p>
          </table:table-cell>
          <table:table-cell table:style-name="ce5" table:formula="of:=AVERAGE([.$E$2:.E132])" office:value-type="float" office:value="7.23936221374046">
            <text:p>7,239362213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113">
            <text:p>113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.62019">
            <text:p>5,62019</text:p>
          </table:table-cell>
          <table:table-cell table:style-name="ce5" table:formula="of:=AVERAGE([.$E$2:.E133])" office:value-type="float" office:value="7.22709575757576">
            <text:p>7,227095757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6">
            <text:p>56</text:p>
          </table:table-cell>
          <table:table-cell table:style-name="Default" office:value-type="float" office:value="111">
            <text:p>111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4.21384">
            <text:p>4,21384</text:p>
          </table:table-cell>
          <table:table-cell table:style-name="ce5" table:formula="of:=AVERAGE([.$E$2:.E134])" office:value-type="float" office:value="7.20443969924812">
            <text:p>7,204439699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5">
            <text:p>65</text:p>
          </table:table-cell>
          <table:table-cell table:style-name="Default" office:value-type="float" office:value="90">
            <text:p>90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4.15413">
            <text:p>4,15413</text:p>
          </table:table-cell>
          <table:table-cell table:style-name="ce5" table:formula="of:=AVERAGE([.$E$2:.E135])" office:value-type="float" office:value="7.18167619402985">
            <text:p>7,18167619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8">
            <text:p>68</text:p>
          </table:table-cell>
          <table:table-cell table:style-name="Default" office:value-type="float" office:value="87">
            <text:p>87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4.09105">
            <text:p>4,09105</text:p>
          </table:table-cell>
          <table:table-cell table:style-name="ce5" table:formula="of:=AVERAGE([.$E$2:.E136])" office:value-type="float" office:value="7.15878266666666">
            <text:p>7,158782666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9">
            <text:p>99</text:p>
          </table:table-cell>
          <table:table-cell table:style-name="Default" office:value-type="float" office:value="115">
            <text:p>115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5.53388">
            <text:p>5,53388</text:p>
          </table:table-cell>
          <table:table-cell table:style-name="ce5" table:formula="of:=AVERAGE([.$E$2:.E137])" office:value-type="float" office:value="7.14683485294118">
            <text:p>7,146834852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1">
            <text:p>81</text:p>
          </table:table-cell>
          <table:table-cell table:style-name="Default" office:value-type="float" office:value="141">
            <text:p>141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6.58471">
            <text:p>6,58471</text:p>
          </table:table-cell>
          <table:table-cell table:style-name="ce5" table:formula="of:=AVERAGE([.$E$2:.E138])" office:value-type="float" office:value="7.14273175182482">
            <text:p>7,142731751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2">
            <text:p>82</text:p>
          </table:table-cell>
          <table:table-cell table:style-name="Default" office:value-type="float" office:value="125">
            <text:p>125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7.65932">
            <text:p>7,65932</text:p>
          </table:table-cell>
          <table:table-cell table:style-name="ce5" table:formula="of:=AVERAGE([.$E$2:.E139])" office:value-type="float" office:value="7.14647514492753">
            <text:p>7,146475144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0">
            <text:p>70</text:p>
          </table:table-cell>
          <table:table-cell table:style-name="Default" office:value-type="float" office:value="124">
            <text:p>124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7.54409">
            <text:p>7,54409</text:p>
          </table:table-cell>
          <table:table-cell table:style-name="ce5" table:formula="of:=AVERAGE([.$E$2:.E140])" office:value-type="float" office:value="7.14933568345324">
            <text:p>7,149335683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8">
            <text:p>68</text:p>
          </table:table-cell>
          <table:table-cell table:style-name="Default" office:value-type="float" office:value="110">
            <text:p>11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4.28927">
            <text:p>4,28927</text:p>
          </table:table-cell>
          <table:table-cell table:style-name="ce5" table:formula="of:=AVERAGE([.$E$2:.E141])" office:value-type="float" office:value="7.12890664285714">
            <text:p>7,128906642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0">
            <text:p>70</text:p>
          </table:table-cell>
          <table:table-cell table:style-name="Default" office:value-type="float" office:value="106">
            <text:p>106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6.82068">
            <text:p>6,82068</text:p>
          </table:table-cell>
          <table:table-cell table:style-name="ce5" table:formula="of:=AVERAGE([.$E$2:.E142])" office:value-type="float" office:value="7.12672063829787">
            <text:p>7,126720638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94">
            <text:p>94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4.6458">
            <text:p>4,6458</text:p>
          </table:table-cell>
          <table:table-cell table:style-name="ce5" table:formula="of:=AVERAGE([.$E$2:.E143])" office:value-type="float" office:value="7.10924936619718">
            <text:p>7,109249366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92">
            <text:p>92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4.39174">
            <text:p>4,39174</text:p>
          </table:table-cell>
          <table:table-cell table:style-name="ce5" table:formula="of:=AVERAGE([.$E$2:.E144])" office:value-type="float" office:value="7.0902458041958">
            <text:p>7,090245804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84">
            <text:p>84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4.13414">
            <text:p>4,13414</text:p>
          </table:table-cell>
          <table:table-cell table:style-name="ce5" table:formula="of:=AVERAGE([.$E$2:.E145])" office:value-type="float" office:value="7.06971729166667">
            <text:p>7,069717291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5">
            <text:p>65</text:p>
          </table:table-cell>
          <table:table-cell table:style-name="Default" office:value-type="float" office:value="70">
            <text:p>7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4.02597">
            <text:p>4,02597</text:p>
          </table:table-cell>
          <table:table-cell table:style-name="ce5" table:formula="of:=AVERAGE([.$E$2:.E146])" office:value-type="float" office:value="7.04872593103448">
            <text:p>7,04872593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34">
            <text:p>134</text:p>
          </table:table-cell>
          <table:table-cell table:style-name="Default" office:value-type="float" office:value="112">
            <text:p>112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5.79417">
            <text:p>5,79417</text:p>
          </table:table-cell>
          <table:table-cell table:style-name="ce5" table:formula="of:=AVERAGE([.$E$2:.E147])" office:value-type="float" office:value="7.04013308219178">
            <text:p>7,040133082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25">
            <text:p>125</text:p>
          </table:table-cell>
          <table:table-cell table:style-name="Default" office:value-type="float" office:value="133">
            <text:p>133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3.92204">
            <text:p>3,92204</text:p>
          </table:table-cell>
          <table:table-cell table:style-name="ce5" table:formula="of:=AVERAGE([.$E$2:.E148])" office:value-type="float" office:value="7.01892156462585">
            <text:p>7,018921564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2">
            <text:p>92</text:p>
          </table:table-cell>
          <table:table-cell table:style-name="Default" office:value-type="float" office:value="129">
            <text:p>129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5.88633">
            <text:p>5,88633</text:p>
          </table:table-cell>
          <table:table-cell table:style-name="ce5" table:formula="of:=AVERAGE([.$E$2:.E149])" office:value-type="float" office:value="7.01126891891892">
            <text:p>7,011268918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06">
            <text:p>106</text:p>
          </table:table-cell>
          <table:table-cell table:style-name="Default" office:value-type="float" office:value="111">
            <text:p>111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4.36616">
            <text:p>4,36616</text:p>
          </table:table-cell>
          <table:table-cell table:style-name="ce5" table:formula="of:=AVERAGE([.$E$2:.E150])" office:value-type="float" office:value="6.99351651006711">
            <text:p>6,993516510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25">
            <text:p>125</text:p>
          </table:table-cell>
          <table:table-cell table:style-name="Default" office:value-type="float" office:value="117">
            <text:p>117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5.34828">
            <text:p>5,34828</text:p>
          </table:table-cell>
          <table:table-cell table:style-name="ce5" table:formula="of:=AVERAGE([.$E$2:.E151])" office:value-type="float" office:value="6.98254826666666">
            <text:p>6,982548266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04">
            <text:p>104</text:p>
          </table:table-cell>
          <table:table-cell table:style-name="Default" office:value-type="float" office:value="123">
            <text:p>123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3.94633">
            <text:p>3,94633</text:p>
          </table:table-cell>
          <table:table-cell table:style-name="ce5" table:formula="of:=AVERAGE([.$E$2:.E152])" office:value-type="float" office:value="6.96244086092715">
            <text:p>6,962440860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7">
            <text:p>117</text:p>
          </table:table-cell>
          <table:table-cell table:style-name="Default" office:value-type="float" office:value="122">
            <text:p>122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4.96911">
            <text:p>4,96911</text:p>
          </table:table-cell>
          <table:table-cell table:style-name="ce5" table:formula="of:=AVERAGE([.$E$2:.E153])" office:value-type="float" office:value="6.94932684210526">
            <text:p>6,949326842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02">
            <text:p>102</text:p>
          </table:table-cell>
          <table:table-cell table:style-name="Default" office:value-type="float" office:value="106">
            <text:p>106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3.88522">
            <text:p>3,88522</text:p>
          </table:table-cell>
          <table:table-cell table:style-name="ce5" table:formula="of:=AVERAGE([.$E$2:.E154])" office:value-type="float" office:value="6.9293">
            <text:p>6,929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110">
            <text:p>110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4.14463">
            <text:p>4,14463</text:p>
          </table:table-cell>
          <table:table-cell table:style-name="ce5" table:formula="of:=AVERAGE([.$E$2:.E155])" office:value-type="float" office:value="6.91121772727272">
            <text:p>6,911217727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0">
            <text:p>70</text:p>
          </table:table-cell>
          <table:table-cell table:style-name="Default" office:value-type="float" office:value="105">
            <text:p>105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4.07108">
            <text:p>4,07108</text:p>
          </table:table-cell>
          <table:table-cell table:style-name="ce5" table:formula="of:=AVERAGE([.$E$2:.E156])" office:value-type="float" office:value="6.89289425806451">
            <text:p>6,892894258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20">
            <text:p>120</text:p>
          </table:table-cell>
          <table:table-cell table:style-name="Default" office:value-type="float" office:value="107">
            <text:p>107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6.30152">
            <text:p>6,30152</text:p>
          </table:table-cell>
          <table:table-cell table:style-name="ce5" table:formula="of:=AVERAGE([.$E$2:.E157])" office:value-type="float" office:value="6.88910339743589">
            <text:p>6,889103397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39">
            <text:p>139</text:p>
          </table:table-cell>
          <table:table-cell table:style-name="Default" office:value-type="float" office:value="117">
            <text:p>117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5.57893">
            <text:p>5,57893</text:p>
          </table:table-cell>
          <table:table-cell table:style-name="ce5" table:formula="of:=AVERAGE([.$E$2:.E158])" office:value-type="float" office:value="6.88075834394904">
            <text:p>6,880758343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116">
            <text:p>116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5.92613">
            <text:p>5,92613</text:p>
          </table:table-cell>
          <table:table-cell table:style-name="ce5" table:formula="of:=AVERAGE([.$E$2:.E159])" office:value-type="float" office:value="6.87471639240506">
            <text:p>6,874716392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0">
            <text:p>110</text:p>
          </table:table-cell>
          <table:table-cell table:style-name="Default" office:value-type="float" office:value="126">
            <text:p>126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5.52535">
            <text:p>5,52535</text:p>
          </table:table-cell>
          <table:table-cell table:style-name="ce5" table:formula="of:=AVERAGE([.$E$2:.E160])" office:value-type="float" office:value="6.86622981132075">
            <text:p>6,866229811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6">
            <text:p>116</text:p>
          </table:table-cell>
          <table:table-cell table:style-name="Default" office:value-type="float" office:value="110">
            <text:p>110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5.26634">
            <text:p>5,26634</text:p>
          </table:table-cell>
          <table:table-cell table:style-name="ce5" table:formula="of:=AVERAGE([.$E$2:.E161])" office:value-type="float" office:value="6.8562305">
            <text:p>6,856230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02">
            <text:p>102</text:p>
          </table:table-cell>
          <table:table-cell table:style-name="Default" office:value-type="float" office:value="115">
            <text:p>115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7.43345">
            <text:p>7,43345</text:p>
          </table:table-cell>
          <table:table-cell table:style-name="ce5" table:formula="of:=AVERAGE([.$E$2:.E162])" office:value-type="float" office:value="6.85981571428571">
            <text:p>6,859815714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2">
            <text:p>102</text:p>
          </table:table-cell>
          <table:table-cell table:style-name="Default" office:value-type="float" office:value="115">
            <text:p>115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45.8951">
            <text:p>45,8951</text:p>
          </table:table-cell>
          <table:table-cell table:style-name="ce5" table:formula="of:=AVERAGE([.$E$2:.E163])" office:value-type="float" office:value="7.10077425925925">
            <text:p>7,100774259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1">
            <text:p>81</text:p>
          </table:table-cell>
          <table:table-cell table:style-name="Default" office:value-type="float" office:value="118">
            <text:p>118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6.54104">
            <text:p>6,54104</text:p>
          </table:table-cell>
          <table:table-cell table:style-name="ce5" table:formula="of:=AVERAGE([.$E$2:.E164])" office:value-type="float" office:value="7.09734030674846">
            <text:p>7,097340306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1">
            <text:p>81</text:p>
          </table:table-cell>
          <table:table-cell table:style-name="Default" office:value-type="float" office:value="118">
            <text:p>118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53.0871">
            <text:p>53,0871</text:p>
          </table:table-cell>
          <table:table-cell table:style-name="ce5" table:formula="of:=AVERAGE([.$E$2:.E165])" office:value-type="float" office:value="7.3777656707317">
            <text:p>7,377765670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3">
            <text:p>83</text:p>
          </table:table-cell>
          <table:table-cell table:style-name="Default" office:value-type="float" office:value="125">
            <text:p>125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4.17228">
            <text:p>4,17228</text:p>
          </table:table-cell>
          <table:table-cell table:style-name="ce5" table:formula="of:=AVERAGE([.$E$2:.E166])" office:value-type="float" office:value="7.35833848484848">
            <text:p>7,358338484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0">
            <text:p>70</text:p>
          </table:table-cell>
          <table:table-cell table:style-name="Default" office:value-type="float" office:value="108">
            <text:p>108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4.3221">
            <text:p>4,3221</text:p>
          </table:table-cell>
          <table:table-cell table:style-name="ce5" table:formula="of:=AVERAGE([.$E$2:.E167])" office:value-type="float" office:value="7.34004789156626">
            <text:p>7,340047891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06">
            <text:p>106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5.33726">
            <text:p>5,33726</text:p>
          </table:table-cell>
          <table:table-cell table:style-name="ce5" table:formula="of:=AVERAGE([.$E$2:.E168])" office:value-type="float" office:value="7.3280551497006">
            <text:p>7,328055149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2">
            <text:p>82</text:p>
          </table:table-cell>
          <table:table-cell table:style-name="Default" office:value-type="float" office:value="128">
            <text:p>128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3.95496">
            <text:p>3,95496</text:p>
          </table:table-cell>
          <table:table-cell table:style-name="ce5" table:formula="of:=AVERAGE([.$E$2:.E169])" office:value-type="float" office:value="7.30797720238095">
            <text:p>7,307977202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124">
            <text:p>124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4.65844">
            <text:p>4,65844</text:p>
          </table:table-cell>
          <table:table-cell table:style-name="ce5" table:formula="of:=AVERAGE([.$E$2:.E170])" office:value-type="float" office:value="7.29229946745562">
            <text:p>7,292299467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2">
            <text:p>72</text:p>
          </table:table-cell>
          <table:table-cell table:style-name="Default" office:value-type="float" office:value="118">
            <text:p>118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4.45418">
            <text:p>4,45418</text:p>
          </table:table-cell>
          <table:table-cell table:style-name="ce5" table:formula="of:=AVERAGE([.$E$2:.E171])" office:value-type="float" office:value="7.27560464705882">
            <text:p>7,275604647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00">
            <text:p>100</text:p>
          </table:table-cell>
          <table:table-cell table:style-name="Default" office:value-type="float" office:value="107">
            <text:p>107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5.11671">
            <text:p>5,11671</text:p>
          </table:table-cell>
          <table:table-cell table:style-name="ce5" table:formula="of:=AVERAGE([.$E$2:.E172])" office:value-type="float" office:value="7.26297953216374">
            <text:p>7,262979532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9">
            <text:p>69</text:p>
          </table:table-cell>
          <table:table-cell table:style-name="Default" office:value-type="float" office:value="120">
            <text:p>120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6.24844">
            <text:p>6,24844</text:p>
          </table:table-cell>
          <table:table-cell table:style-name="ce5" table:formula="of:=AVERAGE([.$E$2:.E173])" office:value-type="float" office:value="7.25708104651162">
            <text:p>7,257081046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8">
            <text:p>88</text:p>
          </table:table-cell>
          <table:table-cell table:style-name="Default" office:value-type="float" office:value="126">
            <text:p>126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6.18548">
            <text:p>6,18548</text:p>
          </table:table-cell>
          <table:table-cell table:style-name="ce5" table:formula="of:=AVERAGE([.$E$2:.E174])" office:value-type="float" office:value="7.25088682080925">
            <text:p>7,250886820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3">
            <text:p>83</text:p>
          </table:table-cell>
          <table:table-cell table:style-name="Default" office:value-type="float" office:value="107">
            <text:p>107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3.95924">
            <text:p>3,95924</text:p>
          </table:table-cell>
          <table:table-cell table:style-name="ce5" table:formula="of:=AVERAGE([.$E$2:.E175])" office:value-type="float" office:value="7.23196931034482">
            <text:p>7,231969310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3">
            <text:p>73</text:p>
          </table:table-cell>
          <table:table-cell table:style-name="Default" office:value-type="float" office:value="120">
            <text:p>12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4.03907">
            <text:p>4,03907</text:p>
          </table:table-cell>
          <table:table-cell table:style-name="ce5" table:formula="of:=AVERAGE([.$E$2:.E176])" office:value-type="float" office:value="7.21372417142857">
            <text:p>7,213724171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3">
            <text:p>73</text:p>
          </table:table-cell>
          <table:table-cell table:style-name="Default" office:value-type="float" office:value="102">
            <text:p>102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4.29705">
            <text:p>4,29705</text:p>
          </table:table-cell>
          <table:table-cell table:style-name="ce5" table:formula="of:=AVERAGE([.$E$2:.E177])" office:value-type="float" office:value="7.19715215909091">
            <text:p>7,197152159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5">
            <text:p>65</text:p>
          </table:table-cell>
          <table:table-cell table:style-name="Default" office:value-type="float" office:value="124">
            <text:p>124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4.31202">
            <text:p>4,31202</text:p>
          </table:table-cell>
          <table:table-cell table:style-name="ce5" table:formula="of:=AVERAGE([.$E$2:.E178])" office:value-type="float" office:value="7.18085197740113">
            <text:p>7,180851977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2">
            <text:p>72</text:p>
          </table:table-cell>
          <table:table-cell table:style-name="Default" office:value-type="float" office:value="114">
            <text:p>114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5.51356">
            <text:p>5,51356</text:p>
          </table:table-cell>
          <table:table-cell table:style-name="ce5" table:formula="of:=AVERAGE([.$E$2:.E179])" office:value-type="float" office:value="7.17148516853932">
            <text:p>7,171485168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116">
            <text:p>116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4.47293">
            <text:p>4,47293</text:p>
          </table:table-cell>
          <table:table-cell table:style-name="ce5" table:formula="of:=AVERAGE([.$E$2:.E180])" office:value-type="float" office:value="7.15640944134078">
            <text:p>7,156409441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5">
            <text:p>65</text:p>
          </table:table-cell>
          <table:table-cell table:style-name="Default" office:value-type="float" office:value="101">
            <text:p>10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4.40521">
            <text:p>4,40521</text:p>
          </table:table-cell>
          <table:table-cell table:style-name="ce5" table:formula="of:=AVERAGE([.$E$2:.E181])" office:value-type="float" office:value="7.141125">
            <text:p>7,14112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7">
            <text:p>77</text:p>
          </table:table-cell>
          <table:table-cell table:style-name="Default" office:value-type="float" office:value="115">
            <text:p>115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.40391">
            <text:p>4,40391</text:p>
          </table:table-cell>
          <table:table-cell table:style-name="ce5" table:formula="of:=AVERAGE([.$E$2:.E182])" office:value-type="float" office:value="7.12600226519337">
            <text:p>7,126002265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111">
            <text:p>111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4.74399">
            <text:p>4,74399</text:p>
          </table:table-cell>
          <table:table-cell table:style-name="ce5" table:formula="of:=AVERAGE([.$E$2:.E183])" office:value-type="float" office:value="7.11291428571428">
            <text:p>7,112914285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9">
            <text:p>49</text:p>
          </table:table-cell>
          <table:table-cell table:style-name="Default" office:value-type="float" office:value="105">
            <text:p>105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4.90593">
            <text:p>4,90593</text:p>
          </table:table-cell>
          <table:table-cell table:style-name="ce5" table:formula="of:=AVERAGE([.$E$2:.E184])" office:value-type="float" office:value="7.10085426229508">
            <text:p>7,100854262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129">
            <text:p>12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4.55001">
            <text:p>4,55001</text:p>
          </table:table-cell>
          <table:table-cell table:style-name="ce5" table:formula="of:=AVERAGE([.$E$2:.E185])" office:value-type="float" office:value="7.08699097826086">
            <text:p>7,086990978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122">
            <text:p>122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9.16589">
            <text:p>9,16589</text:p>
          </table:table-cell>
          <table:table-cell table:style-name="ce5" table:formula="of:=AVERAGE([.$E$2:.E186])" office:value-type="float" office:value="7.09822827027026">
            <text:p>7,098228270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2">
            <text:p>82</text:p>
          </table:table-cell>
          <table:table-cell table:style-name="Default" office:value-type="float" office:value="113">
            <text:p>113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4.35354">
            <text:p>4,35354</text:p>
          </table:table-cell>
          <table:table-cell table:style-name="ce5" table:formula="of:=AVERAGE([.$E$2:.E187])" office:value-type="float" office:value="7.08347188172043">
            <text:p>7,083471881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4">
            <text:p>94</text:p>
          </table:table-cell>
          <table:table-cell table:style-name="Default" office:value-type="float" office:value="108">
            <text:p>108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6.54018">
            <text:p>6,54018</text:p>
          </table:table-cell>
          <table:table-cell table:style-name="ce5" table:formula="of:=AVERAGE([.$E$2:.E188])" office:value-type="float" office:value="7.0805665775401">
            <text:p>7,080566577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102">
            <text:p>102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7.04651">
            <text:p>7,04651</text:p>
          </table:table-cell>
          <table:table-cell table:style-name="ce5" table:formula="of:=AVERAGE([.$E$2:.E189])" office:value-type="float" office:value="7.08038542553191">
            <text:p>7,080385425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140">
            <text:p>140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5.76096">
            <text:p>5,76096</text:p>
          </table:table-cell>
          <table:table-cell table:style-name="ce5" table:formula="of:=AVERAGE([.$E$2:.E190])" office:value-type="float" office:value="7.07340433862433">
            <text:p>7,073404338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3">
            <text:p>113</text:p>
          </table:table-cell>
          <table:table-cell table:style-name="Default" office:value-type="float" office:value="117">
            <text:p>117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5.12143">
            <text:p>5,12143</text:p>
          </table:table-cell>
          <table:table-cell table:style-name="ce5" table:formula="of:=AVERAGE([.$E$2:.E191])" office:value-type="float" office:value="7.06313078947368">
            <text:p>7,063130789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3">
            <text:p>113</text:p>
          </table:table-cell>
          <table:table-cell table:style-name="Default" office:value-type="float" office:value="117">
            <text:p>117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47.7738">
            <text:p>47,7738</text:p>
          </table:table-cell>
          <table:table-cell table:style-name="ce5" table:formula="of:=AVERAGE([.$E$2:.E192])" office:value-type="float" office:value="7.27627565445026">
            <text:p>7,276275654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7">
            <text:p>67</text:p>
          </table:table-cell>
          <table:table-cell table:style-name="Default" office:value-type="float" office:value="139">
            <text:p>139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4.39001">
            <text:p>4,39001</text:p>
          </table:table-cell>
          <table:table-cell table:style-name="ce5" table:formula="of:=AVERAGE([.$E$2:.E193])" office:value-type="float" office:value="7.26124302083333">
            <text:p>7,261243020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4">
            <text:p>84</text:p>
          </table:table-cell>
          <table:table-cell table:style-name="Default" office:value-type="float" office:value="117">
            <text:p>117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5.43036">
            <text:p>5,43036</text:p>
          </table:table-cell>
          <table:table-cell table:style-name="ce5" table:formula="of:=AVERAGE([.$E$2:.E194])" office:value-type="float" office:value="7.25175658031088">
            <text:p>7,251756580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4">
            <text:p>84</text:p>
          </table:table-cell>
          <table:table-cell table:style-name="Default" office:value-type="float" office:value="119">
            <text:p>119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4.90879">
            <text:p>4,90879</text:p>
          </table:table-cell>
          <table:table-cell table:style-name="ce5" table:formula="of:=AVERAGE([.$E$2:.E195])" office:value-type="float" office:value="7.23967943298969">
            <text:p>7,23967943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7">
            <text:p>97</text:p>
          </table:table-cell>
          <table:table-cell table:style-name="Default" office:value-type="float" office:value="123">
            <text:p>123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5.83121">
            <text:p>5,83121</text:p>
          </table:table-cell>
          <table:table-cell table:style-name="ce5" table:formula="of:=AVERAGE([.$E$2:.E196])" office:value-type="float" office:value="7.23245651282051">
            <text:p>7,232456512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7">
            <text:p>97</text:p>
          </table:table-cell>
          <table:table-cell table:style-name="Default" office:value-type="float" office:value="123">
            <text:p>123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46.8779">
            <text:p>46,8779</text:p>
          </table:table-cell>
          <table:table-cell table:style-name="ce5" table:formula="of:=AVERAGE([.$E$2:.E197])" office:value-type="float" office:value="7.43472918367346">
            <text:p>7,434729183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04">
            <text:p>104</text:p>
          </table:table-cell>
          <table:table-cell table:style-name="Default" office:value-type="float" office:value="102">
            <text:p>102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4.53147">
            <text:p>4,53147</text:p>
          </table:table-cell>
          <table:table-cell table:style-name="ce5" table:formula="of:=AVERAGE([.$E$2:.E198])" office:value-type="float" office:value="7.41999182741116">
            <text:p>7,419991827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4">
            <text:p>104</text:p>
          </table:table-cell>
          <table:table-cell table:style-name="Default" office:value-type="float" office:value="102">
            <text:p>102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47.0256">
            <text:p>47,0256</text:p>
          </table:table-cell>
          <table:table-cell table:style-name="ce5" table:formula="of:=AVERAGE([.$E$2:.E199])" office:value-type="float" office:value="7.62002015151515">
            <text:p>7,620020151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06">
            <text:p>106</text:p>
          </table:table-cell>
          <table:table-cell table:style-name="Default" office:value-type="float" office:value="99">
            <text:p>99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.43945">
            <text:p>4,43945</text:p>
          </table:table-cell>
          <table:table-cell table:style-name="ce5" table:formula="of:=AVERAGE([.$E$2:.E200])" office:value-type="float" office:value="7.60403738693467">
            <text:p>7,604037386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6">
            <text:p>106</text:p>
          </table:table-cell>
          <table:table-cell table:style-name="Default" office:value-type="float" office:value="99">
            <text:p>99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9.5172">
            <text:p>49,5172</text:p>
          </table:table-cell>
          <table:table-cell table:style-name="ce5" table:formula="of:=AVERAGE([.$E$2:.E201])" office:value-type="float" office:value="7.81360319999999">
            <text:p>7,813603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6">
            <text:p>106</text:p>
          </table:table-cell>
          <table:table-cell table:style-name="Default" office:value-type="float" office:value="99">
            <text:p>99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7.5534">
            <text:p>47,5534</text:p>
          </table:table-cell>
          <table:table-cell table:style-name="ce5" table:formula="of:=AVERAGE([.$E$2:.E202])" office:value-type="float" office:value="8.01131363184079">
            <text:p>8,011313631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6">
            <text:p>106</text:p>
          </table:table-cell>
          <table:table-cell table:style-name="Default" office:value-type="float" office:value="99">
            <text:p>99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5.0629">
            <text:p>55,0629</text:p>
          </table:table-cell>
          <table:table-cell table:style-name="ce5" table:formula="of:=AVERAGE([.$E$2:.E203])" office:value-type="float" office:value="8.24424227722772">
            <text:p>8,244242277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6">
            <text:p>106</text:p>
          </table:table-cell>
          <table:table-cell table:style-name="Default" office:value-type="float" office:value="99">
            <text:p>99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5.8816">
            <text:p>55,8816</text:p>
          </table:table-cell>
          <table:table-cell table:style-name="ce5" table:formula="of:=AVERAGE([.$E$2:.E204])" office:value-type="float" office:value="8.4789090640394">
            <text:p>8,47890906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9">
            <text:p>69</text:p>
          </table:table-cell>
          <table:table-cell table:style-name="Default" office:value-type="float" office:value="95">
            <text:p>95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7.02386">
            <text:p>7,02386</text:p>
          </table:table-cell>
          <table:table-cell table:style-name="ce5" table:formula="of:=AVERAGE([.$E$2:.E205])" office:value-type="float" office:value="8.47177647058823">
            <text:p>8,471776470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9">
            <text:p>69</text:p>
          </table:table-cell>
          <table:table-cell table:style-name="Default" office:value-type="float" office:value="95">
            <text:p>95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47.6149">
            <text:p>47,6149</text:p>
          </table:table-cell>
          <table:table-cell table:style-name="ce5" table:formula="of:=AVERAGE([.$E$2:.E206])" office:value-type="float" office:value="8.66271853658536">
            <text:p>8,662718536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9">
            <text:p>69</text:p>
          </table:table-cell>
          <table:table-cell table:style-name="Default" office:value-type="float" office:value="95">
            <text:p>95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44.0351">
            <text:p>44,0351</text:p>
          </table:table-cell>
          <table:table-cell table:style-name="ce5" table:formula="of:=AVERAGE([.$E$2:.E207])" office:value-type="float" office:value="8.83442912621359">
            <text:p>8,8344291262</text:p>
          </table:table-cell>
          <table:table-cell table:number-columns-repeated="3"/>
        </table:table-row>
        <table:table-row table:style-name="ro2" table:number-rows-repeated="42">
          <table:table-cell table:style-name="Default" table:number-columns-repeated="5"/>
          <table:table-cell table:style-name="ce3"/>
          <table:table-cell table:number-columns-repeated="3"/>
        </table:table-row>
        <table:table-row table:style-name="ro2" table:number-rows-repeated="214">
          <table:table-cell table:style-name="ce3" table:number-columns-repeated="6"/>
          <table:table-cell table:number-columns-repeated="3"/>
        </table:table-row>
        <table:table-row table:style-name="ro2" table:number-rows-repeated="116">
          <table:table-cell table:number-columns-repeated="4"/>
          <table:table-cell table:style-name="ce3" table:number-columns-repeated="2"/>
          <table:table-cell table:number-columns-repeated="3"/>
        </table:table-row>
        <table:table-row table:style-name="ro2" table:number-rows-repeated="1047996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APotencia" table:style-name="ta1" table:print="false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9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1" office:value-type="string">
            <text:p>Hace todo</text:p>
            <text:p>El proceso?</text:p>
          </table:table-cell>
          <table:table-cell table:style-name="ce4" office:value-type="string">
            <text:p>Total puntos</text:p>
            <text:p>Detectados</text:p>
            <text:p>Imagen objeto</text:p>
          </table:table-cell>
          <table:table-cell table:style-name="ce4" office:value-type="string">
            <text:p>Coincidencias</text:p>
            <text:p>Válidas por</text:p>
            <text:p>Validación vecino</text:p>
            <text:p>Más cercano</text:p>
          </table:table-cell>
          <table:table-cell table:style-name="ce4" office:value-type="string">
            <text:p>Coincidencias</text:p>
            <text:p>Válidas</text:p>
            <text:p>Estimadas</text:p>
            <text:p>Homografía</text:p>
          </table:table-cell>
          <table:table-cell table:style-name="ce4" office:value-type="string">
            <text:p>FPS</text:p>
          </table:table-cell>
          <table:table-cell table:style-name="ce4" office:value-type="string">
            <text:p>FPS </text:p>
            <text:p>Acum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0">
            <text:p>90</text:p>
          </table:table-cell>
          <table:table-cell table:style-name="Default" office:value-type="float" office:value="132">
            <text:p>132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3.47325">
            <text:p>3,47325</text:p>
          </table:table-cell>
          <table:table-cell table:style-name="ce5" table:formula="of:=[.E2]" office:value-type="float" office:value="3.47325">
            <text:p>3,47325</text:p>
          </table:table-cell>
          <table:table-cell/>
          <table:table-cell office:value-type="string">
            <text:p>Target keypoints:</text:p>
          </table:table-cell>
          <table:table-cell table:style-name="ce2" office:value-type="float" office:value="385">
            <text:p>385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0">
            <text:p>90</text:p>
          </table:table-cell>
          <table:table-cell table:style-name="Default" office:value-type="float" office:value="132">
            <text:p>132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47.2034">
            <text:p>47,2034</text:p>
          </table:table-cell>
          <table:table-cell table:style-name="ce5" table:formula="of:=AVERAGE([.$E$2:.E3])" office:value-type="float" office:value="25.338325">
            <text:p>25,338325</text:p>
          </table:table-cell>
          <table:table-cell/>
          <table:table-cell office:value-type="string">
            <text:p>Umbral Hessiano:</text:p>
          </table:table-cell>
          <table:table-cell table:style-name="ce2" office:value-type="float" office:value="4000">
            <text:p>4000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8">
            <text:p>78</text:p>
          </table:table-cell>
          <table:table-cell table:style-name="Default" office:value-type="float" office:value="165">
            <text:p>16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4.16568">
            <text:p>4,16568</text:p>
          </table:table-cell>
          <table:table-cell table:style-name="ce5" table:formula="of:=AVERAGE([.$E$2:.E4])" office:value-type="float" office:value="18.2807766666667">
            <text:p>18,2807766667</text:p>
          </table:table-cell>
          <table:table-cell/>
          <table:table-cell office:value-type="string">
            <text:p>Valoración</text:p>
          </table:table-cell>
          <table:table-cell table:style-name="ce6" office:value-type="string">
            <text:p>2 – 3</text:p>
          </table:table-cell>
        </table:table-row>
        <table:table-row table:style-name="ro3">
          <table:table-cell table:style-name="Default" office:value-type="float" office:value="0">
            <text:p>0</text:p>
          </table:table-cell>
          <table:table-cell table:style-name="Default" office:value-type="float" office:value="78">
            <text:p>78</text:p>
          </table:table-cell>
          <table:table-cell table:style-name="Default" office:value-type="float" office:value="165">
            <text:p>16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56.6959">
            <text:p>56,6959</text:p>
          </table:table-cell>
          <table:table-cell table:style-name="ce5" table:formula="of:=AVERAGE([.$E$2:.E5])" office:value-type="float" office:value="27.8845575">
            <text:p>27,8845575</text:p>
          </table:table-cell>
          <table:table-cell/>
          <table:table-cell office:value-type="string">
            <text:p>fps promedio</text:p>
          </table:table-cell>
          <table:table-cell table:formula="of:=[.F206]" office:value-type="float" office:value="13.2673935609756">
            <text:p>13,267393561</text:p>
          </table:table-cell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26">
            <text:p>126</text:p>
          </table:table-cell>
          <table:table-cell table:style-name="Default" office:value-type="float" office:value="144">
            <text:p>144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6.26187">
            <text:p>6,26187</text:p>
          </table:table-cell>
          <table:table-cell table:style-name="ce5" table:formula="of:=AVERAGE([.$E$2:.E6])" office:value-type="float" office:value="23.56002">
            <text:p>23,5600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50">
            <text:p>150</text:p>
          </table:table-cell>
          <table:table-cell table:style-name="Default" office:value-type="float" office:value="154">
            <text:p>154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4.55004">
            <text:p>4,55004</text:p>
          </table:table-cell>
          <table:table-cell table:style-name="ce5" table:formula="of:=AVERAGE([.$E$2:.E7])" office:value-type="float" office:value="20.39169">
            <text:p>20,3916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50">
            <text:p>150</text:p>
          </table:table-cell>
          <table:table-cell table:style-name="Default" office:value-type="float" office:value="154">
            <text:p>154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53.1827">
            <text:p>53,1827</text:p>
          </table:table-cell>
          <table:table-cell table:style-name="ce5" table:formula="of:=AVERAGE([.$E$2:.E8])" office:value-type="float" office:value="25.07612">
            <text:p>25,0761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44">
            <text:p>144</text:p>
          </table:table-cell>
          <table:table-cell table:style-name="Default" office:value-type="float" office:value="159">
            <text:p>159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3.90984">
            <text:p>3,90984</text:p>
          </table:table-cell>
          <table:table-cell table:style-name="ce5" table:formula="of:=AVERAGE([.$E$2:.E9])" office:value-type="float" office:value="22.430335">
            <text:p>22,43033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44">
            <text:p>144</text:p>
          </table:table-cell>
          <table:table-cell table:style-name="Default" office:value-type="float" office:value="159">
            <text:p>159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52.7539">
            <text:p>52,7539</text:p>
          </table:table-cell>
          <table:table-cell table:style-name="ce5" table:formula="of:=AVERAGE([.$E$2:.E10])" office:value-type="float" office:value="25.79962">
            <text:p>25,7996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63">
            <text:p>163</text:p>
          </table:table-cell>
          <table:table-cell table:style-name="Default" office:value-type="float" office:value="133">
            <text:p>133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5.12531">
            <text:p>5,12531</text:p>
          </table:table-cell>
          <table:table-cell table:style-name="ce5" table:formula="of:=AVERAGE([.$E$2:.E11])" office:value-type="float" office:value="23.732189">
            <text:p>23,73218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63">
            <text:p>163</text:p>
          </table:table-cell>
          <table:table-cell table:style-name="Default" office:value-type="float" office:value="133">
            <text:p>133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42.4645">
            <text:p>42,4645</text:p>
          </table:table-cell>
          <table:table-cell table:style-name="ce5" table:formula="of:=AVERAGE([.$E$2:.E12])" office:value-type="float" office:value="25.4351263636364">
            <text:p>25,435126363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0">
            <text:p>70</text:p>
          </table:table-cell>
          <table:table-cell table:style-name="Default" office:value-type="float" office:value="161">
            <text:p>161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4.42384">
            <text:p>4,42384</text:p>
          </table:table-cell>
          <table:table-cell table:style-name="ce5" table:formula="of:=AVERAGE([.$E$2:.E13])" office:value-type="float" office:value="23.6841858333333">
            <text:p>23,684185833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29">
            <text:p>129</text:p>
          </table:table-cell>
          <table:table-cell table:style-name="Default" office:value-type="float" office:value="144">
            <text:p>144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4.24165">
            <text:p>4,24165</text:p>
          </table:table-cell>
          <table:table-cell table:style-name="ce5" table:formula="of:=AVERAGE([.$E$2:.E14])" office:value-type="float" office:value="22.1886061538462">
            <text:p>22,188606153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9">
            <text:p>129</text:p>
          </table:table-cell>
          <table:table-cell table:style-name="Default" office:value-type="float" office:value="144">
            <text:p>144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52.4222">
            <text:p>52,4222</text:p>
          </table:table-cell>
          <table:table-cell table:style-name="ce5" table:formula="of:=AVERAGE([.$E$2:.E15])" office:value-type="float" office:value="24.3481485714286">
            <text:p>24,348148571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0">
            <text:p>80</text:p>
          </table:table-cell>
          <table:table-cell table:style-name="Default" office:value-type="float" office:value="160">
            <text:p>160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6.42633">
            <text:p>6,42633</text:p>
          </table:table-cell>
          <table:table-cell table:style-name="ce5" table:formula="of:=AVERAGE([.$E$2:.E16])" office:value-type="float" office:value="23.1533606666667">
            <text:p>23,153360666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0">
            <text:p>80</text:p>
          </table:table-cell>
          <table:table-cell table:style-name="Default" office:value-type="float" office:value="160">
            <text:p>160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51.1039">
            <text:p>51,1039</text:p>
          </table:table-cell>
          <table:table-cell table:style-name="ce5" table:formula="of:=AVERAGE([.$E$2:.E17])" office:value-type="float" office:value="24.900269375">
            <text:p>24,90026937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45">
            <text:p>145</text:p>
          </table:table-cell>
          <table:table-cell table:style-name="Default" office:value-type="float" office:value="142">
            <text:p>142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5.58017">
            <text:p>5,58017</text:p>
          </table:table-cell>
          <table:table-cell table:style-name="ce5" table:formula="of:=AVERAGE([.$E$2:.E18])" office:value-type="float" office:value="23.7637929411765">
            <text:p>23,763792941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6">
            <text:p>86</text:p>
          </table:table-cell>
          <table:table-cell table:style-name="Default" office:value-type="float" office:value="127">
            <text:p>127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8.17675">
            <text:p>8,17675</text:p>
          </table:table-cell>
          <table:table-cell table:style-name="ce5" table:formula="of:=AVERAGE([.$E$2:.E19])" office:value-type="float" office:value="22.8978461111111">
            <text:p>22,897846111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6">
            <text:p>86</text:p>
          </table:table-cell>
          <table:table-cell table:style-name="Default" office:value-type="float" office:value="127">
            <text:p>127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53.1039">
            <text:p>53,1039</text:p>
          </table:table-cell>
          <table:table-cell table:style-name="ce5" table:formula="of:=AVERAGE([.$E$2:.E20])" office:value-type="float" office:value="24.4876384210526">
            <text:p>24,487638421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6">
            <text:p>86</text:p>
          </table:table-cell>
          <table:table-cell table:style-name="Default" office:value-type="float" office:value="127">
            <text:p>127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51.5144">
            <text:p>51,5144</text:p>
          </table:table-cell>
          <table:table-cell table:style-name="ce5" table:formula="of:=AVERAGE([.$E$2:.E21])" office:value-type="float" office:value="25.8389765">
            <text:p>25,838976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6">
            <text:p>86</text:p>
          </table:table-cell>
          <table:table-cell table:style-name="Default" office:value-type="float" office:value="127">
            <text:p>127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48.7903">
            <text:p>48,7903</text:p>
          </table:table-cell>
          <table:table-cell table:style-name="ce5" table:formula="of:=AVERAGE([.$E$2:.E22])" office:value-type="float" office:value="26.9318966666667">
            <text:p>26,931896666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6">
            <text:p>86</text:p>
          </table:table-cell>
          <table:table-cell table:style-name="Default" office:value-type="float" office:value="127">
            <text:p>127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55.9218">
            <text:p>55,9218</text:p>
          </table:table-cell>
          <table:table-cell table:style-name="ce5" table:formula="of:=AVERAGE([.$E$2:.E23])" office:value-type="float" office:value="28.2496195454545">
            <text:p>28,249619545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24">
            <text:p>124</text:p>
          </table:table-cell>
          <table:table-cell table:style-name="Default" office:value-type="float" office:value="146">
            <text:p>146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6.27593">
            <text:p>6,27593</text:p>
          </table:table-cell>
          <table:table-cell table:style-name="ce5" table:formula="of:=AVERAGE([.$E$2:.E24])" office:value-type="float" office:value="27.2942417391304">
            <text:p>27,294241739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4">
            <text:p>124</text:p>
          </table:table-cell>
          <table:table-cell table:style-name="Default" office:value-type="float" office:value="146">
            <text:p>146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52.1155">
            <text:p>52,1155</text:p>
          </table:table-cell>
          <table:table-cell table:style-name="ce5" table:formula="of:=AVERAGE([.$E$2:.E25])" office:value-type="float" office:value="28.3284608333333">
            <text:p>28,328460833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4">
            <text:p>124</text:p>
          </table:table-cell>
          <table:table-cell table:style-name="Default" office:value-type="float" office:value="146">
            <text:p>146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53.0871">
            <text:p>53,0871</text:p>
          </table:table-cell>
          <table:table-cell table:style-name="ce5" table:formula="of:=AVERAGE([.$E$2:.E26])" office:value-type="float" office:value="29.3188064">
            <text:p>29,318806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28">
            <text:p>128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5.42997">
            <text:p>5,42997</text:p>
          </table:table-cell>
          <table:table-cell table:style-name="ce5" table:formula="of:=AVERAGE([.$E$2:.E27])" office:value-type="float" office:value="28.400005">
            <text:p>28,40000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28">
            <text:p>128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46.5052">
            <text:p>46,5052</text:p>
          </table:table-cell>
          <table:table-cell table:style-name="ce5" table:formula="of:=AVERAGE([.$E$2:.E28])" office:value-type="float" office:value="29.0705677777778">
            <text:p>29,070567777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28">
            <text:p>128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43.0256">
            <text:p>43,0256</text:p>
          </table:table-cell>
          <table:table-cell table:style-name="ce5" table:formula="of:=AVERAGE([.$E$2:.E29])" office:value-type="float" office:value="29.5689617857143">
            <text:p>29,568961785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28">
            <text:p>128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48.3532">
            <text:p>48,3532</text:p>
          </table:table-cell>
          <table:table-cell table:style-name="ce5" table:formula="of:=AVERAGE([.$E$2:.E30])" office:value-type="float" office:value="30.216694137931">
            <text:p>30,216694137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28">
            <text:p>128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51.5378">
            <text:p>51,5378</text:p>
          </table:table-cell>
          <table:table-cell table:style-name="ce5" table:formula="of:=AVERAGE([.$E$2:.E31])" office:value-type="float" office:value="30.9273976666667">
            <text:p>30,927397666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9">
            <text:p>119</text:p>
          </table:table-cell>
          <table:table-cell table:style-name="Default" office:value-type="float" office:value="135">
            <text:p>135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3.99493">
            <text:p>3,99493</text:p>
          </table:table-cell>
          <table:table-cell table:style-name="ce5" table:formula="of:=AVERAGE([.$E$2:.E32])" office:value-type="float" office:value="30.0586083870968">
            <text:p>30,058608387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4">
            <text:p>104</text:p>
          </table:table-cell>
          <table:table-cell table:style-name="Default" office:value-type="float" office:value="153">
            <text:p>15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4.24746">
            <text:p>4,24746</text:p>
          </table:table-cell>
          <table:table-cell table:style-name="ce5" table:formula="of:=AVERAGE([.$E$2:.E33])" office:value-type="float" office:value="29.25201">
            <text:p>29,2520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7">
            <text:p>77</text:p>
          </table:table-cell>
          <table:table-cell table:style-name="Default" office:value-type="float" office:value="129">
            <text:p>129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4.20076">
            <text:p>4,20076</text:p>
          </table:table-cell>
          <table:table-cell table:style-name="ce5" table:formula="of:=AVERAGE([.$E$2:.E34])" office:value-type="float" office:value="28.4928812121212">
            <text:p>28,492881212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134">
            <text:p>134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4.2381">
            <text:p>4,2381</text:p>
          </table:table-cell>
          <table:table-cell table:style-name="ce5" table:formula="of:=AVERAGE([.$E$2:.E35])" office:value-type="float" office:value="27.7795052941176">
            <text:p>27,779505294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143">
            <text:p>143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4.18009">
            <text:p>4,18009</text:p>
          </table:table-cell>
          <table:table-cell table:style-name="ce5" table:formula="of:=AVERAGE([.$E$2:.E36])" office:value-type="float" office:value="27.1052362857143">
            <text:p>27,105236285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63">
            <text:p>163</text:p>
          </table:table-cell>
          <table:table-cell table:style-name="Default" office:value-type="float" office:value="128">
            <text:p>128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.86644">
            <text:p>3,86644</text:p>
          </table:table-cell>
          <table:table-cell table:style-name="ce5" table:formula="of:=AVERAGE([.$E$2:.E37])" office:value-type="float" office:value="26.4597141666667">
            <text:p>26,459714166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28">
            <text:p>128</text:p>
          </table:table-cell>
          <table:table-cell table:style-name="Default" office:value-type="float" office:value="122">
            <text:p>122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3.82818">
            <text:p>3,82818</text:p>
          </table:table-cell>
          <table:table-cell table:style-name="ce5" table:formula="of:=AVERAGE([.$E$2:.E38])" office:value-type="float" office:value="25.8480510810811">
            <text:p>25,848051081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75">
            <text:p>175</text:p>
          </table:table-cell>
          <table:table-cell table:style-name="Default" office:value-type="float" office:value="140">
            <text:p>140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3.99861">
            <text:p>3,99861</text:p>
          </table:table-cell>
          <table:table-cell table:style-name="ce5" table:formula="of:=AVERAGE([.$E$2:.E39])" office:value-type="float" office:value="25.2730657894737">
            <text:p>25,273065789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21">
            <text:p>121</text:p>
          </table:table-cell>
          <table:table-cell table:style-name="Default" office:value-type="float" office:value="136">
            <text:p>136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4.10645">
            <text:p>4,10645</text:p>
          </table:table-cell>
          <table:table-cell table:style-name="ce5" table:formula="of:=AVERAGE([.$E$2:.E40])" office:value-type="float" office:value="24.730332051282">
            <text:p>24,730332051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137">
            <text:p>137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4.12841">
            <text:p>4,12841</text:p>
          </table:table-cell>
          <table:table-cell table:style-name="ce5" table:formula="of:=AVERAGE([.$E$2:.E41])" office:value-type="float" office:value="24.215284">
            <text:p>24,21528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28">
            <text:p>128</text:p>
          </table:table-cell>
          <table:table-cell table:style-name="Default" office:value-type="float" office:value="139">
            <text:p>139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3.58343">
            <text:p>3,58343</text:p>
          </table:table-cell>
          <table:table-cell table:style-name="ce5" table:formula="of:=AVERAGE([.$E$2:.E42])" office:value-type="float" office:value="23.7120680487805">
            <text:p>23,712068048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6">
            <text:p>86</text:p>
          </table:table-cell>
          <table:table-cell table:style-name="Default" office:value-type="float" office:value="131">
            <text:p>13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3.94661">
            <text:p>3,94661</text:p>
          </table:table-cell>
          <table:table-cell table:style-name="ce5" table:formula="of:=AVERAGE([.$E$2:.E43])" office:value-type="float" office:value="23.2414619047619">
            <text:p>23,241461904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6">
            <text:p>66</text:p>
          </table:table-cell>
          <table:table-cell table:style-name="Default" office:value-type="float" office:value="154">
            <text:p>154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3.9021">
            <text:p>3,9021</text:p>
          </table:table-cell>
          <table:table-cell table:style-name="ce5" table:formula="of:=AVERAGE([.$E$2:.E44])" office:value-type="float" office:value="22.7917093023256">
            <text:p>22,791709302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135">
            <text:p>135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6.68083">
            <text:p>6,68083</text:p>
          </table:table-cell>
          <table:table-cell table:style-name="ce5" table:formula="of:=AVERAGE([.$E$2:.E45])" office:value-type="float" office:value="22.4255529545455">
            <text:p>22,425552954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151">
            <text:p>151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4.5334">
            <text:p>4,5334</text:p>
          </table:table-cell>
          <table:table-cell table:style-name="ce5" table:formula="of:=AVERAGE([.$E$2:.E46])" office:value-type="float" office:value="22.0279495555556">
            <text:p>22,027949555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182">
            <text:p>182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4.45205">
            <text:p>4,45205</text:p>
          </table:table-cell>
          <table:table-cell table:style-name="ce5" table:formula="of:=AVERAGE([.$E$2:.E47])" office:value-type="float" office:value="21.6458647826087">
            <text:p>21,645864782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2">
            <text:p>82</text:p>
          </table:table-cell>
          <table:table-cell table:style-name="Default" office:value-type="float" office:value="162">
            <text:p>16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3.92988">
            <text:p>3,92988</text:p>
          </table:table-cell>
          <table:table-cell table:style-name="ce5" table:formula="of:=AVERAGE([.$E$2:.E48])" office:value-type="float" office:value="21.2689289361702">
            <text:p>21,268928936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111">
            <text:p>111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4.25666">
            <text:p>4,25666</text:p>
          </table:table-cell>
          <table:table-cell table:style-name="ce5" table:formula="of:=AVERAGE([.$E$2:.E49])" office:value-type="float" office:value="20.9145066666667">
            <text:p>20,914506666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0">
            <text:p>70</text:p>
          </table:table-cell>
          <table:table-cell table:style-name="Default" office:value-type="float" office:value="133">
            <text:p>133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4.09335">
            <text:p>4,09335</text:p>
          </table:table-cell>
          <table:table-cell table:style-name="ce5" table:formula="of:=AVERAGE([.$E$2:.E50])" office:value-type="float" office:value="20.571217755102">
            <text:p>20,571217755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107">
            <text:p>107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4.36952">
            <text:p>4,36952</text:p>
          </table:table-cell>
          <table:table-cell table:style-name="ce5" table:formula="of:=AVERAGE([.$E$2:.E51])" office:value-type="float" office:value="20.2471838">
            <text:p>20,247183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6">
            <text:p>56</text:p>
          </table:table-cell>
          <table:table-cell table:style-name="Default" office:value-type="float" office:value="158">
            <text:p>158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4.2166">
            <text:p>4,2166</text:p>
          </table:table-cell>
          <table:table-cell table:style-name="ce5" table:formula="of:=AVERAGE([.$E$2:.E52])" office:value-type="float" office:value="19.932858627451">
            <text:p>19,932858627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137">
            <text:p>137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4.20904">
            <text:p>4,20904</text:p>
          </table:table-cell>
          <table:table-cell table:style-name="ce5" table:formula="of:=AVERAGE([.$E$2:.E53])" office:value-type="float" office:value="19.6304775">
            <text:p>19,630477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6">
            <text:p>66</text:p>
          </table:table-cell>
          <table:table-cell table:style-name="Default" office:value-type="float" office:value="137">
            <text:p>137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3.873">
            <text:p>3,873</text:p>
          </table:table-cell>
          <table:table-cell table:style-name="ce5" table:formula="of:=AVERAGE([.$E$2:.E54])" office:value-type="float" office:value="19.3331666037736">
            <text:p>19,333166603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00">
            <text:p>100</text:p>
          </table:table-cell>
          <table:table-cell table:style-name="Default" office:value-type="float" office:value="139">
            <text:p>139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3.78076">
            <text:p>3,78076</text:p>
          </table:table-cell>
          <table:table-cell table:style-name="ce5" table:formula="of:=AVERAGE([.$E$2:.E55])" office:value-type="float" office:value="19.0451590740741">
            <text:p>19,045159074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38">
            <text:p>138</text:p>
          </table:table-cell>
          <table:table-cell table:style-name="Default" office:value-type="float" office:value="146">
            <text:p>146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3.83024">
            <text:p>3,83024</text:p>
          </table:table-cell>
          <table:table-cell table:style-name="ce5" table:formula="of:=AVERAGE([.$E$2:.E56])" office:value-type="float" office:value="18.7685241818182">
            <text:p>18,768524181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05">
            <text:p>105</text:p>
          </table:table-cell>
          <table:table-cell table:style-name="Default" office:value-type="float" office:value="151">
            <text:p>151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3.74201">
            <text:p>3,74201</text:p>
          </table:table-cell>
          <table:table-cell table:style-name="ce5" table:formula="of:=AVERAGE([.$E$2:.E57])" office:value-type="float" office:value="18.5001935714286">
            <text:p>18,500193571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9">
            <text:p>89</text:p>
          </table:table-cell>
          <table:table-cell table:style-name="Default" office:value-type="float" office:value="154">
            <text:p>154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4.27316">
            <text:p>4,27316</text:p>
          </table:table-cell>
          <table:table-cell table:style-name="ce5" table:formula="of:=AVERAGE([.$E$2:.E58])" office:value-type="float" office:value="18.2505964912281">
            <text:p>18,250596491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7">
            <text:p>77</text:p>
          </table:table-cell>
          <table:table-cell table:style-name="Default" office:value-type="float" office:value="175">
            <text:p>175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4.15181">
            <text:p>4,15181</text:p>
          </table:table-cell>
          <table:table-cell table:style-name="ce5" table:formula="of:=AVERAGE([.$E$2:.E59])" office:value-type="float" office:value="18.0075139655172">
            <text:p>18,007513965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9">
            <text:p>49</text:p>
          </table:table-cell>
          <table:table-cell table:style-name="Default" office:value-type="float" office:value="139">
            <text:p>139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4.21943">
            <text:p>4,21943</text:p>
          </table:table-cell>
          <table:table-cell table:style-name="ce5" table:formula="of:=AVERAGE([.$E$2:.E60])" office:value-type="float" office:value="17.7738176271186">
            <text:p>17,773817627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6">
            <text:p>76</text:p>
          </table:table-cell>
          <table:table-cell table:style-name="Default" office:value-type="float" office:value="135">
            <text:p>135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3.83802">
            <text:p>3,83802</text:p>
          </table:table-cell>
          <table:table-cell table:style-name="ce5" table:formula="of:=AVERAGE([.$E$2:.E61])" office:value-type="float" office:value="17.5415543333333">
            <text:p>17,541554333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161">
            <text:p>161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4.02907">
            <text:p>4,02907</text:p>
          </table:table-cell>
          <table:table-cell table:style-name="ce5" table:formula="of:=AVERAGE([.$E$2:.E62])" office:value-type="float" office:value="17.3200381967213">
            <text:p>17,320038196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1">
            <text:p>71</text:p>
          </table:table-cell>
          <table:table-cell table:style-name="Default" office:value-type="float" office:value="143">
            <text:p>14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4.06253">
            <text:p>4,06253</text:p>
          </table:table-cell>
          <table:table-cell table:style-name="ce5" table:formula="of:=AVERAGE([.$E$2:.E63])" office:value-type="float" office:value="17.1062074193548">
            <text:p>17,106207419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7">
            <text:p>77</text:p>
          </table:table-cell>
          <table:table-cell table:style-name="Default" office:value-type="float" office:value="131">
            <text:p>13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4.22454">
            <text:p>4,22454</text:p>
          </table:table-cell>
          <table:table-cell table:style-name="ce5" table:formula="of:=AVERAGE([.$E$2:.E64])" office:value-type="float" office:value="16.9017365079365">
            <text:p>16,901736507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5">
            <text:p>115</text:p>
          </table:table-cell>
          <table:table-cell table:style-name="Default" office:value-type="float" office:value="125">
            <text:p>125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3.977">
            <text:p>3,977</text:p>
          </table:table-cell>
          <table:table-cell table:style-name="ce5" table:formula="of:=AVERAGE([.$E$2:.E65])" office:value-type="float" office:value="16.6997875">
            <text:p>16,699787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3">
            <text:p>83</text:p>
          </table:table-cell>
          <table:table-cell table:style-name="Default" office:value-type="float" office:value="144">
            <text:p>144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.15089">
            <text:p>4,15089</text:p>
          </table:table-cell>
          <table:table-cell table:style-name="ce5" table:formula="of:=AVERAGE([.$E$2:.E66])" office:value-type="float" office:value="16.5067275384615">
            <text:p>16,506727538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4">
            <text:p>74</text:p>
          </table:table-cell>
          <table:table-cell table:style-name="Default" office:value-type="float" office:value="135">
            <text:p>135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5.27534">
            <text:p>5,27534</text:p>
          </table:table-cell>
          <table:table-cell table:style-name="ce5" table:formula="of:=AVERAGE([.$E$2:.E67])" office:value-type="float" office:value="16.336555">
            <text:p>16,33655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4">
            <text:p>64</text:p>
          </table:table-cell>
          <table:table-cell table:style-name="Default" office:value-type="float" office:value="157">
            <text:p>157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4.0866">
            <text:p>4,0866</text:p>
          </table:table-cell>
          <table:table-cell table:style-name="ce5" table:formula="of:=AVERAGE([.$E$2:.E68])" office:value-type="float" office:value="16.1537198507463">
            <text:p>16,153719850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2">
            <text:p>102</text:p>
          </table:table-cell>
          <table:table-cell table:style-name="Default" office:value-type="float" office:value="130">
            <text:p>13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4.03609">
            <text:p>4,03609</text:p>
          </table:table-cell>
          <table:table-cell table:style-name="ce5" table:formula="of:=AVERAGE([.$E$2:.E69])" office:value-type="float" office:value="15.9755194117647">
            <text:p>15,975519411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1">
            <text:p>91</text:p>
          </table:table-cell>
          <table:table-cell table:style-name="Default" office:value-type="float" office:value="131">
            <text:p>131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3.88801">
            <text:p>3,88801</text:p>
          </table:table-cell>
          <table:table-cell table:style-name="ce5" table:formula="of:=AVERAGE([.$E$2:.E70])" office:value-type="float" office:value="15.800338115942">
            <text:p>15,800338115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2">
            <text:p>112</text:p>
          </table:table-cell>
          <table:table-cell table:style-name="Default" office:value-type="float" office:value="129">
            <text:p>129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3.76281">
            <text:p>3,76281</text:p>
          </table:table-cell>
          <table:table-cell table:style-name="ce5" table:formula="of:=AVERAGE([.$E$2:.E71])" office:value-type="float" office:value="15.6283734285714">
            <text:p>15,628373428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4">
            <text:p>114</text:p>
          </table:table-cell>
          <table:table-cell table:style-name="Default" office:value-type="float" office:value="113">
            <text:p>1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3.89712">
            <text:p>3,89712</text:p>
          </table:table-cell>
          <table:table-cell table:style-name="ce5" table:formula="of:=AVERAGE([.$E$2:.E72])" office:value-type="float" office:value="15.4631445070423">
            <text:p>15,46314450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67">
            <text:p>167</text:p>
          </table:table-cell>
          <table:table-cell table:style-name="Default" office:value-type="float" office:value="120">
            <text:p>120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3.79023">
            <text:p>3,79023</text:p>
          </table:table-cell>
          <table:table-cell table:style-name="ce5" table:formula="of:=AVERAGE([.$E$2:.E73])" office:value-type="float" office:value="15.3010206944444">
            <text:p>15,301020694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9">
            <text:p>119</text:p>
          </table:table-cell>
          <table:table-cell table:style-name="Default" office:value-type="float" office:value="118">
            <text:p>118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3.7055">
            <text:p>3,7055</text:p>
          </table:table-cell>
          <table:table-cell table:style-name="ce5" table:formula="of:=AVERAGE([.$E$2:.E74])" office:value-type="float" office:value="15.1421779452055">
            <text:p>15,142177945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89">
            <text:p>189</text:p>
          </table:table-cell>
          <table:table-cell table:style-name="Default" office:value-type="float" office:value="127">
            <text:p>127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4.69241">
            <text:p>4,69241</text:p>
          </table:table-cell>
          <table:table-cell table:style-name="ce5" table:formula="of:=AVERAGE([.$E$2:.E75])" office:value-type="float" office:value="15.0009648648649">
            <text:p>15,000964864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57">
            <text:p>157</text:p>
          </table:table-cell>
          <table:table-cell table:style-name="Default" office:value-type="float" office:value="154">
            <text:p>154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3.59033">
            <text:p>3,59033</text:p>
          </table:table-cell>
          <table:table-cell table:style-name="ce5" table:formula="of:=AVERAGE([.$E$2:.E76])" office:value-type="float" office:value="14.8488230666667">
            <text:p>14,848823066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7">
            <text:p>117</text:p>
          </table:table-cell>
          <table:table-cell table:style-name="Default" office:value-type="float" office:value="114">
            <text:p>114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4.05476">
            <text:p>4,05476</text:p>
          </table:table-cell>
          <table:table-cell table:style-name="ce5" table:formula="of:=AVERAGE([.$E$2:.E77])" office:value-type="float" office:value="14.7067959210526">
            <text:p>14,706795921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76">
            <text:p>176</text:p>
          </table:table-cell>
          <table:table-cell table:style-name="Default" office:value-type="float" office:value="133">
            <text:p>133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5.56089">
            <text:p>5,56089</text:p>
          </table:table-cell>
          <table:table-cell table:style-name="ce5" table:formula="of:=AVERAGE([.$E$2:.E78])" office:value-type="float" office:value="14.5880179220779">
            <text:p>14,588017922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67">
            <text:p>167</text:p>
          </table:table-cell>
          <table:table-cell table:style-name="Default" office:value-type="float" office:value="146">
            <text:p>146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3.89628">
            <text:p>3,89628</text:p>
          </table:table-cell>
          <table:table-cell table:style-name="ce5" table:formula="of:=AVERAGE([.$E$2:.E79])" office:value-type="float" office:value="14.4509443589744">
            <text:p>14,45094435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1">
            <text:p>71</text:p>
          </table:table-cell>
          <table:table-cell table:style-name="Default" office:value-type="float" office:value="155">
            <text:p>155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4.63512">
            <text:p>4,63512</text:p>
          </table:table-cell>
          <table:table-cell table:style-name="ce5" table:formula="of:=AVERAGE([.$E$2:.E80])" office:value-type="float" office:value="14.3266934177215">
            <text:p>14,326693417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5">
            <text:p>125</text:p>
          </table:table-cell>
          <table:table-cell table:style-name="Default" office:value-type="float" office:value="139">
            <text:p>139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4.19904">
            <text:p>4,19904</text:p>
          </table:table-cell>
          <table:table-cell table:style-name="ce5" table:formula="of:=AVERAGE([.$E$2:.E81])" office:value-type="float" office:value="14.20009775">
            <text:p>14,2000977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7">
            <text:p>97</text:p>
          </table:table-cell>
          <table:table-cell table:style-name="Default" office:value-type="float" office:value="141">
            <text:p>141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3.94599">
            <text:p>3,94599</text:p>
          </table:table-cell>
          <table:table-cell table:style-name="ce5" table:formula="of:=AVERAGE([.$E$2:.E82])" office:value-type="float" office:value="14.0735038271605">
            <text:p>14,073503827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5">
            <text:p>105</text:p>
          </table:table-cell>
          <table:table-cell table:style-name="Default" office:value-type="float" office:value="134">
            <text:p>134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4.20833">
            <text:p>4,20833</text:p>
          </table:table-cell>
          <table:table-cell table:style-name="ce5" table:formula="of:=AVERAGE([.$E$2:.E83])" office:value-type="float" office:value="13.9531968292683">
            <text:p>13,953196829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50">
            <text:p>150</text:p>
          </table:table-cell>
          <table:table-cell table:style-name="Default" office:value-type="float" office:value="123">
            <text:p>123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4.15299">
            <text:p>4,15299</text:p>
          </table:table-cell>
          <table:table-cell table:style-name="ce5" table:formula="of:=AVERAGE([.$E$2:.E84])" office:value-type="float" office:value="13.8351220481928">
            <text:p>13,835122048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144">
            <text:p>144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9.8909">
            <text:p>9,8909</text:p>
          </table:table-cell>
          <table:table-cell table:style-name="ce5" table:formula="of:=AVERAGE([.$E$2:.E85])" office:value-type="float" office:value="13.7881670238095">
            <text:p>13,788167023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3">
            <text:p>73</text:p>
          </table:table-cell>
          <table:table-cell table:style-name="Default" office:value-type="float" office:value="146">
            <text:p>146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4.74176">
            <text:p>4,74176</text:p>
          </table:table-cell>
          <table:table-cell table:style-name="ce5" table:formula="of:=AVERAGE([.$E$2:.E86])" office:value-type="float" office:value="13.6817387058824">
            <text:p>13,681738705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9">
            <text:p>89</text:p>
          </table:table-cell>
          <table:table-cell table:style-name="Default" office:value-type="float" office:value="130">
            <text:p>130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5.05699">
            <text:p>5,05699</text:p>
          </table:table-cell>
          <table:table-cell table:style-name="ce5" table:formula="of:=AVERAGE([.$E$2:.E87])" office:value-type="float" office:value="13.5814509302326">
            <text:p>13,581450930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9">
            <text:p>89</text:p>
          </table:table-cell>
          <table:table-cell table:style-name="Default" office:value-type="float" office:value="130">
            <text:p>130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54.3867">
            <text:p>54,3867</text:p>
          </table:table-cell>
          <table:table-cell table:style-name="ce5" table:formula="of:=AVERAGE([.$E$2:.E88])" office:value-type="float" office:value="14.0504767816092">
            <text:p>14,050476781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9">
            <text:p>89</text:p>
          </table:table-cell>
          <table:table-cell table:style-name="Default" office:value-type="float" office:value="130">
            <text:p>130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58.4043">
            <text:p>58,4043</text:p>
          </table:table-cell>
          <table:table-cell table:style-name="ce5" table:formula="of:=AVERAGE([.$E$2:.E89])" office:value-type="float" office:value="14.5544975">
            <text:p>14,554497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9">
            <text:p>89</text:p>
          </table:table-cell>
          <table:table-cell table:style-name="Default" office:value-type="float" office:value="130">
            <text:p>130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57.498">
            <text:p>57,498</text:p>
          </table:table-cell>
          <table:table-cell table:style-name="ce5" table:formula="of:=AVERAGE([.$E$2:.E90])" office:value-type="float" office:value="15.0370087640449">
            <text:p>15,03700876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190">
            <text:p>190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8.37718">
            <text:p>8,37718</text:p>
          </table:table-cell>
          <table:table-cell table:style-name="ce5" table:formula="of:=AVERAGE([.$E$2:.E91])" office:value-type="float" office:value="14.9630106666667">
            <text:p>14,963010666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96">
            <text:p>196</text:p>
          </table:table-cell>
          <table:table-cell table:style-name="Default" office:value-type="float" office:value="85">
            <text:p>85</text:p>
          </table:table-cell>
          <table:table-cell table:style-name="Default" office:value-type="float" office:value="13.0478">
            <text:p>13,0478</text:p>
          </table:table-cell>
          <table:table-cell table:style-name="ce5" table:formula="of:=AVERAGE([.$E$2:.E92])" office:value-type="float" office:value="14.9419643956044">
            <text:p>14,941964395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96">
            <text:p>196</text:p>
          </table:table-cell>
          <table:table-cell table:style-name="Default" office:value-type="float" office:value="85">
            <text:p>85</text:p>
          </table:table-cell>
          <table:table-cell table:style-name="Default" office:value-type="float" office:value="55.7323">
            <text:p>55,7323</text:p>
          </table:table-cell>
          <table:table-cell table:style-name="ce5" table:formula="of:=AVERAGE([.$E$2:.E93])" office:value-type="float" office:value="15.3853376086957">
            <text:p>15,385337608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96">
            <text:p>196</text:p>
          </table:table-cell>
          <table:table-cell table:style-name="Default" office:value-type="float" office:value="85">
            <text:p>85</text:p>
          </table:table-cell>
          <table:table-cell table:style-name="Default" office:value-type="float" office:value="49.8556">
            <text:p>49,8556</text:p>
          </table:table-cell>
          <table:table-cell table:style-name="ce5" table:formula="of:=AVERAGE([.$E$2:.E94])" office:value-type="float" office:value="15.7559855913979">
            <text:p>15,755985591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146">
            <text:p>146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5.03786">
            <text:p>5,03786</text:p>
          </table:table-cell>
          <table:table-cell table:style-name="ce5" table:formula="of:=AVERAGE([.$E$2:.E95])" office:value-type="float" office:value="15.6419629787234">
            <text:p>15,641962978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9">
            <text:p>79</text:p>
          </table:table-cell>
          <table:table-cell table:style-name="Default" office:value-type="float" office:value="129">
            <text:p>129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4.40857">
            <text:p>4,40857</text:p>
          </table:table-cell>
          <table:table-cell table:style-name="ce5" table:formula="of:=AVERAGE([.$E$2:.E96])" office:value-type="float" office:value="15.5237167368421">
            <text:p>15,523716736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9">
            <text:p>89</text:p>
          </table:table-cell>
          <table:table-cell table:style-name="Default" office:value-type="float" office:value="142">
            <text:p>142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4.23264">
            <text:p>4,23264</text:p>
          </table:table-cell>
          <table:table-cell table:style-name="ce5" table:formula="of:=AVERAGE([.$E$2:.E97])" office:value-type="float" office:value="15.4061013541667">
            <text:p>15,406101354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9">
            <text:p>89</text:p>
          </table:table-cell>
          <table:table-cell table:style-name="Default" office:value-type="float" office:value="142">
            <text:p>142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47.0477">
            <text:p>47,0477</text:p>
          </table:table-cell>
          <table:table-cell table:style-name="ce5" table:formula="of:=AVERAGE([.$E$2:.E98])" office:value-type="float" office:value="15.7323034020619">
            <text:p>15,732303402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140">
            <text:p>140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4.88539">
            <text:p>4,88539</text:p>
          </table:table-cell>
          <table:table-cell table:style-name="ce5" table:formula="of:=AVERAGE([.$E$2:.E99])" office:value-type="float" office:value="15.6216206122449">
            <text:p>15,621620612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04">
            <text:p>104</text:p>
          </table:table-cell>
          <table:table-cell table:style-name="Default" office:value-type="float" office:value="145">
            <text:p>145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4.08047">
            <text:p>4,08047</text:p>
          </table:table-cell>
          <table:table-cell table:style-name="ce5" table:formula="of:=AVERAGE([.$E$2:.E100])" office:value-type="float" office:value="15.5050433333333">
            <text:p>15,505043333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29">
            <text:p>129</text:p>
          </table:table-cell>
          <table:table-cell table:style-name="Default" office:value-type="float" office:value="142">
            <text:p>142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3.89013">
            <text:p>3,89013</text:p>
          </table:table-cell>
          <table:table-cell table:style-name="ce5" table:formula="of:=AVERAGE([.$E$2:.E101])" office:value-type="float" office:value="15.3888942">
            <text:p>15,388894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27">
            <text:p>127</text:p>
          </table:table-cell>
          <table:table-cell table:style-name="Default" office:value-type="float" office:value="142">
            <text:p>142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4.05839">
            <text:p>4,05839</text:p>
          </table:table-cell>
          <table:table-cell table:style-name="ce5" table:formula="of:=AVERAGE([.$E$2:.E102])" office:value-type="float" office:value="15.276710990099">
            <text:p>15,276710990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7">
            <text:p>127</text:p>
          </table:table-cell>
          <table:table-cell table:style-name="Default" office:value-type="float" office:value="142">
            <text:p>142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48.0629">
            <text:p>48,0629</text:p>
          </table:table-cell>
          <table:table-cell table:style-name="ce5" table:formula="of:=AVERAGE([.$E$2:.E103])" office:value-type="float" office:value="15.5981442156863">
            <text:p>15,598144215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2">
            <text:p>92</text:p>
          </table:table-cell>
          <table:table-cell table:style-name="Default" office:value-type="float" office:value="147">
            <text:p>147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4.20932">
            <text:p>4,20932</text:p>
          </table:table-cell>
          <table:table-cell table:style-name="ce5" table:formula="of:=AVERAGE([.$E$2:.E104])" office:value-type="float" office:value="15.4875731067961">
            <text:p>15,487573106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42">
            <text:p>142</text:p>
          </table:table-cell>
          <table:table-cell table:style-name="Default" office:value-type="float" office:value="130">
            <text:p>130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4.31172">
            <text:p>4,31172</text:p>
          </table:table-cell>
          <table:table-cell table:style-name="ce5" table:formula="of:=AVERAGE([.$E$2:.E105])" office:value-type="float" office:value="15.3801129807692">
            <text:p>15,380112980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2">
            <text:p>92</text:p>
          </table:table-cell>
          <table:table-cell table:style-name="Default" office:value-type="float" office:value="148">
            <text:p>148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3.94317">
            <text:p>3,94317</text:p>
          </table:table-cell>
          <table:table-cell table:style-name="ce5" table:formula="of:=AVERAGE([.$E$2:.E106])" office:value-type="float" office:value="15.2711897142857">
            <text:p>15,271189714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20">
            <text:p>120</text:p>
          </table:table-cell>
          <table:table-cell table:style-name="Default" office:value-type="float" office:value="144">
            <text:p>144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3.91619">
            <text:p>3,91619</text:p>
          </table:table-cell>
          <table:table-cell table:style-name="ce5" table:formula="of:=AVERAGE([.$E$2:.E107])" office:value-type="float" office:value="15.1640670754717">
            <text:p>15,164067075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0">
            <text:p>120</text:p>
          </table:table-cell>
          <table:table-cell table:style-name="Default" office:value-type="float" office:value="144">
            <text:p>144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47.7488">
            <text:p>47,7488</text:p>
          </table:table-cell>
          <table:table-cell table:style-name="ce5" table:formula="of:=AVERAGE([.$E$2:.E108])" office:value-type="float" office:value="15.4685972897196">
            <text:p>15,468597289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88">
            <text:p>188</text:p>
          </table:table-cell>
          <table:table-cell table:style-name="Default" office:value-type="float" office:value="160">
            <text:p>160</text:p>
          </table:table-cell>
          <table:table-cell table:style-name="Default" office:value-type="float" office:value="56">
            <text:p>56</text:p>
          </table:table-cell>
          <table:table-cell table:style-name="Default" office:value-type="float" office:value="6.28804">
            <text:p>6,28804</text:p>
          </table:table-cell>
          <table:table-cell table:style-name="ce5" table:formula="of:=AVERAGE([.$E$2:.E109])" office:value-type="float" office:value="15.3835921296296">
            <text:p>15,383592129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81">
            <text:p>181</text:p>
          </table:table-cell>
          <table:table-cell table:style-name="Default" office:value-type="float" office:value="159">
            <text:p>159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6.3721">
            <text:p>6,3721</text:p>
          </table:table-cell>
          <table:table-cell table:style-name="ce5" table:formula="of:=AVERAGE([.$E$2:.E110])" office:value-type="float" office:value="15.3009178899083">
            <text:p>15,300917889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81">
            <text:p>181</text:p>
          </table:table-cell>
          <table:table-cell table:style-name="Default" office:value-type="float" office:value="159">
            <text:p>159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45.9685">
            <text:p>45,9685</text:p>
          </table:table-cell>
          <table:table-cell table:style-name="ce5" table:formula="of:=AVERAGE([.$E$2:.E111])" office:value-type="float" office:value="15.5797140909091">
            <text:p>15,579714090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2">
            <text:p>92</text:p>
          </table:table-cell>
          <table:table-cell table:style-name="Default" office:value-type="float" office:value="153">
            <text:p>153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3.96099">
            <text:p>3,96099</text:p>
          </table:table-cell>
          <table:table-cell table:style-name="ce5" table:formula="of:=AVERAGE([.$E$2:.E112])" office:value-type="float" office:value="15.4750409009009">
            <text:p>15,475040900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1">
            <text:p>81</text:p>
          </table:table-cell>
          <table:table-cell table:style-name="Default" office:value-type="float" office:value="141">
            <text:p>141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4.71081">
            <text:p>4,71081</text:p>
          </table:table-cell>
          <table:table-cell table:style-name="ce5" table:formula="of:=AVERAGE([.$E$2:.E113])" office:value-type="float" office:value="15.3789316964286">
            <text:p>15,378931696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6">
            <text:p>76</text:p>
          </table:table-cell>
          <table:table-cell table:style-name="Default" office:value-type="float" office:value="145">
            <text:p>145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3.9526">
            <text:p>3,9526</text:p>
          </table:table-cell>
          <table:table-cell table:style-name="ce5" table:formula="of:=AVERAGE([.$E$2:.E114])" office:value-type="float" office:value="15.2778137168142">
            <text:p>15,277813716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7">
            <text:p>67</text:p>
          </table:table-cell>
          <table:table-cell table:style-name="Default" office:value-type="float" office:value="132">
            <text:p>132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4.29019">
            <text:p>4,29019</text:p>
          </table:table-cell>
          <table:table-cell table:style-name="ce5" table:formula="of:=AVERAGE([.$E$2:.E115])" office:value-type="float" office:value="15.1814310526316">
            <text:p>15,181431052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113">
            <text:p>113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5.99247">
            <text:p>5,99247</text:p>
          </table:table-cell>
          <table:table-cell table:style-name="ce5" table:formula="of:=AVERAGE([.$E$2:.E116])" office:value-type="float" office:value="15.1015270434783">
            <text:p>15,101527043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6">
            <text:p>96</text:p>
          </table:table-cell>
          <table:table-cell table:style-name="Default" office:value-type="float" office:value="143">
            <text:p>143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4.18455">
            <text:p>4,18455</text:p>
          </table:table-cell>
          <table:table-cell table:style-name="ce5" table:formula="of:=AVERAGE([.$E$2:.E117])" office:value-type="float" office:value="15.0074151724138">
            <text:p>15,007415172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34">
            <text:p>134</text:p>
          </table:table-cell>
          <table:table-cell table:style-name="Default" office:value-type="float" office:value="131">
            <text:p>131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3.84386">
            <text:p>3,84386</text:p>
          </table:table-cell>
          <table:table-cell table:style-name="ce5" table:formula="of:=AVERAGE([.$E$2:.E118])" office:value-type="float" office:value="14.9120001709402">
            <text:p>14,912000170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41">
            <text:p>141</text:p>
          </table:table-cell>
          <table:table-cell table:style-name="Default" office:value-type="float" office:value="136">
            <text:p>136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3.91282">
            <text:p>3,91282</text:p>
          </table:table-cell>
          <table:table-cell table:style-name="ce5" table:formula="of:=AVERAGE([.$E$2:.E119])" office:value-type="float" office:value="14.818786779661">
            <text:p>14,818786779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20">
            <text:p>120</text:p>
          </table:table-cell>
          <table:table-cell table:style-name="Default" office:value-type="float" office:value="159">
            <text:p>159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4.16792">
            <text:p>4,16792</text:p>
          </table:table-cell>
          <table:table-cell table:style-name="ce5" table:formula="of:=AVERAGE([.$E$2:.E120])" office:value-type="float" office:value="14.729283697479">
            <text:p>14,729283697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0">
            <text:p>110</text:p>
          </table:table-cell>
          <table:table-cell table:style-name="Default" office:value-type="float" office:value="126">
            <text:p>126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4.7471">
            <text:p>4,7471</text:p>
          </table:table-cell>
          <table:table-cell table:style-name="ce5" table:formula="of:=AVERAGE([.$E$2:.E121])" office:value-type="float" office:value="14.6460988333333">
            <text:p>14,646098833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9">
            <text:p>89</text:p>
          </table:table-cell>
          <table:table-cell table:style-name="Default" office:value-type="float" office:value="153">
            <text:p>153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5.55938">
            <text:p>5,55938</text:p>
          </table:table-cell>
          <table:table-cell table:style-name="ce5" table:formula="of:=AVERAGE([.$E$2:.E122])" office:value-type="float" office:value="14.5710019834711">
            <text:p>14,571001983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9">
            <text:p>119</text:p>
          </table:table-cell>
          <table:table-cell table:style-name="Default" office:value-type="float" office:value="121">
            <text:p>121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4.17396">
            <text:p>4,17396</text:p>
          </table:table-cell>
          <table:table-cell table:style-name="ce5" table:formula="of:=AVERAGE([.$E$2:.E123])" office:value-type="float" office:value="14.4857803278689">
            <text:p>14,485780327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2">
            <text:p>82</text:p>
          </table:table-cell>
          <table:table-cell table:style-name="Default" office:value-type="float" office:value="143">
            <text:p>14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4.40135">
            <text:p>4,40135</text:p>
          </table:table-cell>
          <table:table-cell table:style-name="ce5" table:formula="of:=AVERAGE([.$E$2:.E124])" office:value-type="float" office:value="14.4037930894309">
            <text:p>14,403793089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0">
            <text:p>90</text:p>
          </table:table-cell>
          <table:table-cell table:style-name="Default" office:value-type="float" office:value="143">
            <text:p>143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4.30208">
            <text:p>4,30208</text:p>
          </table:table-cell>
          <table:table-cell table:style-name="ce5" table:formula="of:=AVERAGE([.$E$2:.E125])" office:value-type="float" office:value="14.3223276612903">
            <text:p>14,322327661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56">
            <text:p>156</text:p>
          </table:table-cell>
          <table:table-cell table:style-name="Default" office:value-type="float" office:value="149">
            <text:p>149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4.14735">
            <text:p>4,14735</text:p>
          </table:table-cell>
          <table:table-cell table:style-name="ce5" table:formula="of:=AVERAGE([.$E$2:.E126])" office:value-type="float" office:value="14.24092784">
            <text:p>14,2409278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48">
            <text:p>148</text:p>
          </table:table-cell>
          <table:table-cell table:style-name="Default" office:value-type="float" office:value="133">
            <text:p>133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5.6876">
            <text:p>5,6876</text:p>
          </table:table-cell>
          <table:table-cell table:style-name="ce5" table:formula="of:=AVERAGE([.$E$2:.E127])" office:value-type="float" office:value="14.1730442857143">
            <text:p>14,173044285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27">
            <text:p>127</text:p>
          </table:table-cell>
          <table:table-cell table:style-name="Default" office:value-type="float" office:value="130">
            <text:p>130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3.90497">
            <text:p>3,90497</text:p>
          </table:table-cell>
          <table:table-cell table:style-name="ce5" table:formula="of:=AVERAGE([.$E$2:.E128])" office:value-type="float" office:value="14.0921933070866">
            <text:p>14,092193307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63">
            <text:p>163</text:p>
          </table:table-cell>
          <table:table-cell table:style-name="Default" office:value-type="float" office:value="133">
            <text:p>133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5.63924">
            <text:p>5,63924</text:p>
          </table:table-cell>
          <table:table-cell table:style-name="ce5" table:formula="of:=AVERAGE([.$E$2:.E129])" office:value-type="float" office:value="14.026154609375">
            <text:p>14,026154609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60">
            <text:p>160</text:p>
          </table:table-cell>
          <table:table-cell table:style-name="Default" office:value-type="float" office:value="141">
            <text:p>141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4.75753">
            <text:p>4,75753</text:p>
          </table:table-cell>
          <table:table-cell table:style-name="ce5" table:formula="of:=AVERAGE([.$E$2:.E130])" office:value-type="float" office:value="13.9543048062016">
            <text:p>13,954304806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26">
            <text:p>126</text:p>
          </table:table-cell>
          <table:table-cell table:style-name="Default" office:value-type="float" office:value="155">
            <text:p>155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4.16115">
            <text:p>4,16115</text:p>
          </table:table-cell>
          <table:table-cell table:style-name="ce5" table:formula="of:=AVERAGE([.$E$2:.E131])" office:value-type="float" office:value="13.8789728461538">
            <text:p>13,878972846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05">
            <text:p>105</text:p>
          </table:table-cell>
          <table:table-cell table:style-name="Default" office:value-type="float" office:value="147">
            <text:p>147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3.97423">
            <text:p>3,97423</text:p>
          </table:table-cell>
          <table:table-cell table:style-name="ce5" table:formula="of:=AVERAGE([.$E$2:.E132])" office:value-type="float" office:value="13.8033641221374">
            <text:p>13,803364122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6">
            <text:p>66</text:p>
          </table:table-cell>
          <table:table-cell table:style-name="Default" office:value-type="float" office:value="115">
            <text:p>115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4.28863">
            <text:p>4,28863</text:p>
          </table:table-cell>
          <table:table-cell table:style-name="ce5" table:formula="of:=AVERAGE([.$E$2:.E133])" office:value-type="float" office:value="13.7312828030303">
            <text:p>13,73128280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6">
            <text:p>56</text:p>
          </table:table-cell>
          <table:table-cell table:style-name="Default" office:value-type="float" office:value="136">
            <text:p>136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3.86765">
            <text:p>3,86765</text:p>
          </table:table-cell>
          <table:table-cell table:style-name="ce5" table:formula="of:=AVERAGE([.$E$2:.E134])" office:value-type="float" office:value="13.6571201503759">
            <text:p>13,657120150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3">
            <text:p>113</text:p>
          </table:table-cell>
          <table:table-cell table:style-name="Default" office:value-type="float" office:value="150">
            <text:p>150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6.29632">
            <text:p>6,29632</text:p>
          </table:table-cell>
          <table:table-cell table:style-name="ce5" table:formula="of:=AVERAGE([.$E$2:.E135])" office:value-type="float" office:value="13.6021888059701">
            <text:p>13,60218880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126">
            <text:p>126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4.30085">
            <text:p>4,30085</text:p>
          </table:table-cell>
          <table:table-cell table:style-name="ce5" table:formula="of:=AVERAGE([.$E$2:.E136])" office:value-type="float" office:value="13.53329">
            <text:p>13,5332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109">
            <text:p>109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4.42149">
            <text:p>4,42149</text:p>
          </table:table-cell>
          <table:table-cell table:style-name="ce5" table:formula="of:=AVERAGE([.$E$2:.E137])" office:value-type="float" office:value="13.4662914705882">
            <text:p>13,466291470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146">
            <text:p>146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4.35462">
            <text:p>4,35462</text:p>
          </table:table-cell>
          <table:table-cell table:style-name="ce5" table:formula="of:=AVERAGE([.$E$2:.E138])" office:value-type="float" office:value="13.399782919708">
            <text:p>13,399782919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7">
            <text:p>77</text:p>
          </table:table-cell>
          <table:table-cell table:style-name="Default" office:value-type="float" office:value="153">
            <text:p>153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4.20396">
            <text:p>4,20396</text:p>
          </table:table-cell>
          <table:table-cell table:style-name="ce5" table:formula="of:=AVERAGE([.$E$2:.E139])" office:value-type="float" office:value="13.3331465217391">
            <text:p>13,333146521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8">
            <text:p>78</text:p>
          </table:table-cell>
          <table:table-cell table:style-name="Default" office:value-type="float" office:value="133">
            <text:p>133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4.1335">
            <text:p>4,1335</text:p>
          </table:table-cell>
          <table:table-cell table:style-name="ce5" table:formula="of:=AVERAGE([.$E$2:.E140])" office:value-type="float" office:value="13.2669620143885">
            <text:p>13,266962014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6">
            <text:p>106</text:p>
          </table:table-cell>
          <table:table-cell table:style-name="Default" office:value-type="float" office:value="149">
            <text:p>149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4.00763">
            <text:p>4,00763</text:p>
          </table:table-cell>
          <table:table-cell table:style-name="ce5" table:formula="of:=AVERAGE([.$E$2:.E141])" office:value-type="float" office:value="13.2008239285714">
            <text:p>13,200823928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52">
            <text:p>152</text:p>
          </table:table-cell>
          <table:table-cell table:style-name="Default" office:value-type="float" office:value="120">
            <text:p>120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4.50001">
            <text:p>4,50001</text:p>
          </table:table-cell>
          <table:table-cell table:style-name="ce5" table:formula="of:=AVERAGE([.$E$2:.E142])" office:value-type="float" office:value="13.1391160283688">
            <text:p>13,139116028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6">
            <text:p>116</text:p>
          </table:table-cell>
          <table:table-cell table:style-name="Default" office:value-type="float" office:value="147">
            <text:p>147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3.98373">
            <text:p>3,98373</text:p>
          </table:table-cell>
          <table:table-cell table:style-name="ce5" table:formula="of:=AVERAGE([.$E$2:.E143])" office:value-type="float" office:value="13.0746414788732">
            <text:p>13,074641478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23">
            <text:p>123</text:p>
          </table:table-cell>
          <table:table-cell table:style-name="Default" office:value-type="float" office:value="122">
            <text:p>122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4.849">
            <text:p>4,849</text:p>
          </table:table-cell>
          <table:table-cell table:style-name="ce5" table:formula="of:=AVERAGE([.$E$2:.E144])" office:value-type="float" office:value="13.0171195104895">
            <text:p>13,017119510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0">
            <text:p>110</text:p>
          </table:table-cell>
          <table:table-cell table:style-name="Default" office:value-type="float" office:value="133">
            <text:p>13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4.29269">
            <text:p>4,29269</text:p>
          </table:table-cell>
          <table:table-cell table:style-name="ce5" table:formula="of:=AVERAGE([.$E$2:.E145])" office:value-type="float" office:value="12.9565331944444">
            <text:p>12,956533194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23">
            <text:p>123</text:p>
          </table:table-cell>
          <table:table-cell table:style-name="Default" office:value-type="float" office:value="115">
            <text:p>115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5.03312">
            <text:p>5,03312</text:p>
          </table:table-cell>
          <table:table-cell table:style-name="ce5" table:formula="of:=AVERAGE([.$E$2:.E146])" office:value-type="float" office:value="12.9018889655172">
            <text:p>12,901888965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32">
            <text:p>132</text:p>
          </table:table-cell>
          <table:table-cell table:style-name="Default" office:value-type="float" office:value="119">
            <text:p>119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4.23103">
            <text:p>4,23103</text:p>
          </table:table-cell>
          <table:table-cell table:style-name="ce5" table:formula="of:=AVERAGE([.$E$2:.E147])" office:value-type="float" office:value="12.8424995205479">
            <text:p>12,842499520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26">
            <text:p>126</text:p>
          </table:table-cell>
          <table:table-cell table:style-name="Default" office:value-type="float" office:value="128">
            <text:p>128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3.88217">
            <text:p>3,88217</text:p>
          </table:table-cell>
          <table:table-cell table:style-name="ce5" table:formula="of:=AVERAGE([.$E$2:.E148])" office:value-type="float" office:value="12.7815448979592">
            <text:p>12,78154489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4">
            <text:p>94</text:p>
          </table:table-cell>
          <table:table-cell table:style-name="Default" office:value-type="float" office:value="131">
            <text:p>131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3.93474">
            <text:p>3,93474</text:p>
          </table:table-cell>
          <table:table-cell table:style-name="ce5" table:formula="of:=AVERAGE([.$E$2:.E149])" office:value-type="float" office:value="12.7217691891892">
            <text:p>12,721769189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09">
            <text:p>109</text:p>
          </table:table-cell>
          <table:table-cell table:style-name="Default" office:value-type="float" office:value="126">
            <text:p>1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.00069">
            <text:p>4,00069</text:p>
          </table:table-cell>
          <table:table-cell table:style-name="ce5" table:formula="of:=AVERAGE([.$E$2:.E150])" office:value-type="float" office:value="12.6632384563758">
            <text:p>12,663238456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06">
            <text:p>106</text:p>
          </table:table-cell>
          <table:table-cell table:style-name="Default" office:value-type="float" office:value="142">
            <text:p>142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3.97314">
            <text:p>3,97314</text:p>
          </table:table-cell>
          <table:table-cell table:style-name="ce5" table:formula="of:=AVERAGE([.$E$2:.E151])" office:value-type="float" office:value="12.6053044666667">
            <text:p>12,605304466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60">
            <text:p>160</text:p>
          </table:table-cell>
          <table:table-cell table:style-name="Default" office:value-type="float" office:value="143">
            <text:p>143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4.1809">
            <text:p>4,1809</text:p>
          </table:table-cell>
          <table:table-cell table:style-name="ce5" table:formula="of:=AVERAGE([.$E$2:.E152])" office:value-type="float" office:value="12.5495137086093">
            <text:p>12,549513708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65">
            <text:p>165</text:p>
          </table:table-cell>
          <table:table-cell table:style-name="Default" office:value-type="float" office:value="141">
            <text:p>141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4.60225">
            <text:p>4,60225</text:p>
          </table:table-cell>
          <table:table-cell table:style-name="ce5" table:formula="of:=AVERAGE([.$E$2:.E153])" office:value-type="float" office:value="12.4972290789474">
            <text:p>12,497229078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46">
            <text:p>146</text:p>
          </table:table-cell>
          <table:table-cell table:style-name="Default" office:value-type="float" office:value="135">
            <text:p>135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3.78412">
            <text:p>3,78412</text:p>
          </table:table-cell>
          <table:table-cell table:style-name="ce5" table:formula="of:=AVERAGE([.$E$2:.E154])" office:value-type="float" office:value="12.4402806535948">
            <text:p>12,440280653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0">
            <text:p>100</text:p>
          </table:table-cell>
          <table:table-cell table:style-name="Default" office:value-type="float" office:value="123">
            <text:p>123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4.07475">
            <text:p>4,07475</text:p>
          </table:table-cell>
          <table:table-cell table:style-name="ce5" table:formula="of:=AVERAGE([.$E$2:.E155])" office:value-type="float" office:value="12.385959025974">
            <text:p>12,38595902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37">
            <text:p>137</text:p>
          </table:table-cell>
          <table:table-cell table:style-name="Default" office:value-type="float" office:value="122">
            <text:p>122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4.6183">
            <text:p>4,6183</text:p>
          </table:table-cell>
          <table:table-cell table:style-name="ce5" table:formula="of:=AVERAGE([.$E$2:.E156])" office:value-type="float" office:value="12.3358450967742">
            <text:p>12,335845096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67">
            <text:p>167</text:p>
          </table:table-cell>
          <table:table-cell table:style-name="Default" office:value-type="float" office:value="136">
            <text:p>136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3.76425">
            <text:p>3,76425</text:p>
          </table:table-cell>
          <table:table-cell table:style-name="ce5" table:formula="of:=AVERAGE([.$E$2:.E157])" office:value-type="float" office:value="12.280898974359">
            <text:p>12,280898974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43">
            <text:p>143</text:p>
          </table:table-cell>
          <table:table-cell table:style-name="Default" office:value-type="float" office:value="147">
            <text:p>147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3.74323">
            <text:p>3,74323</text:p>
          </table:table-cell>
          <table:table-cell table:style-name="ce5" table:formula="of:=AVERAGE([.$E$2:.E158])" office:value-type="float" office:value="12.2265189171974">
            <text:p>12,226518917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9">
            <text:p>109</text:p>
          </table:table-cell>
          <table:table-cell table:style-name="Default" office:value-type="float" office:value="138">
            <text:p>138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3.98928">
            <text:p>3,98928</text:p>
          </table:table-cell>
          <table:table-cell table:style-name="ce5" table:formula="of:=AVERAGE([.$E$2:.E159])" office:value-type="float" office:value="12.1743844936709">
            <text:p>12,174384493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4">
            <text:p>114</text:p>
          </table:table-cell>
          <table:table-cell table:style-name="Default" office:value-type="float" office:value="138">
            <text:p>138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3.99299">
            <text:p>3,99299</text:p>
          </table:table-cell>
          <table:table-cell table:style-name="ce5" table:formula="of:=AVERAGE([.$E$2:.E160])" office:value-type="float" office:value="12.1229291823899">
            <text:p>12,122929182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3">
            <text:p>113</text:p>
          </table:table-cell>
          <table:table-cell table:style-name="Default" office:value-type="float" office:value="127">
            <text:p>127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4.15251">
            <text:p>4,15251</text:p>
          </table:table-cell>
          <table:table-cell table:style-name="ce5" table:formula="of:=AVERAGE([.$E$2:.E161])" office:value-type="float" office:value="12.0731140625">
            <text:p>12,073114062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1">
            <text:p>111</text:p>
          </table:table-cell>
          <table:table-cell table:style-name="Default" office:value-type="float" office:value="150">
            <text:p>150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4.14762">
            <text:p>4,14762</text:p>
          </table:table-cell>
          <table:table-cell table:style-name="ce5" table:formula="of:=AVERAGE([.$E$2:.E162])" office:value-type="float" office:value="12.0238873913043">
            <text:p>12,023887391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7">
            <text:p>87</text:p>
          </table:table-cell>
          <table:table-cell table:style-name="Default" office:value-type="float" office:value="147">
            <text:p>147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4.43418">
            <text:p>4,43418</text:p>
          </table:table-cell>
          <table:table-cell table:style-name="ce5" table:formula="of:=AVERAGE([.$E$2:.E163])" office:value-type="float" office:value="11.977037345679">
            <text:p>11,977037345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146">
            <text:p>146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5.14271">
            <text:p>5,14271</text:p>
          </table:table-cell>
          <table:table-cell table:style-name="ce5" table:formula="of:=AVERAGE([.$E$2:.E164])" office:value-type="float" office:value="11.9351089570552">
            <text:p>11,935108957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04">
            <text:p>104</text:p>
          </table:table-cell>
          <table:table-cell table:style-name="Default" office:value-type="float" office:value="147">
            <text:p>147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.34305">
            <text:p>4,34305</text:p>
          </table:table-cell>
          <table:table-cell table:style-name="ce5" table:formula="of:=AVERAGE([.$E$2:.E165])" office:value-type="float" office:value="11.8888159146341">
            <text:p>11,888815914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5">
            <text:p>115</text:p>
          </table:table-cell>
          <table:table-cell table:style-name="Default" office:value-type="float" office:value="129">
            <text:p>129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4.2767">
            <text:p>4,2767</text:p>
          </table:table-cell>
          <table:table-cell table:style-name="ce5" table:formula="of:=AVERAGE([.$E$2:.E166])" office:value-type="float" office:value="11.8426818787879">
            <text:p>11,842681878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29">
            <text:p>129</text:p>
          </table:table-cell>
          <table:table-cell table:style-name="Default" office:value-type="float" office:value="145">
            <text:p>145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4.45587">
            <text:p>4,45587</text:p>
          </table:table-cell>
          <table:table-cell table:style-name="ce5" table:formula="of:=AVERAGE([.$E$2:.E167])" office:value-type="float" office:value="11.7981830120482">
            <text:p>11,79818301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2">
            <text:p>72</text:p>
          </table:table-cell>
          <table:table-cell table:style-name="Default" office:value-type="float" office:value="133">
            <text:p>133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4.44852">
            <text:p>4,44852</text:p>
          </table:table-cell>
          <table:table-cell table:style-name="ce5" table:formula="of:=AVERAGE([.$E$2:.E168])" office:value-type="float" office:value="11.7541730538922">
            <text:p>11,754173053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8">
            <text:p>98</text:p>
          </table:table-cell>
          <table:table-cell table:style-name="Default" office:value-type="float" office:value="146">
            <text:p>146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4.29494">
            <text:p>4,29494</text:p>
          </table:table-cell>
          <table:table-cell table:style-name="ce5" table:formula="of:=AVERAGE([.$E$2:.E169])" office:value-type="float" office:value="11.7097728571429">
            <text:p>11,709772857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48">
            <text:p>148</text:p>
          </table:table-cell>
          <table:table-cell table:style-name="Default" office:value-type="float" office:value="125">
            <text:p>125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5.233">
            <text:p>5,233</text:p>
          </table:table-cell>
          <table:table-cell table:style-name="ce5" table:formula="of:=AVERAGE([.$E$2:.E170])" office:value-type="float" office:value="11.6714487573964">
            <text:p>11,671448757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41">
            <text:p>141</text:p>
          </table:table-cell>
          <table:table-cell table:style-name="Default" office:value-type="float" office:value="118">
            <text:p>118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6.51003">
            <text:p>6,51003</text:p>
          </table:table-cell>
          <table:table-cell table:style-name="ce5" table:formula="of:=AVERAGE([.$E$2:.E171])" office:value-type="float" office:value="11.6410874705882">
            <text:p>11,641087470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42">
            <text:p>142</text:p>
          </table:table-cell>
          <table:table-cell table:style-name="Default" office:value-type="float" office:value="140">
            <text:p>140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4.37178">
            <text:p>4,37178</text:p>
          </table:table-cell>
          <table:table-cell table:style-name="ce5" table:formula="of:=AVERAGE([.$E$2:.E172])" office:value-type="float" office:value="11.5985769005848">
            <text:p>11,598576900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40">
            <text:p>140</text:p>
          </table:table-cell>
          <table:table-cell table:style-name="Default" office:value-type="float" office:value="127">
            <text:p>127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4.49018">
            <text:p>4,49018</text:p>
          </table:table-cell>
          <table:table-cell table:style-name="ce5" table:formula="of:=AVERAGE([.$E$2:.E173])" office:value-type="float" office:value="11.5572490116279">
            <text:p>11,557249011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5">
            <text:p>95</text:p>
          </table:table-cell>
          <table:table-cell table:style-name="Default" office:value-type="float" office:value="144">
            <text:p>144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6.88638">
            <text:p>6,88638</text:p>
          </table:table-cell>
          <table:table-cell table:style-name="ce5" table:formula="of:=AVERAGE([.$E$2:.E174])" office:value-type="float" office:value="11.5302497687861">
            <text:p>11,530249768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5">
            <text:p>95</text:p>
          </table:table-cell>
          <table:table-cell table:style-name="Default" office:value-type="float" office:value="144">
            <text:p>144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51.9856">
            <text:p>51,9856</text:p>
          </table:table-cell>
          <table:table-cell table:style-name="ce5" table:formula="of:=AVERAGE([.$E$2:.E175])" office:value-type="float" office:value="11.7627517816092">
            <text:p>11,762751781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5">
            <text:p>95</text:p>
          </table:table-cell>
          <table:table-cell table:style-name="Default" office:value-type="float" office:value="144">
            <text:p>144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53.4988">
            <text:p>53,4988</text:p>
          </table:table-cell>
          <table:table-cell table:style-name="ce5" table:formula="of:=AVERAGE([.$E$2:.E176])" office:value-type="float" office:value="12.0012434857143">
            <text:p>12,001243485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7">
            <text:p>77</text:p>
          </table:table-cell>
          <table:table-cell table:style-name="Default" office:value-type="float" office:value="148">
            <text:p>148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4.8037">
            <text:p>4,8037</text:p>
          </table:table-cell>
          <table:table-cell table:style-name="ce5" table:formula="of:=AVERAGE([.$E$2:.E177])" office:value-type="float" office:value="11.9603483522727">
            <text:p>11,960348352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7">
            <text:p>77</text:p>
          </table:table-cell>
          <table:table-cell table:style-name="Default" office:value-type="float" office:value="148">
            <text:p>148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44.7431">
            <text:p>44,7431</text:p>
          </table:table-cell>
          <table:table-cell table:style-name="ce5" table:formula="of:=AVERAGE([.$E$2:.E178])" office:value-type="float" office:value="12.1455616384181">
            <text:p>12,145561638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7">
            <text:p>77</text:p>
          </table:table-cell>
          <table:table-cell table:style-name="Default" office:value-type="float" office:value="148">
            <text:p>148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51.2507">
            <text:p>51,2507</text:p>
          </table:table-cell>
          <table:table-cell table:style-name="ce5" table:formula="of:=AVERAGE([.$E$2:.E179])" office:value-type="float" office:value="12.3652534269663">
            <text:p>12,36525342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7">
            <text:p>77</text:p>
          </table:table-cell>
          <table:table-cell table:style-name="Default" office:value-type="float" office:value="148">
            <text:p>148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50.7459">
            <text:p>50,7459</text:p>
          </table:table-cell>
          <table:table-cell table:style-name="ce5" table:formula="of:=AVERAGE([.$E$2:.E180])" office:value-type="float" office:value="12.5796704469274">
            <text:p>12,579670446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7">
            <text:p>77</text:p>
          </table:table-cell>
          <table:table-cell table:style-name="Default" office:value-type="float" office:value="148">
            <text:p>148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51.0884">
            <text:p>51,0884</text:p>
          </table:table-cell>
          <table:table-cell table:style-name="ce5" table:formula="of:=AVERAGE([.$E$2:.E181])" office:value-type="float" office:value="12.7936078333333">
            <text:p>12,793607833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7">
            <text:p>77</text:p>
          </table:table-cell>
          <table:table-cell table:style-name="Default" office:value-type="float" office:value="148">
            <text:p>148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41.9003">
            <text:p>41,9003</text:p>
          </table:table-cell>
          <table:table-cell table:style-name="ce5" table:formula="of:=AVERAGE([.$E$2:.E182])" office:value-type="float" office:value="12.9544182872928">
            <text:p>12,954418287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168">
            <text:p>16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5.42994">
            <text:p>5,42994</text:p>
          </table:table-cell>
          <table:table-cell table:style-name="ce5" table:formula="of:=AVERAGE([.$E$2:.E183])" office:value-type="float" office:value="12.913075">
            <text:p>12,91307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168">
            <text:p>16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48.1904">
            <text:p>48,1904</text:p>
          </table:table-cell>
          <table:table-cell table:style-name="ce5" table:formula="of:=AVERAGE([.$E$2:.E184])" office:value-type="float" office:value="13.1058472677596">
            <text:p>13,105847267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168">
            <text:p>16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54.8548">
            <text:p>54,8548</text:p>
          </table:table-cell>
          <table:table-cell table:style-name="ce5" table:formula="of:=AVERAGE([.$E$2:.E185])" office:value-type="float" office:value="13.33274375">
            <text:p>13,3327437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168">
            <text:p>16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53.769">
            <text:p>53,769</text:p>
          </table:table-cell>
          <table:table-cell table:style-name="ce5" table:formula="of:=AVERAGE([.$E$2:.E186])" office:value-type="float" office:value="13.5513181081081">
            <text:p>13,551318108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168">
            <text:p>16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51.717">
            <text:p>51,717</text:p>
          </table:table-cell>
          <table:table-cell table:style-name="ce5" table:formula="of:=AVERAGE([.$E$2:.E187])" office:value-type="float" office:value="13.7565099462366">
            <text:p>13,756509946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7">
            <text:p>87</text:p>
          </table:table-cell>
          <table:table-cell table:style-name="Default" office:value-type="float" office:value="149">
            <text:p>149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4.7747">
            <text:p>4,7747</text:p>
          </table:table-cell>
          <table:table-cell table:style-name="ce5" table:formula="of:=AVERAGE([.$E$2:.E188])" office:value-type="float" office:value="13.7084788770053">
            <text:p>13,70847887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7">
            <text:p>87</text:p>
          </table:table-cell>
          <table:table-cell table:style-name="Default" office:value-type="float" office:value="149">
            <text:p>149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44.0527">
            <text:p>44,0527</text:p>
          </table:table-cell>
          <table:table-cell table:style-name="ce5" table:formula="of:=AVERAGE([.$E$2:.E189])" office:value-type="float" office:value="13.8698843085106">
            <text:p>13,869884308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7">
            <text:p>87</text:p>
          </table:table-cell>
          <table:table-cell table:style-name="Default" office:value-type="float" office:value="149">
            <text:p>149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42.4718">
            <text:p>42,4718</text:p>
          </table:table-cell>
          <table:table-cell table:style-name="ce5" table:formula="of:=AVERAGE([.$E$2:.E190])" office:value-type="float" office:value="14.0212171957672">
            <text:p>14,021217195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9">
            <text:p>69</text:p>
          </table:table-cell>
          <table:table-cell table:style-name="Default" office:value-type="float" office:value="156">
            <text:p>156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4.21625">
            <text:p>4,21625</text:p>
          </table:table-cell>
          <table:table-cell table:style-name="ce5" table:formula="of:=AVERAGE([.$E$2:.E191])" office:value-type="float" office:value="13.9696121052632">
            <text:p>13,969612105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156">
            <text:p>156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4.43345">
            <text:p>4,43345</text:p>
          </table:table-cell>
          <table:table-cell table:style-name="ce5" table:formula="of:=AVERAGE([.$E$2:.E192])" office:value-type="float" office:value="13.9196845549738">
            <text:p>13,91968455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8">
            <text:p>98</text:p>
          </table:table-cell>
          <table:table-cell table:style-name="Default" office:value-type="float" office:value="157">
            <text:p>157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4.23639">
            <text:p>4,23639</text:p>
          </table:table-cell>
          <table:table-cell table:style-name="ce5" table:formula="of:=AVERAGE([.$E$2:.E193])" office:value-type="float" office:value="13.8692507291667">
            <text:p>13,869250729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7">
            <text:p>117</text:p>
          </table:table-cell>
          <table:table-cell table:style-name="Default" office:value-type="float" office:value="141">
            <text:p>141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4.0915">
            <text:p>4,0915</text:p>
          </table:table-cell>
          <table:table-cell table:style-name="ce5" table:formula="of:=AVERAGE([.$E$2:.E194])" office:value-type="float" office:value="13.8185888082901">
            <text:p>13,818588808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9">
            <text:p>99</text:p>
          </table:table-cell>
          <table:table-cell table:style-name="Default" office:value-type="float" office:value="137">
            <text:p>13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4.28313">
            <text:p>4,28313</text:p>
          </table:table-cell>
          <table:table-cell table:style-name="ce5" table:formula="of:=AVERAGE([.$E$2:.E195])" office:value-type="float" office:value="13.7694369587629">
            <text:p>13,769436958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26">
            <text:p>126</text:p>
          </table:table-cell>
          <table:table-cell table:style-name="Default" office:value-type="float" office:value="151">
            <text:p>151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.96531">
            <text:p>3,96531</text:p>
          </table:table-cell>
          <table:table-cell table:style-name="ce5" table:formula="of:=AVERAGE([.$E$2:.E196])" office:value-type="float" office:value="13.7191593846154">
            <text:p>13,719159384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27">
            <text:p>127</text:p>
          </table:table-cell>
          <table:table-cell table:style-name="Default" office:value-type="float" office:value="133">
            <text:p>133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4.01771">
            <text:p>4,01771</text:p>
          </table:table-cell>
          <table:table-cell table:style-name="ce5" table:formula="of:=AVERAGE([.$E$2:.E197])" office:value-type="float" office:value="13.6696621938775">
            <text:p>13,669662193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51">
            <text:p>151</text:p>
          </table:table-cell>
          <table:table-cell table:style-name="Default" office:value-type="float" office:value="135">
            <text:p>135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3.98">
            <text:p>3,98</text:p>
          </table:table-cell>
          <table:table-cell table:style-name="ce5" table:formula="of:=AVERAGE([.$E$2:.E198])" office:value-type="float" office:value="13.6204760913706">
            <text:p>13,620476091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08">
            <text:p>108</text:p>
          </table:table-cell>
          <table:table-cell table:style-name="Default" office:value-type="float" office:value="138">
            <text:p>138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4.92866">
            <text:p>4,92866</text:p>
          </table:table-cell>
          <table:table-cell table:style-name="ce5" table:formula="of:=AVERAGE([.$E$2:.E199])" office:value-type="float" office:value="13.576578030303">
            <text:p>13,576578030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119">
            <text:p>119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5.48724">
            <text:p>5,48724</text:p>
          </table:table-cell>
          <table:table-cell table:style-name="ce5" table:formula="of:=AVERAGE([.$E$2:.E200])" office:value-type="float" office:value="13.5359280904523">
            <text:p>13,535928090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6">
            <text:p>106</text:p>
          </table:table-cell>
          <table:table-cell table:style-name="Default" office:value-type="float" office:value="132">
            <text:p>132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4.30817">
            <text:p>4,30817</text:p>
          </table:table-cell>
          <table:table-cell table:style-name="ce5" table:formula="of:=AVERAGE([.$E$2:.E201])" office:value-type="float" office:value="13.4897893">
            <text:p>13,489789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8">
            <text:p>78</text:p>
          </table:table-cell>
          <table:table-cell table:style-name="Default" office:value-type="float" office:value="137">
            <text:p>137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4.27628">
            <text:p>4,27628</text:p>
          </table:table-cell>
          <table:table-cell table:style-name="ce5" table:formula="of:=AVERAGE([.$E$2:.E202])" office:value-type="float" office:value="13.4439509452736">
            <text:p>13,443950945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8">
            <text:p>118</text:p>
          </table:table-cell>
          <table:table-cell table:style-name="Default" office:value-type="float" office:value="124">
            <text:p>124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4.0466">
            <text:p>4,0466</text:p>
          </table:table-cell>
          <table:table-cell table:style-name="ce5" table:formula="of:=AVERAGE([.$E$2:.E203])" office:value-type="float" office:value="13.3974294059406">
            <text:p>13,397429405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56">
            <text:p>156</text:p>
          </table:table-cell>
          <table:table-cell table:style-name="Default" office:value-type="float" office:value="153">
            <text:p>153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5.29835">
            <text:p>5,29835</text:p>
          </table:table-cell>
          <table:table-cell table:style-name="ce5" table:formula="of:=AVERAGE([.$E$2:.E204])" office:value-type="float" office:value="13.3575324630542">
            <text:p>13,357532463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6">
            <text:p>116</text:p>
          </table:table-cell>
          <table:table-cell table:style-name="Default" office:value-type="float" office:value="141">
            <text:p>141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4.1091">
            <text:p>4,1091</text:p>
          </table:table-cell>
          <table:table-cell table:style-name="ce5" table:formula="of:=AVERAGE([.$E$2:.E205])" office:value-type="float" office:value="13.3121970098039">
            <text:p>13,312197009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08">
            <text:p>108</text:p>
          </table:table-cell>
          <table:table-cell table:style-name="Default" office:value-type="float" office:value="135">
            <text:p>135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4.12749">
            <text:p>4,12749</text:p>
          </table:table-cell>
          <table:table-cell table:style-name="ce5" table:formula="of:=AVERAGE([.$E$2:.E206])" office:value-type="float" office:value="13.2673935609756">
            <text:p>13,267393561</text:p>
          </table:table-cell>
          <table:table-cell table:number-columns-repeated="3"/>
        </table:table-row>
        <table:table-row table:style-name="ro2" table:number-rows-repeated="29">
          <table:table-cell table:style-name="Default" table:number-columns-repeated="5"/>
          <table:table-cell table:style-name="ce5"/>
          <table:table-cell table:number-columns-repeated="3"/>
        </table:table-row>
        <table:table-row table:style-name="ro2" table:number-rows-repeated="8">
          <table:table-cell table:style-name="ce5" table:number-columns-repeated="6"/>
          <table:table-cell table:number-columns-repeated="3"/>
        </table:table-row>
        <table:table-row table:style-name="ro2" table:number-rows-repeated="220">
          <table:table-cell table:number-columns-repeated="5"/>
          <table:table-cell table:style-name="ce3"/>
          <table:table-cell table:number-columns-repeated="3"/>
        </table:table-row>
        <table:table-row table:style-name="ro2" table:number-rows-repeated="283">
          <table:table-cell table:style-name="ce3" table:number-columns-repeated="6"/>
          <table:table-cell table:number-columns-repeated="3"/>
        </table:table-row>
        <table:table-row table:style-name="ro2" table:number-rows-repeated="116">
          <table:table-cell table:number-columns-repeated="4"/>
          <table:table-cell table:style-name="ce3" table:number-columns-repeated="2"/>
          <table:table-cell table:number-columns-repeated="3"/>
        </table:table-row>
        <table:table-row table:style-name="ro2" table:number-rows-repeated="1047713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EQ+APotencia" table:style-name="ta1" table:print="false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9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2" office:value-type="string">
            <text:p>Hace todo</text:p>
            <text:p>El proceso?</text:p>
          </table:table-cell>
          <table:table-cell table:style-name="ce4" office:value-type="string">
            <text:p>Total puntos</text:p>
            <text:p>Detectados</text:p>
            <text:p>Imagen objeto</text:p>
          </table:table-cell>
          <table:table-cell table:style-name="ce4" office:value-type="string">
            <text:p>Coincidencias</text:p>
            <text:p>Válidas por</text:p>
            <text:p>Validación vecino</text:p>
            <text:p>Más cercano</text:p>
          </table:table-cell>
          <table:table-cell table:style-name="ce4" office:value-type="string">
            <text:p>Coincidencias</text:p>
            <text:p>Válidas</text:p>
            <text:p>Estimadas</text:p>
            <text:p>Homografía</text:p>
          </table:table-cell>
          <table:table-cell table:style-name="ce4" office:value-type="string">
            <text:p>FPS</text:p>
          </table:table-cell>
          <table:table-cell table:style-name="ce4" office:value-type="string">
            <text:p>FPS </text:p>
            <text:p>Acum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83">
            <text:p>383</text:p>
          </table:table-cell>
          <table:table-cell table:style-name="Default" office:value-type="float" office:value="270">
            <text:p>270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2.62462">
            <text:p>2,62462</text:p>
          </table:table-cell>
          <table:table-cell table:style-name="ce5" table:formula="of:=[.E2]" office:value-type="float" office:value="2.62462">
            <text:p>2,62462</text:p>
          </table:table-cell>
          <table:table-cell/>
          <table:table-cell office:value-type="string">
            <text:p>Target keypoints:</text:p>
          </table:table-cell>
          <table:table-cell table:style-name="ce13" office:value-type="float" office:value="893">
            <text:p>893</text:p>
          </table:table-cell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04">
            <text:p>104</text:p>
          </table:table-cell>
          <table:table-cell table:style-name="Default" office:value-type="float" office:value="289">
            <text:p>289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4.48648">
            <text:p>4,48648</text:p>
          </table:table-cell>
          <table:table-cell table:style-name="ce5" table:formula="of:=AVERAGE([.$E$2:.E3])" office:value-type="float" office:value="3.55555">
            <text:p>3,55555</text:p>
          </table:table-cell>
          <table:table-cell/>
          <table:table-cell office:value-type="string">
            <text:p>Umbral Hessiano:</text:p>
          </table:table-cell>
          <table:table-cell table:style-name="ce2" office:value-type="float" office:value="4000">
            <text:p>4000</text:p>
          </table:table-cell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58">
            <text:p>158</text:p>
          </table:table-cell>
          <table:table-cell table:style-name="Default" office:value-type="float" office:value="295">
            <text:p>295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3.71876">
            <text:p>3,71876</text:p>
          </table:table-cell>
          <table:table-cell table:style-name="ce5" table:formula="of:=AVERAGE([.$E$2:.E4])" office:value-type="float" office:value="3.60995333333333">
            <text:p>3,6099533333</text:p>
          </table:table-cell>
          <table:table-cell/>
          <table:table-cell office:value-type="string">
            <text:p>Valoración</text:p>
          </table:table-cell>
          <table:table-cell table:style-name="ce14" office:value-type="string">
            <text:p>3 – 2</text:p>
          </table:table-cell>
        </table:table-row>
        <table:table-row table:style-name="ro3">
          <table:table-cell table:style-name="Default" office:value-type="float" office:value="0">
            <text:p>0</text:p>
          </table:table-cell>
          <table:table-cell table:style-name="Default" office:value-type="float" office:value="158">
            <text:p>158</text:p>
          </table:table-cell>
          <table:table-cell table:style-name="Default" office:value-type="float" office:value="295">
            <text:p>295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47.4813">
            <text:p>47,4813</text:p>
          </table:table-cell>
          <table:table-cell table:style-name="ce5" table:formula="of:=AVERAGE([.$E$2:.E5])" office:value-type="float" office:value="14.57779">
            <text:p>14,57779</text:p>
          </table:table-cell>
          <table:table-cell/>
          <table:table-cell office:value-type="string">
            <text:p>fps promedio</text:p>
          </table:table-cell>
          <table:table-cell table:style-name="ce5" table:formula="of:=[.F156]" office:value-type="float" office:value="8.16255232258065">
            <text:p>8,1625523226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58">
            <text:p>158</text:p>
          </table:table-cell>
          <table:table-cell table:style-name="Default" office:value-type="float" office:value="295">
            <text:p>295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45.6017">
            <text:p>45,6017</text:p>
          </table:table-cell>
          <table:table-cell table:style-name="ce5" table:formula="of:=AVERAGE([.$E$2:.E6])" office:value-type="float" office:value="20.782572">
            <text:p>20,78257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30">
            <text:p>330</text:p>
          </table:table-cell>
          <table:table-cell table:style-name="Default" office:value-type="float" office:value="282">
            <text:p>282</text:p>
          </table:table-cell>
          <table:table-cell table:style-name="Default" office:value-type="float" office:value="69">
            <text:p>69</text:p>
          </table:table-cell>
          <table:table-cell table:style-name="Default" office:value-type="float" office:value="3.76042">
            <text:p>3,76042</text:p>
          </table:table-cell>
          <table:table-cell table:style-name="ce5" table:formula="of:=AVERAGE([.$E$2:.E7])" office:value-type="float" office:value="17.9455466666667">
            <text:p>17,945546666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33">
            <text:p>333</text:p>
          </table:table-cell>
          <table:table-cell table:style-name="Default" office:value-type="float" office:value="326">
            <text:p>326</text:p>
          </table:table-cell>
          <table:table-cell table:style-name="Default" office:value-type="float" office:value="78">
            <text:p>78</text:p>
          </table:table-cell>
          <table:table-cell table:style-name="Default" office:value-type="float" office:value="3.84481">
            <text:p>3,84481</text:p>
          </table:table-cell>
          <table:table-cell table:style-name="ce5" table:formula="of:=AVERAGE([.$E$2:.E8])" office:value-type="float" office:value="15.9311557142857">
            <text:p>15,931155714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74">
            <text:p>374</text:p>
          </table:table-cell>
          <table:table-cell table:style-name="Default" office:value-type="float" office:value="318">
            <text:p>318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3.49124">
            <text:p>3,49124</text:p>
          </table:table-cell>
          <table:table-cell table:style-name="ce5" table:formula="of:=AVERAGE([.$E$2:.E9])" office:value-type="float" office:value="14.37616625">
            <text:p>14,3761662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74">
            <text:p>374</text:p>
          </table:table-cell>
          <table:table-cell table:style-name="Default" office:value-type="float" office:value="318">
            <text:p>318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41.9355">
            <text:p>41,9355</text:p>
          </table:table-cell>
          <table:table-cell table:style-name="ce5" table:formula="of:=AVERAGE([.$E$2:.E10])" office:value-type="float" office:value="17.4383144444444">
            <text:p>17,438314444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6">
            <text:p>116</text:p>
          </table:table-cell>
          <table:table-cell table:style-name="Default" office:value-type="float" office:value="297">
            <text:p>297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4.31507">
            <text:p>4,31507</text:p>
          </table:table-cell>
          <table:table-cell table:style-name="ce5" table:formula="of:=AVERAGE([.$E$2:.E11])" office:value-type="float" office:value="16.12599">
            <text:p>16,1259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67">
            <text:p>367</text:p>
          </table:table-cell>
          <table:table-cell table:style-name="Default" office:value-type="float" office:value="296">
            <text:p>296</text:p>
          </table:table-cell>
          <table:table-cell table:style-name="Default" office:value-type="float" office:value="69">
            <text:p>69</text:p>
          </table:table-cell>
          <table:table-cell table:style-name="Default" office:value-type="float" office:value="3.6197">
            <text:p>3,6197</text:p>
          </table:table-cell>
          <table:table-cell table:style-name="ce5" table:formula="of:=AVERAGE([.$E$2:.E12])" office:value-type="float" office:value="14.9890545454545">
            <text:p>14,989054545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18">
            <text:p>318</text:p>
          </table:table-cell>
          <table:table-cell table:style-name="Default" office:value-type="float" office:value="319">
            <text:p>319</text:p>
          </table:table-cell>
          <table:table-cell table:style-name="Default" office:value-type="float" office:value="76">
            <text:p>76</text:p>
          </table:table-cell>
          <table:table-cell table:style-name="Default" office:value-type="float" office:value="3.78549">
            <text:p>3,78549</text:p>
          </table:table-cell>
          <table:table-cell table:style-name="ce5" table:formula="of:=AVERAGE([.$E$2:.E13])" office:value-type="float" office:value="14.0554241666667">
            <text:p>14,055424166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336">
            <text:p>336</text:p>
          </table:table-cell>
          <table:table-cell table:style-name="Default" office:value-type="float" office:value="91">
            <text:p>91</text:p>
          </table:table-cell>
          <table:table-cell table:style-name="Default" office:value-type="float" office:value="7.40708">
            <text:p>7,40708</text:p>
          </table:table-cell>
          <table:table-cell table:style-name="ce5" table:formula="of:=AVERAGE([.$E$2:.E14])" office:value-type="float" office:value="13.5440130769231">
            <text:p>13,544013076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2">
            <text:p>122</text:p>
          </table:table-cell>
          <table:table-cell table:style-name="Default" office:value-type="float" office:value="331">
            <text:p>331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4.70998">
            <text:p>4,70998</text:p>
          </table:table-cell>
          <table:table-cell table:style-name="ce5" table:formula="of:=AVERAGE([.$E$2:.E15])" office:value-type="float" office:value="12.9130107142857">
            <text:p>12,913010714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34">
            <text:p>234</text:p>
          </table:table-cell>
          <table:table-cell table:style-name="Default" office:value-type="float" office:value="324">
            <text:p>324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3.52443">
            <text:p>3,52443</text:p>
          </table:table-cell>
          <table:table-cell table:style-name="ce5" table:formula="of:=AVERAGE([.$E$2:.E16])" office:value-type="float" office:value="12.2871053333333">
            <text:p>12,287105333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65">
            <text:p>365</text:p>
          </table:table-cell>
          <table:table-cell table:style-name="Default" office:value-type="float" office:value="295">
            <text:p>295</text:p>
          </table:table-cell>
          <table:table-cell table:style-name="Default" office:value-type="float" office:value="74">
            <text:p>74</text:p>
          </table:table-cell>
          <table:table-cell table:style-name="Default" office:value-type="float" office:value="3.83127">
            <text:p>3,83127</text:p>
          </table:table-cell>
          <table:table-cell table:style-name="ce5" table:formula="of:=AVERAGE([.$E$2:.E17])" office:value-type="float" office:value="11.758615625">
            <text:p>11,75861562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88">
            <text:p>388</text:p>
          </table:table-cell>
          <table:table-cell table:style-name="Default" office:value-type="float" office:value="302">
            <text:p>302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3.30309">
            <text:p>3,30309</text:p>
          </table:table-cell>
          <table:table-cell table:style-name="ce5" table:formula="of:=AVERAGE([.$E$2:.E18])" office:value-type="float" office:value="11.2612317647059">
            <text:p>11,261231764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60">
            <text:p>360</text:p>
          </table:table-cell>
          <table:table-cell table:style-name="Default" office:value-type="float" office:value="249">
            <text:p>249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3.3839">
            <text:p>3,3839</text:p>
          </table:table-cell>
          <table:table-cell table:style-name="ce5" table:formula="of:=AVERAGE([.$E$2:.E19])" office:value-type="float" office:value="10.8236022222222">
            <text:p>10,823602222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59">
            <text:p>359</text:p>
          </table:table-cell>
          <table:table-cell table:style-name="Default" office:value-type="float" office:value="323">
            <text:p>323</text:p>
          </table:table-cell>
          <table:table-cell table:style-name="Default" office:value-type="float" office:value="76">
            <text:p>76</text:p>
          </table:table-cell>
          <table:table-cell table:style-name="Default" office:value-type="float" office:value="3.62408">
            <text:p>3,62408</text:p>
          </table:table-cell>
          <table:table-cell table:style-name="ce5" table:formula="of:=AVERAGE([.$E$2:.E20])" office:value-type="float" office:value="10.44468">
            <text:p>10,4446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51">
            <text:p>351</text:p>
          </table:table-cell>
          <table:table-cell table:style-name="Default" office:value-type="float" office:value="304">
            <text:p>304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3.34427">
            <text:p>3,34427</text:p>
          </table:table-cell>
          <table:table-cell table:style-name="ce5" table:formula="of:=AVERAGE([.$E$2:.E21])" office:value-type="float" office:value="10.0896595">
            <text:p>10,089659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08">
            <text:p>308</text:p>
          </table:table-cell>
          <table:table-cell table:style-name="Default" office:value-type="float" office:value="296">
            <text:p>296</text:p>
          </table:table-cell>
          <table:table-cell table:style-name="Default" office:value-type="float" office:value="68">
            <text:p>68</text:p>
          </table:table-cell>
          <table:table-cell table:style-name="Default" office:value-type="float" office:value="3.45963">
            <text:p>3,45963</text:p>
          </table:table-cell>
          <table:table-cell table:style-name="ce5" table:formula="of:=AVERAGE([.$E$2:.E22])" office:value-type="float" office:value="9.77394380952381">
            <text:p>9,773943809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10">
            <text:p>410</text:p>
          </table:table-cell>
          <table:table-cell table:style-name="Default" office:value-type="float" office:value="287">
            <text:p>287</text:p>
          </table:table-cell>
          <table:table-cell table:style-name="Default" office:value-type="float" office:value="64">
            <text:p>64</text:p>
          </table:table-cell>
          <table:table-cell table:style-name="Default" office:value-type="float" office:value="3.12908">
            <text:p>3,12908</text:p>
          </table:table-cell>
          <table:table-cell table:style-name="ce5" table:formula="of:=AVERAGE([.$E$2:.E23])" office:value-type="float" office:value="9.47190454545454">
            <text:p>9,471904545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70">
            <text:p>370</text:p>
          </table:table-cell>
          <table:table-cell table:style-name="Default" office:value-type="float" office:value="292">
            <text:p>292</text:p>
          </table:table-cell>
          <table:table-cell table:style-name="Default" office:value-type="float" office:value="56">
            <text:p>56</text:p>
          </table:table-cell>
          <table:table-cell table:style-name="Default" office:value-type="float" office:value="3.19126">
            <text:p>3,19126</text:p>
          </table:table-cell>
          <table:table-cell table:style-name="ce5" table:formula="of:=AVERAGE([.$E$2:.E24])" office:value-type="float" office:value="9.19883304347826">
            <text:p>9,198833043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13">
            <text:p>313</text:p>
          </table:table-cell>
          <table:table-cell table:style-name="Default" office:value-type="float" office:value="254">
            <text:p>254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3.21936">
            <text:p>3,21936</text:p>
          </table:table-cell>
          <table:table-cell table:style-name="ce5" table:formula="of:=AVERAGE([.$E$2:.E25])" office:value-type="float" office:value="8.94968833333333">
            <text:p>8,949688333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06">
            <text:p>306</text:p>
          </table:table-cell>
          <table:table-cell table:style-name="Default" office:value-type="float" office:value="267">
            <text:p>267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3.3266">
            <text:p>3,3266</text:p>
          </table:table-cell>
          <table:table-cell table:style-name="ce5" table:formula="of:=AVERAGE([.$E$2:.E26])" office:value-type="float" office:value="8.7247648">
            <text:p>8,724764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02">
            <text:p>302</text:p>
          </table:table-cell>
          <table:table-cell table:style-name="Default" office:value-type="float" office:value="264">
            <text:p>264</text:p>
          </table:table-cell>
          <table:table-cell table:style-name="Default" office:value-type="float" office:value="55">
            <text:p>55</text:p>
          </table:table-cell>
          <table:table-cell table:style-name="Default" office:value-type="float" office:value="3.27859">
            <text:p>3,27859</text:p>
          </table:table-cell>
          <table:table-cell table:style-name="ce5" table:formula="of:=AVERAGE([.$E$2:.E27])" office:value-type="float" office:value="8.51529653846154">
            <text:p>8,515296538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35">
            <text:p>335</text:p>
          </table:table-cell>
          <table:table-cell table:style-name="Default" office:value-type="float" office:value="270">
            <text:p>270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3.13684">
            <text:p>3,13684</text:p>
          </table:table-cell>
          <table:table-cell table:style-name="ce5" table:formula="of:=AVERAGE([.$E$2:.E28])" office:value-type="float" office:value="8.31609444444444">
            <text:p>8,316094444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54">
            <text:p>254</text:p>
          </table:table-cell>
          <table:table-cell table:style-name="Default" office:value-type="float" office:value="272">
            <text:p>27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3.27995">
            <text:p>3,27995</text:p>
          </table:table-cell>
          <table:table-cell table:style-name="ce5" table:formula="of:=AVERAGE([.$E$2:.E29])" office:value-type="float" office:value="8.13623214285714">
            <text:p>8,136232142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94">
            <text:p>394</text:p>
          </table:table-cell>
          <table:table-cell table:style-name="Default" office:value-type="float" office:value="276">
            <text:p>276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3.12676">
            <text:p>3,12676</text:p>
          </table:table-cell>
          <table:table-cell table:style-name="ce5" table:formula="of:=AVERAGE([.$E$2:.E30])" office:value-type="float" office:value="7.96349172413793">
            <text:p>7,963491724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88">
            <text:p>388</text:p>
          </table:table-cell>
          <table:table-cell table:style-name="Default" office:value-type="float" office:value="252">
            <text:p>252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3.04444">
            <text:p>3,04444</text:p>
          </table:table-cell>
          <table:table-cell table:style-name="ce5" table:formula="of:=AVERAGE([.$E$2:.E31])" office:value-type="float" office:value="7.79952333333333">
            <text:p>7,799523333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63">
            <text:p>363</text:p>
          </table:table-cell>
          <table:table-cell table:style-name="Default" office:value-type="float" office:value="258">
            <text:p>258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3.15843">
            <text:p>3,15843</text:p>
          </table:table-cell>
          <table:table-cell table:style-name="ce5" table:formula="of:=AVERAGE([.$E$2:.E32])" office:value-type="float" office:value="7.64981064516129">
            <text:p>7,649810645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88">
            <text:p>388</text:p>
          </table:table-cell>
          <table:table-cell table:style-name="Default" office:value-type="float" office:value="263">
            <text:p>263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3.15649">
            <text:p>3,15649</text:p>
          </table:table-cell>
          <table:table-cell table:style-name="ce5" table:formula="of:=AVERAGE([.$E$2:.E33])" office:value-type="float" office:value="7.509394375">
            <text:p>7,50939437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73">
            <text:p>373</text:p>
          </table:table-cell>
          <table:table-cell table:style-name="Default" office:value-type="float" office:value="278">
            <text:p>278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3.05429">
            <text:p>3,05429</text:p>
          </table:table-cell>
          <table:table-cell table:style-name="ce5" table:formula="of:=AVERAGE([.$E$2:.E34])" office:value-type="float" office:value="7.37439121212121">
            <text:p>7,374391212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07">
            <text:p>407</text:p>
          </table:table-cell>
          <table:table-cell table:style-name="Default" office:value-type="float" office:value="276">
            <text:p>276</text:p>
          </table:table-cell>
          <table:table-cell table:style-name="Default" office:value-type="float" office:value="65">
            <text:p>65</text:p>
          </table:table-cell>
          <table:table-cell table:style-name="Default" office:value-type="float" office:value="3.06717">
            <text:p>3,06717</text:p>
          </table:table-cell>
          <table:table-cell table:style-name="ce5" table:formula="of:=AVERAGE([.$E$2:.E35])" office:value-type="float" office:value="7.24770823529412">
            <text:p>7,247708235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35">
            <text:p>335</text:p>
          </table:table-cell>
          <table:table-cell table:style-name="Default" office:value-type="float" office:value="264">
            <text:p>264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3.15125">
            <text:p>3,15125</text:p>
          </table:table-cell>
          <table:table-cell table:style-name="ce5" table:formula="of:=AVERAGE([.$E$2:.E36])" office:value-type="float" office:value="7.13066657142857">
            <text:p>7,130666571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29">
            <text:p>229</text:p>
          </table:table-cell>
          <table:table-cell table:style-name="Default" office:value-type="float" office:value="274">
            <text:p>274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3.39511">
            <text:p>3,39511</text:p>
          </table:table-cell>
          <table:table-cell table:style-name="ce5" table:formula="of:=AVERAGE([.$E$2:.E37])" office:value-type="float" office:value="7.02690111111111">
            <text:p>7,026901111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96">
            <text:p>196</text:p>
          </table:table-cell>
          <table:table-cell table:style-name="Default" office:value-type="float" office:value="292">
            <text:p>292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3.48292">
            <text:p>3,48292</text:p>
          </table:table-cell>
          <table:table-cell table:style-name="ce5" table:formula="of:=AVERAGE([.$E$2:.E38])" office:value-type="float" office:value="6.93111783783784">
            <text:p>6,931117837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51">
            <text:p>251</text:p>
          </table:table-cell>
          <table:table-cell table:style-name="Default" office:value-type="float" office:value="282">
            <text:p>282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3.34123">
            <text:p>3,34123</text:p>
          </table:table-cell>
          <table:table-cell table:style-name="ce5" table:formula="of:=AVERAGE([.$E$2:.E39])" office:value-type="float" office:value="6.83664710526316">
            <text:p>6,836647105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87">
            <text:p>187</text:p>
          </table:table-cell>
          <table:table-cell table:style-name="Default" office:value-type="float" office:value="277">
            <text:p>277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3.49216">
            <text:p>3,49216</text:p>
          </table:table-cell>
          <table:table-cell table:style-name="ce5" table:formula="of:=AVERAGE([.$E$2:.E40])" office:value-type="float" office:value="6.75089102564103">
            <text:p>6,750891025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59">
            <text:p>259</text:p>
          </table:table-cell>
          <table:table-cell table:style-name="Default" office:value-type="float" office:value="309">
            <text:p>309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3.36341">
            <text:p>3,36341</text:p>
          </table:table-cell>
          <table:table-cell table:style-name="ce5" table:formula="of:=AVERAGE([.$E$2:.E41])" office:value-type="float" office:value="6.666204">
            <text:p>6,66620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35">
            <text:p>235</text:p>
          </table:table-cell>
          <table:table-cell table:style-name="Default" office:value-type="float" office:value="283">
            <text:p>283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3.37303">
            <text:p>3,37303</text:p>
          </table:table-cell>
          <table:table-cell table:style-name="ce5" table:formula="of:=AVERAGE([.$E$2:.E42])" office:value-type="float" office:value="6.58588268292683">
            <text:p>6,585882682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67">
            <text:p>367</text:p>
          </table:table-cell>
          <table:table-cell table:style-name="Default" office:value-type="float" office:value="308">
            <text:p>308</text:p>
          </table:table-cell>
          <table:table-cell table:style-name="Default" office:value-type="float" office:value="82">
            <text:p>82</text:p>
          </table:table-cell>
          <table:table-cell table:style-name="Default" office:value-type="float" office:value="4.02105">
            <text:p>4,02105</text:p>
          </table:table-cell>
          <table:table-cell table:style-name="ce5" table:formula="of:=AVERAGE([.$E$2:.E43])" office:value-type="float" office:value="6.52481523809524">
            <text:p>6,524815238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24">
            <text:p>224</text:p>
          </table:table-cell>
          <table:table-cell table:style-name="Default" office:value-type="float" office:value="335">
            <text:p>335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3.57853">
            <text:p>3,57853</text:p>
          </table:table-cell>
          <table:table-cell table:style-name="ce5" table:formula="of:=AVERAGE([.$E$2:.E44])" office:value-type="float" office:value="6.45629697674419">
            <text:p>6,456296976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57">
            <text:p>157</text:p>
          </table:table-cell>
          <table:table-cell table:style-name="Default" office:value-type="float" office:value="282">
            <text:p>282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3.66496">
            <text:p>3,66496</text:p>
          </table:table-cell>
          <table:table-cell table:style-name="ce5" table:formula="of:=AVERAGE([.$E$2:.E45])" office:value-type="float" office:value="6.3928575">
            <text:p>6,392857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45">
            <text:p>245</text:p>
          </table:table-cell>
          <table:table-cell table:style-name="Default" office:value-type="float" office:value="297">
            <text:p>297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3.30046">
            <text:p>3,30046</text:p>
          </table:table-cell>
          <table:table-cell table:style-name="ce5" table:formula="of:=AVERAGE([.$E$2:.E46])" office:value-type="float" office:value="6.32413755555556">
            <text:p>6,324137555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46">
            <text:p>346</text:p>
          </table:table-cell>
          <table:table-cell table:style-name="Default" office:value-type="float" office:value="281">
            <text:p>281</text:p>
          </table:table-cell>
          <table:table-cell table:style-name="Default" office:value-type="float" office:value="55">
            <text:p>55</text:p>
          </table:table-cell>
          <table:table-cell table:style-name="Default" office:value-type="float" office:value="3.16722">
            <text:p>3,16722</text:p>
          </table:table-cell>
          <table:table-cell table:style-name="ce5" table:formula="of:=AVERAGE([.$E$2:.E47])" office:value-type="float" office:value="6.25550891304348">
            <text:p>6,25550891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08">
            <text:p>308</text:p>
          </table:table-cell>
          <table:table-cell table:style-name="Default" office:value-type="float" office:value="277">
            <text:p>277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3.60516">
            <text:p>3,60516</text:p>
          </table:table-cell>
          <table:table-cell table:style-name="ce5" table:formula="of:=AVERAGE([.$E$2:.E48])" office:value-type="float" office:value="6.1991185106383">
            <text:p>6,199118510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52">
            <text:p>252</text:p>
          </table:table-cell>
          <table:table-cell table:style-name="Default" office:value-type="float" office:value="273">
            <text:p>273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3.44831">
            <text:p>3,44831</text:p>
          </table:table-cell>
          <table:table-cell table:style-name="ce5" table:formula="of:=AVERAGE([.$E$2:.E49])" office:value-type="float" office:value="6.14181">
            <text:p>6,1418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44">
            <text:p>244</text:p>
          </table:table-cell>
          <table:table-cell table:style-name="Default" office:value-type="float" office:value="277">
            <text:p>27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3.47717">
            <text:p>3,47717</text:p>
          </table:table-cell>
          <table:table-cell table:style-name="ce5" table:formula="of:=AVERAGE([.$E$2:.E50])" office:value-type="float" office:value="6.08742959183673">
            <text:p>6,087429591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46">
            <text:p>246</text:p>
          </table:table-cell>
          <table:table-cell table:style-name="Default" office:value-type="float" office:value="260">
            <text:p>260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3.67908">
            <text:p>3,67908</text:p>
          </table:table-cell>
          <table:table-cell table:style-name="ce5" table:formula="of:=AVERAGE([.$E$2:.E51])" office:value-type="float" office:value="6.0392626">
            <text:p>6,039262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36">
            <text:p>236</text:p>
          </table:table-cell>
          <table:table-cell table:style-name="Default" office:value-type="float" office:value="263">
            <text:p>263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3.77283">
            <text:p>3,77283</text:p>
          </table:table-cell>
          <table:table-cell table:style-name="ce5" table:formula="of:=AVERAGE([.$E$2:.E52])" office:value-type="float" office:value="5.99482274509804">
            <text:p>5,994822745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300">
            <text:p>300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5.2605">
            <text:p>5,2605</text:p>
          </table:table-cell>
          <table:table-cell table:style-name="ce5" table:formula="of:=AVERAGE([.$E$2:.E53])" office:value-type="float" office:value="5.98070115384615">
            <text:p>5,980701153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96">
            <text:p>196</text:p>
          </table:table-cell>
          <table:table-cell table:style-name="Default" office:value-type="float" office:value="255">
            <text:p>255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3.90969">
            <text:p>3,90969</text:p>
          </table:table-cell>
          <table:table-cell table:style-name="ce5" table:formula="of:=AVERAGE([.$E$2:.E54])" office:value-type="float" office:value="5.94162547169811">
            <text:p>5,941625471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96">
            <text:p>196</text:p>
          </table:table-cell>
          <table:table-cell table:style-name="Default" office:value-type="float" office:value="255">
            <text:p>255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52.7287">
            <text:p>52,7287</text:p>
          </table:table-cell>
          <table:table-cell table:style-name="ce5" table:formula="of:=AVERAGE([.$E$2:.E55])" office:value-type="float" office:value="6.80805277777778">
            <text:p>6,808052777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96">
            <text:p>196</text:p>
          </table:table-cell>
          <table:table-cell table:style-name="Default" office:value-type="float" office:value="255">
            <text:p>255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45.4194">
            <text:p>45,4194</text:p>
          </table:table-cell>
          <table:table-cell table:style-name="ce5" table:formula="of:=AVERAGE([.$E$2:.E56])" office:value-type="float" office:value="7.51007727272727">
            <text:p>7,510077272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94">
            <text:p>194</text:p>
          </table:table-cell>
          <table:table-cell table:style-name="Default" office:value-type="float" office:value="288">
            <text:p>288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.08048">
            <text:p>4,08048</text:p>
          </table:table-cell>
          <table:table-cell table:style-name="ce5" table:formula="of:=AVERAGE([.$E$2:.E57])" office:value-type="float" office:value="7.44883446428571">
            <text:p>7,448834464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9">
            <text:p>79</text:p>
          </table:table-cell>
          <table:table-cell table:style-name="Default" office:value-type="float" office:value="217">
            <text:p>217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4.87767">
            <text:p>4,87767</text:p>
          </table:table-cell>
          <table:table-cell table:style-name="ce5" table:formula="of:=AVERAGE([.$E$2:.E58])" office:value-type="float" office:value="7.40372631578947">
            <text:p>7,403726315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9">
            <text:p>79</text:p>
          </table:table-cell>
          <table:table-cell table:style-name="Default" office:value-type="float" office:value="217">
            <text:p>217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48.2881">
            <text:p>48,2881</text:p>
          </table:table-cell>
          <table:table-cell table:style-name="ce5" table:formula="of:=AVERAGE([.$E$2:.E59])" office:value-type="float" office:value="8.10862931034483">
            <text:p>8,108629310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9">
            <text:p>79</text:p>
          </table:table-cell>
          <table:table-cell table:style-name="Default" office:value-type="float" office:value="217">
            <text:p>217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53.0307">
            <text:p>53,0307</text:p>
          </table:table-cell>
          <table:table-cell table:style-name="ce5" table:formula="of:=AVERAGE([.$E$2:.E60])" office:value-type="float" office:value="8.87002033898305">
            <text:p>8,87002033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9">
            <text:p>79</text:p>
          </table:table-cell>
          <table:table-cell table:style-name="Default" office:value-type="float" office:value="217">
            <text:p>217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51.0337">
            <text:p>51,0337</text:p>
          </table:table-cell>
          <table:table-cell table:style-name="ce5" table:formula="of:=AVERAGE([.$E$2:.E61])" office:value-type="float" office:value="9.57274833333333">
            <text:p>9,572748333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54">
            <text:p>154</text:p>
          </table:table-cell>
          <table:table-cell table:style-name="Default" office:value-type="float" office:value="289">
            <text:p>289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4.1643">
            <text:p>4,1643</text:p>
          </table:table-cell>
          <table:table-cell table:style-name="ce5" table:formula="of:=AVERAGE([.$E$2:.E62])" office:value-type="float" office:value="9.48408524590164">
            <text:p>9,484085245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4">
            <text:p>104</text:p>
          </table:table-cell>
          <table:table-cell table:style-name="Default" office:value-type="float" office:value="298">
            <text:p>298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4.19828">
            <text:p>4,19828</text:p>
          </table:table-cell>
          <table:table-cell table:style-name="ce5" table:formula="of:=AVERAGE([.$E$2:.E63])" office:value-type="float" office:value="9.39883032258065">
            <text:p>9,398830322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295">
            <text:p>295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5.2198">
            <text:p>5,2198</text:p>
          </table:table-cell>
          <table:table-cell table:style-name="ce5" table:formula="of:=AVERAGE([.$E$2:.E64])" office:value-type="float" office:value="9.33249650793651">
            <text:p>9,332496507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295">
            <text:p>295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52.4242">
            <text:p>52,4242</text:p>
          </table:table-cell>
          <table:table-cell table:style-name="ce5" table:formula="of:=AVERAGE([.$E$2:.E65])" office:value-type="float" office:value="10.005804375">
            <text:p>10,00580437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295">
            <text:p>295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54.2713">
            <text:p>54,2713</text:p>
          </table:table-cell>
          <table:table-cell table:style-name="ce5" table:formula="of:=AVERAGE([.$E$2:.E66])" office:value-type="float" office:value="10.686812">
            <text:p>10,68681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281">
            <text:p>281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4.30788">
            <text:p>4,30788</text:p>
          </table:table-cell>
          <table:table-cell table:style-name="ce5" table:formula="of:=AVERAGE([.$E$2:.E67])" office:value-type="float" office:value="10.5901615151515">
            <text:p>10,590161515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8">
            <text:p>118</text:p>
          </table:table-cell>
          <table:table-cell table:style-name="Default" office:value-type="float" office:value="267">
            <text:p>267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3.86681">
            <text:p>3,86681</text:p>
          </table:table-cell>
          <table:table-cell table:style-name="ce5" table:formula="of:=AVERAGE([.$E$2:.E68])" office:value-type="float" office:value="10.4898129850746">
            <text:p>10,489812985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69">
            <text:p>169</text:p>
          </table:table-cell>
          <table:table-cell table:style-name="Default" office:value-type="float" office:value="283">
            <text:p>283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3.79762">
            <text:p>3,79762</text:p>
          </table:table-cell>
          <table:table-cell table:style-name="ce5" table:formula="of:=AVERAGE([.$E$2:.E69])" office:value-type="float" office:value="10.3913983823529">
            <text:p>10,391398382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69">
            <text:p>169</text:p>
          </table:table-cell>
          <table:table-cell table:style-name="Default" office:value-type="float" office:value="283">
            <text:p>283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54.7767">
            <text:p>54,7767</text:p>
          </table:table-cell>
          <table:table-cell table:style-name="ce5" table:formula="of:=AVERAGE([.$E$2:.E70])" office:value-type="float" office:value="11.0346636231884">
            <text:p>11,034663623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62">
            <text:p>162</text:p>
          </table:table-cell>
          <table:table-cell table:style-name="Default" office:value-type="float" office:value="265">
            <text:p>265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3.97717">
            <text:p>3,97717</text:p>
          </table:table-cell>
          <table:table-cell table:style-name="ce5" table:formula="of:=AVERAGE([.$E$2:.E71])" office:value-type="float" office:value="10.9338422857143">
            <text:p>10,933842285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16">
            <text:p>216</text:p>
          </table:table-cell>
          <table:table-cell table:style-name="Default" office:value-type="float" office:value="215">
            <text:p>215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3.64347">
            <text:p>3,64347</text:p>
          </table:table-cell>
          <table:table-cell table:style-name="ce5" table:formula="of:=AVERAGE([.$E$2:.E72])" office:value-type="float" office:value="10.8311609859155">
            <text:p>10,831160985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48">
            <text:p>148</text:p>
          </table:table-cell>
          <table:table-cell table:style-name="Default" office:value-type="float" office:value="273">
            <text:p>273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3.85028">
            <text:p>3,85028</text:p>
          </table:table-cell>
          <table:table-cell table:style-name="ce5" table:formula="of:=AVERAGE([.$E$2:.E73])" office:value-type="float" office:value="10.7342043055556">
            <text:p>10,734204305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315">
            <text:p>315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3.94683">
            <text:p>3,94683</text:p>
          </table:table-cell>
          <table:table-cell table:style-name="ce5" table:formula="of:=AVERAGE([.$E$2:.E74])" office:value-type="float" office:value="10.6412265753425">
            <text:p>10,641226575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280">
            <text:p>280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4.21044">
            <text:p>4,21044</text:p>
          </table:table-cell>
          <table:table-cell table:style-name="ce5" table:formula="of:=AVERAGE([.$E$2:.E75])" office:value-type="float" office:value="10.5543240540541">
            <text:p>10,554324054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22">
            <text:p>222</text:p>
          </table:table-cell>
          <table:table-cell table:style-name="Default" office:value-type="float" office:value="259">
            <text:p>259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3.46643">
            <text:p>3,46643</text:p>
          </table:table-cell>
          <table:table-cell table:style-name="ce5" table:formula="of:=AVERAGE([.$E$2:.E76])" office:value-type="float" office:value="10.4598188">
            <text:p>10,459818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21">
            <text:p>421</text:p>
          </table:table-cell>
          <table:table-cell table:style-name="Default" office:value-type="float" office:value="273">
            <text:p>273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2.74277">
            <text:p>2,74277</text:p>
          </table:table-cell>
          <table:table-cell table:style-name="ce5" table:formula="of:=AVERAGE([.$E$2:.E77])" office:value-type="float" office:value="10.3582786842105">
            <text:p>10,358278684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91">
            <text:p>391</text:p>
          </table:table-cell>
          <table:table-cell table:style-name="Default" office:value-type="float" office:value="283">
            <text:p>283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3.51233">
            <text:p>3,51233</text:p>
          </table:table-cell>
          <table:table-cell table:style-name="ce5" table:formula="of:=AVERAGE([.$E$2:.E78])" office:value-type="float" office:value="10.2693702597403">
            <text:p>10,269370259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70">
            <text:p>470</text:p>
          </table:table-cell>
          <table:table-cell table:style-name="Default" office:value-type="float" office:value="285">
            <text:p>285</text:p>
          </table:table-cell>
          <table:table-cell table:style-name="Default" office:value-type="float" office:value="70">
            <text:p>70</text:p>
          </table:table-cell>
          <table:table-cell table:style-name="Default" office:value-type="float" office:value="3.47483">
            <text:p>3,47483</text:p>
          </table:table-cell>
          <table:table-cell table:style-name="ce5" table:formula="of:=AVERAGE([.$E$2:.E79])" office:value-type="float" office:value="10.1822607692308">
            <text:p>10,182260769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78">
            <text:p>378</text:p>
          </table:table-cell>
          <table:table-cell table:style-name="Default" office:value-type="float" office:value="318">
            <text:p>318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3.32794">
            <text:p>3,32794</text:p>
          </table:table-cell>
          <table:table-cell table:style-name="ce5" table:formula="of:=AVERAGE([.$E$2:.E80])" office:value-type="float" office:value="10.0954972151899">
            <text:p>10,095497215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71">
            <text:p>471</text:p>
          </table:table-cell>
          <table:table-cell table:style-name="Default" office:value-type="float" office:value="291">
            <text:p>291</text:p>
          </table:table-cell>
          <table:table-cell table:style-name="Default" office:value-type="float" office:value="68">
            <text:p>68</text:p>
          </table:table-cell>
          <table:table-cell table:style-name="Default" office:value-type="float" office:value="3.28151">
            <text:p>3,28151</text:p>
          </table:table-cell>
          <table:table-cell table:style-name="ce5" table:formula="of:=AVERAGE([.$E$2:.E81])" office:value-type="float" office:value="10.010322375">
            <text:p>10,01032237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72">
            <text:p>472</text:p>
          </table:table-cell>
          <table:table-cell table:style-name="Default" office:value-type="float" office:value="294">
            <text:p>294</text:p>
          </table:table-cell>
          <table:table-cell table:style-name="Default" office:value-type="float" office:value="77">
            <text:p>77</text:p>
          </table:table-cell>
          <table:table-cell table:style-name="Default" office:value-type="float" office:value="4.04567">
            <text:p>4,04567</text:p>
          </table:table-cell>
          <table:table-cell table:style-name="ce5" table:formula="of:=AVERAGE([.$E$2:.E82])" office:value-type="float" office:value="9.93668469135802">
            <text:p>9,936684691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15">
            <text:p>415</text:p>
          </table:table-cell>
          <table:table-cell table:style-name="Default" office:value-type="float" office:value="304">
            <text:p>304</text:p>
          </table:table-cell>
          <table:table-cell table:style-name="Default" office:value-type="float" office:value="84">
            <text:p>84</text:p>
          </table:table-cell>
          <table:table-cell table:style-name="Default" office:value-type="float" office:value="4.53856">
            <text:p>4,53856</text:p>
          </table:table-cell>
          <table:table-cell table:style-name="ce5" table:formula="of:=AVERAGE([.$E$2:.E83])" office:value-type="float" office:value="9.87085390243902">
            <text:p>9,870853902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25">
            <text:p>425</text:p>
          </table:table-cell>
          <table:table-cell table:style-name="Default" office:value-type="float" office:value="301">
            <text:p>301</text:p>
          </table:table-cell>
          <table:table-cell table:style-name="Default" office:value-type="float" office:value="86">
            <text:p>86</text:p>
          </table:table-cell>
          <table:table-cell table:style-name="Default" office:value-type="float" office:value="4.37767">
            <text:p>4,37767</text:p>
          </table:table-cell>
          <table:table-cell table:style-name="ce5" table:formula="of:=AVERAGE([.$E$2:.E84])" office:value-type="float" office:value="9.80467096385542">
            <text:p>9,804670963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15">
            <text:p>415</text:p>
          </table:table-cell>
          <table:table-cell table:style-name="Default" office:value-type="float" office:value="291">
            <text:p>291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3.41369">
            <text:p>3,41369</text:p>
          </table:table-cell>
          <table:table-cell table:style-name="ce5" table:formula="of:=AVERAGE([.$E$2:.E85])" office:value-type="float" office:value="9.72858785714285">
            <text:p>9,728587857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70">
            <text:p>370</text:p>
          </table:table-cell>
          <table:table-cell table:style-name="Default" office:value-type="float" office:value="285">
            <text:p>285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3.22994">
            <text:p>3,22994</text:p>
          </table:table-cell>
          <table:table-cell table:style-name="ce5" table:formula="of:=AVERAGE([.$E$2:.E86])" office:value-type="float" office:value="9.65213317647059">
            <text:p>9,652133176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28">
            <text:p>328</text:p>
          </table:table-cell>
          <table:table-cell table:style-name="Default" office:value-type="float" office:value="321">
            <text:p>321</text:p>
          </table:table-cell>
          <table:table-cell table:style-name="Default" office:value-type="float" office:value="89">
            <text:p>89</text:p>
          </table:table-cell>
          <table:table-cell table:style-name="Default" office:value-type="float" office:value="4.37944">
            <text:p>4,37944</text:p>
          </table:table-cell>
          <table:table-cell table:style-name="ce5" table:formula="of:=AVERAGE([.$E$2:.E87])" office:value-type="float" office:value="9.59082279069767">
            <text:p>9,590822790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05">
            <text:p>405</text:p>
          </table:table-cell>
          <table:table-cell table:style-name="Default" office:value-type="float" office:value="298">
            <text:p>298</text:p>
          </table:table-cell>
          <table:table-cell table:style-name="Default" office:value-type="float" office:value="79">
            <text:p>79</text:p>
          </table:table-cell>
          <table:table-cell table:style-name="Default" office:value-type="float" office:value="3.44475">
            <text:p>3,44475</text:p>
          </table:table-cell>
          <table:table-cell table:style-name="ce5" table:formula="of:=AVERAGE([.$E$2:.E88])" office:value-type="float" office:value="9.52017827586207">
            <text:p>9,520178275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79">
            <text:p>379</text:p>
          </table:table-cell>
          <table:table-cell table:style-name="Default" office:value-type="float" office:value="300">
            <text:p>300</text:p>
          </table:table-cell>
          <table:table-cell table:style-name="Default" office:value-type="float" office:value="80">
            <text:p>80</text:p>
          </table:table-cell>
          <table:table-cell table:style-name="Default" office:value-type="float" office:value="4.03245">
            <text:p>4,03245</text:p>
          </table:table-cell>
          <table:table-cell table:style-name="ce5" table:formula="of:=AVERAGE([.$E$2:.E89])" office:value-type="float" office:value="9.45781772727273">
            <text:p>9,457817727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47">
            <text:p>347</text:p>
          </table:table-cell>
          <table:table-cell table:style-name="Default" office:value-type="float" office:value="283">
            <text:p>283</text:p>
          </table:table-cell>
          <table:table-cell table:style-name="Default" office:value-type="float" office:value="84">
            <text:p>84</text:p>
          </table:table-cell>
          <table:table-cell table:style-name="Default" office:value-type="float" office:value="4.50134">
            <text:p>4,50134</text:p>
          </table:table-cell>
          <table:table-cell table:style-name="ce5" table:formula="of:=AVERAGE([.$E$2:.E90])" office:value-type="float" office:value="9.40212696629213">
            <text:p>9,402126966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47">
            <text:p>347</text:p>
          </table:table-cell>
          <table:table-cell table:style-name="Default" office:value-type="float" office:value="283">
            <text:p>283</text:p>
          </table:table-cell>
          <table:table-cell table:style-name="Default" office:value-type="float" office:value="84">
            <text:p>84</text:p>
          </table:table-cell>
          <table:table-cell table:style-name="Default" office:value-type="float" office:value="46.2554">
            <text:p>46,2554</text:p>
          </table:table-cell>
          <table:table-cell table:style-name="ce5" table:formula="of:=AVERAGE([.$E$2:.E91])" office:value-type="float" office:value="9.81160777777778">
            <text:p>9,811607777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51">
            <text:p>351</text:p>
          </table:table-cell>
          <table:table-cell table:style-name="Default" office:value-type="float" office:value="307">
            <text:p>307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3.1947">
            <text:p>3,1947</text:p>
          </table:table-cell>
          <table:table-cell table:style-name="ce5" table:formula="of:=AVERAGE([.$E$2:.E92])" office:value-type="float" office:value="9.73889450549451">
            <text:p>9,738894505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57">
            <text:p>257</text:p>
          </table:table-cell>
          <table:table-cell table:style-name="Default" office:value-type="float" office:value="285">
            <text:p>285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3.26788">
            <text:p>3,26788</text:p>
          </table:table-cell>
          <table:table-cell table:style-name="ce5" table:formula="of:=AVERAGE([.$E$2:.E93])" office:value-type="float" office:value="9.66855739130435">
            <text:p>9,668557391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08">
            <text:p>308</text:p>
          </table:table-cell>
          <table:table-cell table:style-name="Default" office:value-type="float" office:value="273">
            <text:p>273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3.30346">
            <text:p>3,30346</text:p>
          </table:table-cell>
          <table:table-cell table:style-name="ce5" table:formula="of:=AVERAGE([.$E$2:.E94])" office:value-type="float" office:value="9.60011548387097">
            <text:p>9,600115483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66">
            <text:p>466</text:p>
          </table:table-cell>
          <table:table-cell table:style-name="Default" office:value-type="float" office:value="284">
            <text:p>284</text:p>
          </table:table-cell>
          <table:table-cell table:style-name="Default" office:value-type="float" office:value="74">
            <text:p>74</text:p>
          </table:table-cell>
          <table:table-cell table:style-name="Default" office:value-type="float" office:value="3.49412">
            <text:p>3,49412</text:p>
          </table:table-cell>
          <table:table-cell table:style-name="ce5" table:formula="of:=AVERAGE([.$E$2:.E95])" office:value-type="float" office:value="9.53515808510638">
            <text:p>9,535158085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49">
            <text:p>149</text:p>
          </table:table-cell>
          <table:table-cell table:style-name="Default" office:value-type="float" office:value="299">
            <text:p>299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4.47664">
            <text:p>4,47664</text:p>
          </table:table-cell>
          <table:table-cell table:style-name="ce5" table:formula="of:=AVERAGE([.$E$2:.E96])" office:value-type="float" office:value="9.48191052631579">
            <text:p>9,481910526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74">
            <text:p>374</text:p>
          </table:table-cell>
          <table:table-cell table:style-name="Default" office:value-type="float" office:value="289">
            <text:p>289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3.23558">
            <text:p>3,23558</text:p>
          </table:table-cell>
          <table:table-cell table:style-name="ce5" table:formula="of:=AVERAGE([.$E$2:.E97])" office:value-type="float" office:value="9.41684458333333">
            <text:p>9,416844583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87">
            <text:p>387</text:p>
          </table:table-cell>
          <table:table-cell table:style-name="Default" office:value-type="float" office:value="266">
            <text:p>266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3.15978">
            <text:p>3,15978</text:p>
          </table:table-cell>
          <table:table-cell table:style-name="ce5" table:formula="of:=AVERAGE([.$E$2:.E98])" office:value-type="float" office:value="9.3523387628866">
            <text:p>9,352338762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83">
            <text:p>383</text:p>
          </table:table-cell>
          <table:table-cell table:style-name="Default" office:value-type="float" office:value="281">
            <text:p>281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3.15805">
            <text:p>3,15805</text:p>
          </table:table-cell>
          <table:table-cell table:style-name="ce5" table:formula="of:=AVERAGE([.$E$2:.E99])" office:value-type="float" office:value="9.28913173469388">
            <text:p>9,289131734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78">
            <text:p>378</text:p>
          </table:table-cell>
          <table:table-cell table:style-name="Default" office:value-type="float" office:value="270">
            <text:p>270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3.01483">
            <text:p>3,01483</text:p>
          </table:table-cell>
          <table:table-cell table:style-name="ce5" table:formula="of:=AVERAGE([.$E$2:.E100])" office:value-type="float" office:value="9.22575494949495">
            <text:p>9,225754949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68">
            <text:p>368</text:p>
          </table:table-cell>
          <table:table-cell table:style-name="Default" office:value-type="float" office:value="260">
            <text:p>260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2.9231">
            <text:p>2,9231</text:p>
          </table:table-cell>
          <table:table-cell table:style-name="ce5" table:formula="of:=AVERAGE([.$E$2:.E101])" office:value-type="float" office:value="9.1627284">
            <text:p>9,162728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45">
            <text:p>345</text:p>
          </table:table-cell>
          <table:table-cell table:style-name="Default" office:value-type="float" office:value="259">
            <text:p>259</text:p>
          </table:table-cell>
          <table:table-cell table:style-name="Default" office:value-type="float" office:value="55">
            <text:p>55</text:p>
          </table:table-cell>
          <table:table-cell table:style-name="Default" office:value-type="float" office:value="3.0709">
            <text:p>3,0709</text:p>
          </table:table-cell>
          <table:table-cell table:style-name="ce5" table:formula="of:=AVERAGE([.$E$2:.E102])" office:value-type="float" office:value="9.10241326732673">
            <text:p>9,102413267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15">
            <text:p>315</text:p>
          </table:table-cell>
          <table:table-cell table:style-name="Default" office:value-type="float" office:value="265">
            <text:p>265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3.09159">
            <text:p>3,09159</text:p>
          </table:table-cell>
          <table:table-cell table:style-name="ce5" table:formula="of:=AVERAGE([.$E$2:.E103])" office:value-type="float" office:value="9.04348362745098">
            <text:p>9,043483627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02">
            <text:p>302</text:p>
          </table:table-cell>
          <table:table-cell table:style-name="Default" office:value-type="float" office:value="316">
            <text:p>316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3.07647">
            <text:p>3,07647</text:p>
          </table:table-cell>
          <table:table-cell table:style-name="ce5" table:formula="of:=AVERAGE([.$E$2:.E104])" office:value-type="float" office:value="8.98555145631068">
            <text:p>8,985551456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49">
            <text:p>249</text:p>
          </table:table-cell>
          <table:table-cell table:style-name="Default" office:value-type="float" office:value="295">
            <text:p>295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3.37042">
            <text:p>3,37042</text:p>
          </table:table-cell>
          <table:table-cell table:style-name="ce5" table:formula="of:=AVERAGE([.$E$2:.E105])" office:value-type="float" office:value="8.93155980769231">
            <text:p>8,931559807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12">
            <text:p>212</text:p>
          </table:table-cell>
          <table:table-cell table:style-name="Default" office:value-type="float" office:value="318">
            <text:p>318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3.33">
            <text:p>3,33</text:p>
          </table:table-cell>
          <table:table-cell table:style-name="ce5" table:formula="of:=AVERAGE([.$E$2:.E106])" office:value-type="float" office:value="8.87821161904762">
            <text:p>8,87821161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40">
            <text:p>240</text:p>
          </table:table-cell>
          <table:table-cell table:style-name="Default" office:value-type="float" office:value="298">
            <text:p>29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3.27125">
            <text:p>3,27125</text:p>
          </table:table-cell>
          <table:table-cell table:style-name="ce5" table:formula="of:=AVERAGE([.$E$2:.E107])" office:value-type="float" office:value="8.82531575471698">
            <text:p>8,825315754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20">
            <text:p>320</text:p>
          </table:table-cell>
          <table:table-cell table:style-name="Default" office:value-type="float" office:value="284">
            <text:p>284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3.02325">
            <text:p>3,02325</text:p>
          </table:table-cell>
          <table:table-cell table:style-name="ce5" table:formula="of:=AVERAGE([.$E$2:.E108])" office:value-type="float" office:value="8.77109084112149">
            <text:p>8,771090841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28">
            <text:p>328</text:p>
          </table:table-cell>
          <table:table-cell table:style-name="Default" office:value-type="float" office:value="287">
            <text:p>287</text:p>
          </table:table-cell>
          <table:table-cell table:style-name="Default" office:value-type="float" office:value="69">
            <text:p>69</text:p>
          </table:table-cell>
          <table:table-cell table:style-name="Default" office:value-type="float" office:value="3.39845">
            <text:p>3,39845</text:p>
          </table:table-cell>
          <table:table-cell table:style-name="ce5" table:formula="of:=AVERAGE([.$E$2:.E109])" office:value-type="float" office:value="8.72134416666667">
            <text:p>8,721344166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62">
            <text:p>262</text:p>
          </table:table-cell>
          <table:table-cell table:style-name="Default" office:value-type="float" office:value="305">
            <text:p>305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3.18756">
            <text:p>3,18756</text:p>
          </table:table-cell>
          <table:table-cell table:style-name="ce5" table:formula="of:=AVERAGE([.$E$2:.E110])" office:value-type="float" office:value="8.67057550458715">
            <text:p>8,670575504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88">
            <text:p>188</text:p>
          </table:table-cell>
          <table:table-cell table:style-name="Default" office:value-type="float" office:value="296">
            <text:p>296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3.38502">
            <text:p>3,38502</text:p>
          </table:table-cell>
          <table:table-cell table:style-name="ce5" table:formula="of:=AVERAGE([.$E$2:.E111])" office:value-type="float" office:value="8.622525">
            <text:p>8,62252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99">
            <text:p>299</text:p>
          </table:table-cell>
          <table:table-cell table:style-name="Default" office:value-type="float" office:value="301">
            <text:p>301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3.18285">
            <text:p>3,18285</text:p>
          </table:table-cell>
          <table:table-cell table:style-name="ce5" table:formula="of:=AVERAGE([.$E$2:.E112])" office:value-type="float" office:value="8.57351891891892">
            <text:p>8,573518918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18">
            <text:p>318</text:p>
          </table:table-cell>
          <table:table-cell table:style-name="Default" office:value-type="float" office:value="265">
            <text:p>265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3.2031">
            <text:p>3,2031</text:p>
          </table:table-cell>
          <table:table-cell table:style-name="ce5" table:formula="of:=AVERAGE([.$E$2:.E113])" office:value-type="float" office:value="8.52556875">
            <text:p>8,5255687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02">
            <text:p>302</text:p>
          </table:table-cell>
          <table:table-cell table:style-name="Default" office:value-type="float" office:value="278">
            <text:p>278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3.2864">
            <text:p>3,2864</text:p>
          </table:table-cell>
          <table:table-cell table:style-name="ce5" table:formula="of:=AVERAGE([.$E$2:.E114])" office:value-type="float" office:value="8.47920442477876">
            <text:p>8,479204424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26">
            <text:p>226</text:p>
          </table:table-cell>
          <table:table-cell table:style-name="Default" office:value-type="float" office:value="268">
            <text:p>268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4.07924">
            <text:p>4,07924</text:p>
          </table:table-cell>
          <table:table-cell table:style-name="ce5" table:formula="of:=AVERAGE([.$E$2:.E115])" office:value-type="float" office:value="8.44060824561403">
            <text:p>8,440608245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15">
            <text:p>315</text:p>
          </table:table-cell>
          <table:table-cell table:style-name="Default" office:value-type="float" office:value="262">
            <text:p>262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3.40646">
            <text:p>3,40646</text:p>
          </table:table-cell>
          <table:table-cell table:style-name="ce5" table:formula="of:=AVERAGE([.$E$2:.E116])" office:value-type="float" office:value="8.39683304347826">
            <text:p>8,396833043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15">
            <text:p>315</text:p>
          </table:table-cell>
          <table:table-cell table:style-name="Default" office:value-type="float" office:value="262">
            <text:p>262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38.8153">
            <text:p>38,8153</text:p>
          </table:table-cell>
          <table:table-cell table:style-name="ce5" table:formula="of:=AVERAGE([.$E$2:.E117])" office:value-type="float" office:value="8.65906120689655">
            <text:p>8,659061206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3">
            <text:p>83</text:p>
          </table:table-cell>
          <table:table-cell table:style-name="Default" office:value-type="float" office:value="276">
            <text:p>276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5.30743">
            <text:p>5,30743</text:p>
          </table:table-cell>
          <table:table-cell table:style-name="ce5" table:formula="of:=AVERAGE([.$E$2:.E118])" office:value-type="float" office:value="8.63041478632478">
            <text:p>8,630414786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3">
            <text:p>83</text:p>
          </table:table-cell>
          <table:table-cell table:style-name="Default" office:value-type="float" office:value="276">
            <text:p>276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43.0697">
            <text:p>43,0697</text:p>
          </table:table-cell>
          <table:table-cell table:style-name="ce5" table:formula="of:=AVERAGE([.$E$2:.E119])" office:value-type="float" office:value="8.92227313559322">
            <text:p>8,922273135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37">
            <text:p>237</text:p>
          </table:table-cell>
          <table:table-cell table:style-name="Default" office:value-type="float" office:value="256">
            <text:p>256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3.44484">
            <text:p>3,44484</text:p>
          </table:table-cell>
          <table:table-cell table:style-name="ce5" table:formula="of:=AVERAGE([.$E$2:.E120])" office:value-type="float" office:value="8.87624428571428">
            <text:p>8,876244285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8">
            <text:p>178</text:p>
          </table:table-cell>
          <table:table-cell table:style-name="Default" office:value-type="float" office:value="267">
            <text:p>267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3.47919">
            <text:p>3,47919</text:p>
          </table:table-cell>
          <table:table-cell table:style-name="ce5" table:formula="of:=AVERAGE([.$E$2:.E121])" office:value-type="float" office:value="8.83126883333333">
            <text:p>8,831268833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01">
            <text:p>201</text:p>
          </table:table-cell>
          <table:table-cell table:style-name="Default" office:value-type="float" office:value="293">
            <text:p>293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3.5181">
            <text:p>3,5181</text:p>
          </table:table-cell>
          <table:table-cell table:style-name="ce5" table:formula="of:=AVERAGE([.$E$2:.E122])" office:value-type="float" office:value="8.78735834710744">
            <text:p>8,787358347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05">
            <text:p>205</text:p>
          </table:table-cell>
          <table:table-cell table:style-name="Default" office:value-type="float" office:value="247">
            <text:p>247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3.36932">
            <text:p>3,36932</text:p>
          </table:table-cell>
          <table:table-cell table:style-name="ce5" table:formula="of:=AVERAGE([.$E$2:.E123])" office:value-type="float" office:value="8.74294819672131">
            <text:p>8,742948196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13">
            <text:p>213</text:p>
          </table:table-cell>
          <table:table-cell table:style-name="Default" office:value-type="float" office:value="264">
            <text:p>264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3.55798">
            <text:p>3,55798</text:p>
          </table:table-cell>
          <table:table-cell table:style-name="ce5" table:formula="of:=AVERAGE([.$E$2:.E124])" office:value-type="float" office:value="8.70079398373984">
            <text:p>8,700793983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99">
            <text:p>199</text:p>
          </table:table-cell>
          <table:table-cell table:style-name="Default" office:value-type="float" office:value="285">
            <text:p>285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3.33734">
            <text:p>3,33734</text:p>
          </table:table-cell>
          <table:table-cell table:style-name="ce5" table:formula="of:=AVERAGE([.$E$2:.E125])" office:value-type="float" office:value="8.65754032258064">
            <text:p>8,657540322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68">
            <text:p>168</text:p>
          </table:table-cell>
          <table:table-cell table:style-name="Default" office:value-type="float" office:value="261">
            <text:p>261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3.56961">
            <text:p>3,56961</text:p>
          </table:table-cell>
          <table:table-cell table:style-name="ce5" table:formula="of:=AVERAGE([.$E$2:.E126])" office:value-type="float" office:value="8.61683688">
            <text:p>8,6168368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73">
            <text:p>273</text:p>
          </table:table-cell>
          <table:table-cell table:style-name="Default" office:value-type="float" office:value="283">
            <text:p>283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.52923">
            <text:p>3,52923</text:p>
          </table:table-cell>
          <table:table-cell table:style-name="ce5" table:formula="of:=AVERAGE([.$E$2:.E127])" office:value-type="float" office:value="8.57645904761905">
            <text:p>8,576459047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6">
            <text:p>176</text:p>
          </table:table-cell>
          <table:table-cell table:style-name="Default" office:value-type="float" office:value="271">
            <text:p>271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3.85713">
            <text:p>3,85713</text:p>
          </table:table-cell>
          <table:table-cell table:style-name="ce5" table:formula="of:=AVERAGE([.$E$2:.E128])" office:value-type="float" office:value="8.53929897637795">
            <text:p>8,539298976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89">
            <text:p>289</text:p>
          </table:table-cell>
          <table:table-cell table:style-name="Default" office:value-type="float" office:value="249">
            <text:p>249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3.25938">
            <text:p>3,25938</text:p>
          </table:table-cell>
          <table:table-cell table:style-name="ce5" table:formula="of:=AVERAGE([.$E$2:.E129])" office:value-type="float" office:value="8.498049609375">
            <text:p>8,498049609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08">
            <text:p>308</text:p>
          </table:table-cell>
          <table:table-cell table:style-name="Default" office:value-type="float" office:value="257">
            <text:p>257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3.27784">
            <text:p>3,27784</text:p>
          </table:table-cell>
          <table:table-cell table:style-name="ce5" table:formula="of:=AVERAGE([.$E$2:.E130])" office:value-type="float" office:value="8.45758286821705">
            <text:p>8,457582868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68">
            <text:p>268</text:p>
          </table:table-cell>
          <table:table-cell table:style-name="Default" office:value-type="float" office:value="257">
            <text:p>257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3.31025">
            <text:p>3,31025</text:p>
          </table:table-cell>
          <table:table-cell table:style-name="ce5" table:formula="of:=AVERAGE([.$E$2:.E131])" office:value-type="float" office:value="8.417988">
            <text:p>8,41798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42">
            <text:p>442</text:p>
          </table:table-cell>
          <table:table-cell table:style-name="Default" office:value-type="float" office:value="296">
            <text:p>296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3.03306">
            <text:p>3,03306</text:p>
          </table:table-cell>
          <table:table-cell table:style-name="ce5" table:formula="of:=AVERAGE([.$E$2:.E132])" office:value-type="float" office:value="8.37688167938931">
            <text:p>8,376881679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15">
            <text:p>415</text:p>
          </table:table-cell>
          <table:table-cell table:style-name="Default" office:value-type="float" office:value="316">
            <text:p>316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3.0123">
            <text:p>3,0123</text:p>
          </table:table-cell>
          <table:table-cell table:style-name="ce5" table:formula="of:=AVERAGE([.$E$2:.E133])" office:value-type="float" office:value="8.33624090909091">
            <text:p>8,336240909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61">
            <text:p>461</text:p>
          </table:table-cell>
          <table:table-cell table:style-name="Default" office:value-type="float" office:value="303">
            <text:p>303</text:p>
          </table:table-cell>
          <table:table-cell table:style-name="Default" office:value-type="float" office:value="78">
            <text:p>78</text:p>
          </table:table-cell>
          <table:table-cell table:style-name="Default" office:value-type="float" office:value="3.57101">
            <text:p>3,57101</text:p>
          </table:table-cell>
          <table:table-cell table:style-name="ce5" table:formula="of:=AVERAGE([.$E$2:.E134])" office:value-type="float" office:value="8.30041210526316">
            <text:p>8,300412105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83">
            <text:p>483</text:p>
          </table:table-cell>
          <table:table-cell table:style-name="Default" office:value-type="float" office:value="279">
            <text:p>279</text:p>
          </table:table-cell>
          <table:table-cell table:style-name="Default" office:value-type="float" office:value="84">
            <text:p>84</text:p>
          </table:table-cell>
          <table:table-cell table:style-name="Default" office:value-type="float" office:value="4.11712">
            <text:p>4,11712</text:p>
          </table:table-cell>
          <table:table-cell table:style-name="ce5" table:formula="of:=AVERAGE([.$E$2:.E135])" office:value-type="float" office:value="8.26919350746269">
            <text:p>8,269193507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51">
            <text:p>451</text:p>
          </table:table-cell>
          <table:table-cell table:style-name="Default" office:value-type="float" office:value="321">
            <text:p>321</text:p>
          </table:table-cell>
          <table:table-cell table:style-name="Default" office:value-type="float" office:value="89">
            <text:p>89</text:p>
          </table:table-cell>
          <table:table-cell table:style-name="Default" office:value-type="float" office:value="3.82111">
            <text:p>3,82111</text:p>
          </table:table-cell>
          <table:table-cell table:style-name="ce5" table:formula="of:=AVERAGE([.$E$2:.E136])" office:value-type="float" office:value="8.23624474074074">
            <text:p>8,236244740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48">
            <text:p>448</text:p>
          </table:table-cell>
          <table:table-cell table:style-name="Default" office:value-type="float" office:value="311">
            <text:p>311</text:p>
          </table:table-cell>
          <table:table-cell table:style-name="Default" office:value-type="float" office:value="97">
            <text:p>97</text:p>
          </table:table-cell>
          <table:table-cell table:style-name="Default" office:value-type="float" office:value="4.59704">
            <text:p>4,59704</text:p>
          </table:table-cell>
          <table:table-cell table:style-name="ce5" table:formula="of:=AVERAGE([.$E$2:.E137])" office:value-type="float" office:value="8.20948588235294">
            <text:p>8,209485882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13">
            <text:p>413</text:p>
          </table:table-cell>
          <table:table-cell table:style-name="Default" office:value-type="float" office:value="323">
            <text:p>323</text:p>
          </table:table-cell>
          <table:table-cell table:style-name="Default" office:value-type="float" office:value="104">
            <text:p>104</text:p>
          </table:table-cell>
          <table:table-cell table:style-name="Default" office:value-type="float" office:value="4.79878">
            <text:p>4,79878</text:p>
          </table:table-cell>
          <table:table-cell table:style-name="ce5" table:formula="of:=AVERAGE([.$E$2:.E138])" office:value-type="float" office:value="8.18459021897811">
            <text:p>8,18459021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33">
            <text:p>433</text:p>
          </table:table-cell>
          <table:table-cell table:style-name="Default" office:value-type="float" office:value="305">
            <text:p>305</text:p>
          </table:table-cell>
          <table:table-cell table:style-name="Default" office:value-type="float" office:value="97">
            <text:p>97</text:p>
          </table:table-cell>
          <table:table-cell table:style-name="Default" office:value-type="float" office:value="4.70232">
            <text:p>4,70232</text:p>
          </table:table-cell>
          <table:table-cell table:style-name="ce5" table:formula="of:=AVERAGE([.$E$2:.E139])" office:value-type="float" office:value="8.1593563768116">
            <text:p>8,159356376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88">
            <text:p>388</text:p>
          </table:table-cell>
          <table:table-cell table:style-name="Default" office:value-type="float" office:value="277">
            <text:p>277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3.05265">
            <text:p>3,05265</text:p>
          </table:table-cell>
          <table:table-cell table:style-name="ce5" table:formula="of:=AVERAGE([.$E$2:.E140])" office:value-type="float" office:value="8.12261748201439">
            <text:p>8,12261748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80">
            <text:p>380</text:p>
          </table:table-cell>
          <table:table-cell table:style-name="Default" office:value-type="float" office:value="258">
            <text:p>258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3.22025">
            <text:p>3,22025</text:p>
          </table:table-cell>
          <table:table-cell table:style-name="ce5" table:formula="of:=AVERAGE([.$E$2:.E141])" office:value-type="float" office:value="8.08760057142858">
            <text:p>8,087600571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39">
            <text:p>339</text:p>
          </table:table-cell>
          <table:table-cell table:style-name="Default" office:value-type="float" office:value="316">
            <text:p>316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3.34341">
            <text:p>3,34341</text:p>
          </table:table-cell>
          <table:table-cell table:style-name="ce5" table:formula="of:=AVERAGE([.$E$2:.E142])" office:value-type="float" office:value="8.05395382978724">
            <text:p>8,053953829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31">
            <text:p>231</text:p>
          </table:table-cell>
          <table:table-cell table:style-name="Default" office:value-type="float" office:value="258">
            <text:p>258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3.47739">
            <text:p>3,47739</text:p>
          </table:table-cell>
          <table:table-cell table:style-name="ce5" table:formula="of:=AVERAGE([.$E$2:.E143])" office:value-type="float" office:value="8.02172450704226">
            <text:p>8,02172450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16">
            <text:p>216</text:p>
          </table:table-cell>
          <table:table-cell table:style-name="Default" office:value-type="float" office:value="286">
            <text:p>286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3.59707">
            <text:p>3,59707</text:p>
          </table:table-cell>
          <table:table-cell table:style-name="ce5" table:formula="of:=AVERAGE([.$E$2:.E144])" office:value-type="float" office:value="7.99078286713287">
            <text:p>7,990782867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93">
            <text:p>193</text:p>
          </table:table-cell>
          <table:table-cell table:style-name="Default" office:value-type="float" office:value="297">
            <text:p>29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3.71517">
            <text:p>3,71517</text:p>
          </table:table-cell>
          <table:table-cell table:style-name="ce5" table:formula="of:=AVERAGE([.$E$2:.E145])" office:value-type="float" office:value="7.96109111111112">
            <text:p>7,961091111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5">
            <text:p>175</text:p>
          </table:table-cell>
          <table:table-cell table:style-name="Default" office:value-type="float" office:value="261">
            <text:p>261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3.94207">
            <text:p>3,94207</text:p>
          </table:table-cell>
          <table:table-cell table:style-name="ce5" table:formula="of:=AVERAGE([.$E$2:.E146])" office:value-type="float" office:value="7.93337372413794">
            <text:p>7,933373724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7">
            <text:p>127</text:p>
          </table:table-cell>
          <table:table-cell table:style-name="Default" office:value-type="float" office:value="247">
            <text:p>24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4.36079">
            <text:p>4,36079</text:p>
          </table:table-cell>
          <table:table-cell table:style-name="ce5" table:formula="of:=AVERAGE([.$E$2:.E147])" office:value-type="float" office:value="7.90890397260274">
            <text:p>7,908903972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3">
            <text:p>93</text:p>
          </table:table-cell>
          <table:table-cell table:style-name="Default" office:value-type="float" office:value="277">
            <text:p>277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4.37618">
            <text:p>4,37618</text:p>
          </table:table-cell>
          <table:table-cell table:style-name="ce5" table:formula="of:=AVERAGE([.$E$2:.E148])" office:value-type="float" office:value="7.8848718367347">
            <text:p>7,884871836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3">
            <text:p>93</text:p>
          </table:table-cell>
          <table:table-cell table:style-name="Default" office:value-type="float" office:value="277">
            <text:p>277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45.9499">
            <text:p>45,9499</text:p>
          </table:table-cell>
          <table:table-cell table:style-name="ce5" table:formula="of:=AVERAGE([.$E$2:.E149])" office:value-type="float" office:value="8.14206797297298">
            <text:p>8,14206797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50">
            <text:p>150</text:p>
          </table:table-cell>
          <table:table-cell table:style-name="Default" office:value-type="float" office:value="273">
            <text:p>273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4.15088">
            <text:p>4,15088</text:p>
          </table:table-cell>
          <table:table-cell table:style-name="ce5" table:formula="of:=AVERAGE([.$E$2:.E150])" office:value-type="float" office:value="8.11528147651007">
            <text:p>8,115281476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5">
            <text:p>85</text:p>
          </table:table-cell>
          <table:table-cell table:style-name="Default" office:value-type="float" office:value="316">
            <text:p>316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4.18872">
            <text:p>4,18872</text:p>
          </table:table-cell>
          <table:table-cell table:style-name="ce5" table:formula="of:=AVERAGE([.$E$2:.E151])" office:value-type="float" office:value="8.0891044">
            <text:p>8,089104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34">
            <text:p>234</text:p>
          </table:table-cell>
          <table:table-cell table:style-name="Default" office:value-type="float" office:value="296">
            <text:p>296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3.54134">
            <text:p>3,54134</text:p>
          </table:table-cell>
          <table:table-cell table:style-name="ce5" table:formula="of:=AVERAGE([.$E$2:.E152])" office:value-type="float" office:value="8.05898675496689">
            <text:p>8,05898675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37">
            <text:p>237</text:p>
          </table:table-cell>
          <table:table-cell table:style-name="Default" office:value-type="float" office:value="302">
            <text:p>302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3.64857">
            <text:p>3,64857</text:p>
          </table:table-cell>
          <table:table-cell table:style-name="ce5" table:formula="of:=AVERAGE([.$E$2:.E153])" office:value-type="float" office:value="8.02997085526316">
            <text:p>8,029970855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37">
            <text:p>237</text:p>
          </table:table-cell>
          <table:table-cell table:style-name="Default" office:value-type="float" office:value="302">
            <text:p>302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37.8284">
            <text:p>37,8284</text:p>
          </table:table-cell>
          <table:table-cell table:style-name="ce5" table:formula="of:=AVERAGE([.$E$2:.E154])" office:value-type="float" office:value="8.22473183006536">
            <text:p>8,224731830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25">
            <text:p>325</text:p>
          </table:table-cell>
          <table:table-cell table:style-name="Default" office:value-type="float" office:value="276">
            <text:p>276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3.40834">
            <text:p>3,40834</text:p>
          </table:table-cell>
          <table:table-cell table:style-name="ce5" table:formula="of:=AVERAGE([.$E$2:.E155])" office:value-type="float" office:value="8.19345655844156">
            <text:p>8,193456558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01">
            <text:p>301</text:p>
          </table:table-cell>
          <table:table-cell table:style-name="Default" office:value-type="float" office:value="267">
            <text:p>267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3.4033">
            <text:p>3,4033</text:p>
          </table:table-cell>
          <table:table-cell table:style-name="ce5" table:formula="of:=AVERAGE([.$E$2:.E156])" office:value-type="float" office:value="8.16255232258065">
            <text:p>8,1625523226</text:p>
          </table:table-cell>
          <table:table-cell table:number-columns-repeated="3"/>
        </table:table-row>
        <table:table-row table:style-name="ro2" table:number-rows-repeated="64">
          <table:table-cell table:style-name="Default" table:number-columns-repeated="5"/>
          <table:table-cell table:style-name="ce5"/>
          <table:table-cell table:number-columns-repeated="3"/>
        </table:table-row>
        <table:table-row table:style-name="ro2" table:number-rows-repeated="2">
          <table:table-cell table:style-name="ce5" table:number-columns-repeated="6"/>
          <table:table-cell table:number-columns-repeated="3"/>
        </table:table-row>
        <table:table-row table:style-name="ro2" table:number-rows-repeated="220">
          <table:table-cell table:number-columns-repeated="5"/>
          <table:table-cell table:style-name="ce3"/>
          <table:table-cell table:number-columns-repeated="3"/>
        </table:table-row>
        <table:table-row table:style-name="ro2" table:number-rows-repeated="283">
          <table:table-cell table:style-name="ce3" table:number-columns-repeated="6"/>
          <table:table-cell table:number-columns-repeated="3"/>
        </table:table-row>
        <table:table-row table:style-name="ro2" table:number-rows-repeated="116">
          <table:table-cell table:number-columns-repeated="4"/>
          <table:table-cell table:style-name="ce3" table:number-columns-repeated="2"/>
          <table:table-cell table:number-columns-repeated="3"/>
        </table:table-row>
        <table:table-row table:style-name="ro2" table:number-rows-repeated="1047734">
          <table:table-cell table:number-columns-repeated="9"/>
        </table:table-row>
        <table:table-row table:style-name="ro2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nombre1" style:display-name="Sin nombre1" style:family="table-cell" style:parent-style-name="Default">
      <style:table-cell-properties fo:background-color="#ffff99"/>
    </style:style>
    <style:style style:name="Sin_20_nombre2" style:display-name="Sin nombre2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3">23/11/2012</text:date>, <text:time>20:56:4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11-23T20:56:41</dc:date>
    <dc:creator>christian </dc:creator>
    <meta:generator>LibreOffice/3.3$Unix LibreOffice_project/330m19$Build-401</meta:generator>
    <meta:editing-duration>PT1H22M3S</meta:editing-duration>
    <meta:editing-cycles>19</meta:editing-cycles>
    <meta:document-statistic meta:table-count="6" meta:cell-count="6966" meta:object-count="0"/>
  </office:meta>
</office:document-meta>
</file>